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Calibri" svg:font-family="Calibri"/>
    <style:font-face style:name="Calibri Light" svg:font-family="'Calibri Light'"/>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automatic-styles>
    <style:style style:name="co1" style:family="table-column">
      <style:table-column-properties fo:break-before="auto" style:column-width="6.816cm"/>
    </style:style>
    <style:style style:name="co2" style:family="table-column">
      <style:table-column-properties fo:break-before="auto" style:column-width="1.743cm"/>
    </style:style>
    <style:style style:name="co3" style:family="table-column">
      <style:table-column-properties fo:break-before="auto" style:column-width="7.407cm"/>
    </style:style>
    <style:style style:name="co4" style:family="table-column">
      <style:table-column-properties fo:break-before="auto" style:column-width="9.342cm"/>
    </style:style>
    <style:style style:name="co5" style:family="table-column">
      <style:table-column-properties fo:break-before="auto" style:column-width="4.734cm"/>
    </style:style>
    <style:style style:name="co6" style:family="table-column">
      <style:table-column-properties fo:break-before="auto" style:column-width="2.258cm"/>
    </style:style>
    <style:style style:name="co7" style:family="table-column">
      <style:table-column-properties fo:break-before="auto" style:column-width="9.876cm"/>
    </style:style>
    <style:style style:name="co8" style:family="table-column">
      <style:table-column-properties fo:break-before="auto" style:column-width="8.578cm"/>
    </style:style>
    <style:style style:name="co9" style:family="table-column">
      <style:table-column-properties fo:break-before="auto" style:column-width="12.194cm"/>
    </style:style>
    <style:style style:name="co10" style:family="table-column">
      <style:table-column-properties fo:break-before="auto" style:column-width="11.964cm"/>
    </style:style>
    <style:style style:name="co11" style:family="table-column">
      <style:table-column-properties fo:break-before="auto" style:column-width="21.775cm"/>
    </style:style>
    <style:style style:name="ro1" style:family="table-row">
      <style:table-row-properties style:row-height="0.89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5.999cm" fo:break-before="auto" style:use-optimal-row-height="false"/>
    </style:style>
    <style:style style:name="ro6" style:family="table-row">
      <style:table-row-properties style:row-height="1.487cm" fo:break-before="auto" style:use-optimal-row-height="false"/>
    </style:style>
    <style:style style:name="ro7" style:family="table-row">
      <style:table-row-properties style:row-height="1.842cm" fo:break-before="auto" style:use-optimal-row-height="false"/>
    </style:style>
    <style:style style:name="ro8" style:family="table-row">
      <style:table-row-properties style:row-height="2.632cm" fo:break-before="auto" style:use-optimal-row-height="false"/>
    </style:style>
    <style:style style:name="ro9" style:family="table-row">
      <style:table-row-properties style:row-height="2.237cm" fo:break-before="auto" style:use-optimal-row-height="false"/>
    </style:style>
    <style:style style:name="ro10" style:family="table-row">
      <style:table-row-properties style:row-height="3.027cm" fo:break-before="auto" style:use-optimal-row-height="false"/>
    </style:style>
    <style:style style:name="ro11" style:family="table-row">
      <style:table-row-properties style:row-height="3.817cm" fo:break-before="auto" style:use-optimal-row-height="false"/>
    </style:style>
    <style:style style:name="ro12" style:family="table-row">
      <style:table-row-properties style:row-height="6.581cm" fo:break-before="auto" style:use-optimal-row-height="false"/>
    </style:style>
    <style:style style:name="ro13" style:family="table-row">
      <style:table-row-properties style:row-height="5.396cm" fo:break-before="auto" style:use-optimal-row-height="false"/>
    </style:style>
    <style:style style:name="ro14" style:family="table-row">
      <style:table-row-properties style:row-height="4.606cm" fo:break-before="auto" style:use-optimal-row-height="false"/>
    </style:style>
    <style:style style:name="ro15" style:family="table-row">
      <style:table-row-properties style:row-height="3.422cm" fo:break-before="auto" style:use-optimal-row-height="false"/>
    </style:style>
    <style:style style:name="ro16" style:family="table-row">
      <style:table-row-properties style:row-height="5.791cm" fo:break-before="auto" style:use-optimal-row-height="false"/>
    </style:style>
    <style:style style:name="ro17" style:family="table-row">
      <style:table-row-properties style:row-height="7.37cm" fo:break-before="auto" style:use-optimal-row-height="false"/>
    </style:style>
    <style:style style:name="ro18" style:family="table-row">
      <style:table-row-properties style:row-height="4.21cm" fo:break-before="auto" style:use-optimal-row-height="false"/>
    </style:style>
    <style:style style:name="ro19" style:family="table-row">
      <style:table-row-properties style:row-height="6.186cm" fo:break-before="auto" style:use-optimal-row-height="false"/>
    </style:style>
    <style:style style:name="ro20" style:family="table-row">
      <style:table-row-properties style:row-height="5.001cm" fo:break-before="auto" style:use-optimal-row-height="false"/>
    </style:style>
    <style:style style:name="ro21" style:family="table-row">
      <style:table-row-properties style:row-height="0.452cm" fo:break-before="auto" style:use-optimal-row-height="false"/>
    </style:style>
    <style:style style:name="ro22" style:family="table-row">
      <style:table-row-properties style:row-height="5.265cm" fo:break-before="auto" style:use-optimal-row-height="true"/>
    </style:style>
    <style:style style:name="ro23" style:family="table-row">
      <style:table-row-properties style:row-height="7.003cm" fo:break-before="auto" style:use-optimal-row-height="true"/>
    </style:style>
    <style:style style:name="ro24" style:family="table-row">
      <style:table-row-properties style:row-height="4.685cm" fo:break-before="auto" style:use-optimal-row-height="true"/>
    </style:style>
    <style:style style:name="ro25" style:family="table-row">
      <style:table-row-properties style:row-height="4.106cm" fo:break-before="auto" style:use-optimal-row-height="true"/>
    </style:style>
    <style:style style:name="ro26" style:family="table-row">
      <style:table-row-properties style:row-height="8.16cm" fo:break-before="auto" style:use-optimal-row-height="true"/>
    </style:style>
    <style:style style:name="ro27" style:family="table-row">
      <style:table-row-properties style:row-height="9.897cm" fo:break-before="auto" style:use-optimal-row-height="true"/>
    </style:style>
    <style:style style:name="ro28" style:family="table-row">
      <style:table-row-properties style:row-height="7.581cm" fo:break-before="auto" style:use-optimal-row-height="true"/>
    </style:style>
    <style:style style:name="ro29" style:family="table-row">
      <style:table-row-properties style:row-height="10.478cm" fo:break-before="auto" style:use-optimal-row-height="true"/>
    </style:style>
    <style:style style:name="ro30" style:family="table-row">
      <style:table-row-properties style:row-height="6.422cm" fo:break-before="auto" style:use-optimal-row-height="true"/>
    </style:style>
    <style:style style:name="ro31" style:family="table-row">
      <style:table-row-properties style:row-height="5.844cm" fo:break-before="auto" style:use-optimal-row-height="true"/>
    </style:style>
    <style:style style:name="ro32" style:family="table-row">
      <style:table-row-properties style:row-height="8.74cm" fo:break-before="auto" style:use-optimal-row-height="true"/>
    </style:style>
    <style:style style:name="ro33" style:family="table-row">
      <style:table-row-properties style:row-height="9.319cm" fo:break-before="auto" style:use-optimal-row-height="true"/>
    </style:style>
    <style:style style:name="ro34" style:family="table-row">
      <style:table-row-properties style:row-height="3.526cm" fo:break-before="auto" style:use-optimal-row-height="true"/>
    </style:style>
    <style:style style:name="ro35" style:family="table-row">
      <style:table-row-properties style:row-height="2.817cm" fo:break-before="auto" style:use-optimal-row-height="true"/>
    </style:style>
    <style:style style:name="ro36" style:family="table-row">
      <style:table-row-properties style:row-height="5.581cm" fo:break-before="auto" style:use-optimal-row-height="true"/>
    </style:style>
    <style:style style:name="ro37" style:family="table-row">
      <style:table-row-properties style:row-height="4.396cm" fo:break-before="auto" style:use-optimal-row-height="true"/>
    </style:style>
    <style:style style:name="ro38" style:family="table-row">
      <style:table-row-properties style:row-height="4.001cm" fo:break-before="auto" style:use-optimal-row-height="true"/>
    </style:style>
    <style:style style:name="ro39" style:family="table-row">
      <style:table-row-properties style:row-height="2.422cm" fo:break-before="auto" style:use-optimal-row-height="true"/>
    </style:style>
    <style:style style:name="ro40" style:family="table-row">
      <style:table-row-properties style:row-height="4.791cm" fo:break-before="auto" style:use-optimal-row-height="true"/>
    </style:style>
    <style:style style:name="ro41" style:family="table-row">
      <style:table-row-properties style:row-height="1.632cm" fo:break-before="auto" style:use-optimal-row-height="true"/>
    </style:style>
    <style:style style:name="ro42" style:family="table-row">
      <style:table-row-properties style:row-height="6.369cm" fo:break-before="auto" style:use-optimal-row-height="true"/>
    </style:style>
    <style:style style:name="ro43" style:family="table-row">
      <style:table-row-properties style:row-height="3.21cm" fo:break-before="auto" style:use-optimal-row-height="true"/>
    </style:style>
    <style:style style:name="ro44" style:family="table-row">
      <style:table-row-properties style:row-height="5.186cm" fo:break-before="auto" style:use-optimal-row-height="true"/>
    </style:style>
    <style:style style:name="ro45" style:family="table-row">
      <style:table-row-properties style:row-height="3.605cm" fo:break-before="auto" style:use-optimal-row-height="true"/>
    </style:style>
    <style:style style:name="ro46" style:family="table-row">
      <style:table-row-properties style:row-height="1.236cm" fo:break-before="auto" style:use-optimal-row-height="true"/>
    </style:style>
    <style:style style:name="ro47" style:family="table-row">
      <style:table-row-properties style:row-height="2.027cm" fo:break-before="auto" style:use-optimal-row-height="true"/>
    </style:style>
    <style:style style:name="ro48" style:family="table-row">
      <style:table-row-properties style:row-height="0.841cm" fo:break-before="auto" style:use-optimal-row-height="true"/>
    </style:style>
    <style:style style:name="ro49" style:family="table-row">
      <style:table-row-properties style:row-height="0.452cm" fo:break-before="auto" style:use-optimal-row-height="true"/>
    </style:style>
    <style:style style:name="ro50" style:family="table-row">
      <style:table-row-properties style:row-height="5.211cm" fo:break-before="auto" style:use-optimal-row-height="false"/>
    </style:style>
    <style:style style:name="ro51" style:family="table-row">
      <style:table-row-properties style:row-height="7.976cm" fo:break-before="auto" style:use-optimal-row-height="false"/>
    </style:style>
    <style:style style:name="ro52" style:family="table-row">
      <style:table-row-properties style:row-height="7.186cm" fo:break-before="auto" style:use-optimal-row-height="false"/>
    </style:style>
    <style:style style:name="ro53" style:family="table-row">
      <style:table-row-properties style:row-height="6.001cm" fo:break-before="auto" style:use-optimal-row-height="false"/>
    </style:style>
    <style:style style:name="ro54" style:family="table-row">
      <style:table-row-properties style:row-height="4.422cm" fo:break-before="auto" style:use-optimal-row-height="false"/>
    </style:style>
    <style:style style:name="ro55" style:family="table-row">
      <style:table-row-properties style:row-height="6.791cm" fo:break-before="auto" style:use-optimal-row-height="false"/>
    </style:style>
    <style:style style:name="ro56" style:family="table-row">
      <style:table-row-properties style:row-height="3.632cm" fo:break-before="auto" style:use-optimal-row-height="false"/>
    </style:style>
    <style:style style:name="ro57" style:family="table-row">
      <style:table-row-properties style:row-height="9.16cm" fo:break-before="auto" style:use-optimal-row-height="false"/>
    </style:style>
    <style:style style:name="ro58" style:family="table-row">
      <style:table-row-properties style:row-height="4.817cm" fo:break-before="auto" style:use-optimal-row-height="false"/>
    </style:style>
    <style:style style:name="ro59" style:family="table-row">
      <style:table-row-properties style:row-height="7.581cm" fo:break-before="auto" style:use-optimal-row-height="false"/>
    </style:style>
    <style:style style:name="ro60" style:family="table-row">
      <style:table-row-properties style:row-height="5.606cm" fo:break-before="auto" style:use-optimal-row-height="false"/>
    </style:style>
    <style:style style:name="ro61" style:family="table-row">
      <style:table-row-properties style:row-height="6.396cm" fo:break-before="auto" style:use-optimal-row-height="false"/>
    </style:style>
    <style:style style:name="ro62" style:family="table-row">
      <style:table-row-properties style:row-height="4.027cm" fo:break-before="auto" style:use-optimal-row-height="false"/>
    </style:style>
    <style:style style:name="ro63" style:family="table-row">
      <style:table-row-properties style:row-height="3.237cm" fo:break-before="auto" style:use-optimal-row-height="false"/>
    </style:style>
    <style:style style:name="ro64" style:family="table-row">
      <style:table-row-properties style:row-height="2.842cm" fo:break-before="auto" style:use-optimal-row-height="false"/>
    </style:style>
    <style:style style:name="ro65" style:family="table-row">
      <style:table-row-properties style:row-height="6.738cm" fo:break-before="auto" style:use-optimal-row-height="false"/>
    </style:style>
    <style:style style:name="ro66" style:family="table-row">
      <style:table-row-properties style:row-height="6.16cm" fo:break-before="auto" style:use-optimal-row-height="false"/>
    </style:style>
    <style:style style:name="ro67" style:family="table-row">
      <style:table-row-properties style:row-height="5.831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background-color="#fff5ce" style:diagonal-bl-tr="none" style:diagonal-tl-br="none" style:text-align-source="fix" style:repeat-content="false" fo:wrap-option="wrap" fo:border="0.74pt dotted #b2b2b2"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 style:family="table-cell" style:parent-style-name="Default">
      <style:table-cell-properties fo:background-color="#fff5ce" style:diagonal-bl-tr="none" style:diagonal-tl-br="none" fo:border="0.74pt dotted #b2b2b2" style:rotation-align="none"/>
    </style:style>
    <style:style style:name="ce3" style:family="table-cell" style:parent-style-name="Default">
      <style:table-cell-properties fo:background-color="#fcdfd1" style:diagonal-bl-tr="none" style:diagonal-tl-br="none" style:text-align-source="fix" style:repeat-content="false" fo:wrap-option="wrap" fo:border="0.74pt dotted #b2b2b2"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Light"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fo:background-color="#fcdfd1" style:diagonal-bl-tr="none" style:diagonal-tl-br="none" fo:border="0.74pt dotted #b2b2b2" style:rotation-align="non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2" style:family="table-cell" style:parent-style-name="Default">
      <style:table-cell-properties style:text-align-source="fix" style:repeat-content="false" fo:wrap-option="wrap" style:vertical-align="automatic"/>
      <style:paragraph-properties fo:text-align="start" fo:margin-left="0cm"/>
    </style:style>
    <style:style style:name="ce13" style:family="table-cell" style:parent-style-name="Default">
      <style:table-cell-properties fo:wrap-option="wrap"/>
    </style:style>
    <style:style style:name="ce14"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4" table:default-cell-style-name="Default"/>
        <table:table-column table:style-name="co2" table:number-columns-repeated="1020" table:default-cell-style-name="Default"/>
        <table:table-row table:style-name="ro1">
          <table:table-cell table:style-name="ce1" office:value-type="string" calcext:value-type="string">
            <text:p>Спробуйте довести до оргазму партнера за 5 хвилин.</text:p>
          </table:table-cell>
          <table:table-cell table:style-name="ce1" office:value-type="string" calcext:value-type="string">
            <text:p>Яку секс-іграшку ви хочете спробувати?</text:p>
          </table:table-cell>
          <table:table-cell table:style-name="ce1" office:value-type="string" calcext:value-type="string">
            <text:p>Що повинен зробити чоловік / жінка, щоб спокусити вас?</text:p>
          </table:table-cell>
          <table:table-cell table:number-columns-repeated="1021"/>
        </table:table-row>
        <table:table-row table:style-name="ro1">
          <table:table-cell table:style-name="ce1" office:value-type="string" calcext:value-type="string">
            <text:p>Надішліть голого селфі своєму партнеру.</text:p>
          </table:table-cell>
          <table:table-cell table:style-name="ce1" office:value-type="string" calcext:value-type="string">
            <text:p>Ви коли-небудь робили сексуальні речі з їжею?</text:p>
          </table:table-cell>
          <table:table-cell table:style-name="ce1" office:value-type="string" calcext:value-type="string">
            <text:p>Який найприємніший момент у сексі ви коли-небудь мали?</text:p>
          </table:table-cell>
          <table:table-cell table:number-columns-repeated="1021"/>
        </table:table-row>
        <table:table-row table:style-name="ro2">
          <table:table-cell table:style-name="ce1" office:value-type="string" calcext:value-type="string">
            <text:p>Отримайте задоволення протягом 5 хвилин, партнер не торгається вас нічим крім голови.</text:p>
          </table:table-cell>
          <table:table-cell table:style-name="ce1" office:value-type="string" calcext:value-type="string">
            <text:p>Завдання на потім, зробіть відео де ви користуєтеся секс-іграшкою та відправте партнеру</text:p>
          </table:table-cell>
          <table:table-cell table:style-name="ce1" office:value-type="string" calcext:value-type="string">
            <text:p>Ви цілком закохані, але потім він / вона йде. Що має статися, щоб ти зупинив?</text:p>
          </table:table-cell>
          <table:table-cell table:number-columns-repeated="1021"/>
        </table:table-row>
        <table:table-row table:style-name="ro2">
          <table:table-cell table:style-name="ce1" office:value-type="string" calcext:value-type="string">
            <text:p>Зробіть секс-стрічку.</text:p>
          </table:table-cell>
          <table:table-cell table:style-name="ce1" office:value-type="string" calcext:value-type="string">
            <text:p>Скажи мені, що ти хочеш, щоб я зробив тобі наступного разу, коли ми побачимось.</text:p>
          </table:table-cell>
          <table:table-cell table:style-name="ce1" office:value-type="string" calcext:value-type="string">
            <text:p>Що ти вважаєшь найпривабливішим у жінці - груди, попка чи обличчя?</text:p>
          </table:table-cell>
          <table:table-cell table:number-columns-repeated="1021"/>
        </table:table-row>
        <table:table-row table:style-name="ro2">
          <table:table-cell table:style-name="ce1" office:value-type="string" calcext:value-type="string">
            <text:p>Перегляньте порно відео і дійте як вони.</text:p>
          </table:table-cell>
          <table:table-cell table:style-name="ce1" office:value-type="string" calcext:value-type="string">
            <text:p>Завдання на потім. Надішліть мені відео про те, як ви робите стриптиз.</text:p>
          </table:table-cell>
          <table:table-cell table:style-name="ce1" office:value-type="string" calcext:value-type="string">
            <text:p>Що спочатку шукаєш у партнера і що він повинен мати, щоб ти подумав: awwwww, cool!</text:p>
          </table:table-cell>
          <table:table-cell table:number-columns-repeated="1021"/>
        </table:table-row>
        <table:table-row table:style-name="ro1">
          <table:table-cell table:style-name="ce1" office:value-type="string" calcext:value-type="string">
            <text:p>Виконай стриптиз.</text:p>
          </table:table-cell>
          <table:table-cell table:style-name="ce1" office:value-type="string" calcext:value-type="string">
            <text:p>Замовляйте нову сексуальну нижню білизну на наступний раз.</text:p>
          </table:table-cell>
          <table:table-cell table:style-name="ce1" office:value-type="string" calcext:value-type="string">
            <text:p>Ви коли-небудь задовольняли себе думкою про один із цього раунду?</text:p>
          </table:table-cell>
          <table:table-cell table:number-columns-repeated="1021"/>
        </table:table-row>
        <table:table-row table:style-name="ro1">
          <table:table-cell table:style-name="ce1" office:value-type="string" calcext:value-type="string">
            <text:p>Поцілуй кохання в шию.</text:p>
          </table:table-cell>
          <table:table-cell table:style-name="ce1" office:value-type="string" calcext:value-type="string">
            <text:p>Надішліть мені відео, як ви мастурбуєте.</text:p>
          </table:table-cell>
          <table:table-cell table:style-name="ce1" office:value-type="string" calcext:value-type="string">
            <text:p>Яке улюблене становище під час сексу? (своє становище)</text:p>
          </table:table-cell>
          <table:table-cell table:number-columns-repeated="1021"/>
        </table:table-row>
        <table:table-row table:style-name="ro1">
          <table:table-cell table:style-name="ce1" office:value-type="string" calcext:value-type="string">
            <text:p>Оближи соски свого партнера.</text:p>
          </table:table-cell>
          <table:table-cell table:style-name="ce1" office:value-type="string" calcext:value-type="string">
            <text:p>Скажи мені щось, що збудить мене.</text:p>
          </table:table-cell>
          <table:table-cell table:style-name="ce1" office:value-type="string" calcext:value-type="string">
            <text:p>Що є абсолютним табу під час сексу?</text:p>
          </table:table-cell>
          <table:table-cell table:number-columns-repeated="1021"/>
        </table:table-row>
        <table:table-row table:style-name="ro3">
          <table:table-cell table:style-name="ce1" office:value-type="string" calcext:value-type="string">
            <text:p>Замовте секс-іграшку онлайн.</text:p>
          </table:table-cell>
          <table:table-cell table:style-name="ce1" office:value-type="string" calcext:value-type="string">
            <text:p>Завдання на потім. Надішліть мені голосове повідомлення про те, що ви уявляєте як робите з партнером.</text:p>
          </table:table-cell>
          <table:table-cell table:style-name="ce1" office:value-type="string" calcext:value-type="string">
            <text:p>Що найгарячіше, що ти коли-небудь робив?</text:p>
          </table:table-cell>
          <table:table-cell table:number-columns-repeated="1021"/>
        </table:table-row>
        <table:table-row table:style-name="ro2">
          <table:table-cell table:style-name="ce1" office:value-type="string" calcext:value-type="string">
            <text:p>Роздягніть партнера однією рукою.</text:p>
          </table:table-cell>
          <table:table-cell table:style-name="ce1" office:value-type="string" calcext:value-type="string">
            <text:p>Завдання на потім/зараз. Надішліть мені своє сексуальне фото.</text:p>
          </table:table-cell>
          <table:table-cell table:style-name="ce1" office:value-type="string" calcext:value-type="string">
            <text:p>Ви коли-небудь мали кіберсекс або телефонний секс - і з ким?</text:p>
          </table:table-cell>
          <table:table-cell table:number-columns-repeated="1021"/>
        </table:table-row>
        <table:table-row table:style-name="ro1">
          <table:table-cell table:style-name="ce1" office:value-type="string" calcext:value-type="string">
            <text:p>Масажуйте свого партнера.</text:p>
          </table:table-cell>
          <table:table-cell table:style-name="ce1" office:value-type="string" calcext:value-type="string">
            <text:p>Надішліть мені оголене селфі.</text:p>
          </table:table-cell>
          <table:table-cell table:style-name="ce1" office:value-type="string" calcext:value-type="string">
            <text:p>Яке ваше найсоромніше таємне бажання?</text:p>
          </table:table-cell>
          <table:table-cell table:number-columns-repeated="1021"/>
        </table:table-row>
        <table:table-row table:style-name="ro2">
          <table:table-cell table:style-name="ce1" office:value-type="string" calcext:value-type="string">
            <text:p>Надішліть неслухняне текстове повідомлення коханню.</text:p>
          </table:table-cell>
          <table:table-cell table:style-name="ce1" office:value-type="string" calcext:value-type="string">
            <text:p>Прочитайте мені еротичну історію за допомогою голосового повідомлення.</text:p>
          </table:table-cell>
          <table:table-cell table:style-name="ce1" office:value-type="string" calcext:value-type="string">
            <text:p>Якби ви скористувались сексом за гроші, кого ви б обрали?</text:p>
          </table:table-cell>
          <table:table-cell table:number-columns-repeated="1021"/>
        </table:table-row>
        <table:table-row table:style-name="ro1">
          <table:table-cell table:style-name="ce1" office:value-type="string" calcext:value-type="string">
            <text:p>Облизать груди партнера.</text:p>
          </table:table-cell>
          <table:table-cell table:style-name="ce1" office:value-type="string" calcext:value-type="string">
            <text:p>Зателефонуйте мені і ввімкніть мене.</text:p>
          </table:table-cell>
          <table:table-cell table:style-name="ce1" office:value-type="string" calcext:value-type="string">
            <text:p>Який був ваш наймудріший досвід сексу?</text:p>
          </table:table-cell>
          <table:table-cell table:number-columns-repeated="1021"/>
        </table:table-row>
        <table:table-row table:style-name="ro2">
          <table:table-cell table:style-name="ce1" office:value-type="string" calcext:value-type="string">
            <text:p>Покладіть збиті вершки, або що вам до вподоби, на тіло свого партнера і оближте його.</text:p>
          </table:table-cell>
          <table:table-cell table:style-name="ce1" office:value-type="string" calcext:value-type="string">
            <text:p>Надішліть мені відео, як ви робите мінет з бананом.</text:p>
          </table:table-cell>
          <table:table-cell table:style-name="ce1" office:value-type="string" calcext:value-type="string">
            <text:p>Ви коли-небудь мали небезпечний секс - і як саме це було?</text:p>
          </table:table-cell>
          <table:table-cell table:number-columns-repeated="1021"/>
        </table:table-row>
        <table:table-row table:style-name="ro1">
          <table:table-cell table:style-name="ce1" office:value-type="string" calcext:value-type="string">
            <text:p>Язиком поцілуй свого партнера там, де він / вона хоче.</text:p>
          </table:table-cell>
          <table:table-cell table:style-name="ce1" office:value-type="string" calcext:value-type="string">
            <text:p>Стогнуть так, ніби ви були в екстазі 15 секунд.</text:p>
          </table:table-cell>
          <table:table-cell table:style-name="ce1" office:value-type="string" calcext:value-type="string">
            <text:p>Про що ти найбільше любиш думати, коли задовольняєш себе?</text:p>
          </table:table-cell>
          <table:table-cell table:number-columns-repeated="1021"/>
        </table:table-row>
        <table:table-row table:style-name="ro2">
          <table:table-cell table:style-name="ce1" office:value-type="string" calcext:value-type="string">
            <text:p>Роздирайте свого партнера лише мовою, розкажи що і як ти хочеш зробити.</text:p>
          </table:table-cell>
          <table:table-cell table:style-name="ce1" office:value-type="string" calcext:value-type="string">
            <text:p>Що перше, що ти зробив би, якби ти прокинувся як протилежна стать?</text:p>
          </table:table-cell>
          <table:table-cell table:style-name="ce1" office:value-type="string" calcext:value-type="string">
            <text:p>Ти займався сексом зі мною. Що б ти сказав мені згодом?</text:p>
          </table:table-cell>
          <table:table-cell table:number-columns-repeated="1021"/>
        </table:table-row>
        <table:table-row table:style-name="ro2">
          <table:table-cell table:style-name="ce1" office:value-type="string" calcext:value-type="string">
            <text:p>Зніміть нижню білизну партнера без рук.</text:p>
          </table:table-cell>
          <table:table-cell table:style-name="ce1" office:value-type="string" calcext:value-type="string">
            <text:p>Ви коли-небудь дозволяли комусь іншому потрапляти в халепу за щось, що ви зробили?</text:p>
          </table:table-cell>
          <table:table-cell table:style-name="ce1" office:value-type="string" calcext:value-type="string">
            <text:p>Який найкраща позиція для сексу для вас у всій квартирі?</text:p>
          </table:table-cell>
          <table:table-cell table:number-columns-repeated="1021"/>
        </table:table-row>
        <table:table-row table:style-name="ro1">
          <table:table-cell table:style-name="ce1" office:value-type="string" calcext:value-type="string">
            <text:p>Надягніть очі і нехай ваш партнер робить те, що він хоче. 10 хвилин.</text:p>
          </table:table-cell>
          <table:table-cell table:style-name="ce1" office:value-type="string" calcext:value-type="string">
            <text:p>Що найприємніше, що ви коли-небудь робили?</text:p>
          </table:table-cell>
          <table:table-cell table:style-name="ce1" office:value-type="string" calcext:value-type="string">
            <text:p>З ким у вас був найкращий секс у житті?</text:p>
          </table:table-cell>
          <table:table-cell table:number-columns-repeated="1021"/>
        </table:table-row>
        <table:table-row table:style-name="ro1">
          <table:table-cell table:style-name="ce1" office:value-type="string" calcext:value-type="string">
            <text:p>Подаруй мастурбацію.</text:p>
          </table:table-cell>
          <table:table-cell table:style-name="ce1" office:value-type="string" calcext:value-type="string">
            <text:p>Яка найсмішніша причина, вашого сексуального знущання над кимось?</text:p>
          </table:table-cell>
          <table:table-cell table:style-name="ce1" office:value-type="string" calcext:value-type="string">
            <text:p>Ви коли-небудь платили за секс?</text:p>
          </table:table-cell>
          <table:table-cell table:number-columns-repeated="1021"/>
        </table:table-row>
        <table:table-row table:style-name="ro1">
          <table:table-cell table:style-name="ce1" office:value-type="string" calcext:value-type="string">
            <text:p>Відшльопай свого партнера.</text:p>
          </table:table-cell>
          <table:table-cell table:style-name="ce1" office:value-type="string" calcext:value-type="string">
            <text:p>Яка у вас найгірша звичка?</text:p>
          </table:table-cell>
          <table:table-cell table:style-name="ce1" office:value-type="string" calcext:value-type="string">
            <text:p>Що найвиразніше запамяталось у сні про секс?</text:p>
          </table:table-cell>
          <table:table-cell table:number-columns-repeated="1021"/>
        </table:table-row>
        <table:table-row table:style-name="ro1">
          <table:table-cell table:style-name="ce1" office:value-type="string" calcext:value-type="string">
            <text:p>Пристрасно поцілуй свого партнера.</text:p>
          </table:table-cell>
          <table:table-cell table:style-name="ce1" office:value-type="string" calcext:value-type="string">
            <text:p>Як ви думаєте, яка ваша найкраща риса? А що найгірше?</text:p>
          </table:table-cell>
          <table:table-cell table:style-name="ce1" office:value-type="string" calcext:value-type="string">
            <text:p>Ви коли-небудь дивувалися під час сексу - і ким?</text:p>
          </table:table-cell>
          <table:table-cell table:number-columns-repeated="1021"/>
        </table:table-row>
        <table:table-row table:style-name="ro1">
          <table:table-cell table:style-name="ce1" office:value-type="string" calcext:value-type="string">
            <text:p>Що найцікавіше, що ти робив під час сексу?</text:p>
          </table:table-cell>
          <table:table-cell table:style-name="ce1" office:value-type="string" calcext:value-type="string">
            <text:p>Що найсміливіше, що ви коли-небудь робили?</text:p>
          </table:table-cell>
          <table:table-cell table:style-name="ce1" office:value-type="string" calcext:value-type="string">
            <text:p>Яка улюблена позиція?</text:p>
          </table:table-cell>
          <table:table-cell table:number-columns-repeated="1021"/>
        </table:table-row>
        <table:table-row table:style-name="ro1">
          <table:table-cell table:style-name="ce1" office:value-type="string" calcext:value-type="string">
            <text:p>Ви коли-небудь були свідками того, що люди займаються сексом?</text:p>
          </table:table-cell>
          <table:table-cell table:style-name="ce1" office:value-type="string" calcext:value-type="string">
            <text:p>Про секс в якому місці ти мрієш найбільше?</text:p>
          </table:table-cell>
          <table:table-cell table:style-name="ce1" office:value-type="string" calcext:value-type="string">
            <text:p>Де ваша ерогенна зона?</text:p>
          </table:table-cell>
          <table:table-cell table:number-columns-repeated="1021"/>
        </table:table-row>
        <table:table-row table:style-name="ro1">
          <table:table-cell table:style-name="ce1" office:value-type="string" calcext:value-type="string">
            <text:p>Ви залишаєте світло увімкненим чи вимкненим під час сексу?</text:p>
          </table:table-cell>
          <table:table-cell table:style-name="ce1" office:value-type="string" calcext:value-type="string">
            <text:p>Якби ви збиралися заробляти гроші незаконно, як би ви це зробили?</text:p>
          </table:table-cell>
          <table:table-cell table:style-name="ce1" office:value-type="string" calcext:value-type="string">
            <text:p>З ким у вас було найгарячіше побачення?</text:p>
          </table:table-cell>
          <table:table-cell table:number-columns-repeated="1021"/>
        </table:table-row>
        <table:table-row table:style-name="ro1">
          <table:table-cell table:style-name="ce1" office:value-type="string" calcext:value-type="string">
            <text:p>Яке улюблене місце для сексу?</text:p>
          </table:table-cell>
          <table:table-cell table:style-name="ce1" office:value-type="string" calcext:value-type="string">
            <text:p>Що таке дитяче, що ти все ще робиш?</text:p>
          </table:table-cell>
          <table:table-cell table:style-name="ce1" office:value-type="string" calcext:value-type="string">
            <text:p>Ти ще діва?</text:p>
          </table:table-cell>
          <table:table-cell table:number-columns-repeated="1021"/>
        </table:table-row>
        <table:table-row table:style-name="ro1">
          <table:table-cell table:style-name="ce1" office:value-type="string" calcext:value-type="string">
            <text:p>Неслухняні розмови викликають у вас збудження?</text:p>
          </table:table-cell>
          <table:table-cell table:style-name="ce1" office:value-type="string" calcext:value-type="string">
            <text:p>Які дії можуть вас найбільше вразити в інтимі?</text:p>
          </table:table-cell>
          <table:table-cell table:style-name="ce1" office:value-type="string" calcext:value-type="string">
            <text:p>На туалеті: складання чи згортання туалетного паперу?</text:p>
          </table:table-cell>
          <table:table-cell table:number-columns-repeated="1021"/>
        </table:table-row>
        <table:table-row table:style-name="ro2">
          <table:table-cell table:style-name="ce1" office:value-type="string" calcext:value-type="string">
            <text:p>Ви коли-небудь підробляли оргазм?</text:p>
          </table:table-cell>
          <table:table-cell table:style-name="ce1" office:value-type="string" calcext:value-type="string">
            <text:p>Якби тобі дозволено вживати лише 3 слова до кінця вечора відтепер - що це було б?</text:p>
          </table:table-cell>
          <table:table-cell table:style-name="ce1" office:value-type="string" calcext:value-type="string">
            <text:p>Ви коли-небудь чули стогін сестри / брата?</text:p>
          </table:table-cell>
          <table:table-cell table:number-columns-repeated="1021"/>
        </table:table-row>
        <table:table-row table:style-name="ro1">
          <table:table-cell table:style-name="ce1" office:value-type="string" calcext:value-type="string">
            <text:p>Ви б краще подарували чи отримали задоволення?</text:p>
          </table:table-cell>
          <table:table-cell table:style-name="ce1" office:value-type="string" calcext:value-type="string">
            <text:p>Якби ви були диктатором, який би закон ви вперше прийняли?</text:p>
          </table:table-cell>
          <table:table-cell table:style-name="ce1" office:value-type="string" calcext:value-type="string">
            <text:p>Ви коли-небудь ловили когось під час маструбації?</text:p>
          </table:table-cell>
          <table:table-cell table:number-columns-repeated="1021"/>
        </table:table-row>
        <table:table-row table:style-name="ro2">
          <table:table-cell table:style-name="ce1" office:value-type="string" calcext:value-type="string">
            <text:p>Ви коли-небудь фантазували про вчителя?</text:p>
          </table:table-cell>
          <table:table-cell table:style-name="ce1" office:value-type="string" calcext:value-type="string">
            <text:p>Що було найбільше бентежно у ваш шкільний час / час навчання / освіта / минулого року?</text:p>
          </table:table-cell>
          <table:table-cell table:style-name="ce1" office:value-type="string" calcext:value-type="string">
            <text:p>У яких місцях ви займалися сексом?</text:p>
          </table:table-cell>
          <table:table-cell table:number-columns-repeated="1021"/>
        </table:table-row>
        <table:table-row table:style-name="ro1">
          <table:table-cell table:style-name="ce1" office:value-type="string" calcext:value-type="string">
            <text:p>Що найшвидше хтось завів вас у ліжко, і як?</text:p>
          </table:table-cell>
          <table:table-cell table:style-name="ce1" office:value-type="string" calcext:value-type="string">
            <text:p>Яка була найбільша помилка у вашому житті?</text:p>
          </table:table-cell>
          <table:table-cell table:style-name="ce1" office:value-type="string" calcext:value-type="string">
            <text:p>Ви коли-небудь обманювали когось?</text:p>
          </table:table-cell>
          <table:table-cell table:number-columns-repeated="1021"/>
        </table:table-row>
        <table:table-row table:style-name="ro2">
          <table:table-cell table:style-name="ce1" office:value-type="string" calcext:value-type="string">
            <text:p>Яке улюблене становище під час сексу? Поясніть, чому?</text:p>
          </table:table-cell>
          <table:table-cell table:style-name="ce1" office:value-type="string" calcext:value-type="string">
            <text:p>Що б ти ніколи не робив - навіть якщо ти знаєш, що у тебе є лише ще 12 годин жити?</text:p>
          </table:table-cell>
          <table:table-cell table:style-name="ce1" office:value-type="string" calcext:value-type="string">
            <text:p>Візьміть банан або огірок і імітуйте ідеальний BlowJob.</text:p>
          </table:table-cell>
          <table:table-cell table:number-columns-repeated="1021"/>
        </table:table-row>
        <table:table-row table:style-name="ro2">
          <table:table-cell table:style-name="ce1" office:value-type="string" calcext:value-type="string">
            <text:p>Який сексуальний акт ти ніколи не робиш?</text:p>
          </table:table-cell>
          <table:table-cell table:style-name="ce1" office:value-type="string" calcext:value-type="string">
            <text:p>Яке правопорушення ви вчинили?</text:p>
          </table:table-cell>
          <table:table-cell table:style-name="ce1" office:value-type="string" calcext:value-type="string">
            <text:p>Тримайте за ерогенну частину тіла партнера, протягом 5 хвилин. Оберіть самі де.</text:p>
          </table:table-cell>
          <table:table-cell table:number-columns-repeated="1021"/>
        </table:table-row>
        <table:table-row table:style-name="ro1">
          <table:table-cell table:style-name="ce1" office:value-type="string" calcext:value-type="string">
            <text:p>На чому інтимно-брудному вас хтось спіймав?</text:p>
          </table:table-cell>
          <table:table-cell table:style-name="ce1" office:value-type="string" calcext:value-type="string">
            <text:p>Розкажи мені секрет з дитинства.</text:p>
          </table:table-cell>
          <table:table-cell table:style-name="ce1" office:value-type="string" calcext:value-type="string">
            <text:p>Масажуйте ноги партера</text:p>
          </table:table-cell>
          <table:table-cell table:number-columns-repeated="1021"/>
        </table:table-row>
        <table:table-row table:style-name="ro1">
          <table:table-cell table:style-name="ce1" office:value-type="string" calcext:value-type="string">
            <text:p>Скільки сексуальних партнерів у вас було в житті?</text:p>
          </table:table-cell>
          <table:table-cell table:style-name="ce1" office:value-type="string" calcext:value-type="string">
            <text:p>Який ваш найбільший (секретний) порок?</text:p>
          </table:table-cell>
          <table:table-cell table:style-name="ce1" office:value-type="string" calcext:value-type="string">
            <text:p>Зробіть танець живота протягом 1 хвилини.</text:p>
          </table:table-cell>
          <table:table-cell table:number-columns-repeated="1021"/>
        </table:table-row>
        <table:table-row table:style-name="ro2">
          <table:table-cell table:style-name="ce1" office:value-type="string" calcext:value-type="string">
            <text:p>Яка ваша ситуація найбільше бентежила, перебуваючи в ліжку?</text:p>
          </table:table-cell>
          <table:table-cell table:style-name="ce1" office:value-type="string" calcext:value-type="string">
            <text:p>Що б ви хотіли зробити зі мною … (або особою), якби ви могли потім стерти мою (її, його …) пам’ять?</text:p>
          </table:table-cell>
          <table:table-cell table:style-name="ce1" office:value-type="string" calcext:value-type="string">
            <text:p>Обміняйте одяг з іншим гравцем прямо протилежно.</text:p>
          </table:table-cell>
          <table:table-cell table:number-columns-repeated="1021"/>
        </table:table-row>
        <table:table-row table:style-name="ro1">
          <table:table-cell table:style-name="ce1" office:value-type="string" calcext:value-type="string">
            <text:p>Ви любите секс бути грубим або чуттєвим?</text:p>
          </table:table-cell>
          <table:table-cell table:style-name="ce1" office:value-type="string" calcext:value-type="string">
            <text:p>Що найгірше, що ти коли-небудь робив комусь?</text:p>
          </table:table-cell>
          <table:table-cell table:style-name="ce1" office:value-type="string" calcext:value-type="string">
            <text:p>Зроби 2-хвилинний масаж голови партнеру.</text:p>
          </table:table-cell>
          <table:table-cell table:number-columns-repeated="1021"/>
        </table:table-row>
        <table:table-row table:style-name="ro1">
          <table:table-cell table:style-name="ce2"/>
          <table:table-cell table:style-name="ce1" office:value-type="string" calcext:value-type="string">
            <text:p>Скажіть партнеру, у яких секс мріях уявляєш.</text:p>
          </table:table-cell>
          <table:table-cell table:style-name="ce1" office:value-type="string" calcext:value-type="string">
            <text:p>Нагодуй партнера чимось, але сексуально.</text:p>
          </table:table-cell>
          <table:table-cell table:number-columns-repeated="1021"/>
        </table:table-row>
        <table:table-row table:style-name="ro4" table:number-rows-repeated="1048538">
          <table:table-cell table:number-columns-repeated="1024"/>
        </table:table-row>
        <table:table-row table:style-name="ro4">
          <table:table-cell table:number-columns-repeated="1024"/>
        </table:table-row>
      </table:table>
      <table:table table:name="Sheet2" table:style-name="ta2">
        <table:table-column table:style-name="co3" table:number-columns-repeated="3" table:default-cell-style-name="Default"/>
        <table:table-column table:style-name="co2" table:default-cell-style-name="Default"/>
        <table:table-column table:style-name="co3" table:number-columns-repeated="4" table:default-cell-style-name="Default"/>
        <table:table-column table:style-name="co2" table:number-columns-repeated="1016" table:default-cell-style-name="Default"/>
        <table:table-row table:style-name="ro5">
          <table:table-cell table:style-name="ce3" office:value-type="string" calcext:value-type="string">
            <text:p>﻿Яке найнезвичніше місце, де ви кохалися?</text:p>
          </table:table-cell>
          <table:table-cell table:style-name="ce3" office:value-type="string" calcext:value-type="string">
            <text:p>Ви б не хотіли бути з покірним або домінуючим партнером?</text:p>
          </table:table-cell>
          <table:table-cell table:style-name="ce3" office:value-type="string" calcext:value-type="string">
            <text:p>Чи збуджує тебе як партнер задовільняє себе?</text:p>
          </table:table-cell>
          <table:table-cell table:number-columns-repeated="1021"/>
        </table:table-row>
        <table:table-row table:style-name="ro5">
          <table:table-cell table:style-name="ce3" office:value-type="string" calcext:value-type="string">
            <text:p>Який сексуальний акт у вас був, та більше ніколи не зробите?</text:p>
          </table:table-cell>
          <table:table-cell table:style-name="ce3" office:value-type="string" calcext:value-type="string">
            <text:p>Хто подарував вам перший оргазм?</text:p>
          </table:table-cell>
          <table:table-cell table:style-name="ce3" office:value-type="string" calcext:value-type="string">
            <text:p>Чи збуджує вас спостерігати за партнером під час самозадоволення?</text:p>
          </table:table-cell>
          <table:table-cell table:number-columns-repeated="1021"/>
        </table:table-row>
        <table:table-row table:style-name="ro5">
          <table:table-cell table:style-name="ce3" office:value-type="string" calcext:value-type="string">
            <text:p>Що вам подобається під час прелюдії?</text:p>
          </table:table-cell>
          <table:table-cell table:style-name="ce3" office:value-type="string" calcext:value-type="string">
            <text:p>Ви коли-небудь були подругами? Якщо так, ким?</text:p>
          </table:table-cell>
          <table:table-cell table:style-name="ce3" office:value-type="string" calcext:value-type="string">
            <text:p>Як ви уявляєте найкращий секс? Опишіть.</text:p>
          </table:table-cell>
          <table:table-cell table:number-columns-repeated="1021"/>
        </table:table-row>
        <table:table-row table:style-name="ro5">
          <table:table-cell table:style-name="ce3" office:value-type="string" calcext:value-type="string">
            <text:p>Який найкращий оргазм у вас коли-небудь був?</text:p>
          </table:table-cell>
          <table:table-cell table:style-name="ce3" office:value-type="string" calcext:value-type="string">
            <text:p>Що викликає оргазм під час сексу?</text:p>
          </table:table-cell>
          <table:table-cell table:style-name="ce3" office:value-type="string" calcext:value-type="string">
            <text:p>Що найгірше, що ви коли-небудь переживали?</text:p>
          </table:table-cell>
          <table:table-cell table:number-columns-repeated="1021"/>
        </table:table-row>
        <table:table-row table:style-name="ro5">
          <table:table-cell table:style-name="ce3" office:value-type="string" calcext:value-type="string">
            <text:p>Коли ви востаннє мастурбували?</text:p>
          </table:table-cell>
          <table:table-cell table:style-name="ce3" office:value-type="string" calcext:value-type="string">
            <text:p>Ви коли-небудь проводили оргію?</text:p>
          </table:table-cell>
          <table:table-cell table:style-name="ce3" office:value-type="string" calcext:value-type="string">
            <text:p>Який тобі був найгірший сексуальний досвід?</text:p>
          </table:table-cell>
          <table:table-cell table:number-columns-repeated="1021"/>
        </table:table-row>
        <table:table-row table:style-name="ro5">
          <table:table-cell table:style-name="ce3" office:value-type="string" calcext:value-type="string">
            <text:p>Яка улюблена позиція?</text:p>
          </table:table-cell>
          <table:table-cell table:style-name="ce3" office:value-type="string" calcext:value-type="string">
            <text:p>Коли вперше у вас виник оргазм?</text:p>
          </table:table-cell>
          <table:table-cell table:style-name="ce3" office:value-type="string" calcext:value-type="string">
            <text:p>Коли-небудь спостерігала в реалі за сексом інших людей?</text:p>
          </table:table-cell>
          <table:table-cell table:number-columns-repeated="1021"/>
        </table:table-row>
        <table:table-row table:style-name="ro5">
          <table:table-cell table:style-name="ce3" office:value-type="string" calcext:value-type="string">
            <text:p>Як ви себе почуваєте, торкаючись себе?</text:p>
          </table:table-cell>
          <table:table-cell table:style-name="ce3" office:value-type="string" calcext:value-type="string">
            <text:p>Ви коли-небудь брали чиєсь дівоцтво?</text:p>
          </table:table-cell>
          <table:table-cell table:style-name="ce3" office:value-type="string" calcext:value-type="string">
            <text:p>Яка ваша найтемніша фантазія?</text:p>
          </table:table-cell>
          <table:table-cell table:number-columns-repeated="1021"/>
        </table:table-row>
        <table:table-row table:style-name="ro5">
          <table:table-cell table:style-name="ce3" office:value-type="string" calcext:value-type="string">
            <text:p>Що найперше інтимного ви зробили б, якби прокинулися як протилежної статі?</text:p>
          </table:table-cell>
          <table:table-cell table:style-name="ce3" office:value-type="string" calcext:value-type="string">
            <text:p>У вас колись був трійка?</text:p>
          </table:table-cell>
          <table:table-cell table:style-name="ce3" office:value-type="string" calcext:value-type="string">
            <text:p>Що найприємніше, що ви коли-небудь переживали з іншою людиною?</text:p>
          </table:table-cell>
          <table:table-cell table:number-columns-repeated="1021"/>
        </table:table-row>
        <table:table-row table:style-name="ro5">
          <table:table-cell table:style-name="ce3" office:value-type="string" calcext:value-type="string">
            <text:p>Ви віддаєте перевагу мати домінуючого, покірного або нейтрального, партнера? Поясніть, чому?</text:p>
          </table:table-cell>
          <table:table-cell table:style-name="ce3" office:value-type="string" calcext:value-type="string">
            <text:p>Ви коли-небудь були зв'язані? Якщо ні, ви хочете спробувати?</text:p>
          </table:table-cell>
          <table:table-cell table:style-name="ce3" office:value-type="string" calcext:value-type="string">
            <text:p>Що у сексі для вас табу? Чому?</text:p>
          </table:table-cell>
          <table:table-cell table:number-columns-repeated="1021"/>
        </table:table-row>
        <table:table-row table:style-name="ro5">
          <table:table-cell table:style-name="ce3" office:value-type="string" calcext:value-type="string">
            <text:p>Ви любите слухати музику, займаючись сексом?</text:p>
          </table:table-cell>
          <table:table-cell table:style-name="ce3" office:value-type="string" calcext:value-type="string">
            <text:p>Що вас найбільше збуджує?</text:p>
          </table:table-cell>
          <table:table-cell table:style-name="ce3" office:value-type="string" calcext:value-type="string">
            <text:p>Що вам найбільше подобається у вашому тілі і що ні?</text:p>
          </table:table-cell>
          <table:table-cell table:number-columns-repeated="1021"/>
        </table:table-row>
        <table:table-row table:style-name="ro5">
          <table:table-cell table:style-name="ce3" office:value-type="string" calcext:value-type="string">
            <text:p>Ви коли-небудь спостерігали, як інша пара займається сексом?</text:p>
          </table:table-cell>
          <table:table-cell table:style-name="ce3" office:value-type="string" calcext:value-type="string">
            <text:p>Що найнеприємніше, що ви коли-небудь робили сексуально?</text:p>
          </table:table-cell>
          <table:table-cell table:style-name="ce3" office:value-type="string" calcext:value-type="string">
            <text:p>Вам коли-небудь приснився еротичний сон, в якому траплявся хтось конректний?</text:p>
          </table:table-cell>
          <table:table-cell table:number-columns-repeated="1021"/>
        </table:table-row>
        <table:table-row table:style-name="ro5">
          <table:table-cell table:style-name="ce3" office:value-type="string" calcext:value-type="string">
            <text:p>Яка найсміливіша фантазія у вас коли-небудь була, що насправді здійснилася?</text:p>
          </table:table-cell>
          <table:table-cell table:style-name="ce3" office:value-type="string" calcext:value-type="string">
            <text:p>Ваш улюблений тип порно?</text:p>
          </table:table-cell>
          <table:table-cell table:style-name="ce3" office:value-type="string" calcext:value-type="string">
            <text:p>Якби ви татуювали себе в області геніталій - що б там було?</text:p>
          </table:table-cell>
          <table:table-cell table:number-columns-repeated="1021"/>
        </table:table-row>
        <table:table-row table:style-name="ro5">
          <table:table-cell table:style-name="ce3" office:value-type="string" calcext:value-type="string">
            <text:p>Яким був ваш перший досвід сексу?</text:p>
          </table:table-cell>
          <table:table-cell table:style-name="ce3" office:value-type="string" calcext:value-type="string">
            <text:p>Ви коли-небудь мастурбували в громадських місцях?</text:p>
          </table:table-cell>
          <table:table-cell table:style-name="ce3" office:value-type="string" calcext:value-type="string">
            <text:p>Що важливіше у стосунках - секс чи любов?</text:p>
          </table:table-cell>
          <table:table-cell table:number-columns-repeated="1021"/>
        </table:table-row>
        <table:table-row table:style-name="ro5">
          <table:table-cell table:style-name="ce3" office:value-type="string" calcext:value-type="string">
            <text:p>Який найдовший проміжок часу ви були без сексу?</text:p>
          </table:table-cell>
          <table:table-cell table:style-name="ce3" office:value-type="string" calcext:value-type="string">
            <text:p>Яке найулюбленіше місце у вас на тілі для поцілунків?</text:p>
          </table:table-cell>
          <table:table-cell table:style-name="ce3" office:value-type="string" calcext:value-type="string">
            <text:p>Ви вважаєте, що секс крутий, хороший, добре, іноді приємний - чи це не так важливо для вас?</text:p>
          </table:table-cell>
          <table:table-cell table:number-columns-repeated="1021"/>
        </table:table-row>
        <table:table-row table:style-name="ro5">
          <table:table-cell table:style-name="ce3" office:value-type="string" calcext:value-type="string">
            <text:p>Ви коли-небудь експериментували з особою тієї ж статі?</text:p>
          </table:table-cell>
          <table:table-cell table:style-name="ce3" office:value-type="string" calcext:value-type="string">
            <text:p>Яка найулюбленіша секс іграшка, та опишіть процес?</text:p>
          </table:table-cell>
          <table:table-cell table:style-name="ce3" office:value-type="string" calcext:value-type="string">
            <text:p>Що робить вас справді хорошим партнером у сексі?</text:p>
          </table:table-cell>
          <table:table-cell table:number-columns-repeated="1021"/>
        </table:table-row>
        <table:table-row table:style-name="ro5">
          <table:table-cell table:style-name="ce3" office:value-type="string" calcext:value-type="string">
            <text:p>Які найсексуальніші речі вам казали?</text:p>
          </table:table-cell>
          <table:table-cell table:style-name="ce3" office:value-type="string" calcext:value-type="string">
            <text:p>Яка ваша найвиразніша сексуальна фантазія?</text:p>
          </table:table-cell>
          <table:table-cell table:style-name="ce3" office:value-type="string" calcext:value-type="string">
            <text:p>Скільки разів на тиждень / місяць ви займаєтесь сексом - і як часто ви хотіли б займатися сексом?</text:p>
          </table:table-cell>
          <table:table-cell table:number-columns-repeated="1021"/>
        </table:table-row>
        <table:table-row table:style-name="ro5">
          <table:table-cell table:style-name="ce3" office:value-type="string" calcext:value-type="string">
            <text:p>У вас коли-небудь була історія одноденного сексу?</text:p>
          </table:table-cell>
          <table:table-cell table:style-name="ce3" office:value-type="string" calcext:value-type="string">
            <text:p>Які ваші найбрудніші секрети?</text:p>
          </table:table-cell>
          <table:table-cell table:style-name="ce3" office:value-type="string" calcext:value-type="string">
            <text:p>Яка частина тіла вас найбільше збуджує?</text:p>
          </table:table-cell>
          <table:table-cell table:number-columns-repeated="1021"/>
        </table:table-row>
        <table:table-row table:style-name="ro5">
          <table:table-cell table:style-name="ce3" office:value-type="string" calcext:value-type="string">
            <text:p>Яка ваша таємна фантазія?</text:p>
          </table:table-cell>
          <table:table-cell table:style-name="ce3" office:value-type="string" calcext:value-type="string">
            <text:p>Ви коли-небудь пробували анальний секс?</text:p>
          </table:table-cell>
          <table:table-cell table:style-name="ce3" office:value-type="string" calcext:value-type="string">
            <text:p>Наскільки важлива для вас довга прелюдія?</text:p>
          </table:table-cell>
          <table:table-cell table:number-columns-repeated="1021"/>
        </table:table-row>
        <table:table-row table:style-name="ro5">
          <table:table-cell table:style-name="ce3" office:value-type="string" calcext:value-type="string">
            <text:p><text:s/>Зволожіть соски і помасажуйте ними</text:p>
          </table:table-cell>
          <table:table-cell table:style-name="ce3" office:value-type="string" calcext:value-type="string">
            <text:p>Яку секс-іграшку ви хочете спробувати?</text:p>
          </table:table-cell>
          <table:table-cell table:style-name="ce3" office:value-type="string" calcext:value-type="string">
            <text:p>Що повинен зробити чоловік / жінка, щоб спокусити вас?</text:p>
          </table:table-cell>
          <table:table-cell/>
          <table:table-cell table:style-name="ce3" office:value-type="string" calcext:value-type="string">
            <text:p>Спробуйте довести до оргазму партнера за 5 хвилин.</text:p>
          </table:table-cell>
          <table:table-cell table:number-columns-repeated="1019"/>
        </table:table-row>
        <table:table-row table:style-name="ro5">
          <table:table-cell table:style-name="ce3" office:value-type="string" calcext:value-type="string">
            <text:p>Щоб ти робила/робив, якщо став/ла іншої статі на один день?</text:p>
          </table:table-cell>
          <table:table-cell table:style-name="ce3" office:value-type="string" calcext:value-type="string">
            <text:p>Ви коли-небудь робили сексуальні речі з їжею?</text:p>
          </table:table-cell>
          <table:table-cell table:style-name="ce3" office:value-type="string" calcext:value-type="string">
            <text:p>Який найприємніший момент у сексі ви коли-небудь мали?</text:p>
          </table:table-cell>
          <table:table-cell/>
          <table:table-cell table:style-name="ce3" office:value-type="string" calcext:value-type="string">
            <text:p>Надішліть голого селфі своєму партнеру.</text:p>
          </table:table-cell>
          <table:table-cell table:number-columns-repeated="1019"/>
        </table:table-row>
        <table:table-row table:style-name="ro5">
          <table:table-cell table:style-name="ce3" office:value-type="string" calcext:value-type="string">
            <text:p>Можеш виконати бажання коханої без роздумів?</text:p>
          </table:table-cell>
          <table:table-cell table:style-name="ce3" office:value-type="string" calcext:value-type="string">
            <text:p>Який типаж хлопців/дівчат найпривабливіший?</text:p>
          </table:table-cell>
          <table:table-cell table:style-name="ce3" office:value-type="string" calcext:value-type="string">
            <text:p>Ви цілком закохані, але потім він / вона йде. Що має статися, щоб ти зупинив?</text:p>
          </table:table-cell>
          <table:table-cell/>
          <table:table-cell table:style-name="ce3" office:value-type="string" calcext:value-type="string">
            <text:p>Отримайте задоволення протягом 5 хвилин, партнер не торгається вас нічим крім голови.</text:p>
          </table:table-cell>
          <table:table-cell table:style-name="ce3" office:value-type="string" calcext:value-type="string">
            <text:p>Завдання на потім, зробіть відео де ви користуєтеся секс-іграшкою та відправте партнеру</text:p>
          </table:table-cell>
          <table:table-cell table:number-columns-repeated="1018"/>
        </table:table-row>
        <table:table-row table:style-name="ro5">
          <table:table-cell table:style-name="ce3" office:value-type="string" calcext:value-type="string">
            <text:p>Як тебе можна розвеселити, якщо сумуєш?</text:p>
          </table:table-cell>
          <table:table-cell table:style-name="ce3" office:value-type="string" calcext:value-type="string">
            <text:p>Скажи мені, що ти хочеш, щоб я зробив тобі наступного разу, коли ми побачимось.</text:p>
          </table:table-cell>
          <table:table-cell table:style-name="ce3" office:value-type="string" calcext:value-type="string">
            <text:p>Що ти вважаєшь найпривабливішим у жінці - груди, попка чи обличчя?</text:p>
          </table:table-cell>
          <table:table-cell table:number-columns-repeated="1021"/>
        </table:table-row>
        <table:table-row table:style-name="ro5">
          <table:table-cell table:style-name="ce3" office:value-type="string" calcext:value-type="string">
            <text:p>Як ставишся до зрад, пробачиш хлопця?</text:p>
          </table:table-cell>
          <table:table-cell table:style-name="ce3" office:value-type="string" calcext:value-type="string">
            <text:p>Тобі важко просити пробачення?</text:p>
          </table:table-cell>
          <table:table-cell table:style-name="ce3" office:value-type="string" calcext:value-type="string">
            <text:p>Що спочатку шукаєш у партнера і що він повинен мати, щоб ти подумав: awwwww, cool!</text:p>
          </table:table-cell>
          <table:table-cell/>
          <table:table-cell table:style-name="ce3" office:value-type="string" calcext:value-type="string">
            <text:p>Перегляньте порно відео і дійте як вони.</text:p>
          </table:table-cell>
          <table:table-cell table:style-name="ce3" office:value-type="string" calcext:value-type="string">
            <text:p>Завдання на потім. Надішліть мені відео про те, як ви робите стриптиз.</text:p>
          </table:table-cell>
          <table:table-cell table:number-columns-repeated="1018"/>
        </table:table-row>
        <table:table-row table:style-name="ro5">
          <table:table-cell table:style-name="ce3" office:value-type="string" calcext:value-type="string">
            <text:p>Що повинен зробити кожна людина протягом життя?</text:p>
          </table:table-cell>
          <table:table-cell table:style-name="ce3" office:value-type="string" calcext:value-type="string">
            <text:p>Яке завдання ви б хотіли що б витягнути?</text:p>
          </table:table-cell>
          <table:table-cell table:style-name="ce3" office:value-type="string" calcext:value-type="string">
            <text:p>Яке завдання ви б хотіли що б витягнув ваш партнер?</text:p>
          </table:table-cell>
          <table:table-cell/>
          <table:table-cell table:style-name="ce3" office:value-type="string" calcext:value-type="string">
            <text:p>Виконай стриптиз.</text:p>
          </table:table-cell>
          <table:table-cell table:style-name="ce3" office:value-type="string" calcext:value-type="string">
            <text:p>Замовте нову сексуальну нижню білизну на наступний раз.</text:p>
          </table:table-cell>
          <table:table-cell table:number-columns-repeated="1018"/>
        </table:table-row>
        <table:table-row table:style-name="ro5">
          <table:table-cell table:style-name="ce3" office:value-type="string" calcext:value-type="string">
            <text:p>Чи зможеш піти по головах заради успіху і досягнення цілей?</text:p>
          </table:table-cell>
          <table:table-cell table:style-name="ce3" office:value-type="string" calcext:value-type="string">
            <text:p>Який вчинок згадуєш і соромишся його?</text:p>
          </table:table-cell>
          <table:table-cell table:style-name="ce3" office:value-type="string" calcext:value-type="string">
            <text:p>Яке улюблене становище під час сексу? (своє становище)</text:p>
          </table:table-cell>
          <table:table-cell/>
          <table:table-cell table:style-name="ce3" office:value-type="string" calcext:value-type="string">
            <text:p>Поцілуй кохання в шию.</text:p>
          </table:table-cell>
          <table:table-cell table:style-name="ce3" office:value-type="string" calcext:value-type="string">
            <text:p>Надішліть мені відео, як ви мастурбуєте.</text:p>
          </table:table-cell>
          <table:table-cell table:number-columns-repeated="1018"/>
        </table:table-row>
        <table:table-row table:style-name="ro5">
          <table:table-cell table:style-name="ce3" office:value-type="string" calcext:value-type="string">
            <text:p>Як назвеш дітей, коли вони з’являться?</text:p>
          </table:table-cell>
          <table:table-cell table:style-name="ce3" office:value-type="string" calcext:value-type="string">
            <text:p>Скажи мені щось, що збудить мене.</text:p>
          </table:table-cell>
          <table:table-cell table:style-name="ce3" office:value-type="string" calcext:value-type="string">
            <text:p>Що є абсолютним табу під час сексу?</text:p>
          </table:table-cell>
          <table:table-cell/>
          <table:table-cell table:style-name="ce3" office:value-type="string" calcext:value-type="string">
            <text:p>Оближи соски свого партнера.</text:p>
          </table:table-cell>
          <table:table-cell table:number-columns-repeated="1019"/>
        </table:table-row>
        <table:table-row table:style-name="ro5">
          <table:table-cell table:style-name="ce3" office:value-type="string" calcext:value-type="string">
            <text:p>Як будеш діяти, якщо твоя пара подобається інший/ому?</text:p>
          </table:table-cell>
          <table:table-cell table:style-name="ce3" office:value-type="string" calcext:value-type="string">
            <text:p>Можеш вийти на вулицю без нижньої білизни?</text:p>
          </table:table-cell>
          <table:table-cell table:style-name="ce3" office:value-type="string" calcext:value-type="string">
            <text:p>Що найгарячіше, що ти коли-небудь робив?</text:p>
          </table:table-cell>
          <table:table-cell/>
          <table:table-cell table:style-name="ce3" office:value-type="string" calcext:value-type="string">
            <text:p>Замовте секс-іграшку онлайн.</text:p>
          </table:table-cell>
          <table:table-cell table:style-name="ce3" office:value-type="string" calcext:value-type="string">
            <text:p>Завдання на потім. Надішліть мені голосове повідомлення про те, що ви уявляєте як робите з партнером.</text:p>
          </table:table-cell>
          <table:table-cell table:number-columns-repeated="1018"/>
        </table:table-row>
        <table:table-row table:style-name="ro5">
          <table:table-cell table:style-name="ce3" office:value-type="string" calcext:value-type="string">
            <text:p>Якщо станеш невидимкою, що будеш робити?</text:p>
          </table:table-cell>
          <table:table-cell table:style-name="ce3" office:value-type="string" calcext:value-type="string">
            <text:p>Що таке романтика для тебе?</text:p>
          </table:table-cell>
          <table:table-cell table:style-name="ce3" office:value-type="string" calcext:value-type="string">
            <text:p>Ви коли-небудь мали кіберсекс або телефонний секс - і з ким?</text:p>
          </table:table-cell>
          <table:table-cell/>
          <table:table-cell table:style-name="ce3" office:value-type="string" calcext:value-type="string">
            <text:p>Роздягніть партнера однією рукою.</text:p>
          </table:table-cell>
          <table:table-cell table:style-name="ce3" office:value-type="string" calcext:value-type="string">
            <text:p>Завдання на потім/зараз. Надішліть мені своє сексуальне фото.</text:p>
          </table:table-cell>
          <table:table-cell table:number-columns-repeated="1018"/>
        </table:table-row>
        <table:table-row table:style-name="ro5">
          <table:table-cell table:style-name="ce3" office:value-type="string" calcext:value-type="string">
            <text:p>Скільки можеш мовчати?</text:p>
          </table:table-cell>
          <table:table-cell table:style-name="ce3" office:value-type="string" calcext:value-type="string">
            <text:p>Дивилася фільм “50 відтінків сірого”? Що думаєш?</text:p>
          </table:table-cell>
          <table:table-cell table:style-name="ce3" office:value-type="string" calcext:value-type="string">
            <text:p>Яке ваше найсоромніше таємне бажання?</text:p>
          </table:table-cell>
          <table:table-cell/>
          <table:table-cell table:style-name="ce3" office:value-type="string" calcext:value-type="string">
            <text:p>Масажуйте свого партнера.</text:p>
          </table:table-cell>
          <table:table-cell table:style-name="ce3" office:value-type="string" calcext:value-type="string">
            <text:p>Надішліть мені оголене селфі.</text:p>
          </table:table-cell>
          <table:table-cell table:number-columns-repeated="1018"/>
        </table:table-row>
        <table:table-row table:style-name="ro5">
          <table:table-cell table:style-name="ce3" office:value-type="string" calcext:value-type="string">
            <text:p>Які звуки видаєш під час сексу?</text:p>
          </table:table-cell>
          <table:table-cell table:style-name="ce3" office:value-type="string" calcext:value-type="string">
            <text:p>Як себе поведеш, якщо застанеш улюбленого/ну в ліжку з іншим/ою?</text:p>
          </table:table-cell>
          <table:table-cell table:style-name="ce3" office:value-type="string" calcext:value-type="string">
            <text:p>Якби ви скористувались сексом за гроші, кого ви б обрали?</text:p>
          </table:table-cell>
          <table:table-cell table:number-columns-repeated="2"/>
          <table:table-cell table:style-name="ce3" office:value-type="string" calcext:value-type="string">
            <text:p>Прочитайте мені еротичну історію знайдіть її або придумайте.</text:p>
          </table:table-cell>
          <table:table-cell table:number-columns-repeated="1018"/>
        </table:table-row>
        <table:table-row table:style-name="ro5">
          <table:table-cell table:style-name="ce3" office:value-type="string" calcext:value-type="string">
            <text:p>Чого в ліжку соромишся найбільше?</text:p>
          </table:table-cell>
          <table:table-cell table:style-name="ce3"/>
          <table:table-cell table:style-name="ce3" office:value-type="string" calcext:value-type="string">
            <text:p>Любиш експерименти в ліжку?</text:p>
          </table:table-cell>
          <table:table-cell/>
          <table:table-cell table:style-name="ce3" office:value-type="string" calcext:value-type="string">
            <text:p>Облизать груди партнера.</text:p>
          </table:table-cell>
          <table:table-cell table:style-name="ce3" office:value-type="string" calcext:value-type="string">
            <text:p>Завдання на потім, зателефонуйте мені і ввімкніть мене.</text:p>
          </table:table-cell>
          <table:table-cell table:number-columns-repeated="1018"/>
        </table:table-row>
        <table:table-row table:style-name="ro5">
          <table:table-cell table:style-name="ce3" table:number-columns-repeated="2"/>
          <table:table-cell table:style-name="ce3" office:value-type="string" calcext:value-type="string">
            <text:p>Ви коли-небудь мали небезпечний секс - і як саме це було?</text:p>
          </table:table-cell>
          <table:table-cell/>
          <table:table-cell table:style-name="ce3" office:value-type="string" calcext:value-type="string">
            <text:p>Покажи як ти робиш мінет з чимось їстівним.</text:p>
          </table:table-cell>
          <table:table-cell table:style-name="ce3" office:value-type="string" calcext:value-type="string">
            <text:p>Покладіть збиті вершки, або що вам до вподоби, на тіло свого партнера і оближте його.</text:p>
          </table:table-cell>
          <table:table-cell table:number-columns-repeated="1018"/>
        </table:table-row>
        <table:table-row table:style-name="ro5">
          <table:table-cell table:style-name="ce3" table:number-columns-repeated="2"/>
          <table:table-cell table:style-name="ce3" office:value-type="string" calcext:value-type="string">
            <text:p>Про що ти найбільше любиш думати, коли задовольняєш себе?</text:p>
          </table:table-cell>
          <table:table-cell/>
          <table:table-cell table:style-name="ce3" office:value-type="string" calcext:value-type="string">
            <text:p>Язиком поцілуй свого партнера там, де він / вона хоче.</text:p>
          </table:table-cell>
          <table:table-cell table:style-name="ce3" office:value-type="string" calcext:value-type="string">
            <text:p>Стогнуть так, ніби ви були в екстазі 15 секунд.</text:p>
          </table:table-cell>
          <table:table-cell table:number-columns-repeated="1018"/>
        </table:table-row>
        <table:table-row table:style-name="ro5">
          <table:table-cell table:style-name="ce3" office:value-type="string" calcext:value-type="string">
            <text:p>Вивчала/в Камасутру?</text:p>
          </table:table-cell>
          <table:table-cell table:style-name="ce3" office:value-type="string" calcext:value-type="string">
            <text:p>Що перше, що ти зробив би, якби ти прокинувся як протилежна стать?</text:p>
          </table:table-cell>
          <table:table-cell table:style-name="ce3" office:value-type="string" calcext:value-type="string">
            <text:p>Як ставишся до лесбійок та геїв?</text:p>
          </table:table-cell>
          <table:table-cell/>
          <table:table-cell table:style-name="ce3" office:value-type="string" calcext:value-type="string">
            <text:p>Роздирайте свого партнера лише мовою, розкажи що і як ти хочеш зробити.</text:p>
          </table:table-cell>
          <table:table-cell table:number-columns-repeated="1019"/>
        </table:table-row>
        <table:table-row table:style-name="ro5">
          <table:table-cell table:style-name="ce3" office:value-type="string" calcext:value-type="string">
            <text:p>Що важливіше змінити: тіло або характер?</text:p>
          </table:table-cell>
          <table:table-cell table:style-name="ce3" office:value-type="string" calcext:value-type="string">
            <text:p>Ви коли-небудь дозволяли комусь іншому потрапляти в халепу за щось, що ви зробили?</text:p>
          </table:table-cell>
          <table:table-cell table:style-name="ce3" office:value-type="string" calcext:value-type="string">
            <text:p>Який найкраща позиція для сексу для вас у всій квартирі?</text:p>
          </table:table-cell>
          <table:table-cell/>
          <table:table-cell table:style-name="ce3" office:value-type="string" calcext:value-type="string">
            <text:p>Зніміть нижню білизну партнера без рук.</text:p>
          </table:table-cell>
          <table:table-cell table:number-columns-repeated="1019"/>
        </table:table-row>
        <table:table-row table:style-name="ro5">
          <table:table-cell table:style-name="ce3" office:value-type="string" calcext:value-type="string">
            <text:p>Любиш жорсткий секс?</text:p>
          </table:table-cell>
          <table:table-cell table:style-name="ce3" office:value-type="string" calcext:value-type="string">
            <text:p>Що найприємніше, що ви коли-небудь робили?</text:p>
          </table:table-cell>
          <table:table-cell table:style-name="ce3" office:value-type="string" calcext:value-type="string">
            <text:p>З ким у вас був найкращий секс у житті?</text:p>
          </table:table-cell>
          <table:table-cell/>
          <table:table-cell table:style-name="ce3" office:value-type="string" calcext:value-type="string">
            <text:p>Зав'яжіть партнеру очі і робіть те, що хочете. 10 хвилин.</text:p>
          </table:table-cell>
          <table:table-cell table:number-columns-repeated="1019"/>
        </table:table-row>
        <table:table-row table:style-name="ro5">
          <table:table-cell table:style-name="ce3"/>
          <table:table-cell table:style-name="ce3" office:value-type="string" calcext:value-type="string">
            <text:p>Яка найсмішніша причина, вашого сексуального знущання над кимось?</text:p>
          </table:table-cell>
          <table:table-cell table:style-name="ce3" office:value-type="string" calcext:value-type="string">
            <text:p>Ви коли-небудь платили за секс?</text:p>
          </table:table-cell>
          <table:table-cell/>
          <table:table-cell table:style-name="ce3" office:value-type="string" calcext:value-type="string">
            <text:p>Подаруй мастурбацію. 5 хвилин.</text:p>
          </table:table-cell>
          <table:table-cell table:number-columns-repeated="1019"/>
        </table:table-row>
        <table:table-row table:style-name="ro5">
          <table:table-cell table:style-name="ce3" office:value-type="string" calcext:value-type="string">
            <text:p>Яку частину свого тіла вважаєш прекрасною?</text:p>
          </table:table-cell>
          <table:table-cell table:style-name="ce3" office:value-type="string" calcext:value-type="string">
            <text:p>Яка у вас найгірша звичка?</text:p>
          </table:table-cell>
          <table:table-cell table:style-name="ce3" office:value-type="string" calcext:value-type="string">
            <text:p>Що найвиразніше запамяталось у сні про секс?</text:p>
          </table:table-cell>
          <table:table-cell/>
          <table:table-cell table:style-name="ce3" office:value-type="string" calcext:value-type="string">
            <text:p>Відшльопай свого партнера.</text:p>
          </table:table-cell>
          <table:table-cell/>
          <table:table-cell table:style-name="ce5"/>
          <table:table-cell table:number-columns-repeated="1017"/>
        </table:table-row>
        <table:table-row table:style-name="ro5">
          <table:table-cell table:style-name="ce3" office:value-type="string" calcext:value-type="string">
            <text:p>Секс без прелюдії – це норма чи ні?</text:p>
          </table:table-cell>
          <table:table-cell table:style-name="ce3" office:value-type="string" calcext:value-type="string">
            <text:p>Як ви думаєте, яка ваша найкраща риса? А що найгірше?</text:p>
          </table:table-cell>
          <table:table-cell table:style-name="ce3" office:value-type="string" calcext:value-type="string">
            <text:p>Ви коли-небудь дивувалися під час сексу - і ким?</text:p>
          </table:table-cell>
          <table:table-cell/>
          <table:table-cell table:style-name="ce3" office:value-type="string" calcext:value-type="string">
            <text:p>Пристрасно поцілуй свого партнера.</text:p>
          </table:table-cell>
          <table:table-cell table:number-columns-repeated="1019"/>
        </table:table-row>
        <table:table-row table:style-name="ro5">
          <table:table-cell table:style-name="ce3" office:value-type="string" calcext:value-type="string">
            <text:p>Що найцікавіше, що ти робив під час сексу?</text:p>
          </table:table-cell>
          <table:table-cell table:style-name="ce3" office:value-type="string" calcext:value-type="string">
            <text:p>Що найсміливіше, що ви коли-небудь робили?</text:p>
          </table:table-cell>
          <table:table-cell table:style-name="ce3" office:value-type="string" calcext:value-type="string">
            <text:p>Яка улюблена позиція?</text:p>
          </table:table-cell>
          <table:table-cell table:number-columns-repeated="1021"/>
        </table:table-row>
        <table:table-row table:style-name="ro5">
          <table:table-cell table:style-name="ce3" office:value-type="string" calcext:value-type="string">
            <text:p>Ви коли-небудь були свідками того, що люди займаються сексом?</text:p>
          </table:table-cell>
          <table:table-cell table:style-name="ce3" office:value-type="string" calcext:value-type="string">
            <text:p>Про секс в якому місці ти мрієш найбільше?</text:p>
          </table:table-cell>
          <table:table-cell table:style-name="ce3" office:value-type="string" calcext:value-type="string">
            <text:p>Де ваша ерогенна зона?</text:p>
          </table:table-cell>
          <table:table-cell table:number-columns-repeated="1021"/>
        </table:table-row>
        <table:table-row table:style-name="ro5">
          <table:table-cell table:style-name="ce3" office:value-type="string" calcext:value-type="string">
            <text:p>Ви залишаєте світло увімкненим чи вимкненим під час сексу?</text:p>
          </table:table-cell>
          <table:table-cell table:style-name="ce3" office:value-type="string" calcext:value-type="string">
            <text:p>Якби ви збиралися заробляти гроші незаконно, як би ви це зробили?</text:p>
          </table:table-cell>
          <table:table-cell table:style-name="ce3" office:value-type="string" calcext:value-type="string">
            <text:p>З ким у вас було найгарячіше побачення?</text:p>
          </table:table-cell>
          <table:table-cell table:number-columns-repeated="1021"/>
        </table:table-row>
        <table:table-row table:style-name="ro5">
          <table:table-cell table:style-name="ce3" office:value-type="string" calcext:value-type="string">
            <text:p>Яке улюблене місце для сексу?</text:p>
          </table:table-cell>
          <table:table-cell table:style-name="ce3" office:value-type="string" calcext:value-type="string">
            <text:p>Що таке дитяче, що ти все ще робиш?</text:p>
          </table:table-cell>
          <table:table-cell table:style-name="ce3" office:value-type="string" calcext:value-type="string">
            <text:p>Дивишся порно одна?</text:p>
          </table:table-cell>
          <table:table-cell table:number-columns-repeated="1021"/>
        </table:table-row>
        <table:table-row table:style-name="ro5">
          <table:table-cell table:style-name="ce3" office:value-type="string" calcext:value-type="string">
            <text:p>Неслухняні розмови викликають у вас збудження?</text:p>
          </table:table-cell>
          <table:table-cell table:style-name="ce3" office:value-type="string" calcext:value-type="string">
            <text:p>Які дії можуть вас найбільше вразити в інтимі?</text:p>
          </table:table-cell>
          <table:table-cell table:style-name="ce3" office:value-type="string" calcext:value-type="string">
            <text:p>Чого в ліжку соромишся найбільше?</text:p>
          </table:table-cell>
          <table:table-cell table:number-columns-repeated="1021"/>
        </table:table-row>
        <table:table-row table:style-name="ro5">
          <table:table-cell table:style-name="ce3" office:value-type="string" calcext:value-type="string">
            <text:p>Ви коли-небудь підробляли оргазм?</text:p>
          </table:table-cell>
          <table:table-cell table:style-name="ce3" office:value-type="string" calcext:value-type="string">
            <text:p>Якби тобі дозволено вживати лише 3 слова до кінця вечора відтепер - що це було б?</text:p>
          </table:table-cell>
          <table:table-cell table:style-name="ce3" office:value-type="string" calcext:value-type="string">
            <text:p>Ви коли-небудь чули стогін сестри / брата?</text:p>
          </table:table-cell>
          <table:table-cell table:number-columns-repeated="1021"/>
        </table:table-row>
        <table:table-row table:style-name="ro5">
          <table:table-cell table:style-name="ce3" office:value-type="string" calcext:value-type="string">
            <text:p>Ви б краще подарували чи отримали задоволення?</text:p>
          </table:table-cell>
          <table:table-cell table:style-name="ce3" office:value-type="string" calcext:value-type="string">
            <text:p>Якби ви були диктатором, який би закон ви вперше прийняли?</text:p>
          </table:table-cell>
          <table:table-cell table:style-name="ce3" office:value-type="string" calcext:value-type="string">
            <text:p>Ви коли-небудь ловили когось під час маструбації?</text:p>
          </table:table-cell>
          <table:table-cell table:number-columns-repeated="1021"/>
        </table:table-row>
        <table:table-row table:style-name="ro5">
          <table:table-cell table:style-name="ce3" office:value-type="string" calcext:value-type="string">
            <text:p>Ви коли-небудь фантазували про вчителя?</text:p>
          </table:table-cell>
          <table:table-cell table:style-name="ce3" office:value-type="string" calcext:value-type="string">
            <text:p>Робиш Селфі ню?</text:p>
          </table:table-cell>
          <table:table-cell table:style-name="ce3" office:value-type="string" calcext:value-type="string">
            <text:p>У яких місцях ви займалися сексом?</text:p>
          </table:table-cell>
          <table:table-cell table:number-columns-repeated="1021"/>
        </table:table-row>
        <table:table-row table:style-name="ro5">
          <table:table-cell table:style-name="ce3" office:value-type="string" calcext:value-type="string">
            <text:p>Яким чином найшвидше збуджувались?</text:p>
          </table:table-cell>
          <table:table-cell table:style-name="ce3" office:value-type="string" calcext:value-type="string">
            <text:p>Яка була найбільша помилка у вашому житті?</text:p>
          </table:table-cell>
          <table:table-cell table:style-name="ce3" office:value-type="string" calcext:value-type="string">
            <text:p>Ви коли-небудь обманювали когось?</text:p>
          </table:table-cell>
          <table:table-cell table:number-columns-repeated="1021"/>
        </table:table-row>
        <table:table-row table:style-name="ro5">
          <table:table-cell table:style-name="ce3" office:value-type="string" calcext:value-type="string">
            <text:p>Яке улюблена позиція під час сексу? Поясніть, чому?</text:p>
          </table:table-cell>
          <table:table-cell table:style-name="ce3" office:value-type="string" calcext:value-type="string">
            <text:p>Що б ти ніколи не робив - навіть якщо ти знаєш, що у тебе є лише ще 12 годин жити?</text:p>
          </table:table-cell>
          <table:table-cell table:style-name="ce3" office:value-type="string" calcext:value-type="string">
            <text:p>Візьміть банан або огірок і імітуйте ідеальний BlowJob.</text:p>
          </table:table-cell>
          <table:table-cell table:number-columns-repeated="1021"/>
        </table:table-row>
        <table:table-row table:style-name="ro5">
          <table:table-cell table:style-name="ce3" office:value-type="string" calcext:value-type="string">
            <text:p>Який сексуальний акт ти ніколи не зробиш?</text:p>
          </table:table-cell>
          <table:table-cell table:style-name="ce3" office:value-type="string" calcext:value-type="string">
            <text:p>Яке правопорушення ви вчинили?</text:p>
          </table:table-cell>
          <table:table-cell table:style-name="ce3" office:value-type="string" calcext:value-type="string">
            <text:p>В якій позі крутіше відчуваєш оргазм?</text:p>
          </table:table-cell>
          <table:table-cell/>
          <table:table-cell table:style-name="ce3" office:value-type="string" calcext:value-type="string">
            <text:p>Тримайте за ерогенну частину тіла партнера, протягом 5 хвилин. Оберіть самі де.</text:p>
          </table:table-cell>
          <table:table-cell table:number-columns-repeated="1019"/>
        </table:table-row>
        <table:table-row table:style-name="ro5">
          <table:table-cell table:style-name="ce3" office:value-type="string" calcext:value-type="string">
            <text:p>На чому інтимно-брудному вас хтось спіймав?</text:p>
          </table:table-cell>
          <table:table-cell table:style-name="ce3" office:value-type="string" calcext:value-type="string">
            <text:p>Розкажи мені секрет з дитинства.</text:p>
          </table:table-cell>
          <table:table-cell table:style-name="ce3" office:value-type="string" calcext:value-type="string">
            <text:p>Як ставишся до орального сексу?</text:p>
          </table:table-cell>
          <table:table-cell/>
          <table:table-cell table:style-name="ce3" office:value-type="string" calcext:value-type="string">
            <text:p>Масажуйте ноги партера</text:p>
          </table:table-cell>
          <table:table-cell table:number-columns-repeated="1019"/>
        </table:table-row>
        <table:table-row table:style-name="ro5">
          <table:table-cell table:style-name="ce3" office:value-type="string" calcext:value-type="string">
            <text:p>Скільки сексуальних партнерів у вас було в житті?</text:p>
          </table:table-cell>
          <table:table-cell table:style-name="ce3" office:value-type="string" calcext:value-type="string">
            <text:p>Який ваш найбільший (секретний) порок?</text:p>
          </table:table-cell>
          <table:table-cell table:style-name="ce3" office:value-type="string" calcext:value-type="string">
            <text:p>Був секс в літаку, в поїзді, в туалеті клубу або ресторану?</text:p>
          </table:table-cell>
          <table:table-cell/>
          <table:table-cell table:style-name="ce3" office:value-type="string" calcext:value-type="string">
            <text:p>Зробіть танець живота протягом 1 хвилини.</text:p>
          </table:table-cell>
          <table:table-cell table:number-columns-repeated="1019"/>
        </table:table-row>
        <table:table-row table:style-name="ro5">
          <table:table-cell table:style-name="ce3" office:value-type="string" calcext:value-type="string">
            <text:p>Яка ваша ситуація найбільше бентежила, перебуваючи в ліжку?</text:p>
          </table:table-cell>
          <table:table-cell table:style-name="ce3" office:value-type="string" calcext:value-type="string">
            <text:p>Що б ви хотіли зробити зі мною … (або особою), якби ви могли потім стерти мою (її, його …) пам’ять?</text:p>
          </table:table-cell>
          <table:table-cell table:style-name="ce3" office:value-type="string" calcext:value-type="string">
            <text:p>Робиш домашнє порновідео? Якщо немає, погодишся з такою пропозицією від хлопця?</text:p>
          </table:table-cell>
          <table:table-cell/>
          <table:table-cell table:style-name="ce3" office:value-type="string" calcext:value-type="string">
            <text:p>Обміняйте одяг з іншим гравцем прямо протилежно.</text:p>
          </table:table-cell>
          <table:table-cell table:number-columns-repeated="1019"/>
        </table:table-row>
        <table:table-row table:style-name="ro5">
          <table:table-cell table:style-name="ce3" office:value-type="string" calcext:value-type="string">
            <text:p>Ви любите секс бути грубим або чуттєвим?</text:p>
          </table:table-cell>
          <table:table-cell table:style-name="ce3" office:value-type="string" calcext:value-type="string">
            <text:p>Що найгірше, що ти коли-небудь робив комусь?</text:p>
          </table:table-cell>
          <table:table-cell table:style-name="ce3" office:value-type="string" calcext:value-type="string">
            <text:p>Робиш домашнє порновідео? Якщо немає, погодишся з такою пропозицією від хлопця?</text:p>
          </table:table-cell>
          <table:table-cell/>
          <table:table-cell table:style-name="ce3" office:value-type="string" calcext:value-type="string">
            <text:p>Зроби 2-хвилинний масаж голови партнеру.</text:p>
          </table:table-cell>
          <table:table-cell table:number-columns-repeated="1019"/>
        </table:table-row>
        <table:table-row table:style-name="ro5">
          <table:table-cell table:style-name="ce4"/>
          <table:table-cell table:style-name="ce3" office:value-type="string" calcext:value-type="string">
            <text:p>Скажіть партнеру, у яких секс мріях уявляєш.</text:p>
          </table:table-cell>
          <table:table-cell table:style-name="ce3" office:value-type="string" calcext:value-type="string">
            <text:p>Нагодуй партнера чимось, але сексуально.</text:p>
          </table:table-cell>
          <table:table-cell table:number-columns-repeated="1021"/>
        </table:table-row>
        <table:table-row table:style-name="ro4" table:number-rows-repeated="1048520">
          <table:table-cell table:number-columns-repeated="1024"/>
        </table:table-row>
        <table:table-row table:style-name="ro4">
          <table:table-cell table:number-columns-repeated="1024"/>
        </table:table-row>
      </table:table>
      <table:table table:name="Sheet4" table:style-name="ta3">
        <office:forms form:automatic-focus="false" form:apply-design-mode="false"/>
        <table:table-column table:style-name="co2" table:default-cell-style-name="Default"/>
        <table:table-column table:style-name="co4" table:default-cell-style-name="ce12"/>
        <table:table-column table:style-name="co5" table:default-cell-style-name="ce12"/>
        <table:table-column table:style-name="co6" table:default-cell-style-name="ce12"/>
        <table:table-column table:style-name="co6" table:number-columns-repeated="7" table:default-cell-style-name="Default"/>
        <table:table-row table:style-name="ro6">
          <table:table-cell office:value-type="string" calcext:value-type="string">
            <text:p>id</text:p>
          </table:table-cell>
          <table:table-cell office:value-type="string" calcext:value-type="string">
            <text:p>task</text:p>
          </table:table-cell>
          <table:table-cell table:number-columns-repeated="2"/>
          <table:table-cell office:value-type="string" calcext:value-type="string">
            <text:p>level</text:p>
          </table:table-cell>
          <table:table-cell office:value-type="string" calcext:value-type="string">
            <text:p>bdsm</text:p>
          </table:table-cell>
          <table:table-cell office:value-type="string" calcext:value-type="string">
            <text:p>fetish</text:p>
          </table:table-cell>
          <table:table-cell office:value-type="string" calcext:value-type="string">
            <text:p>bondage</text:p>
          </table:table-cell>
          <table:table-cell office:value-type="string" calcext:value-type="string">
            <text:p>oral</text:p>
          </table:table-cell>
          <table:table-cell office:value-type="string" calcext:value-type="string">
            <text:p>anal</text:p>
          </table:table-cell>
          <table:table-cell office:value-type="string" calcext:value-type="string">
            <text:p>domination</text:p>
          </table:table-cell>
        </table:table-row>
        <table:table-row table:style-name="ro6">
          <table:table-cell office:value-type="float" office:value="1" calcext:value-type="float">
            <text:p>1</text:p>
          </table:table-cell>
          <table:table-cell office:value-type="string" calcext:value-type="string">
            <text:p>Яке найнезвичніше місце, де ви кохалися?</text:p>
          </table:table-cell>
          <table:table-cell table:number-columns-repeated="9"/>
        </table:table-row>
        <table:table-row table:style-name="ro7">
          <table:table-cell office:value-type="float" office:value="2" calcext:value-type="float">
            <text:p>2</text:p>
          </table:table-cell>
          <table:table-cell office:value-type="string" calcext:value-type="string">
            <text:p>Який сексуальний акт у вас був, та більше ніколи не зробите?</text:p>
          </table:table-cell>
          <table:table-cell table:number-columns-repeated="9"/>
        </table:table-row>
        <table:table-row table:style-name="ro6">
          <table:table-cell office:value-type="float" office:value="3" calcext:value-type="float">
            <text:p>3</text:p>
          </table:table-cell>
          <table:table-cell office:value-type="string" calcext:value-type="string">
            <text:p>Що вам подобається під час прелюдії?</text:p>
          </table:table-cell>
          <table:table-cell table:number-columns-repeated="9"/>
        </table:table-row>
        <table:table-row table:style-name="ro6">
          <table:table-cell office:value-type="float" office:value="4" calcext:value-type="float">
            <text:p>4</text:p>
          </table:table-cell>
          <table:table-cell office:value-type="string" calcext:value-type="string">
            <text:p>Який найкращий оргазм у вас коли-небудь був?</text:p>
          </table:table-cell>
          <table:table-cell table:number-columns-repeated="9"/>
        </table:table-row>
        <table:table-row table:style-name="ro6">
          <table:table-cell office:value-type="float" office:value="5" calcext:value-type="float">
            <text:p>5</text:p>
          </table:table-cell>
          <table:table-cell office:value-type="string" calcext:value-type="string">
            <text:p>Коли ви востаннє мастурбували?</text:p>
          </table:table-cell>
          <table:table-cell table:number-columns-repeated="9"/>
        </table:table-row>
        <table:table-row table:style-name="ro6">
          <table:table-cell office:value-type="float" office:value="6" calcext:value-type="float">
            <text:p>6</text:p>
          </table:table-cell>
          <table:table-cell office:value-type="string" calcext:value-type="string">
            <text:p>Яка улюблена позиція?</text:p>
          </table:table-cell>
          <table:table-cell table:number-columns-repeated="9"/>
        </table:table-row>
        <table:table-row table:style-name="ro6">
          <table:table-cell office:value-type="float" office:value="7" calcext:value-type="float">
            <text:p>7</text:p>
          </table:table-cell>
          <table:table-cell office:value-type="string" calcext:value-type="string">
            <text:p>Як ви себе почуваєте, торкаючись себе?</text:p>
          </table:table-cell>
          <table:table-cell table:number-columns-repeated="9"/>
        </table:table-row>
        <table:table-row table:style-name="ro7">
          <table:table-cell office:value-type="float" office:value="8" calcext:value-type="float">
            <text:p>8</text:p>
          </table:table-cell>
          <table:table-cell office:value-type="string" calcext:value-type="string">
            <text:p>Що найперше інтимного ви зробили б, якби прокинулися як протилежної статі?</text:p>
          </table:table-cell>
          <table:table-cell table:number-columns-repeated="9"/>
        </table:table-row>
        <table:table-row table:style-name="ro7">
          <table:table-cell office:value-type="float" office:value="9" calcext:value-type="float">
            <text:p>9</text:p>
          </table:table-cell>
          <table:table-cell office:value-type="string" calcext:value-type="string">
            <text:p>Ви віддаєте перевагу мати домінуючого, покірного або нейтрального, партнера? Поясніть, чому?</text:p>
          </table:table-cell>
          <table:table-cell table:number-columns-repeated="9"/>
        </table:table-row>
        <table:table-row table:style-name="ro6">
          <table:table-cell office:value-type="float" office:value="10" calcext:value-type="float">
            <text:p>10</text:p>
          </table:table-cell>
          <table:table-cell office:value-type="string" calcext:value-type="string">
            <text:p>Ви любите слухати музику, займаючись сексом?</text:p>
          </table:table-cell>
          <table:table-cell table:number-columns-repeated="9"/>
        </table:table-row>
        <table:table-row table:style-name="ro7">
          <table:table-cell office:value-type="float" office:value="11" calcext:value-type="float">
            <text:p>11</text:p>
          </table:table-cell>
          <table:table-cell office:value-type="string" calcext:value-type="string">
            <text:p>Ви коли-небудь спостерігали, як інша пара займається сексом?</text:p>
          </table:table-cell>
          <table:table-cell table:number-columns-repeated="9"/>
        </table:table-row>
        <table:table-row table:style-name="ro7">
          <table:table-cell office:value-type="float" office:value="12" calcext:value-type="float">
            <text:p>12</text:p>
          </table:table-cell>
          <table:table-cell office:value-type="string" calcext:value-type="string">
            <text:p>Яка найсміливіша фантазія у вас коли-небудь була, що насправді здійснилася?</text:p>
          </table:table-cell>
          <table:table-cell table:number-columns-repeated="9"/>
        </table:table-row>
        <table:table-row table:style-name="ro6">
          <table:table-cell office:value-type="float" office:value="13" calcext:value-type="float">
            <text:p>13</text:p>
          </table:table-cell>
          <table:table-cell office:value-type="string" calcext:value-type="string">
            <text:p>Яким був ваш перший досвід сексу?</text:p>
          </table:table-cell>
          <table:table-cell table:number-columns-repeated="9"/>
        </table:table-row>
        <table:table-row table:style-name="ro6">
          <table:table-cell office:value-type="float" office:value="14" calcext:value-type="float">
            <text:p>14</text:p>
          </table:table-cell>
          <table:table-cell office:value-type="string" calcext:value-type="string">
            <text:p>Який найдовший проміжок часу ви були без сексу?</text:p>
          </table:table-cell>
          <table:table-cell table:number-columns-repeated="9"/>
        </table:table-row>
        <table:table-row table:style-name="ro6">
          <table:table-cell office:value-type="float" office:value="15" calcext:value-type="float">
            <text:p>15</text:p>
          </table:table-cell>
          <table:table-cell office:value-type="string" calcext:value-type="string">
            <text:p>Ви коли-небудь експериментували з особою тієї ж статі?</text:p>
          </table:table-cell>
          <table:table-cell table:number-columns-repeated="9"/>
        </table:table-row>
        <table:table-row table:style-name="ro6">
          <table:table-cell office:value-type="float" office:value="16" calcext:value-type="float">
            <text:p>16</text:p>
          </table:table-cell>
          <table:table-cell office:value-type="string" calcext:value-type="string">
            <text:p>Які найсексуальніші речі вам казали?</text:p>
          </table:table-cell>
          <table:table-cell table:number-columns-repeated="9"/>
        </table:table-row>
        <table:table-row table:style-name="ro6">
          <table:table-cell office:value-type="float" office:value="17" calcext:value-type="float">
            <text:p>17</text:p>
          </table:table-cell>
          <table:table-cell office:value-type="string" calcext:value-type="string">
            <text:p>У вас коли-небудь була історія одноденного сексу?</text:p>
          </table:table-cell>
          <table:table-cell table:number-columns-repeated="9"/>
        </table:table-row>
        <table:table-row table:style-name="ro6">
          <table:table-cell office:value-type="float" office:value="18" calcext:value-type="float">
            <text:p>18</text:p>
          </table:table-cell>
          <table:table-cell office:value-type="string" calcext:value-type="string">
            <text:p>Яка ваша таємна фантазія?</text:p>
          </table:table-cell>
          <table:table-cell table:number-columns-repeated="9"/>
        </table:table-row>
        <table:table-row table:style-name="ro7">
          <table:table-cell office:value-type="float" office:value="19" calcext:value-type="float">
            <text:p>19</text:p>
          </table:table-cell>
          <table:table-cell office:value-type="string" calcext:value-type="string">
            <text:p>Щоб ти робила/робив, якщо став/ла іншої статі на один день?</text:p>
          </table:table-cell>
          <table:table-cell table:number-columns-repeated="9"/>
        </table:table-row>
        <table:table-row table:style-name="ro7">
          <table:table-cell office:value-type="float" office:value="20" calcext:value-type="float">
            <text:p>20</text:p>
          </table:table-cell>
          <table:table-cell office:value-type="string" calcext:value-type="string">
            <text:p>Можеш виконати бажання коханої людини без роздумів?</text:p>
          </table:table-cell>
          <table:table-cell table:number-columns-repeated="9"/>
        </table:table-row>
        <table:table-row table:style-name="ro6">
          <table:table-cell office:value-type="float" office:value="21" calcext:value-type="float">
            <text:p>21</text:p>
          </table:table-cell>
          <table:table-cell office:value-type="string" calcext:value-type="string">
            <text:p>Як тебе можна розвеселити, якщо сумуєш?</text:p>
          </table:table-cell>
          <table:table-cell table:number-columns-repeated="9"/>
        </table:table-row>
        <table:table-row table:style-name="ro6">
          <table:table-cell office:value-type="float" office:value="22" calcext:value-type="float">
            <text:p>22</text:p>
          </table:table-cell>
          <table:table-cell office:value-type="string" calcext:value-type="string">
            <text:p>Як ставишся до зрад, пробачиш хлопця?</text:p>
          </table:table-cell>
          <table:table-cell table:number-columns-repeated="9"/>
        </table:table-row>
        <table:table-row table:style-name="ro6">
          <table:table-cell office:value-type="float" office:value="23" calcext:value-type="float">
            <text:p>23</text:p>
          </table:table-cell>
          <table:table-cell office:value-type="string" calcext:value-type="string">
            <text:p>Що повинен зробити кожна людина протягом життя?</text:p>
          </table:table-cell>
          <table:table-cell table:number-columns-repeated="9"/>
        </table:table-row>
        <table:table-row table:style-name="ro7">
          <table:table-cell office:value-type="float" office:value="24" calcext:value-type="float">
            <text:p>24</text:p>
          </table:table-cell>
          <table:table-cell office:value-type="string" calcext:value-type="string">
            <text:p>Чи зможеш піти по головах заради успіху і досягнення цілей?</text:p>
          </table:table-cell>
          <table:table-cell table:number-columns-repeated="9"/>
        </table:table-row>
        <table:table-row table:style-name="ro6">
          <table:table-cell office:value-type="float" office:value="25" calcext:value-type="float">
            <text:p>25</text:p>
          </table:table-cell>
          <table:table-cell office:value-type="string" calcext:value-type="string">
            <text:p>Як назвеш дітей, коли вони з’являться?</text:p>
          </table:table-cell>
          <table:table-cell table:number-columns-repeated="9"/>
        </table:table-row>
        <table:table-row table:style-name="ro6">
          <table:table-cell office:value-type="float" office:value="26" calcext:value-type="float">
            <text:p>26</text:p>
          </table:table-cell>
          <table:table-cell office:value-type="string" calcext:value-type="string">
            <text:p>Як будеш діяти, якщо твоя пара подобається інший/ому?</text:p>
          </table:table-cell>
          <table:table-cell table:number-columns-repeated="9"/>
        </table:table-row>
        <table:table-row table:style-name="ro6">
          <table:table-cell office:value-type="float" office:value="27" calcext:value-type="float">
            <text:p>27</text:p>
          </table:table-cell>
          <table:table-cell office:value-type="string" calcext:value-type="string">
            <text:p>Якщо станеш невидимкою, що будеш робити?</text:p>
          </table:table-cell>
          <table:table-cell table:number-columns-repeated="9"/>
        </table:table-row>
        <table:table-row table:style-name="ro6">
          <table:table-cell office:value-type="float" office:value="28" calcext:value-type="float">
            <text:p>28</text:p>
          </table:table-cell>
          <table:table-cell office:value-type="string" calcext:value-type="string">
            <text:p>Скільки можеш мовчати?</text:p>
          </table:table-cell>
          <table:table-cell table:number-columns-repeated="9"/>
        </table:table-row>
        <table:table-row table:style-name="ro6">
          <table:table-cell office:value-type="float" office:value="29" calcext:value-type="float">
            <text:p>29</text:p>
          </table:table-cell>
          <table:table-cell office:value-type="string" calcext:value-type="string">
            <text:p>Які звуки видаєш під час сексу?</text:p>
          </table:table-cell>
          <table:table-cell table:number-columns-repeated="9"/>
        </table:table-row>
        <table:table-row table:style-name="ro6">
          <table:table-cell office:value-type="float" office:value="30" calcext:value-type="float">
            <text:p>30</text:p>
          </table:table-cell>
          <table:table-cell office:value-type="string" calcext:value-type="string">
            <text:p>Чого в ліжку соромишся найбільше?</text:p>
          </table:table-cell>
          <table:table-cell table:number-columns-repeated="9"/>
        </table:table-row>
        <table:table-row table:style-name="ro6">
          <table:table-cell office:value-type="float" office:value="31" calcext:value-type="float">
            <text:p>31</text:p>
          </table:table-cell>
          <table:table-cell office:value-type="string" calcext:value-type="string">
            <text:p>Чи був/ла ти на нудистському пляжі? Розкажи.</text:p>
          </table:table-cell>
          <table:table-cell table:number-columns-repeated="9"/>
        </table:table-row>
        <table:table-row table:style-name="ro6">
          <table:table-cell office:value-type="float" office:value="32" calcext:value-type="float">
            <text:p>32</text:p>
          </table:table-cell>
          <table:table-cell office:value-type="string" calcext:value-type="string">
            <text:p>Тобі подобаються рольові ігри?</text:p>
          </table:table-cell>
          <table:table-cell table:number-columns-repeated="9"/>
        </table:table-row>
        <table:table-row table:style-name="ro6">
          <table:table-cell office:value-type="float" office:value="33" calcext:value-type="float">
            <text:p>33</text:p>
          </table:table-cell>
          <table:table-cell office:value-type="string" calcext:value-type="string">
            <text:p>Вивчала/в Камасутру?</text:p>
          </table:table-cell>
          <table:table-cell table:number-columns-repeated="9"/>
        </table:table-row>
        <table:table-row table:style-name="ro6">
          <table:table-cell office:value-type="float" office:value="34" calcext:value-type="float">
            <text:p>34</text:p>
          </table:table-cell>
          <table:table-cell office:value-type="string" calcext:value-type="string">
            <text:p>Що важливіше змінити: тіло або характер?</text:p>
          </table:table-cell>
          <table:table-cell table:number-columns-repeated="9"/>
        </table:table-row>
        <table:table-row table:style-name="ro6">
          <table:table-cell office:value-type="float" office:value="35" calcext:value-type="float">
            <text:p>35</text:p>
          </table:table-cell>
          <table:table-cell office:value-type="string" calcext:value-type="string">
            <text:p>Любиш жорсткий секс?</text:p>
          </table:table-cell>
          <table:table-cell table:number-columns-repeated="9"/>
        </table:table-row>
        <table:table-row table:style-name="ro7">
          <table:table-cell office:value-type="float" office:value="36" calcext:value-type="float">
            <text:p>36</text:p>
          </table:table-cell>
          <table:table-cell office:value-type="string" calcext:value-type="string">
            <text:p>Подаруйте своєму партнерові пристрасний французький поцілунок.</text:p>
          </table:table-cell>
          <table:table-cell table:number-columns-repeated="9"/>
        </table:table-row>
        <table:table-row table:style-name="ro6">
          <table:table-cell office:value-type="float" office:value="37" calcext:value-type="float">
            <text:p>37</text:p>
          </table:table-cell>
          <table:table-cell office:value-type="string" calcext:value-type="string">
            <text:p>Яку частину свого тіла вважаєш прекрасною?</text:p>
          </table:table-cell>
          <table:table-cell table:number-columns-repeated="9"/>
        </table:table-row>
        <table:table-row table:style-name="ro6">
          <table:table-cell office:value-type="float" office:value="38" calcext:value-type="float">
            <text:p>38</text:p>
          </table:table-cell>
          <table:table-cell office:value-type="string" calcext:value-type="string">
            <text:p>Секс без прелюдії – це норма чи ні?</text:p>
          </table:table-cell>
          <table:table-cell table:number-columns-repeated="9"/>
        </table:table-row>
        <table:table-row table:style-name="ro6">
          <table:table-cell office:value-type="float" office:value="39" calcext:value-type="float">
            <text:p>39</text:p>
          </table:table-cell>
          <table:table-cell office:value-type="string" calcext:value-type="string">
            <text:p>Що найцікавіше, що ти робив під час сексу?</text:p>
          </table:table-cell>
          <table:table-cell table:number-columns-repeated="9"/>
        </table:table-row>
        <table:table-row table:style-name="ro7">
          <table:table-cell office:value-type="float" office:value="40" calcext:value-type="float">
            <text:p>40</text:p>
          </table:table-cell>
          <table:table-cell office:value-type="string" calcext:value-type="string">
            <text:p>Ви коли-небудь були свідками того, що люди займаються сексом?</text:p>
          </table:table-cell>
          <table:table-cell table:number-columns-repeated="9"/>
        </table:table-row>
        <table:table-row table:style-name="ro7">
          <table:table-cell office:value-type="float" office:value="41" calcext:value-type="float">
            <text:p>41</text:p>
          </table:table-cell>
          <table:table-cell office:value-type="string" calcext:value-type="string">
            <text:p>Ви залишаєте світло увімкненим чи вимкненим під час сексу?</text:p>
          </table:table-cell>
          <table:table-cell table:number-columns-repeated="9"/>
        </table:table-row>
        <table:table-row table:style-name="ro6">
          <table:table-cell office:value-type="float" office:value="42" calcext:value-type="float">
            <text:p>42</text:p>
          </table:table-cell>
          <table:table-cell office:value-type="string" calcext:value-type="string">
            <text:p>Яке улюблене місце для сексу?</text:p>
          </table:table-cell>
          <table:table-cell table:number-columns-repeated="9"/>
        </table:table-row>
        <table:table-row table:style-name="ro6">
          <table:table-cell office:value-type="float" office:value="43" calcext:value-type="float">
            <text:p>43</text:p>
          </table:table-cell>
          <table:table-cell office:value-type="string" calcext:value-type="string">
            <text:p>Неслухняні розмови викликають у вас збудження?</text:p>
          </table:table-cell>
          <table:table-cell table:number-columns-repeated="9"/>
        </table:table-row>
        <table:table-row table:style-name="ro6">
          <table:table-cell office:value-type="float" office:value="44" calcext:value-type="float">
            <text:p>44</text:p>
          </table:table-cell>
          <table:table-cell office:value-type="string" calcext:value-type="string">
            <text:p>Ви коли-небудь підробляли оргазм?</text:p>
          </table:table-cell>
          <table:table-cell table:number-columns-repeated="9"/>
        </table:table-row>
        <table:table-row table:style-name="ro6">
          <table:table-cell office:value-type="float" office:value="45" calcext:value-type="float">
            <text:p>45</text:p>
          </table:table-cell>
          <table:table-cell office:value-type="string" calcext:value-type="string">
            <text:p>Ви б краще подарували чи отримали задоволення?</text:p>
          </table:table-cell>
          <table:table-cell table:style-name="Default"/>
          <table:table-cell table:number-columns-repeated="8"/>
        </table:table-row>
        <table:table-row table:style-name="ro6">
          <table:table-cell office:value-type="float" office:value="46" calcext:value-type="float">
            <text:p>46</text:p>
          </table:table-cell>
          <table:table-cell office:value-type="string" calcext:value-type="string">
            <text:p>Ви коли-небудь фантазували про вчителя?</text:p>
          </table:table-cell>
          <table:table-cell table:number-columns-repeated="9"/>
        </table:table-row>
        <table:table-row table:style-name="ro6">
          <table:table-cell office:value-type="float" office:value="47" calcext:value-type="float">
            <text:p>47</text:p>
          </table:table-cell>
          <table:table-cell office:value-type="string" calcext:value-type="string">
            <text:p>Яким чином найшвидше збуджувались?</text:p>
          </table:table-cell>
          <table:table-cell table:number-columns-repeated="9"/>
        </table:table-row>
        <table:table-row table:style-name="ro6">
          <table:table-cell office:value-type="float" office:value="48" calcext:value-type="float">
            <text:p>48</text:p>
          </table:table-cell>
          <table:table-cell office:value-type="string" calcext:value-type="string">
            <text:p>Яке улюблена позиція під час сексу? Поясніть, чому?</text:p>
          </table:table-cell>
          <table:table-cell table:number-columns-repeated="9"/>
        </table:table-row>
        <table:table-row table:style-name="ro6">
          <table:table-cell office:value-type="float" office:value="49" calcext:value-type="float">
            <text:p>49</text:p>
          </table:table-cell>
          <table:table-cell office:value-type="string" calcext:value-type="string">
            <text:p>Що в сексі ти ніколи не зробиш?</text:p>
          </table:table-cell>
          <table:table-cell table:style-name="Default"/>
          <table:table-cell table:number-columns-repeated="8"/>
        </table:table-row>
        <table:table-row table:style-name="ro6">
          <table:table-cell office:value-type="float" office:value="50" calcext:value-type="float">
            <text:p>50</text:p>
          </table:table-cell>
          <table:table-cell office:value-type="string" calcext:value-type="string">
            <text:p>На чому інтимно-брудному вас хтось спіймав?</text:p>
          </table:table-cell>
          <table:table-cell table:style-name="Default"/>
          <table:table-cell table:number-columns-repeated="8"/>
        </table:table-row>
        <table:table-row table:style-name="ro6">
          <table:table-cell office:value-type="float" office:value="51" calcext:value-type="float">
            <text:p>51</text:p>
          </table:table-cell>
          <table:table-cell office:value-type="string" calcext:value-type="string">
            <text:p>Скільки сексуальних партнерів у вас було в житті?</text:p>
          </table:table-cell>
          <table:table-cell table:number-columns-repeated="9"/>
        </table:table-row>
        <table:table-row table:style-name="ro7">
          <table:table-cell office:value-type="float" office:value="52" calcext:value-type="float">
            <text:p>52</text:p>
          </table:table-cell>
          <table:table-cell office:value-type="string" calcext:value-type="string">
            <text:p>Яка ваша ситуація найбільше бентежила, перебуваючи в ліжку?</text:p>
          </table:table-cell>
          <table:table-cell table:number-columns-repeated="9"/>
        </table:table-row>
        <table:table-row table:style-name="ro6">
          <table:table-cell office:value-type="float" office:value="53" calcext:value-type="float">
            <text:p>53</text:p>
          </table:table-cell>
          <table:table-cell office:value-type="string" calcext:value-type="string">
            <text:p>Ви полюбляєте під час сексу бути грубим або чуттєвим?</text:p>
          </table:table-cell>
          <table:table-cell table:number-columns-repeated="9"/>
        </table:table-row>
        <table:table-row table:style-name="ro6">
          <table:table-cell office:value-type="float" office:value="54" calcext:value-type="float">
            <text:p>54</text:p>
          </table:table-cell>
          <table:table-cell office:value-type="string" calcext:value-type="string">
            <text:p>Чи є у вас досвід із золотим дощем?</text:p>
          </table:table-cell>
          <table:table-cell table:style-name="Default"/>
          <table:table-cell table:number-columns-repeated="8"/>
        </table:table-row>
        <table:table-row table:style-name="ro6">
          <table:table-cell office:value-type="float" office:value="55" calcext:value-type="float">
            <text:p>55</text:p>
          </table:table-cell>
          <table:table-cell office:value-type="string" calcext:value-type="string">
            <text:p>У вас є фетиш? Якщо так, то який?</text:p>
          </table:table-cell>
          <table:table-cell table:style-name="Default"/>
          <table:table-cell table:number-columns-repeated="8"/>
        </table:table-row>
        <table:table-row table:style-name="ro6">
          <table:table-cell office:value-type="float" office:value="56" calcext:value-type="float">
            <text:p>56</text:p>
          </table:table-cell>
          <table:table-cell office:value-type="string" calcext:value-type="string">
            <text:p>Ти хочеш спробувати секс з партнером твоєї статі?</text:p>
          </table:table-cell>
          <table:table-cell table:style-name="Default"/>
          <table:table-cell table:number-columns-repeated="8"/>
        </table:table-row>
        <table:table-row table:style-name="ro6">
          <table:table-cell office:value-type="float" office:value="57" calcext:value-type="float">
            <text:p>57</text:p>
          </table:table-cell>
          <table:table-cell office:value-type="string" calcext:value-type="string">
            <text:p>Зав'язані очі, як тобі?</text:p>
          </table:table-cell>
          <table:table-cell table:number-columns-repeated="9"/>
        </table:table-row>
        <table:table-row table:style-name="ro7">
          <table:table-cell office:value-type="float" office:value="58" calcext:value-type="float">
            <text:p>58</text:p>
          </table:table-cell>
          <table:table-cell office:value-type="string" calcext:value-type="string">
            <text:p>Ви б не хотіли бути з покірним або домінуючим партнером?</text:p>
          </table:table-cell>
          <table:table-cell table:number-columns-repeated="9"/>
        </table:table-row>
        <table:table-row table:style-name="ro6">
          <table:table-cell office:value-type="float" office:value="59" calcext:value-type="float">
            <text:p>59</text:p>
          </table:table-cell>
          <table:table-cell office:value-type="string" calcext:value-type="string">
            <text:p>Хто подарував вам перший оргазм?</text:p>
          </table:table-cell>
          <table:table-cell table:number-columns-repeated="9"/>
        </table:table-row>
        <table:table-row table:style-name="ro6">
          <table:table-cell office:value-type="float" office:value="60" calcext:value-type="float">
            <text:p>60</text:p>
          </table:table-cell>
          <table:table-cell office:value-type="string" calcext:value-type="string">
            <text:p>Ви коли-небудь були подругами? Якщо так, ким?</text:p>
          </table:table-cell>
          <table:table-cell table:number-columns-repeated="9"/>
        </table:table-row>
        <table:table-row table:style-name="ro6">
          <table:table-cell office:value-type="float" office:value="61" calcext:value-type="float">
            <text:p>61</text:p>
          </table:table-cell>
          <table:table-cell office:value-type="string" calcext:value-type="string">
            <text:p>Що викликає оргазм під час сексу?</text:p>
          </table:table-cell>
          <table:table-cell table:style-name="Default"/>
          <table:table-cell table:number-columns-repeated="8"/>
        </table:table-row>
        <table:table-row table:style-name="ro6">
          <table:table-cell office:value-type="float" office:value="62" calcext:value-type="float">
            <text:p>62</text:p>
          </table:table-cell>
          <table:table-cell office:value-type="string" calcext:value-type="string">
            <text:p>Ви коли-небудь проводили оргію?</text:p>
          </table:table-cell>
          <table:table-cell table:style-name="Default"/>
          <table:table-cell table:number-columns-repeated="8"/>
        </table:table-row>
        <table:table-row table:style-name="ro6">
          <table:table-cell office:value-type="float" office:value="63" calcext:value-type="float">
            <text:p>63</text:p>
          </table:table-cell>
          <table:table-cell office:value-type="string" calcext:value-type="string">
            <text:p>Коли вперше у вас виник оргазм?</text:p>
          </table:table-cell>
          <table:table-cell table:number-columns-repeated="9"/>
        </table:table-row>
        <table:table-row table:style-name="ro6">
          <table:table-cell office:value-type="float" office:value="64" calcext:value-type="float">
            <text:p>64</text:p>
          </table:table-cell>
          <table:table-cell office:value-type="string" calcext:value-type="string">
            <text:p>Ви коли-небудь брали чиєсь дівоцтво?</text:p>
          </table:table-cell>
          <table:table-cell table:number-columns-repeated="9"/>
        </table:table-row>
        <table:table-row table:style-name="ro6">
          <table:table-cell office:value-type="float" office:value="65" calcext:value-type="float">
            <text:p>65</text:p>
          </table:table-cell>
          <table:table-cell office:value-type="string" calcext:value-type="string">
            <text:p>У вас колись був трійка?</text:p>
          </table:table-cell>
          <table:table-cell table:style-name="Default"/>
          <table:table-cell table:number-columns-repeated="8"/>
        </table:table-row>
        <table:table-row table:style-name="ro7">
          <table:table-cell office:value-type="float" office:value="66" calcext:value-type="float">
            <text:p>66</text:p>
          </table:table-cell>
          <table:table-cell office:value-type="string" calcext:value-type="string">
            <text:p>Ви коли-небудь були зв'язані? Якщо ні, ви хочете спробувати?</text:p>
          </table:table-cell>
          <table:table-cell table:style-name="Default"/>
          <table:table-cell table:number-columns-repeated="8"/>
        </table:table-row>
        <table:table-row table:style-name="ro6">
          <table:table-cell office:value-type="float" office:value="67" calcext:value-type="float">
            <text:p>67</text:p>
          </table:table-cell>
          <table:table-cell office:value-type="string" calcext:value-type="string">
            <text:p>Що вас найбільше збуджує?</text:p>
          </table:table-cell>
          <table:table-cell table:number-columns-repeated="9"/>
        </table:table-row>
        <table:table-row table:style-name="ro7">
          <table:table-cell office:value-type="float" office:value="68" calcext:value-type="float">
            <text:p>68</text:p>
          </table:table-cell>
          <table:table-cell office:value-type="string" calcext:value-type="string">
            <text:p>Що найнеприємніше, що ви коли-небудь робили сексуально?</text:p>
          </table:table-cell>
          <table:table-cell table:number-columns-repeated="9"/>
        </table:table-row>
        <table:table-row table:style-name="ro6">
          <table:table-cell office:value-type="float" office:value="69" calcext:value-type="float">
            <text:p>69</text:p>
          </table:table-cell>
          <table:table-cell office:value-type="string" calcext:value-type="string">
            <text:p>Ваш улюблений тип порно?</text:p>
          </table:table-cell>
          <table:table-cell table:style-name="Default"/>
          <table:table-cell table:number-columns-repeated="8"/>
        </table:table-row>
        <table:table-row table:style-name="ro6">
          <table:table-cell office:value-type="float" office:value="70" calcext:value-type="float">
            <text:p>70</text:p>
          </table:table-cell>
          <table:table-cell office:value-type="string" calcext:value-type="string">
            <text:p>Ви коли-небудь мастурбували в громадських місцях?</text:p>
          </table:table-cell>
          <table:table-cell table:style-name="Default"/>
          <table:table-cell table:number-columns-repeated="8"/>
        </table:table-row>
        <table:table-row table:style-name="ro6">
          <table:table-cell office:value-type="float" office:value="71" calcext:value-type="float">
            <text:p>71</text:p>
          </table:table-cell>
          <table:table-cell office:value-type="string" calcext:value-type="string">
            <text:p>Яке найулюбленіше місце у вас на тілі для поцілунків?</text:p>
          </table:table-cell>
          <table:table-cell table:number-columns-repeated="9"/>
        </table:table-row>
        <table:table-row table:style-name="ro6">
          <table:table-cell office:value-type="float" office:value="72" calcext:value-type="float">
            <text:p>72</text:p>
          </table:table-cell>
          <table:table-cell office:value-type="string" calcext:value-type="string">
            <text:p>Яка найулюбленіша секс іграшка, та опишіть процес?</text:p>
          </table:table-cell>
          <table:table-cell table:style-name="Default"/>
          <table:table-cell table:number-columns-repeated="8"/>
        </table:table-row>
        <table:table-row table:style-name="ro6">
          <table:table-cell office:value-type="float" office:value="73" calcext:value-type="float">
            <text:p>73</text:p>
          </table:table-cell>
          <table:table-cell office:value-type="string" calcext:value-type="string">
            <text:p>Яка ваша найвиразніша сексуальна фантазія?</text:p>
          </table:table-cell>
          <table:table-cell table:number-columns-repeated="9"/>
        </table:table-row>
        <table:table-row table:style-name="ro6">
          <table:table-cell office:value-type="float" office:value="74" calcext:value-type="float">
            <text:p>74</text:p>
          </table:table-cell>
          <table:table-cell office:value-type="string" calcext:value-type="string">
            <text:p>Які ваші найбрудніші секрети?</text:p>
          </table:table-cell>
          <table:table-cell table:style-name="Default"/>
          <table:table-cell table:number-columns-repeated="8"/>
        </table:table-row>
        <table:table-row table:style-name="ro6">
          <table:table-cell office:value-type="float" office:value="75" calcext:value-type="float">
            <text:p>75</text:p>
          </table:table-cell>
          <table:table-cell office:value-type="string" calcext:value-type="string">
            <text:p>Ви коли-небудь пробували анальний секс?</text:p>
          </table:table-cell>
          <table:table-cell table:number-columns-repeated="9"/>
        </table:table-row>
        <table:table-row table:style-name="ro6">
          <table:table-cell office:value-type="float" office:value="76" calcext:value-type="float">
            <text:p>76</text:p>
          </table:table-cell>
          <table:table-cell office:value-type="string" calcext:value-type="string">
            <text:p>Яку секс-іграшку ви хочете спробувати?</text:p>
          </table:table-cell>
          <table:table-cell table:style-name="Default"/>
          <table:table-cell table:number-columns-repeated="8"/>
        </table:table-row>
        <table:table-row table:style-name="ro6">
          <table:table-cell office:value-type="float" office:value="77" calcext:value-type="float">
            <text:p>77</text:p>
          </table:table-cell>
          <table:table-cell office:value-type="string" calcext:value-type="string">
            <text:p>Ви коли-небудь робили сексуальні речі з їжею?</text:p>
          </table:table-cell>
          <table:table-cell table:number-columns-repeated="9"/>
        </table:table-row>
        <table:table-row table:style-name="ro6">
          <table:table-cell office:value-type="float" office:value="78" calcext:value-type="float">
            <text:p>78</text:p>
          </table:table-cell>
          <table:table-cell office:value-type="string" calcext:value-type="string">
            <text:p>Який типаж хлопців/дівчат найпривабливіший?</text:p>
          </table:table-cell>
          <table:table-cell table:number-columns-repeated="9"/>
        </table:table-row>
        <table:table-row table:style-name="ro7">
          <table:table-cell office:value-type="float" office:value="79" calcext:value-type="float">
            <text:p>79</text:p>
          </table:table-cell>
          <table:table-cell office:value-type="string" calcext:value-type="string">
            <text:p>Скажи мені, що ти хочеш, щоб я зробив тобі наступного разу, коли ми побачимось.</text:p>
          </table:table-cell>
          <table:table-cell table:number-columns-repeated="9"/>
        </table:table-row>
        <table:table-row table:style-name="ro6">
          <table:table-cell office:value-type="float" office:value="80" calcext:value-type="float">
            <text:p>80</text:p>
          </table:table-cell>
          <table:table-cell office:value-type="string" calcext:value-type="string">
            <text:p>Тобі важко просити пробачення?</text:p>
          </table:table-cell>
          <table:table-cell table:number-columns-repeated="9"/>
        </table:table-row>
        <table:table-row table:style-name="ro6">
          <table:table-cell office:value-type="float" office:value="81" calcext:value-type="float">
            <text:p>81</text:p>
          </table:table-cell>
          <table:table-cell office:value-type="string" calcext:value-type="string">
            <text:p>Яке завдання ви б хотіли що б витягнути?</text:p>
          </table:table-cell>
          <table:table-cell table:number-columns-repeated="9"/>
        </table:table-row>
        <table:table-row table:style-name="ro6">
          <table:table-cell office:value-type="float" office:value="82" calcext:value-type="float">
            <text:p>82</text:p>
          </table:table-cell>
          <table:table-cell office:value-type="string" calcext:value-type="string">
            <text:p>Який вчинок згадуєш і соромишся його?</text:p>
          </table:table-cell>
          <table:table-cell table:number-columns-repeated="9"/>
        </table:table-row>
        <table:table-row table:style-name="ro6">
          <table:table-cell office:value-type="float" office:value="83" calcext:value-type="float">
            <text:p>83</text:p>
          </table:table-cell>
          <table:table-cell office:value-type="string" calcext:value-type="string">
            <text:p>Скажи мені щось, що збудить мене.</text:p>
          </table:table-cell>
          <table:table-cell table:number-columns-repeated="9"/>
        </table:table-row>
        <table:table-row table:style-name="ro6">
          <table:table-cell office:value-type="float" office:value="84" calcext:value-type="float">
            <text:p>84</text:p>
          </table:table-cell>
          <table:table-cell office:value-type="string" calcext:value-type="string">
            <text:p>Можеш вийти на вулицю без нижньої білизни?</text:p>
          </table:table-cell>
          <table:table-cell table:number-columns-repeated="9"/>
        </table:table-row>
        <table:table-row table:style-name="ro6">
          <table:table-cell office:value-type="float" office:value="85" calcext:value-type="float">
            <text:p>85</text:p>
          </table:table-cell>
          <table:table-cell office:value-type="string" calcext:value-type="string">
            <text:p>Що таке романтика для тебе?</text:p>
          </table:table-cell>
          <table:table-cell table:number-columns-repeated="9"/>
        </table:table-row>
        <table:table-row table:style-name="ro6">
          <table:table-cell office:value-type="float" office:value="86" calcext:value-type="float">
            <text:p>86</text:p>
          </table:table-cell>
          <table:table-cell office:value-type="string" calcext:value-type="string">
            <text:p>Дивилася фільм “50 відтінків сірого”? Що думаєш?</text:p>
          </table:table-cell>
          <table:table-cell table:number-columns-repeated="9"/>
        </table:table-row>
        <table:table-row table:style-name="ro7">
          <table:table-cell office:value-type="float" office:value="87" calcext:value-type="float">
            <text:p>87</text:p>
          </table:table-cell>
          <table:table-cell office:value-type="string" calcext:value-type="string">
            <text:p>Як себе поведеш, якщо застанеш улюбленого/ну в ліжку з іншим/ою?</text:p>
          </table:table-cell>
          <table:table-cell table:number-columns-repeated="9"/>
        </table:table-row>
        <table:table-row table:style-name="ro6">
          <table:table-cell office:value-type="float" office:value="88" calcext:value-type="float">
            <text:p>88</text:p>
          </table:table-cell>
          <table:table-cell office:value-type="string" calcext:value-type="string">
            <text:p>Здивуйте опонента танцем на колінах.</text:p>
          </table:table-cell>
          <table:table-cell table:number-columns-repeated="9"/>
        </table:table-row>
        <table:table-row table:style-name="ro6">
          <table:table-cell office:value-type="float" office:value="89" calcext:value-type="float">
            <text:p>89</text:p>
          </table:table-cell>
          <table:table-cell office:value-type="string" calcext:value-type="string">
            <text:p>Що тебе в мені найбільше імпонує?</text:p>
          </table:table-cell>
          <table:table-cell table:number-columns-repeated="9"/>
        </table:table-row>
        <table:table-row table:style-name="ro6">
          <table:table-cell office:value-type="float" office:value="90" calcext:value-type="float">
            <text:p>90</text:p>
          </table:table-cell>
          <table:table-cell office:value-type="string" calcext:value-type="string">
            <text:p>Як ти відносишся до BDSM?</text:p>
          </table:table-cell>
          <table:table-cell table:number-columns-repeated="9"/>
        </table:table-row>
        <table:table-row table:style-name="ro7">
          <table:table-cell office:value-type="float" office:value="91" calcext:value-type="float">
            <text:p>91</text:p>
          </table:table-cell>
          <table:table-cell office:value-type="string" calcext:value-type="string">
            <text:p>Що перше, що ти зробив би, якби ти прокинувся як протилежна стать?</text:p>
          </table:table-cell>
          <table:table-cell table:number-columns-repeated="9"/>
        </table:table-row>
        <table:table-row table:style-name="ro7">
          <table:table-cell office:value-type="float" office:value="92" calcext:value-type="float">
            <text:p>92</text:p>
          </table:table-cell>
          <table:table-cell office:value-type="string" calcext:value-type="string">
            <text:p>Ви коли-небудь дозволяли комусь іншому потрапляти в халепу за щось, що ви зробили?</text:p>
          </table:table-cell>
          <table:table-cell table:number-columns-repeated="9"/>
        </table:table-row>
        <table:table-row table:style-name="ro6">
          <table:table-cell office:value-type="float" office:value="93" calcext:value-type="float">
            <text:p>93</text:p>
          </table:table-cell>
          <table:table-cell office:value-type="string" calcext:value-type="string">
            <text:p>Що найприємніше, що ви коли-небудь робили?</text:p>
          </table:table-cell>
          <table:table-cell table:number-columns-repeated="9"/>
        </table:table-row>
        <table:table-row table:style-name="ro7">
          <table:table-cell office:value-type="float" office:value="94" calcext:value-type="float">
            <text:p>94</text:p>
          </table:table-cell>
          <table:table-cell office:value-type="string" calcext:value-type="string">
            <text:p>Яка найсмішніша причина, вашого сексуального знущання над кимось?</text:p>
          </table:table-cell>
          <table:table-cell table:number-columns-repeated="9"/>
        </table:table-row>
        <table:table-row table:style-name="ro6">
          <table:table-cell office:value-type="float" office:value="95" calcext:value-type="float">
            <text:p>95</text:p>
          </table:table-cell>
          <table:table-cell office:value-type="string" calcext:value-type="string">
            <text:p>Яка у вас найгірша звичка?</text:p>
          </table:table-cell>
          <table:table-cell table:number-columns-repeated="9"/>
        </table:table-row>
        <table:table-row table:style-name="ro6">
          <table:table-cell office:value-type="float" office:value="96" calcext:value-type="float">
            <text:p>96</text:p>
          </table:table-cell>
          <table:table-cell office:value-type="string" calcext:value-type="string">
            <text:p>Як ви думаєте, яка ваша найкраща риса? А що найгірше?</text:p>
          </table:table-cell>
          <table:table-cell table:number-columns-repeated="9"/>
        </table:table-row>
        <table:table-row table:style-name="ro6">
          <table:table-cell office:value-type="float" office:value="97" calcext:value-type="float">
            <text:p>97</text:p>
          </table:table-cell>
          <table:table-cell office:value-type="string" calcext:value-type="string">
            <text:p>Що найсміливіше, що ви коли-небудь робили?</text:p>
          </table:table-cell>
          <table:table-cell table:number-columns-repeated="9"/>
        </table:table-row>
        <table:table-row table:style-name="ro6">
          <table:table-cell office:value-type="float" office:value="98" calcext:value-type="float">
            <text:p>98</text:p>
          </table:table-cell>
          <table:table-cell office:value-type="string" calcext:value-type="string">
            <text:p>Про секс в якому місці ти мрієш найбільше?</text:p>
          </table:table-cell>
          <table:table-cell table:number-columns-repeated="9"/>
        </table:table-row>
        <table:table-row table:style-name="ro7">
          <table:table-cell office:value-type="float" office:value="99" calcext:value-type="float">
            <text:p>99</text:p>
          </table:table-cell>
          <table:table-cell office:value-type="string" calcext:value-type="string">
            <text:p>Якби ви збиралися заробляти гроші незаконно, як би ви це зробили?</text:p>
          </table:table-cell>
          <table:table-cell table:number-columns-repeated="9"/>
        </table:table-row>
        <table:table-row table:style-name="ro6">
          <table:table-cell office:value-type="float" office:value="100" calcext:value-type="float">
            <text:p>100</text:p>
          </table:table-cell>
          <table:table-cell office:value-type="string" calcext:value-type="string">
            <text:p>Що таке дитяче, що ти все ще робиш?</text:p>
          </table:table-cell>
          <table:table-cell table:number-columns-repeated="9"/>
        </table:table-row>
        <table:table-row table:style-name="ro6">
          <table:table-cell office:value-type="float" office:value="101" calcext:value-type="float">
            <text:p>101</text:p>
          </table:table-cell>
          <table:table-cell office:value-type="string" calcext:value-type="string">
            <text:p>Які дії можуть вас найбільше вразити в інтимі?</text:p>
          </table:table-cell>
          <table:table-cell table:style-name="Default"/>
          <table:table-cell table:number-columns-repeated="8"/>
        </table:table-row>
        <table:table-row table:style-name="ro7">
          <table:table-cell office:value-type="float" office:value="102" calcext:value-type="float">
            <text:p>102</text:p>
          </table:table-cell>
          <table:table-cell office:value-type="string" calcext:value-type="string">
            <text:p>Якби тобі дозволено вживати лише 3 слова до кінця вечора відтепер - що це було б?</text:p>
          </table:table-cell>
          <table:table-cell table:number-columns-repeated="9"/>
        </table:table-row>
        <table:table-row table:style-name="ro7">
          <table:table-cell office:value-type="float" office:value="103" calcext:value-type="float">
            <text:p>103</text:p>
          </table:table-cell>
          <table:table-cell office:value-type="string" calcext:value-type="string">
            <text:p>Якби ви були диктатором, який би закон ви вперше прийняли?</text:p>
          </table:table-cell>
          <table:table-cell table:number-columns-repeated="9"/>
        </table:table-row>
        <table:table-row table:style-name="ro6">
          <table:table-cell office:value-type="float" office:value="104" calcext:value-type="float">
            <text:p>104</text:p>
          </table:table-cell>
          <table:table-cell office:value-type="string" calcext:value-type="string">
            <text:p>Робиш Селфі ню?</text:p>
          </table:table-cell>
          <table:table-cell table:number-columns-repeated="9"/>
        </table:table-row>
        <table:table-row table:style-name="ro7">
          <table:table-cell office:value-type="float" office:value="105" calcext:value-type="float">
            <text:p>105</text:p>
          </table:table-cell>
          <table:table-cell office:value-type="string" calcext:value-type="string">
            <text:p>Що б ти ніколи не робив - навіть якщо ти знаєш, що у тебе є лише ще 12 годин жити?</text:p>
          </table:table-cell>
          <table:table-cell table:number-columns-repeated="9"/>
        </table:table-row>
        <table:table-row table:style-name="ro6">
          <table:table-cell office:value-type="float" office:value="106" calcext:value-type="float">
            <text:p>106</text:p>
          </table:table-cell>
          <table:table-cell office:value-type="string" calcext:value-type="string">
            <text:p>Яке правопорушення ви вчинили?</text:p>
          </table:table-cell>
          <table:table-cell table:number-columns-repeated="9"/>
        </table:table-row>
        <table:table-row table:style-name="ro6">
          <table:table-cell office:value-type="float" office:value="107" calcext:value-type="float">
            <text:p>107</text:p>
          </table:table-cell>
          <table:table-cell office:value-type="string" calcext:value-type="string">
            <text:p>Розкажи мені секрет з дитинства.</text:p>
          </table:table-cell>
          <table:table-cell table:number-columns-repeated="9"/>
        </table:table-row>
        <table:table-row table:style-name="ro6">
          <table:table-cell office:value-type="float" office:value="108" calcext:value-type="float">
            <text:p>108</text:p>
          </table:table-cell>
          <table:table-cell office:value-type="string" calcext:value-type="string">
            <text:p>Який ваш найбільший (секретний) порок?</text:p>
          </table:table-cell>
          <table:table-cell table:number-columns-repeated="9"/>
        </table:table-row>
        <table:table-row table:style-name="ro7">
          <table:table-cell office:value-type="float" office:value="109" calcext:value-type="float">
            <text:p>109</text:p>
          </table:table-cell>
          <table:table-cell office:value-type="string" calcext:value-type="string">
            <text:p>Що б ви хотіли зробити зі мною … (або особою), якби ви могли потім стерти мою (її, його …) пам’ять?</text:p>
          </table:table-cell>
          <table:table-cell table:style-name="Default"/>
          <table:table-cell table:number-columns-repeated="8"/>
        </table:table-row>
        <table:table-row table:style-name="ro6">
          <table:table-cell office:value-type="float" office:value="110" calcext:value-type="float">
            <text:p>110</text:p>
          </table:table-cell>
          <table:table-cell office:value-type="string" calcext:value-type="string">
            <text:p>Що найгірше, що ти коли-небудь робив комусь?</text:p>
          </table:table-cell>
          <table:table-cell table:number-columns-repeated="9"/>
        </table:table-row>
        <table:table-row table:style-name="ro6">
          <table:table-cell office:value-type="float" office:value="111" calcext:value-type="float">
            <text:p>111</text:p>
          </table:table-cell>
          <table:table-cell office:value-type="string" calcext:value-type="string">
            <text:p>Скажіть партнеру, у яких секс мріях уявляєш.</text:p>
          </table:table-cell>
          <table:table-cell table:number-columns-repeated="9"/>
        </table:table-row>
        <table:table-row table:style-name="ro6">
          <table:table-cell office:value-type="float" office:value="112" calcext:value-type="float">
            <text:p>112</text:p>
          </table:table-cell>
          <table:table-cell office:value-type="string" calcext:value-type="string">
            <text:p>Ви коли-небудь пробували пегінг?</text:p>
          </table:table-cell>
          <table:table-cell table:number-columns-repeated="9"/>
        </table:table-row>
        <table:table-row table:style-name="ro6">
          <table:table-cell office:value-type="float" office:value="113" calcext:value-type="float">
            <text:p>113</text:p>
          </table:table-cell>
          <table:table-cell office:value-type="string" calcext:value-type="string">
            <text:p>Ти хотіла б отримати оргазм від кунілінгусу?</text:p>
          </table:table-cell>
          <table:table-cell table:number-columns-repeated="9"/>
        </table:table-row>
        <table:table-row table:style-name="ro6">
          <table:table-cell office:value-type="float" office:value="114" calcext:value-type="float">
            <text:p>114</text:p>
          </table:table-cell>
          <table:table-cell office:value-type="string" calcext:value-type="string">
            <text:p>Чи збуджує тебе як партнер задовільняє себе?</text:p>
          </table:table-cell>
          <table:table-cell table:number-columns-repeated="9"/>
        </table:table-row>
        <table:table-row table:style-name="ro6">
          <table:table-cell office:value-type="float" office:value="115" calcext:value-type="float">
            <text:p>115</text:p>
          </table:table-cell>
          <table:table-cell office:value-type="string" calcext:value-type="string">
            <text:p>Як ви уявляєте найкращий секс? Опишіть.</text:p>
          </table:table-cell>
          <table:table-cell table:number-columns-repeated="9"/>
        </table:table-row>
        <table:table-row table:style-name="ro6">
          <table:table-cell office:value-type="float" office:value="116" calcext:value-type="float">
            <text:p>116</text:p>
          </table:table-cell>
          <table:table-cell office:value-type="string" calcext:value-type="string">
            <text:p>Що найгірше, що ви коли-небудь переживали?</text:p>
          </table:table-cell>
          <table:table-cell table:number-columns-repeated="9"/>
        </table:table-row>
        <table:table-row table:style-name="ro6">
          <table:table-cell office:value-type="float" office:value="117" calcext:value-type="float">
            <text:p>117</text:p>
          </table:table-cell>
          <table:table-cell office:value-type="string" calcext:value-type="string">
            <text:p>Який тобі був найгірший сексуальний досвід?</text:p>
          </table:table-cell>
          <table:table-cell table:number-columns-repeated="9"/>
        </table:table-row>
        <table:table-row table:style-name="ro7">
          <table:table-cell office:value-type="float" office:value="118" calcext:value-type="float">
            <text:p>118</text:p>
          </table:table-cell>
          <table:table-cell office:value-type="string" calcext:value-type="string">
            <text:p>Коли-небудь спостерігала в реалі за сексом інших людей?</text:p>
          </table:table-cell>
          <table:table-cell table:style-name="Default"/>
          <table:table-cell table:number-columns-repeated="8"/>
        </table:table-row>
        <table:table-row table:style-name="ro6">
          <table:table-cell office:value-type="float" office:value="119" calcext:value-type="float">
            <text:p>119</text:p>
          </table:table-cell>
          <table:table-cell office:value-type="string" calcext:value-type="string">
            <text:p>Яка ваша найтемніша фантазія?</text:p>
          </table:table-cell>
          <table:table-cell table:style-name="Default"/>
          <table:table-cell table:number-columns-repeated="8"/>
        </table:table-row>
        <table:table-row table:style-name="ro7">
          <table:table-cell office:value-type="float" office:value="120" calcext:value-type="float">
            <text:p>120</text:p>
          </table:table-cell>
          <table:table-cell office:value-type="string" calcext:value-type="string">
            <text:p>Що найприємніше, що ви коли-небудь переживали з іншою людиною?</text:p>
          </table:table-cell>
          <table:table-cell table:number-columns-repeated="9"/>
        </table:table-row>
        <table:table-row table:style-name="ro6">
          <table:table-cell office:value-type="float" office:value="121" calcext:value-type="float">
            <text:p>121</text:p>
          </table:table-cell>
          <table:table-cell office:value-type="string" calcext:value-type="string">
            <text:p>Що у сексі для вас табу? Чому?</text:p>
          </table:table-cell>
          <table:table-cell table:style-name="Default"/>
          <table:table-cell table:number-columns-repeated="8"/>
        </table:table-row>
        <table:table-row table:style-name="ro6">
          <table:table-cell office:value-type="float" office:value="122" calcext:value-type="float">
            <text:p>122</text:p>
          </table:table-cell>
          <table:table-cell office:value-type="string" calcext:value-type="string">
            <text:p>Що вам найбільше подобається у вашому тілі і що ні?</text:p>
          </table:table-cell>
          <table:table-cell table:number-columns-repeated="9"/>
        </table:table-row>
        <table:table-row table:style-name="ro7">
          <table:table-cell office:value-type="float" office:value="123" calcext:value-type="float">
            <text:p>123</text:p>
          </table:table-cell>
          <table:table-cell office:value-type="string" calcext:value-type="string">
            <text:p>Вам коли-небудь приснився еротичний сон, в якому траплявся хтось конректний?</text:p>
          </table:table-cell>
          <table:table-cell table:number-columns-repeated="9"/>
        </table:table-row>
        <table:table-row table:style-name="ro7">
          <table:table-cell office:value-type="float" office:value="124" calcext:value-type="float">
            <text:p>124</text:p>
          </table:table-cell>
          <table:table-cell office:value-type="string" calcext:value-type="string">
            <text:p>Якби ви татуювали себе в області геніталій - що б там було?</text:p>
          </table:table-cell>
          <table:table-cell table:number-columns-repeated="9"/>
        </table:table-row>
        <table:table-row table:style-name="ro6">
          <table:table-cell office:value-type="float" office:value="125" calcext:value-type="float">
            <text:p>125</text:p>
          </table:table-cell>
          <table:table-cell office:value-type="string" calcext:value-type="string">
            <text:p>Що важливіше у стосунках - секс чи любов?</text:p>
          </table:table-cell>
          <table:table-cell table:number-columns-repeated="9"/>
        </table:table-row>
        <table:table-row table:style-name="ro7">
          <table:table-cell office:value-type="float" office:value="126" calcext:value-type="float">
            <text:p>126</text:p>
          </table:table-cell>
          <table:table-cell office:value-type="string" calcext:value-type="string">
            <text:p>Ви вважаєте, що секс крутий, хороший, добре, іноді приємний - чи це не так важливо для вас?</text:p>
          </table:table-cell>
          <table:table-cell table:number-columns-repeated="9"/>
        </table:table-row>
        <table:table-row table:style-name="ro6">
          <table:table-cell office:value-type="float" office:value="127" calcext:value-type="float">
            <text:p>127</text:p>
          </table:table-cell>
          <table:table-cell office:value-type="string" calcext:value-type="string">
            <text:p>Що робить вас справді хорошим партнером у сексі?</text:p>
          </table:table-cell>
          <table:table-cell table:number-columns-repeated="9"/>
        </table:table-row>
        <table:table-row table:style-name="ro7">
          <table:table-cell office:value-type="float" office:value="128" calcext:value-type="float">
            <text:p>128</text:p>
          </table:table-cell>
          <table:table-cell office:value-type="string" calcext:value-type="string">
            <text:p>Скільки разів на тиждень / місяць ви займаєтесь сексом - і як часто ви хотіли б займатися сексом?</text:p>
          </table:table-cell>
          <table:table-cell table:number-columns-repeated="9"/>
        </table:table-row>
        <table:table-row table:style-name="ro6">
          <table:table-cell office:value-type="float" office:value="129" calcext:value-type="float">
            <text:p>129</text:p>
          </table:table-cell>
          <table:table-cell office:value-type="string" calcext:value-type="string">
            <text:p>Яка частина тіла вас найбільше збуджує?</text:p>
          </table:table-cell>
          <table:table-cell table:number-columns-repeated="9"/>
        </table:table-row>
        <table:table-row table:style-name="ro6">
          <table:table-cell office:value-type="float" office:value="130" calcext:value-type="float">
            <text:p>130</text:p>
          </table:table-cell>
          <table:table-cell office:value-type="string" calcext:value-type="string">
            <text:p>Наскільки важлива для вас довга прелюдія?</text:p>
          </table:table-cell>
          <table:table-cell table:number-columns-repeated="9"/>
        </table:table-row>
        <table:table-row table:style-name="ro6">
          <table:table-cell office:value-type="float" office:value="131" calcext:value-type="float">
            <text:p>131</text:p>
          </table:table-cell>
          <table:table-cell office:value-type="string" calcext:value-type="string">
            <text:p>Що повинен зробити чоловік / жінка, щоб спокусити вас?</text:p>
          </table:table-cell>
          <table:table-cell table:number-columns-repeated="9"/>
        </table:table-row>
        <table:table-row table:style-name="ro7">
          <table:table-cell office:value-type="float" office:value="132" calcext:value-type="float">
            <text:p>132</text:p>
          </table:table-cell>
          <table:table-cell office:value-type="string" calcext:value-type="string">
            <text:p>Який найприємніший момент у сексі ви коли-небудь мали?</text:p>
          </table:table-cell>
          <table:table-cell table:style-name="Default"/>
          <table:table-cell table:number-columns-repeated="8"/>
        </table:table-row>
        <table:table-row table:style-name="ro7">
          <table:table-cell office:value-type="float" office:value="133" calcext:value-type="float">
            <text:p>133</text:p>
          </table:table-cell>
          <table:table-cell office:value-type="string" calcext:value-type="string">
            <text:p>Ви цілком закохані, але потім він / вона йде. Що має статися, щоб ти зупинив?</text:p>
          </table:table-cell>
          <table:table-cell table:number-columns-repeated="9"/>
        </table:table-row>
        <table:table-row table:style-name="ro7">
          <table:table-cell office:value-type="float" office:value="134" calcext:value-type="float">
            <text:p>134</text:p>
          </table:table-cell>
          <table:table-cell office:value-type="string" calcext:value-type="string">
            <text:p>Що ти вважаєшь найпривабливішим у жінці - груди, попка чи обличчя?</text:p>
          </table:table-cell>
          <table:table-cell table:number-columns-repeated="9"/>
        </table:table-row>
        <table:table-row table:style-name="ro7">
          <table:table-cell office:value-type="float" office:value="135" calcext:value-type="float">
            <text:p>135</text:p>
          </table:table-cell>
          <table:table-cell office:value-type="string" calcext:value-type="string">
            <text:p>Що спочатку шукаєш у партнера і що він повинен мати, щоб ти подумав: awwwww, cool!</text:p>
          </table:table-cell>
          <table:table-cell table:number-columns-repeated="9"/>
        </table:table-row>
        <table:table-row table:style-name="ro6">
          <table:table-cell office:value-type="float" office:value="136" calcext:value-type="float">
            <text:p>136</text:p>
          </table:table-cell>
          <table:table-cell office:value-type="string" calcext:value-type="string">
            <text:p>Яке завдання ви б хотіли що б витягнув ваш партнер?</text:p>
          </table:table-cell>
          <table:table-cell table:number-columns-repeated="9"/>
        </table:table-row>
        <table:table-row table:style-name="ro6">
          <table:table-cell office:value-type="float" office:value="137" calcext:value-type="float">
            <text:p>137</text:p>
          </table:table-cell>
          <table:table-cell office:value-type="string" calcext:value-type="string">
            <text:p>Яке улюблене становище під час сексу? (своє становище)</text:p>
          </table:table-cell>
          <table:table-cell table:number-columns-repeated="9"/>
        </table:table-row>
        <table:table-row table:style-name="ro6">
          <table:table-cell office:value-type="float" office:value="138" calcext:value-type="float">
            <text:p>138</text:p>
          </table:table-cell>
          <table:table-cell office:value-type="string" calcext:value-type="string">
            <text:p>Що є абсолютним табу під час сексу?</text:p>
          </table:table-cell>
          <table:table-cell table:number-columns-repeated="9"/>
        </table:table-row>
        <table:table-row table:style-name="ro6">
          <table:table-cell office:value-type="float" office:value="139" calcext:value-type="float">
            <text:p>139</text:p>
          </table:table-cell>
          <table:table-cell office:value-type="string" calcext:value-type="string">
            <text:p>Що найгарячіше, що ти коли-небудь робив?</text:p>
          </table:table-cell>
          <table:table-cell table:number-columns-repeated="9"/>
        </table:table-row>
        <table:table-row table:style-name="ro7">
          <table:table-cell office:value-type="float" office:value="140" calcext:value-type="float">
            <text:p>140</text:p>
          </table:table-cell>
          <table:table-cell office:value-type="string" calcext:value-type="string">
            <text:p>Ви коли-небудь мали кіберсекс або телефонний секс - і з ким?</text:p>
          </table:table-cell>
          <table:table-cell table:number-columns-repeated="9"/>
        </table:table-row>
        <table:table-row table:style-name="ro6">
          <table:table-cell office:value-type="float" office:value="141" calcext:value-type="float">
            <text:p>141</text:p>
          </table:table-cell>
          <table:table-cell office:value-type="string" calcext:value-type="string">
            <text:p>Яке ваше найсоромніше таємне бажання?</text:p>
          </table:table-cell>
          <table:table-cell table:style-name="Default"/>
          <table:table-cell table:number-columns-repeated="8"/>
        </table:table-row>
        <table:table-row table:style-name="ro7">
          <table:table-cell office:value-type="float" office:value="142" calcext:value-type="float">
            <text:p>142</text:p>
          </table:table-cell>
          <table:table-cell office:value-type="string" calcext:value-type="string">
            <text:p>Якби ви скористувались сексом за гроші, кого ви б обрали?</text:p>
          </table:table-cell>
          <table:table-cell table:number-columns-repeated="9"/>
        </table:table-row>
        <table:table-row table:style-name="ro6">
          <table:table-cell office:value-type="float" office:value="143" calcext:value-type="float">
            <text:p>143</text:p>
          </table:table-cell>
          <table:table-cell office:value-type="string" calcext:value-type="string">
            <text:p>Любиш експерименти в ліжку?</text:p>
          </table:table-cell>
          <table:table-cell table:style-name="Default"/>
          <table:table-cell table:number-columns-repeated="8"/>
        </table:table-row>
        <table:table-row table:style-name="ro7">
          <table:table-cell office:value-type="float" office:value="144" calcext:value-type="float">
            <text:p>144</text:p>
          </table:table-cell>
          <table:table-cell office:value-type="string" calcext:value-type="string">
            <text:p>Ви коли-небудь мали небезпечний секс - і як саме це було?</text:p>
          </table:table-cell>
          <table:table-cell table:number-columns-repeated="9"/>
        </table:table-row>
        <table:table-row table:style-name="ro7">
          <table:table-cell office:value-type="float" office:value="145" calcext:value-type="float">
            <text:p>145</text:p>
          </table:table-cell>
          <table:table-cell office:value-type="string" calcext:value-type="string">
            <text:p>Про що ти найбільше любиш думати, коли задовольняєш себе?</text:p>
          </table:table-cell>
          <table:table-cell table:style-name="Default"/>
          <table:table-cell table:number-columns-repeated="8"/>
        </table:table-row>
        <table:table-row table:style-name="ro6">
          <table:table-cell office:value-type="float" office:value="146" calcext:value-type="float">
            <text:p>146</text:p>
          </table:table-cell>
          <table:table-cell office:value-type="string" calcext:value-type="string">
            <text:p>Як ставишся до лесбійок та геїв?</text:p>
          </table:table-cell>
          <table:table-cell table:number-columns-repeated="9"/>
        </table:table-row>
        <table:table-row table:style-name="ro6">
          <table:table-cell office:value-type="float" office:value="147" calcext:value-type="float">
            <text:p>147</text:p>
          </table:table-cell>
          <table:table-cell office:value-type="string" calcext:value-type="string">
            <text:p>Який найкраща позиція для сексу для вас у всій квартирі?</text:p>
          </table:table-cell>
          <table:table-cell table:number-columns-repeated="9"/>
        </table:table-row>
        <table:table-row table:style-name="ro6">
          <table:table-cell office:value-type="float" office:value="148" calcext:value-type="float">
            <text:p>148</text:p>
          </table:table-cell>
          <table:table-cell office:value-type="string" calcext:value-type="string">
            <text:p>З ким у вас був найкращий секс у житті?</text:p>
          </table:table-cell>
          <table:table-cell table:number-columns-repeated="9"/>
        </table:table-row>
        <table:table-row table:style-name="ro6">
          <table:table-cell office:value-type="float" office:value="149" calcext:value-type="float">
            <text:p>149</text:p>
          </table:table-cell>
          <table:table-cell office:value-type="string" calcext:value-type="string">
            <text:p>Ви коли-небудь платили за секс?</text:p>
          </table:table-cell>
          <table:table-cell table:number-columns-repeated="9"/>
        </table:table-row>
        <table:table-row table:style-name="ro6">
          <table:table-cell office:value-type="float" office:value="150" calcext:value-type="float">
            <text:p>150</text:p>
          </table:table-cell>
          <table:table-cell office:value-type="string" calcext:value-type="string">
            <text:p>Що найвиразніше запамяталось у сні про секс?</text:p>
          </table:table-cell>
          <table:table-cell table:number-columns-repeated="9"/>
        </table:table-row>
        <table:table-row table:style-name="ro6">
          <table:table-cell office:value-type="float" office:value="151" calcext:value-type="float">
            <text:p>151</text:p>
          </table:table-cell>
          <table:table-cell office:value-type="string" calcext:value-type="string">
            <text:p>Ви коли-небудь дивувалися під час сексу - і ким?</text:p>
          </table:table-cell>
          <table:table-cell table:number-columns-repeated="9"/>
        </table:table-row>
        <table:table-row table:style-name="ro6">
          <table:table-cell office:value-type="float" office:value="152" calcext:value-type="float">
            <text:p>152</text:p>
          </table:table-cell>
          <table:table-cell office:value-type="string" calcext:value-type="string">
            <text:p>Яка улюблена позиція?</text:p>
          </table:table-cell>
          <table:table-cell table:number-columns-repeated="9"/>
        </table:table-row>
        <table:table-row table:style-name="ro6">
          <table:table-cell office:value-type="float" office:value="153" calcext:value-type="float">
            <text:p>153</text:p>
          </table:table-cell>
          <table:table-cell office:value-type="string" calcext:value-type="string">
            <text:p>Де ваша ерогенна зона?</text:p>
          </table:table-cell>
          <table:table-cell table:number-columns-repeated="9"/>
        </table:table-row>
        <table:table-row table:style-name="ro6">
          <table:table-cell office:value-type="float" office:value="154" calcext:value-type="float">
            <text:p>154</text:p>
          </table:table-cell>
          <table:table-cell office:value-type="string" calcext:value-type="string">
            <text:p>З ким у вас було найгарячіше побачення?</text:p>
          </table:table-cell>
          <table:table-cell table:number-columns-repeated="9"/>
        </table:table-row>
        <table:table-row table:style-name="ro6">
          <table:table-cell office:value-type="float" office:value="155" calcext:value-type="float">
            <text:p>155</text:p>
          </table:table-cell>
          <table:table-cell office:value-type="string" calcext:value-type="string">
            <text:p>Дивишся порно одна?</text:p>
          </table:table-cell>
          <table:table-cell table:number-columns-repeated="9"/>
        </table:table-row>
        <table:table-row table:style-name="ro6">
          <table:table-cell office:value-type="float" office:value="156" calcext:value-type="float">
            <text:p>156</text:p>
          </table:table-cell>
          <table:table-cell office:value-type="string" calcext:value-type="string">
            <text:p>Чого в ліжку соромишся найбільше?</text:p>
          </table:table-cell>
          <table:table-cell table:number-columns-repeated="9"/>
        </table:table-row>
        <table:table-row table:style-name="ro6">
          <table:table-cell office:value-type="float" office:value="157" calcext:value-type="float">
            <text:p>157</text:p>
          </table:table-cell>
          <table:table-cell office:value-type="string" calcext:value-type="string">
            <text:p>Ви коли-небудь чули стогін сестри / брата?</text:p>
          </table:table-cell>
          <table:table-cell table:number-columns-repeated="9"/>
        </table:table-row>
        <table:table-row table:style-name="ro6">
          <table:table-cell office:value-type="float" office:value="158" calcext:value-type="float">
            <text:p>158</text:p>
          </table:table-cell>
          <table:table-cell office:value-type="string" calcext:value-type="string">
            <text:p>Ви коли-небудь ловили когось під час маструбації?</text:p>
          </table:table-cell>
          <table:table-cell table:number-columns-repeated="9"/>
        </table:table-row>
        <table:table-row table:style-name="ro6">
          <table:table-cell office:value-type="float" office:value="159" calcext:value-type="float">
            <text:p>159</text:p>
          </table:table-cell>
          <table:table-cell office:value-type="string" calcext:value-type="string">
            <text:p>У яких місцях ви займалися сексом?</text:p>
          </table:table-cell>
          <table:table-cell table:style-name="Default"/>
          <table:table-cell table:number-columns-repeated="8"/>
        </table:table-row>
        <table:table-row table:style-name="ro6">
          <table:table-cell office:value-type="float" office:value="160" calcext:value-type="float">
            <text:p>160</text:p>
          </table:table-cell>
          <table:table-cell office:value-type="string" calcext:value-type="string">
            <text:p>Ви коли-небудь обманювали когось?</text:p>
          </table:table-cell>
          <table:table-cell table:number-columns-repeated="9"/>
        </table:table-row>
        <table:table-row table:style-name="ro6">
          <table:table-cell office:value-type="float" office:value="161" calcext:value-type="float">
            <text:p>161</text:p>
          </table:table-cell>
          <table:table-cell office:value-type="string" calcext:value-type="string">
            <text:p>В якій позі крутіше відчуваєш оргазм?</text:p>
          </table:table-cell>
          <table:table-cell table:number-columns-repeated="9"/>
        </table:table-row>
        <table:table-row table:style-name="ro6">
          <table:table-cell office:value-type="float" office:value="162" calcext:value-type="float">
            <text:p>162</text:p>
          </table:table-cell>
          <table:table-cell office:value-type="string" calcext:value-type="string">
            <text:p>Як ставишся до орального сексу?</text:p>
          </table:table-cell>
          <table:table-cell table:number-columns-repeated="9"/>
        </table:table-row>
        <table:table-row table:style-name="ro6">
          <table:table-cell office:value-type="float" office:value="163" calcext:value-type="float">
            <text:p>163</text:p>
          </table:table-cell>
          <table:table-cell office:value-type="string" calcext:value-type="string">
            <text:p>Був секс в літаку, в поїзді, в туалеті клубу або ресторану?</text:p>
          </table:table-cell>
          <table:table-cell table:number-columns-repeated="9"/>
        </table:table-row>
        <table:table-row table:style-name="ro7">
          <table:table-cell office:value-type="float" office:value="164" calcext:value-type="float">
            <text:p>164</text:p>
          </table:table-cell>
          <table:table-cell office:value-type="string" calcext:value-type="string">
            <text:p>Робиш домашнє порновідео? Якщо немає, погодишся з такою пропозицією від хлопця?</text:p>
          </table:table-cell>
          <table:table-cell table:style-name="Default"/>
          <table:table-cell table:number-columns-repeated="8"/>
        </table:table-row>
        <table:table-row table:style-name="ro6">
          <table:table-cell office:value-type="float" office:value="165" calcext:value-type="float">
            <text:p>165</text:p>
          </table:table-cell>
          <table:table-cell office:value-type="string" calcext:value-type="string">
            <text:p>Нагодуй партнера чимось, але сексуально.</text:p>
          </table:table-cell>
          <table:table-cell table:number-columns-repeated="9"/>
        </table:table-row>
        <table:table-row table:style-name="ro7">
          <table:table-cell office:value-type="float" office:value="166" calcext:value-type="float">
            <text:p>166</text:p>
          </table:table-cell>
          <table:table-cell office:value-type="string" calcext:value-type="string">
            <text:p>Розкажіть партнерові правду, чи уявляли Ви його у своїх еротичних фантазіях.</text:p>
          </table:table-cell>
          <table:table-cell table:number-columns-repeated="9"/>
        </table:table-row>
        <table:table-row table:style-name="ro6">
          <table:table-cell office:value-type="float" office:value="167" calcext:value-type="float">
            <text:p>167</text:p>
          </table:table-cell>
          <table:table-cell office:value-type="string" calcext:value-type="string">
            <text:p>Як ти відносишся до пальчику в аналі під час сексу?</text:p>
          </table:table-cell>
          <table:table-cell table:style-name="Default"/>
          <table:table-cell table:number-columns-repeated="8"/>
        </table:table-row>
        <table:table-row table:style-name="ro6">
          <table:table-cell table:number-columns-repeated="11"/>
        </table:table-row>
        <table:table-row table:style-name="ro6">
          <table:table-cell office:value-type="float" office:value="1" calcext:value-type="float">
            <text:p>1</text:p>
          </table:table-cell>
          <table:table-cell office:value-type="string" calcext:value-type="string">
            <text:p><text:s/>Зволожіть соски і помасажуйте ними</text:p>
          </table:table-cell>
          <table:table-cell table:number-columns-repeated="9"/>
        </table:table-row>
        <table:table-row table:style-name="ro8">
          <table:table-cell office:value-type="float" office:value="2" calcext:value-type="float">
            <text:p>2</text:p>
          </table:table-cell>
          <table:table-cell office:value-type="string" calcext:value-type="string">
            <text:p>Якщо ти у трусиках, зніми їх. Встань на карачки, повернись до нього попою і розсунь сідниці максимально, прогни спинку, щоб була видна кицька і анус. Будь у такій позі 2 хвилини</text:p>
          </table:table-cell>
          <table:table-cell table:number-columns-repeated="9"/>
        </table:table-row>
        <table:table-row table:style-name="ro9">
          <table:table-cell office:value-type="float" office:value="3" calcext:value-type="float">
            <text:p>3</text:p>
          </table:table-cell>
          <table:table-cell office:value-type="string" calcext:value-type="string">
            <text:p>Займіться сексом. Дівчина застрибує на хлопця попереду, охоплює його довкола ногами. Хлопець вводить свій член до неї.</text:p>
          </table:table-cell>
          <table:table-cell table:number-columns-repeated="9"/>
        </table:table-row>
        <table:table-row table:style-name="ro6">
          <table:table-cell office:value-type="float" office:value="4" calcext:value-type="float">
            <text:p>4</text:p>
          </table:table-cell>
          <table:table-cell office:value-type="string" calcext:value-type="string">
            <text:p>Зав'яжіть партнеру очі і робіть те, що хочете. 10 хвилин.</text:p>
          </table:table-cell>
          <table:table-cell table:number-columns-repeated="9"/>
        </table:table-row>
        <table:table-row table:style-name="ro7">
          <table:table-cell office:value-type="float" office:value="5" calcext:value-type="float">
            <text:p>5</text:p>
          </table:table-cell>
          <table:table-cell office:value-type="string" calcext:value-type="string">
            <text:p>Хлопець робить дівчині кунілінгус, помістивши до неї вагінальні кульки чи іншу іграшку.</text:p>
          </table:table-cell>
          <table:table-cell table:number-columns-repeated="9"/>
        </table:table-row>
        <table:table-row table:style-name="ro9">
          <table:table-cell office:value-type="float" office:value="6" calcext:value-type="float">
            <text:p>6</text:p>
          </table:table-cell>
          <table:table-cell office:value-type="string" calcext:value-type="string">
            <text:p>Дівчина робить партнеру мінет. Хлопець кінчає таким чином, щоб сперма потрапила і в рот дівчини, і на її груди.</text:p>
          </table:table-cell>
          <table:table-cell table:number-columns-repeated="9"/>
        </table:table-row>
        <table:table-row table:style-name="ro7">
          <table:table-cell office:value-type="float" office:value="7" calcext:value-type="float">
            <text:p>7</text:p>
          </table:table-cell>
          <table:table-cell office:value-type="string" calcext:value-type="string">
            <text:p>Хлопець одягає на очі дівчини пов'язку, після чого займається з нею сексом, злегка стискаючи її шию.</text:p>
          </table:table-cell>
          <table:table-cell table:number-columns-repeated="9"/>
        </table:table-row>
        <table:table-row table:style-name="ro9">
          <table:table-cell office:value-type="float" office:value="8" calcext:value-type="float">
            <text:p>8</text:p>
          </table:table-cell>
          <table:table-cell office:value-type="string" calcext:value-type="string">
            <text:p>Хлопець пестить кицьку партнерки мовою. Дівчина періодично перериває його, змушуючи лизати свої ступні.</text:p>
          </table:table-cell>
          <table:table-cell table:number-columns-repeated="9"/>
        </table:table-row>
        <table:table-row table:style-name="ro9">
          <table:table-cell office:value-type="float" office:value="9" calcext:value-type="float">
            <text:p>9</text:p>
          </table:table-cell>
          <table:table-cell office:value-type="string" calcext:value-type="string">
            <text:p>Дівчина перев'язує член хлопця біля основи, після чого кілька разів доводить його до оргазму. Можна також використовувати віброкільце.</text:p>
          </table:table-cell>
          <table:table-cell table:number-columns-repeated="9"/>
        </table:table-row>
        <table:table-row table:style-name="ro9">
          <table:table-cell office:value-type="float" office:value="10" calcext:value-type="float">
            <text:p>10</text:p>
          </table:table-cell>
          <table:table-cell office:value-type="string" calcext:value-type="string">
            <text:p>Хлопець збуджує дівчину, смоктаючи її соски, потім спускається все нижче, покриваючи тіло поцілунками, і на завершення робить їй кунілінгус.</text:p>
          </table:table-cell>
          <table:table-cell table:number-columns-repeated="9"/>
        </table:table-row>
        <table:table-row table:style-name="ro7">
          <table:table-cell office:value-type="float" office:value="11" calcext:value-type="float">
            <text:p>11</text:p>
          </table:table-cell>
          <table:table-cell office:value-type="string" calcext:value-type="string">
            <text:p>Дівчина показує хлопцю як мастурбує, погладжуючи однією рукою свої груди.</text:p>
          </table:table-cell>
          <table:table-cell table:number-columns-repeated="9"/>
        </table:table-row>
        <table:table-row table:style-name="ro9">
          <table:table-cell office:value-type="float" office:value="12" calcext:value-type="float">
            <text:p>12</text:p>
          </table:table-cell>
          <table:table-cell office:value-type="string" calcext:value-type="string">
            <text:p>Займаючись сексом у позі наїзниці, дівчина періодично зупиняється і пестить свій клітор, потім знову починає рухи. Пестини клітора та фрикції можна поєднувати.</text:p>
          </table:table-cell>
          <table:table-cell table:number-columns-repeated="9"/>
        </table:table-row>
        <table:table-row table:style-name="ro6">
          <table:table-cell office:value-type="float" office:value="13" calcext:value-type="float">
            <text:p>13</text:p>
          </table:table-cell>
          <table:table-cell office:value-type="string" calcext:value-type="string">
            <text:p>Подаруй мастурбацію. 5 хвилин.</text:p>
          </table:table-cell>
          <table:table-cell table:number-columns-repeated="9"/>
        </table:table-row>
        <table:table-row table:style-name="ro7">
          <table:table-cell office:value-type="float" office:value="14" calcext:value-type="float">
            <text:p>14</text:p>
          </table:table-cell>
          <table:table-cell office:value-type="string" calcext:value-type="string">
            <text:p>Дівчина затискає член хлопця між ступнями ніг та задовольняє його.</text:p>
          </table:table-cell>
          <table:table-cell table:number-columns-repeated="9"/>
        </table:table-row>
        <table:table-row table:style-name="ro9">
          <table:table-cell office:value-type="float" office:value="15" calcext:value-type="float">
            <text:p>15</text:p>
          </table:table-cell>
          <table:table-cell office:value-type="string" calcext:value-type="string">
            <text:p>Хлопець збуджує дівчину, смоктаючи її соски, потім спускається все нижче, покриваючи тіло поцілунками, і на завершення робить їй кунілінгус.</text:p>
          </table:table-cell>
          <table:table-cell table:number-columns-repeated="9"/>
        </table:table-row>
        <table:table-row table:style-name="ro7">
          <table:table-cell office:value-type="float" office:value="16" calcext:value-type="float">
            <text:p>16</text:p>
          </table:table-cell>
          <table:table-cell office:value-type="string" calcext:value-type="string">
            <text:p>Обмаж його член шоколадом або вершками, потім злиж з нього все до останньої краплі.</text:p>
          </table:table-cell>
          <table:table-cell table:number-columns-repeated="9"/>
        </table:table-row>
        <table:table-row table:style-name="ro10">
          <table:table-cell office:value-type="float" office:value="17" calcext:value-type="float">
            <text:p>17</text:p>
          </table:table-cell>
          <table:table-cell office:value-type="string" calcext:value-type="string">
            <text:p>Зроби йому дуже пристрасний глибокий мінет протягом 5 хвилин, облизуй яєчка, заковтуй голівку максимально глибоко до самого горла, дивися при цьому йому в очі, а він повинен знімати це на відео. Потім разом подивіться його та видаліть</text:p>
          </table:table-cell>
          <table:table-cell table:number-columns-repeated="9"/>
        </table:table-row>
        <table:table-row table:style-name="ro10">
          <table:table-cell office:value-type="float" office:value="18" calcext:value-type="float">
            <text:p>18</text:p>
          </table:table-cell>
          <table:table-cell office:value-type="string" calcext:value-type="string">
            <text:p>Уклади його на спину, нехай він притисне ноги до грудей і тримає руками. Встань зверху і введи член у свою кицьку, після цього активно рухайся на його члені, можеш ворушити тазом, головне, не випускай член із себе.</text:p>
          </table:table-cell>
          <table:table-cell table:number-columns-repeated="9"/>
        </table:table-row>
        <table:table-row table:style-name="ro8">
          <table:table-cell office:value-type="float" office:value="19" calcext:value-type="float">
            <text:p>19</text:p>
          </table:table-cell>
          <table:table-cell office:value-type="string" calcext:value-type="string">
            <text:p>Займіться сексом у будь-якій зручній позі, але з одним винятком. Ти повинен вводити до неї член тільки на глибину головки. Після 5 рухів, зроби сильний поштовх усередину. Повторіть 5 разів.</text:p>
          </table:table-cell>
          <table:table-cell table:number-columns-repeated="9"/>
        </table:table-row>
        <table:table-row table:style-name="ro9">
          <table:table-cell office:value-type="float" office:value="20" calcext:value-type="float">
            <text:p>20</text:p>
          </table:table-cell>
          <table:table-cell office:value-type="string" calcext:value-type="string">
            <text:p>Сядь на коліна і максимально широко розсунь ноги. Її поклади перед собою на спину, і підніми її ноги так, щоб її ступні були вище за твою голову. Кохайтесь в такій позі.</text:p>
          </table:table-cell>
          <table:table-cell table:number-columns-repeated="9"/>
        </table:table-row>
        <table:table-row table:style-name="ro8">
          <table:table-cell office:value-type="float" office:value="21" calcext:value-type="float">
            <text:p>21</text:p>
          </table:table-cell>
          <table:table-cell office:value-type="string" calcext:value-type="string">
            <text:p>Ви масажист. Сьогодні у вас є клієнт, який хоче масаж повного тіла. Ви працюєте повільно зверху вниз. В деяких місцях ви проводите більше часу, ніж в інших. Ви вирішуєте, які вони.</text:p>
          </table:table-cell>
          <table:table-cell table:number-columns-repeated="9"/>
        </table:table-row>
        <table:table-row table:style-name="ro8">
          <table:table-cell office:value-type="float" office:value="22" calcext:value-type="float">
            <text:p>22</text:p>
          </table:table-cell>
          <table:table-cell office:value-type="string" calcext:value-type="string">
            <text:p>Прив'яжи його руки до ліжка за допомогою наручників та сядь зверху. Потрісь своєю кицькою об його член і різко встав його в себе. Займіться сексом у режимі швидко-повільно.</text:p>
          </table:table-cell>
          <table:table-cell table:number-columns-repeated="9"/>
        </table:table-row>
        <table:table-row table:style-name="ro9">
          <table:table-cell office:value-type="float" office:value="23" calcext:value-type="float">
            <text:p>23</text:p>
          </table:table-cell>
          <table:table-cell office:value-type="string" calcext:value-type="string">
            <text:p>Ляж на бік і розведи ноги в ножиці. Повинно вийде так, щоб твоя верхня нога виявилася в нього на плечі, а нижня між його ніг. Займіться сексом у такій позі.</text:p>
          </table:table-cell>
          <table:table-cell table:number-columns-repeated="9"/>
        </table:table-row>
        <table:table-row table:style-name="ro9">
          <table:table-cell office:value-type="float" office:value="24" calcext:value-type="float">
            <text:p>24</text:p>
          </table:table-cell>
          <table:table-cell office:value-type="string" calcext:value-type="string">
            <text:p>Коли вона буде в душі, підійти до неї ззаду, притисніть її грудьми до стіни і починай любити. Нехай вона в цей час направить на клітор струмінь води.</text:p>
          </table:table-cell>
          <table:table-cell table:number-columns-repeated="9"/>
        </table:table-row>
        <table:table-row table:style-name="ro7">
          <table:table-cell office:value-type="float" office:value="25" calcext:value-type="float">
            <text:p>25</text:p>
          </table:table-cell>
          <table:table-cell office:value-type="string" calcext:value-type="string">
            <text:p>Засунь свій член їй у рот. Нехай посмокче. Потім закинь її ноги собі на плечі і трахати.</text:p>
          </table:table-cell>
          <table:table-cell table:number-columns-repeated="9"/>
        </table:table-row>
        <table:table-row table:style-name="ro8">
          <table:table-cell office:value-type="float" office:value="26" calcext:value-type="float">
            <text:p>26</text:p>
          </table:table-cell>
          <table:table-cell office:value-type="string" calcext:value-type="string">
            <text:p>Постав його спиною до стіни і розвернувшись до нього попкою встав його член собі в кицьку. Починай швидко та енергійно рухатися, вставляючи його член на максимальну глибину.</text:p>
          </table:table-cell>
          <table:table-cell table:number-columns-repeated="9"/>
        </table:table-row>
        <table:table-row table:style-name="ro9">
          <table:table-cell office:value-type="float" office:value="27" calcext:value-type="float">
            <text:p>27</text:p>
          </table:table-cell>
          <table:table-cell office:value-type="string" calcext:value-type="string">
            <text:p>Постав її на коліна спиною до себе, так що б вона стояла вертикально. Увійди в неї ззаду і однією рукою пести її клітор.</text:p>
          </table:table-cell>
          <table:table-cell table:number-columns-repeated="9"/>
        </table:table-row>
        <table:table-row table:style-name="ro9">
          <table:table-cell office:value-type="float" office:value="28" calcext:value-type="float">
            <text:p>28</text:p>
          </table:table-cell>
          <table:table-cell office:value-type="string" calcext:value-type="string">
            <text:p>Уклади її на спину і розсунь ноги. Твоє завдання – ввести в неї свій член, і не рухатися. Руками ти маєш масажувати її груди.</text:p>
          </table:table-cell>
          <table:table-cell table:number-columns-repeated="9"/>
        </table:table-row>
        <table:table-row table:style-name="ro10">
          <table:table-cell office:value-type="float" office:value="29" calcext:value-type="float">
            <text:p>29</text:p>
          </table:table-cell>
          <table:table-cell office:value-type="string" calcext:value-type="string">
            <text:p>Таким чином ти принесеш їй яскравіші відчуття. Уклади її на спину, і дуже повільно проникни в її вагіну. Зроби 3-4 повільних і ніжних рухів, потім витягни член майже повністю, і різким і грубим рухом увійди до неї. Потім продовжи фрикцію повільно. Повторіть кілька разів.</text:p>
          </table:table-cell>
          <table:table-cell table:number-columns-repeated="9"/>
        </table:table-row>
        <table:table-row table:style-name="ro9">
          <table:table-cell office:value-type="float" office:value="30" calcext:value-type="float">
            <text:p>30</text:p>
          </table:table-cell>
          <table:table-cell office:value-type="string" calcext:value-type="string">
            <text:p>Придерживая член рукой нежно и медленно дразнии ее половые губы головкой. Затем резким движение войди в нее, а затем выйди. Повтори несколько раз.</text:p>
          </table:table-cell>
          <table:table-cell table:number-columns-repeated="9"/>
        </table:table-row>
        <table:table-row table:style-name="ro8">
          <table:table-cell office:value-type="float" office:value="31" calcext:value-type="float">
            <text:p>31</text:p>
          </table:table-cell>
          <table:table-cell office:value-type="string" calcext:value-type="string">
            <text:p>Сядь до нього навколішки, повернувшись обличчям до нього (Краще це робити сидячи на краю ліжка). Відкинься назад, обприся руками про його коліна. Рухайся у повільному ритмі.</text:p>
          </table:table-cell>
          <table:table-cell table:number-columns-repeated="9"/>
        </table:table-row>
        <table:table-row table:style-name="ro7">
          <table:table-cell office:value-type="float" office:value="32" calcext:value-type="float">
            <text:p>32</text:p>
          </table:table-cell>
          <table:table-cell office:value-type="string" calcext:value-type="string">
            <text:p>Постав ногу на будь-яку височину. Хлопець увійде в тебе ззаду і любитиме таку позу.</text:p>
          </table:table-cell>
          <table:table-cell table:number-columns-repeated="9"/>
        </table:table-row>
        <table:table-row table:style-name="ro6">
          <table:table-cell office:value-type="float" office:value="33" calcext:value-type="float">
            <text:p>33</text:p>
          </table:table-cell>
          <table:table-cell office:value-type="string" calcext:value-type="string">
            <text:p>Зніми один елемент одягу</text:p>
          </table:table-cell>
          <table:table-cell table:number-columns-repeated="9"/>
        </table:table-row>
        <table:table-row table:style-name="ro6">
          <table:table-cell office:value-type="float" office:value="34" calcext:value-type="float">
            <text:p>34</text:p>
          </table:table-cell>
          <table:table-cell office:value-type="string" calcext:value-type="string">
            <text:p>Спробуйте довести до оргазму партнера за 5 хвилин.</text:p>
          </table:table-cell>
          <table:table-cell table:number-columns-repeated="9"/>
        </table:table-row>
        <table:table-row table:style-name="ro6">
          <table:table-cell office:value-type="float" office:value="35" calcext:value-type="float">
            <text:p>35</text:p>
          </table:table-cell>
          <table:table-cell office:value-type="string" calcext:value-type="string">
            <text:p>Надішліть голого селфі своєму партнеру.</text:p>
          </table:table-cell>
          <table:table-cell table:number-columns-repeated="9"/>
        </table:table-row>
        <table:table-row table:style-name="ro7">
          <table:table-cell office:value-type="float" office:value="36" calcext:value-type="float">
            <text:p>36</text:p>
          </table:table-cell>
          <table:table-cell office:value-type="string" calcext:value-type="string">
            <text:p>Отримайте задоволення протягом 5 хвилин, партнер не торгається вас нічим крім голови.</text:p>
          </table:table-cell>
          <table:table-cell table:number-columns-repeated="9"/>
        </table:table-row>
        <table:table-row table:style-name="ro6">
          <table:table-cell office:value-type="float" office:value="37" calcext:value-type="float">
            <text:p>37</text:p>
          </table:table-cell>
          <table:table-cell office:value-type="string" calcext:value-type="string">
            <text:p>Перегляньте порно відео і дійте як вони.</text:p>
          </table:table-cell>
          <table:table-cell table:number-columns-repeated="9"/>
        </table:table-row>
        <table:table-row table:style-name="ro6">
          <table:table-cell office:value-type="float" office:value="38" calcext:value-type="float">
            <text:p>38</text:p>
          </table:table-cell>
          <table:table-cell office:value-type="string" calcext:value-type="string">
            <text:p>Виконай стриптиз.</text:p>
          </table:table-cell>
          <table:table-cell table:number-columns-repeated="9"/>
        </table:table-row>
        <table:table-row table:style-name="ro6">
          <table:table-cell office:value-type="float" office:value="39" calcext:value-type="float">
            <text:p>39</text:p>
          </table:table-cell>
          <table:table-cell office:value-type="string" calcext:value-type="string">
            <text:p>Поцілуй кохання в шию.</text:p>
          </table:table-cell>
          <table:table-cell table:number-columns-repeated="9"/>
        </table:table-row>
        <table:table-row table:style-name="ro6">
          <table:table-cell office:value-type="float" office:value="40" calcext:value-type="float">
            <text:p>40</text:p>
          </table:table-cell>
          <table:table-cell office:value-type="string" calcext:value-type="string">
            <text:p>Оближи соски свого партнера.</text:p>
          </table:table-cell>
          <table:table-cell table:number-columns-repeated="9"/>
        </table:table-row>
        <table:table-row table:style-name="ro6">
          <table:table-cell office:value-type="float" office:value="41" calcext:value-type="float">
            <text:p>41</text:p>
          </table:table-cell>
          <table:table-cell office:value-type="string" calcext:value-type="string">
            <text:p>Замовте секс-іграшку онлайн.</text:p>
          </table:table-cell>
          <table:table-cell table:number-columns-repeated="9"/>
        </table:table-row>
        <table:table-row table:style-name="ro6">
          <table:table-cell office:value-type="float" office:value="42" calcext:value-type="float">
            <text:p>42</text:p>
          </table:table-cell>
          <table:table-cell office:value-type="string" calcext:value-type="string">
            <text:p>Роздягніть партнера однією рукою.</text:p>
          </table:table-cell>
          <table:table-cell table:number-columns-repeated="9"/>
        </table:table-row>
        <table:table-row table:style-name="ro6">
          <table:table-cell office:value-type="float" office:value="43" calcext:value-type="float">
            <text:p>43</text:p>
          </table:table-cell>
          <table:table-cell office:value-type="string" calcext:value-type="string">
            <text:p>Масажуйте свого партнера.</text:p>
          </table:table-cell>
          <table:table-cell table:number-columns-repeated="9"/>
        </table:table-row>
        <table:table-row table:style-name="ro7">
          <table:table-cell office:value-type="float" office:value="44" calcext:value-type="float">
            <text:p>44</text:p>
          </table:table-cell>
          <table:table-cell office:value-type="string" calcext:value-type="string">
            <text:p>Покладіть збиті вершки, або що вам до вподоби, на тіло свого партнера і оближте його.</text:p>
          </table:table-cell>
          <table:table-cell table:number-columns-repeated="9"/>
        </table:table-row>
        <table:table-row table:style-name="ro9">
          <table:table-cell office:value-type="float" office:value="45" calcext:value-type="float">
            <text:p>45</text:p>
          </table:table-cell>
          <table:table-cell office:value-type="string" calcext:value-type="string">
            <text:p>Починай цілувати свого партнера починаючи з шиї, і спускайся вниз, чим ближче ти будеш, тим довше має бути час між поцілунками</text:p>
          </table:table-cell>
          <table:table-cell table:number-columns-repeated="9"/>
        </table:table-row>
        <table:table-row table:style-name="ro6">
          <table:table-cell office:value-type="float" office:value="46" calcext:value-type="float">
            <text:p>46</text:p>
          </table:table-cell>
          <table:table-cell office:value-type="string" calcext:value-type="string">
            <text:p>Цілувати партнера в вушка, шию хвилину.</text:p>
          </table:table-cell>
          <table:table-cell table:number-columns-repeated="9"/>
        </table:table-row>
        <table:table-row table:style-name="ro6">
          <table:table-cell office:value-type="float" office:value="47" calcext:value-type="float">
            <text:p>47</text:p>
          </table:table-cell>
          <table:table-cell office:value-type="string" calcext:value-type="string">
            <text:p>Зніми один елемент одягу</text:p>
          </table:table-cell>
          <table:table-cell table:number-columns-repeated="9"/>
        </table:table-row>
        <table:table-row table:style-name="ro6">
          <table:table-cell office:value-type="float" office:value="48" calcext:value-type="float">
            <text:p>48</text:p>
          </table:table-cell>
          <table:table-cell office:value-type="string" calcext:value-type="string">
            <text:p>Дайте партнеру еротичний масаж.</text:p>
          </table:table-cell>
          <table:table-cell table:number-columns-repeated="9"/>
        </table:table-row>
        <table:table-row table:style-name="ro7">
          <table:table-cell office:value-type="float" office:value="49" calcext:value-type="float">
            <text:p>49</text:p>
          </table:table-cell>
          <table:table-cell office:value-type="string" calcext:value-type="string">
            <text:p>Хлопець допомагає дівчині розслабитись перед сексом, роблячи їй еротичний масаж ніг.</text:p>
          </table:table-cell>
          <table:table-cell table:number-columns-repeated="9"/>
        </table:table-row>
        <table:table-row table:style-name="ro7">
          <table:table-cell office:value-type="float" office:value="50" calcext:value-type="float">
            <text:p>50</text:p>
          </table:table-cell>
          <table:table-cell office:value-type="string" calcext:value-type="string">
            <text:p>Хлопець пристрасно і довго смокче груди дівчини, імітуючи лактацію.</text:p>
          </table:table-cell>
          <table:table-cell table:number-columns-repeated="9"/>
        </table:table-row>
        <table:table-row table:style-name="ro8">
          <table:table-cell office:value-type="float" office:value="51" calcext:value-type="float">
            <text:p>51</text:p>
          </table:table-cell>
          <table:table-cell office:value-type="string" calcext:value-type="string">
            <text:p>Візьми вершки та проведи доріжку за допомогою них від її шиї до вагіни. Починай їх злизувати з її кицьки, коли ти будеш на рівні її губ, різко увійди до неї не використовуючи рук.</text:p>
          </table:table-cell>
          <table:table-cell table:number-columns-repeated="9"/>
        </table:table-row>
        <table:table-row table:style-name="ro7">
          <table:table-cell office:value-type="float" office:value="52" calcext:value-type="float">
            <text:p>52</text:p>
          </table:table-cell>
          <table:table-cell office:value-type="string" calcext:value-type="string">
            <text:p>Хлопець розігрує «пана». Вставивши кляп у рот партнерки, він «насилує» її пальцями.</text:p>
          </table:table-cell>
          <table:table-cell table:number-columns-repeated="9"/>
        </table:table-row>
        <table:table-row table:style-name="ro9">
          <table:table-cell office:value-type="float" office:value="53" calcext:value-type="float">
            <text:p>53</text:p>
          </table:table-cell>
          <table:table-cell office:value-type="string" calcext:value-type="string">
            <text:p>Якщо ти у трусах, зніми їх. Помастурбуй членом. Покажи їй близько, як це робиш. Дочекайся, поки вийде природне мастило</text:p>
          </table:table-cell>
          <table:table-cell table:number-columns-repeated="9"/>
        </table:table-row>
        <table:table-row table:style-name="ro7">
          <table:table-cell office:value-type="float" office:value="54" calcext:value-type="float">
            <text:p>54</text:p>
          </table:table-cell>
          <table:table-cell office:value-type="string" calcext:value-type="string">
            <text:p>Сядь і поклади її на себе животом. Відшльопати її, щоб її попка горіла. Подражни її кицьку, іноді торкаючись її</text:p>
          </table:table-cell>
          <table:table-cell table:number-columns-repeated="9"/>
        </table:table-row>
        <table:table-row table:style-name="ro6">
          <table:table-cell office:value-type="float" office:value="55" calcext:value-type="float">
            <text:p>55</text:p>
          </table:table-cell>
          <table:table-cell office:value-type="string" calcext:value-type="string">
            <text:p>Візьміть банан або огірок і імітуйте ідеальний BlowJob.</text:p>
          </table:table-cell>
          <table:table-cell table:number-columns-repeated="9"/>
        </table:table-row>
        <table:table-row table:style-name="ro6">
          <table:table-cell office:value-type="float" office:value="56" calcext:value-type="float">
            <text:p>56</text:p>
          </table:table-cell>
          <table:table-cell office:value-type="string" calcext:value-type="string">
            <text:p>ккккккккккккккккккк</text:p>
          </table:table-cell>
          <table:table-cell table:number-columns-repeated="9"/>
        </table:table-row>
        <table:table-row table:style-name="ro7">
          <table:table-cell office:value-type="float" office:value="57" calcext:value-type="float">
            <text:p>57</text:p>
          </table:table-cell>
          <table:table-cell office:value-type="string" calcext:value-type="string">
            <text:p>Хлопець зав'язує очі дівчині та задовольняє її спочатку орально, потім за допомогою фалоімітатора.</text:p>
          </table:table-cell>
          <table:table-cell table:number-columns-repeated="9"/>
        </table:table-row>
        <table:table-row table:style-name="ro9">
          <table:table-cell office:value-type="float" office:value="58" calcext:value-type="float">
            <text:p>58</text:p>
          </table:table-cell>
          <table:table-cell office:value-type="string" calcext:value-type="string">
            <text:p>Хлопець затискає свій член між ступнями партнерки та задовольняє себе ними. Дівчина при цьому не повинна допомагати йому.</text:p>
          </table:table-cell>
          <table:table-cell table:number-columns-repeated="9"/>
        </table:table-row>
        <table:table-row table:style-name="ro7">
          <table:table-cell office:value-type="float" office:value="59" calcext:value-type="float">
            <text:p>59</text:p>
          </table:table-cell>
          <table:table-cell office:value-type="string" calcext:value-type="string">
            <text:p>Лежачи на спині, дівчина мастурбує. Хлопець при цьому ніжно водить подушечками пальців по всьому тілу.</text:p>
          </table:table-cell>
          <table:table-cell table:number-columns-repeated="9"/>
        </table:table-row>
        <table:table-row table:style-name="ro6">
          <table:table-cell office:value-type="float" office:value="60" calcext:value-type="float">
            <text:p>60</text:p>
          </table:table-cell>
          <table:table-cell office:value-type="string" calcext:value-type="string">
            <text:p>Відшмагай партнера пліткою.</text:p>
          </table:table-cell>
          <table:table-cell table:number-columns-repeated="9"/>
        </table:table-row>
        <table:table-row table:style-name="ro7">
          <table:table-cell office:value-type="float" office:value="61" calcext:value-type="float">
            <text:p>61</text:p>
          </table:table-cell>
          <table:table-cell office:value-type="string" calcext:value-type="string">
            <text:p>Хлопець зав'язує очі дівчині та задовольняє її спочатку орально, потім за допомогою фалоімітатора.</text:p>
          </table:table-cell>
          <table:table-cell table:number-columns-repeated="9"/>
        </table:table-row>
        <table:table-row table:style-name="ro8">
          <table:table-cell office:value-type="float" office:value="62" calcext:value-type="float">
            <text:p>62</text:p>
          </table:table-cell>
          <table:table-cell office:value-type="string" calcext:value-type="string">
            <text:p>Хлопець лягає на спину і починає мастурбувати. Дівчина спостерігає за тим, що відбувається і, як тільки хлопець буде готовий закінчити, бере його член у рот і приймає сперму в себе.</text:p>
          </table:table-cell>
          <table:table-cell table:number-columns-repeated="9"/>
        </table:table-row>
        <table:table-row table:style-name="ro9">
          <table:table-cell office:value-type="float" office:value="63" calcext:value-type="float">
            <text:p>63</text:p>
          </table:table-cell>
          <table:table-cell office:value-type="string" calcext:value-type="string">
            <text:p>Дівчина лежить на спині, підтягнувши коліна до підборіддя. Хлопець сідає навколішки навпроти неї і водить членом між щільно стислих стегон дівчини.</text:p>
          </table:table-cell>
          <table:table-cell table:number-columns-repeated="9"/>
        </table:table-row>
        <table:table-row table:style-name="ro7">
          <table:table-cell office:value-type="float" office:value="64" calcext:value-type="float">
            <text:p>64</text:p>
          </table:table-cell>
          <table:table-cell office:value-type="string" calcext:value-type="string">
            <text:p>Дівчина облизує член і яєчка партнера, пестить язиком головку.</text:p>
          </table:table-cell>
          <table:table-cell table:number-columns-repeated="9"/>
        </table:table-row>
        <table:table-row table:style-name="ro7">
          <table:table-cell office:value-type="float" office:value="65" calcext:value-type="float">
            <text:p>65</text:p>
          </table:table-cell>
          <table:table-cell office:value-type="string" calcext:value-type="string">
            <text:p>Вдосталь награвшись із фалоімітатором, партнери разом облизують його.</text:p>
          </table:table-cell>
          <table:table-cell table:number-columns-repeated="9"/>
        </table:table-row>
        <table:table-row table:style-name="ro7">
          <table:table-cell office:value-type="float" office:value="66" calcext:value-type="float">
            <text:p>66</text:p>
          </table:table-cell>
          <table:table-cell office:value-type="string" calcext:value-type="string">
            <text:p>Задовольняючи себе фалоімітатором, дівчина робить партнерові мінет.</text:p>
          </table:table-cell>
          <table:table-cell table:number-columns-repeated="9"/>
        </table:table-row>
        <table:table-row table:style-name="ro7">
          <table:table-cell office:value-type="float" office:value="67" calcext:value-type="float">
            <text:p>67</text:p>
          </table:table-cell>
          <table:table-cell office:value-type="string" calcext:value-type="string">
            <text:p>Хлопець зав'язує дівчині очі та, стимулюючи клітор вібратором, займається з нею сексом.</text:p>
          </table:table-cell>
          <table:table-cell table:number-columns-repeated="9"/>
        </table:table-row>
        <table:table-row table:style-name="ro9">
          <table:table-cell office:value-type="float" office:value="68" calcext:value-type="float">
            <text:p>68</text:p>
          </table:table-cell>
          <table:table-cell office:value-type="string" calcext:value-type="string">
            <text:p>Під час мінету дівчина однією рукою притримує член партнера, а в другу бере його яєчка і, ніжно стискаючи, катає їх у долоні.</text:p>
          </table:table-cell>
          <table:table-cell table:number-columns-repeated="9"/>
        </table:table-row>
        <table:table-row table:style-name="ro9">
          <table:table-cell office:value-type="float" office:value="69" calcext:value-type="float">
            <text:p>69</text:p>
          </table:table-cell>
          <table:table-cell office:value-type="string" calcext:value-type="string">
            <text:p>Дівчина довго стимулює член хлопця руками, багаторазово зупиняючись перед настанням розрядки, не даючи йому закінчувати.</text:p>
          </table:table-cell>
          <table:table-cell table:number-columns-repeated="9"/>
        </table:table-row>
        <table:table-row table:style-name="ro8">
          <table:table-cell office:value-type="float" office:value="70" calcext:value-type="float">
            <text:p>70</text:p>
          </table:table-cell>
          <table:table-cell office:value-type="string" calcext:value-type="string">
            <text:p>Він повинен лягти на край ліжка так, щоб на ліжку залишалася тільки його спина, а ноги були на підлозі. Широко розставивши ніжки сідайте на його член на всю глибину.</text:p>
          </table:table-cell>
          <table:table-cell table:number-columns-repeated="9"/>
        </table:table-row>
        <table:table-row table:style-name="ro10">
          <table:table-cell office:value-type="float" office:value="71" calcext:value-type="float">
            <text:p>71</text:p>
          </table:table-cell>
          <table:table-cell office:value-type="string" calcext:value-type="string">
            <text:p>Поклади її на спину, поклади під стегна невелику подушку. Розправ її ноги широко, але при цьому щоб ноги не були зігнуті в колінах. Розправ її статеві губи і засунь усередину вібратор, а язиком ніжно полизуй клітор.</text:p>
          </table:table-cell>
          <table:table-cell table:number-columns-repeated="9"/>
        </table:table-row>
        <table:table-row table:style-name="ro7">
          <table:table-cell office:value-type="float" office:value="72" calcext:value-type="float">
            <text:p>72</text:p>
          </table:table-cell>
          <table:table-cell office:value-type="string" calcext:value-type="string">
            <text:p>Усади його на стілець або крісло. Розвернись спиною до нього і сідай на його член. Він триматиме тебе за груди.</text:p>
          </table:table-cell>
          <table:table-cell table:number-columns-repeated="9"/>
        </table:table-row>
        <table:table-row table:style-name="ro8">
          <table:table-cell office:value-type="float" office:value="73" calcext:value-type="float">
            <text:p>73</text:p>
          </table:table-cell>
          <table:table-cell office:value-type="string" calcext:value-type="string">
            <text:p>Виконує партнер Наступного разу, коли ви займатиметеся сексом, потрібно зателефонувати одному зі своїх друзів/родичів і розмовляти по телефону. Ти маєш продовжувати розмову доки він не скінчить.</text:p>
          </table:table-cell>
          <table:table-cell table:number-columns-repeated="9"/>
        </table:table-row>
        <table:table-row table:style-name="ro8">
          <table:table-cell office:value-type="float" office:value="74" calcext:value-type="float">
            <text:p>74</text:p>
          </table:table-cell>
          <table:table-cell office:value-type="string" calcext:value-type="string">
            <text:p>Встаньте на коліна, мастурбуйте і беріть у рот член свого партнера, а після цього висуньте язик і дозвольте кінчити йому вам усередину, або на обличчя, насолоджуйтеся цим моментом.</text:p>
          </table:table-cell>
          <table:table-cell table:number-columns-repeated="9"/>
        </table:table-row>
        <table:table-row table:style-name="ro9">
          <table:table-cell office:value-type="float" office:value="75" calcext:value-type="float">
            <text:p>75</text:p>
          </table:table-cell>
          <table:table-cell office:value-type="string" calcext:value-type="string">
            <text:p>Озвуч партнеру послугу, яку він повинен виконати: <text:s/>Прийміть разом душ. Виконуй там усі команди, що вона скаже.</text:p>
          </table:table-cell>
          <table:table-cell table:number-columns-repeated="9"/>
        </table:table-row>
        <table:table-row table:style-name="ro7">
          <table:table-cell office:value-type="float" office:value="76" calcext:value-type="float">
            <text:p>76</text:p>
          </table:table-cell>
          <table:table-cell office:value-type="string" calcext:value-type="string">
            <text:p>Відведи її на кухню. Посади на стіл, розсунь ноги, постукай членом по її кицьку, і починай трахати.</text:p>
          </table:table-cell>
          <table:table-cell table:number-columns-repeated="9"/>
        </table:table-row>
        <table:table-row table:style-name="ro7">
          <table:table-cell office:value-type="float" office:value="77" calcext:value-type="float">
            <text:p>77</text:p>
          </table:table-cell>
          <table:table-cell office:value-type="string" calcext:value-type="string">
            <text:p>Встань на карачки, він увійде в тебе ззаду, а ти ніжно пести його яєчка рукою.</text:p>
          </table:table-cell>
          <table:table-cell table:number-columns-repeated="9"/>
        </table:table-row>
        <table:table-row table:style-name="ro7">
          <table:table-cell office:value-type="float" office:value="78" calcext:value-type="float">
            <text:p>78</text:p>
          </table:table-cell>
          <table:table-cell office:value-type="string" calcext:value-type="string">
            <text:p>Вона упирається на підвіконня дивиться у вікно, і ти входиш до неї ззаду</text:p>
          </table:table-cell>
          <table:table-cell table:number-columns-repeated="9"/>
        </table:table-row>
        <table:table-row table:style-name="ro9">
          <table:table-cell office:value-type="float" office:value="79" calcext:value-type="float">
            <text:p>79</text:p>
          </table:table-cell>
          <table:table-cell office:value-type="string" calcext:value-type="string">
            <text:p>Уклади його на спину, і сідай на його член у позі наїзниці. Протягом хвилини не рухайся, а він поки буде пестити твої груди.</text:p>
          </table:table-cell>
          <table:table-cell table:number-columns-repeated="9"/>
        </table:table-row>
        <table:table-row table:style-name="ro9">
          <table:table-cell office:value-type="float" office:value="80" calcext:value-type="float">
            <text:p>80</text:p>
          </table:table-cell>
          <table:table-cell office:value-type="string" calcext:value-type="string">
            <text:p>Сядь на нього зверху, зведи ноги і поклади їх на нього. Намагайся повільно рухатися вперед і активно стискати м'язи піхви.</text:p>
          </table:table-cell>
          <table:table-cell table:number-columns-repeated="9"/>
        </table:table-row>
        <table:table-row table:style-name="ro10">
          <table:table-cell office:value-type="float" office:value="81" calcext:value-type="float">
            <text:p>81</text:p>
          </table:table-cell>
          <table:table-cell office:value-type="string" calcext:value-type="string">
            <text:p>Максимальна близькість ... намасти її груди, животик і стегна з тильного боку маслом. Особливу увагу приділили низу живота та області статевих губ. Тепер повільно, але на максимум увійди в неї і зроби 10 поштовхів, намагаючись дістати головкою до її матки.</text:p>
          </table:table-cell>
          <table:table-cell table:number-columns-repeated="9"/>
        </table:table-row>
        <table:table-row table:style-name="ro9">
          <table:table-cell office:value-type="float" office:value="82" calcext:value-type="float">
            <text:p>82</text:p>
          </table:table-cell>
          <table:table-cell office:value-type="string" calcext:value-type="string">
            <text:p>Вийдіть на балкон або відкрийте вікно. Нехай запалить цигарку і курить, поки ти робитимеш йому мінет. Якщо він не курить, нехай їсть щось смачне.</text:p>
          </table:table-cell>
          <table:table-cell table:number-columns-repeated="9"/>
        </table:table-row>
        <table:table-row table:style-name="ro9">
          <table:table-cell office:value-type="float" office:value="83" calcext:value-type="float">
            <text:p>83</text:p>
          </table:table-cell>
          <table:table-cell office:value-type="string" calcext:value-type="string">
            <text:p>Займіться сексом у класичній місіонерській позі. Але! Поклади під попу подушку. У такому положенні пеніс сильніше згинається і відчуття стають значно гострішими.</text:p>
          </table:table-cell>
          <table:table-cell table:number-columns-repeated="9"/>
        </table:table-row>
        <table:table-row table:style-name="ro9">
          <table:table-cell office:value-type="float" office:value="84" calcext:value-type="float">
            <text:p>84</text:p>
          </table:table-cell>
          <table:table-cell office:value-type="string" calcext:value-type="string">
            <text:p>Посадь його на коліна, так що б він відхилився назад і уперся руками. Розгорнися до нього спиною і сідай на його член. Ти керуєш процесом.</text:p>
          </table:table-cell>
          <table:table-cell table:number-columns-repeated="9"/>
        </table:table-row>
        <table:table-row table:style-name="ro8">
          <table:table-cell office:value-type="float" office:value="85" calcext:value-type="float">
            <text:p>85</text:p>
          </table:table-cell>
          <table:table-cell office:value-type="string" calcext:value-type="string">
            <text:p>Сядь на його член у позі наїзниці, після цього відкинь руки назад. Починай зводити та розводити ноги в колінах, і напружувати м'язи піхви. Це принесе нові відчуття тобі та твоєму партнеру.</text:p>
          </table:table-cell>
          <table:table-cell table:number-columns-repeated="9"/>
        </table:table-row>
        <table:table-row table:style-name="ro7">
          <table:table-cell office:value-type="float" office:value="86" calcext:value-type="float">
            <text:p>86</text:p>
          </table:table-cell>
          <table:table-cell office:value-type="string" calcext:value-type="string">
            <text:p>Лягай на бік і клади ніжки один на одного. Він стане навколішки і любитиме тебе.</text:p>
          </table:table-cell>
          <table:table-cell table:number-columns-repeated="9"/>
        </table:table-row>
        <table:table-row table:style-name="ro6">
          <table:table-cell office:value-type="float" office:value="87" calcext:value-type="float">
            <text:p>87</text:p>
          </table:table-cell>
          <table:table-cell office:value-type="string" calcext:value-type="string">
            <text:p>Зніми один елемент одягу</text:p>
          </table:table-cell>
          <table:table-cell table:number-columns-repeated="9"/>
        </table:table-row>
        <table:table-row table:style-name="ro6">
          <table:table-cell office:value-type="float" office:value="88" calcext:value-type="float">
            <text:p>88</text:p>
          </table:table-cell>
          <table:table-cell office:value-type="string" calcext:value-type="string">
            <text:p>Відшльопай свого партнера.</text:p>
          </table:table-cell>
          <table:table-cell table:number-columns-repeated="9"/>
        </table:table-row>
        <table:table-row table:style-name="ro6">
          <table:table-cell office:value-type="float" office:value="89" calcext:value-type="float">
            <text:p>89</text:p>
          </table:table-cell>
          <table:table-cell office:value-type="string" calcext:value-type="string">
            <text:p>Пристрасно поцілуй свого партнера.</text:p>
          </table:table-cell>
          <table:table-cell table:number-columns-repeated="9"/>
        </table:table-row>
        <table:table-row table:style-name="ro7">
          <table:table-cell office:value-type="float" office:value="90" calcext:value-type="float">
            <text:p>90</text:p>
          </table:table-cell>
          <table:table-cell office:value-type="string" calcext:value-type="string">
            <text:p>Завдання на потім, зробіть відео де ви користуєтеся секс-іграшкою та відправте партнеру</text:p>
          </table:table-cell>
          <table:table-cell table:number-columns-repeated="9"/>
        </table:table-row>
        <table:table-row table:style-name="ro7">
          <table:table-cell office:value-type="float" office:value="91" calcext:value-type="float">
            <text:p>91</text:p>
          </table:table-cell>
          <table:table-cell office:value-type="string" calcext:value-type="string">
            <text:p>Хлопець пристібає дівчину до ліжка наручниками, після чого лоскоче її ступні пером.</text:p>
          </table:table-cell>
          <table:table-cell table:number-columns-repeated="9"/>
        </table:table-row>
        <table:table-row table:style-name="ro7">
          <table:table-cell office:value-type="float" office:value="92" calcext:value-type="float">
            <text:p>92</text:p>
          </table:table-cell>
          <table:table-cell office:value-type="string" calcext:value-type="string">
            <text:p>Замовте нову сексуальну нижню білизну на наступний раз.</text:p>
          </table:table-cell>
          <table:table-cell table:number-columns-repeated="9"/>
        </table:table-row>
        <table:table-row table:style-name="ro6">
          <table:table-cell office:value-type="float" office:value="93" calcext:value-type="float">
            <text:p>93</text:p>
          </table:table-cell>
          <table:table-cell office:value-type="string" calcext:value-type="string">
            <text:p>Зніми один елемент одягу</text:p>
          </table:table-cell>
          <table:table-cell table:number-columns-repeated="9"/>
        </table:table-row>
        <table:table-row table:style-name="ro6">
          <table:table-cell office:value-type="float" office:value="94" calcext:value-type="float">
            <text:p>94</text:p>
          </table:table-cell>
          <table:table-cell office:value-type="string" calcext:value-type="string">
            <text:p>Стогнуть так, ніби ви були в екстазі 15 секунд.</text:p>
          </table:table-cell>
          <table:table-cell table:number-columns-repeated="9"/>
        </table:table-row>
        <table:table-row table:style-name="ro9">
          <table:table-cell office:value-type="float" office:value="95" calcext:value-type="float">
            <text:p>95</text:p>
          </table:table-cell>
          <table:table-cell office:value-type="string" calcext:value-type="string">
            <text:p>Завдання на потім. Надішліть мені голосове повідомлення про те, що ви уявляєте як робите з партнером.</text:p>
          </table:table-cell>
          <table:table-cell table:number-columns-repeated="9"/>
        </table:table-row>
        <table:table-row table:style-name="ro7">
          <table:table-cell office:value-type="float" office:value="96" calcext:value-type="float">
            <text:p>96</text:p>
          </table:table-cell>
          <table:table-cell office:value-type="string" calcext:value-type="string">
            <text:p>Завдання на потім/зараз. Надішліть мені своє сексуальне фото.</text:p>
          </table:table-cell>
          <table:table-cell table:number-columns-repeated="9"/>
        </table:table-row>
        <table:table-row table:style-name="ro6">
          <table:table-cell office:value-type="float" office:value="97" calcext:value-type="float">
            <text:p>97</text:p>
          </table:table-cell>
          <table:table-cell office:value-type="string" calcext:value-type="string">
            <text:p>Надішліть йому/їй оголене селфі.</text:p>
          </table:table-cell>
          <table:table-cell table:number-columns-repeated="9"/>
        </table:table-row>
        <table:table-row table:style-name="ro7">
          <table:table-cell office:value-type="float" office:value="98" calcext:value-type="float">
            <text:p>98</text:p>
          </table:table-cell>
          <table:table-cell office:value-type="string" calcext:value-type="string">
            <text:p>Прочитайте мені еротичну історію знайдіть її або придумайте.</text:p>
          </table:table-cell>
          <table:table-cell table:number-columns-repeated="9"/>
        </table:table-row>
        <table:table-row table:style-name="ro6">
          <table:table-cell office:value-type="float" office:value="99" calcext:value-type="float">
            <text:p>99</text:p>
          </table:table-cell>
          <table:table-cell office:value-type="string" calcext:value-type="string">
            <text:p>Зробіть партнеру масаж в області статевих органів.</text:p>
          </table:table-cell>
          <table:table-cell table:number-columns-repeated="9"/>
        </table:table-row>
        <table:table-row table:style-name="ro7">
          <table:table-cell office:value-type="float" office:value="100" calcext:value-type="float">
            <text:p>100</text:p>
          </table:table-cell>
          <table:table-cell office:value-type="string" calcext:value-type="string">
            <text:p>Озвуч партнеру послугу, яку він повинен виконати: <text:s/>Зніми на відео як ти мастурбуєш і відправь їй/йому.</text:p>
          </table:table-cell>
          <table:table-cell table:number-columns-repeated="9"/>
        </table:table-row>
        <table:table-row table:style-name="ro6">
          <table:table-cell office:value-type="float" office:value="101" calcext:value-type="float">
            <text:p>101</text:p>
          </table:table-cell>
          <table:table-cell office:value-type="string" calcext:value-type="string">
            <text:p>Зніми один елемент одягу</text:p>
          </table:table-cell>
          <table:table-cell table:number-columns-repeated="9"/>
        </table:table-row>
        <table:table-row table:style-name="ro6">
          <table:table-cell office:value-type="float" office:value="102" calcext:value-type="float">
            <text:p>102</text:p>
          </table:table-cell>
          <table:table-cell office:value-type="string" calcext:value-type="string">
            <text:p>Акуратно поцілуйте шию партнера.</text:p>
          </table:table-cell>
          <table:table-cell table:number-columns-repeated="9"/>
        </table:table-row>
        <table:table-row table:style-name="ro7">
          <table:table-cell office:value-type="float" office:value="103" calcext:value-type="float">
            <text:p>103</text:p>
          </table:table-cell>
          <table:table-cell office:value-type="string" calcext:value-type="string">
            <text:p>Дівчина пестить кубиком льоду соски партнера, періодично пощипуючи і покусуючи їх.</text:p>
          </table:table-cell>
          <table:table-cell table:number-columns-repeated="9"/>
        </table:table-row>
        <table:table-row table:style-name="ro7">
          <table:table-cell office:value-type="float" office:value="104" calcext:value-type="float">
            <text:p>104</text:p>
          </table:table-cell>
          <table:table-cell office:value-type="string" calcext:value-type="string">
            <text:p>Дівчина чіпляє затискачі на соски партнера і пестить його член рукою.</text:p>
          </table:table-cell>
          <table:table-cell table:number-columns-repeated="9"/>
        </table:table-row>
        <table:table-row table:style-name="ro6">
          <table:table-cell office:value-type="float" office:value="105" calcext:value-type="float">
            <text:p>105</text:p>
          </table:table-cell>
          <table:table-cell office:value-type="string" calcext:value-type="string">
            <text:p>Напиши ніжно язиком своє ім'я на її животику.</text:p>
          </table:table-cell>
          <table:table-cell table:number-columns-repeated="9"/>
        </table:table-row>
        <table:table-row table:style-name="ro8">
          <table:table-cell office:value-type="float" office:value="106" calcext:value-type="float">
            <text:p>106</text:p>
          </table:table-cell>
          <table:table-cell office:value-type="string" calcext:value-type="string">
            <text:p>Виконує партнер Жінка лягає на живіт, а чоловік забирається згори. Чоловікові необхідно впертись своїм членом їй у кицьку, але без проникнення. Він повинен зробити їй ніжний масаж плечей та попереку.</text:p>
          </table:table-cell>
          <table:table-cell table:number-columns-repeated="9"/>
        </table:table-row>
        <table:table-row table:style-name="ro8">
          <table:table-cell office:value-type="float" office:value="107" calcext:value-type="float">
            <text:p>107</text:p>
          </table:table-cell>
          <table:table-cell office:value-type="string" calcext:value-type="string">
            <text:p>Відкрий максимально рот, нехай він засовує тобі член у рот злегка торкаючись язика, щік, піднебіння. Не обхоплюй член губами, тримай рот відкритим, нехай течуть слинки</text:p>
          </table:table-cell>
          <table:table-cell table:number-columns-repeated="9"/>
        </table:table-row>
        <table:table-row table:style-name="ro9">
          <table:table-cell office:value-type="float" office:value="108" calcext:value-type="float">
            <text:p>108</text:p>
          </table:table-cell>
          <table:table-cell office:value-type="string" calcext:value-type="string">
            <text:p>Встань на карачки, розсунь сіднички максимально. Дай йому змастити анус мастилом чи слинами. Нехай він засуне палець у попу і тримає там 3 хвилини</text:p>
          </table:table-cell>
          <table:table-cell table:number-columns-repeated="9"/>
        </table:table-row>
        <table:table-row table:style-name="ro7">
          <table:table-cell office:value-type="float" office:value="109" calcext:value-type="float">
            <text:p>109</text:p>
          </table:table-cell>
          <table:table-cell office:value-type="string" calcext:value-type="string">
            <text:p>Хлопець прив'язує дівчину до ліжка та задовольняє її фалоімітатором, не забуваючи при цьому пестити соски.</text:p>
          </table:table-cell>
          <table:table-cell table:number-columns-repeated="9"/>
        </table:table-row>
        <table:table-row table:style-name="ro6">
          <table:table-cell office:value-type="float" office:value="110" calcext:value-type="float">
            <text:p>110</text:p>
          </table:table-cell>
          <table:table-cell office:value-type="string" calcext:value-type="string">
            <text:p>У позі «наїзниці» дівчина пестить соски партнера.</text:p>
          </table:table-cell>
          <table:table-cell table:number-columns-repeated="9"/>
        </table:table-row>
        <table:table-row table:style-name="ro9">
          <table:table-cell office:value-type="float" office:value="111" calcext:value-type="float">
            <text:p>111</text:p>
          </table:table-cell>
          <table:table-cell office:value-type="string" calcext:value-type="string">
            <text:p>Зав'яжи партнеру очі, нехай ляже та повністю розслабиться, твоя задача довести до оргазму, а пртнер не повинен подати виду що приємно :)</text:p>
          </table:table-cell>
          <table:table-cell table:number-columns-repeated="9"/>
        </table:table-row>
        <table:table-row table:style-name="ro7">
          <table:table-cell office:value-type="float" office:value="112" calcext:value-type="float">
            <text:p>112</text:p>
          </table:table-cell>
          <table:table-cell office:value-type="string" calcext:value-type="string">
            <text:p>Зав'яжи очі партнеру та використай приємні тортури, віск, плітка, уже що забажаеш.</text:p>
          </table:table-cell>
          <table:table-cell table:number-columns-repeated="9"/>
        </table:table-row>
        <table:table-row table:style-name="ro6">
          <table:table-cell office:value-type="float" office:value="113" calcext:value-type="float">
            <text:p>113</text:p>
          </table:table-cell>
          <table:table-cell office:value-type="string" calcext:value-type="string">
            <text:p>Секс-массаж, зроби приємно до кінця.</text:p>
          </table:table-cell>
          <table:table-cell table:number-columns-repeated="9"/>
        </table:table-row>
        <table:table-row table:style-name="ro7">
          <table:table-cell office:value-type="float" office:value="114" calcext:value-type="float">
            <text:p>114</text:p>
          </table:table-cell>
          <table:table-cell office:value-type="string" calcext:value-type="string">
            <text:p>Дівчина мастурбує партнеру, причому її коліно стимулює його пах.</text:p>
          </table:table-cell>
          <table:table-cell table:number-columns-repeated="9"/>
        </table:table-row>
        <table:table-row table:style-name="ro10">
          <table:table-cell office:value-type="float" office:value="115" calcext:value-type="float">
            <text:p>115</text:p>
          </table:table-cell>
          <table:table-cell office:value-type="string" calcext:value-type="string">
            <text:p>Дівчина стоїть навколішки перед партнером і робить йому мінет. Коли хлопець збирається закінчити, дівчина відкриває рота і висовує язик. Хлопець еякулює на її обличчя та язичок, після чого поцілунком дякує партнерці.</text:p>
          </table:table-cell>
          <table:table-cell table:number-columns-repeated="9"/>
        </table:table-row>
        <table:table-row table:style-name="ro7">
          <table:table-cell office:value-type="float" office:value="116" calcext:value-type="float">
            <text:p>116</text:p>
          </table:table-cell>
          <table:table-cell office:value-type="string" calcext:value-type="string">
            <text:p>Під час сексу партнери по черзі вставляють пальці один одному в рот, ніжно граючи з язичком.</text:p>
          </table:table-cell>
          <table:table-cell table:number-columns-repeated="9"/>
        </table:table-row>
        <table:table-row table:style-name="ro9">
          <table:table-cell office:value-type="float" office:value="117" calcext:value-type="float">
            <text:p>117</text:p>
          </table:table-cell>
          <table:table-cell office:value-type="string" calcext:value-type="string">
            <text:p>Хлопець усаджує дівчину на край столу і закидає її ноги собі на плечі, дівчина відхиляється назад, після чого партнери займаються сексом.</text:p>
          </table:table-cell>
          <table:table-cell table:number-columns-repeated="9"/>
        </table:table-row>
        <table:table-row table:style-name="ro7">
          <table:table-cell office:value-type="float" office:value="118" calcext:value-type="float">
            <text:p>118</text:p>
          </table:table-cell>
          <table:table-cell office:value-type="string" calcext:value-type="string">
            <text:p>Під час сексу хлопець змушує дівчину відчувати свою безпорадність, зв'язуючи її руки та ноги за спиною.</text:p>
          </table:table-cell>
          <table:table-cell table:number-columns-repeated="9"/>
        </table:table-row>
        <table:table-row table:style-name="ro7">
          <table:table-cell office:value-type="float" office:value="119" calcext:value-type="float">
            <text:p>119</text:p>
          </table:table-cell>
          <table:table-cell office:value-type="string" calcext:value-type="string">
            <text:p>Хлопець робить кунілінгус, дівчина при цьому притискає його голову до себе ногами.</text:p>
          </table:table-cell>
          <table:table-cell table:number-columns-repeated="9"/>
        </table:table-row>
        <table:table-row table:style-name="ro7">
          <table:table-cell office:value-type="float" office:value="120" calcext:value-type="float">
            <text:p>120</text:p>
          </table:table-cell>
          <table:table-cell office:value-type="string" calcext:value-type="string">
            <text:p>Хлопець довго пестить кицьку дівчини, доводячи її до піку задоволення, але не даючи закінчити.</text:p>
          </table:table-cell>
          <table:table-cell table:number-columns-repeated="9"/>
        </table:table-row>
        <table:table-row table:style-name="ro7">
          <table:table-cell office:value-type="float" office:value="121" calcext:value-type="float">
            <text:p>121</text:p>
          </table:table-cell>
          <table:table-cell office:value-type="string" calcext:value-type="string">
            <text:p>Дівчина еротично наносить на свої інтимні місця вершки або шоколад, ти не менш еротично їх вилизуєш.</text:p>
          </table:table-cell>
          <table:table-cell table:number-columns-repeated="9"/>
        </table:table-row>
        <table:table-row table:style-name="ro7">
          <table:table-cell office:value-type="float" office:value="122" calcext:value-type="float">
            <text:p>122</text:p>
          </table:table-cell>
          <table:table-cell office:value-type="string" calcext:value-type="string">
            <text:p>Зроби своєму партнеру миньєт із закінченням у рот, якщо захочеш, то можеш і проковтнути</text:p>
          </table:table-cell>
          <table:table-cell table:number-columns-repeated="9"/>
        </table:table-row>
        <table:table-row table:style-name="ro7">
          <table:table-cell office:value-type="float" office:value="123" calcext:value-type="float">
            <text:p>123</text:p>
          </table:table-cell>
          <table:table-cell office:value-type="string" calcext:value-type="string">
            <text:p>Оближ вібратор, проведи його по сосках, по животу і введи його в себе. Помастурбуйте 1 хв.</text:p>
          </table:table-cell>
          <table:table-cell table:number-columns-repeated="9"/>
        </table:table-row>
        <table:table-row table:style-name="ro11">
          <table:table-cell office:value-type="float" office:value="124" calcext:value-type="float">
            <text:p>124</text:p>
          </table:table-cell>
          <table:table-cell office:value-type="string" calcext:value-type="string">
            <text:p>Озвуч партнеру послугу, яку він повинен виконати: Послуга майбутнього. Займіться сексом в одязі. Дівчина має бути або в спідниці, або в сукні, і обов'язково в трусиках. Трусики необхідно відсунути, щоб хлопець міг увійти до неї. Якщо Вам сподобається, то ви можете спробувати зробити це в екстремальному місці, ніж вдома.</text:p>
          </table:table-cell>
          <table:table-cell table:number-columns-repeated="9"/>
        </table:table-row>
        <table:table-row table:style-name="ro7">
          <table:table-cell office:value-type="float" office:value="125" calcext:value-type="float">
            <text:p>125</text:p>
          </table:table-cell>
          <table:table-cell office:value-type="string" calcext:value-type="string">
            <text:p>Встань на карачки. Нехай він увійде в твою кицьку вібратором, а в анус членом і любить тебе так 2 хвилини.</text:p>
          </table:table-cell>
          <table:table-cell table:number-columns-repeated="9"/>
        </table:table-row>
        <table:table-row table:style-name="ro9">
          <table:table-cell office:value-type="float" office:value="126" calcext:value-type="float">
            <text:p>126</text:p>
          </table:table-cell>
          <table:table-cell office:value-type="string" calcext:value-type="string">
            <text:p>Уклади його на спину і встав його член собі у вагіну по головку, але не глибше. Рухай по колу тазом, так що б не випустити його член зсередини.</text:p>
          </table:table-cell>
          <table:table-cell table:number-columns-repeated="9"/>
        </table:table-row>
        <table:table-row table:style-name="ro9">
          <table:table-cell office:value-type="float" office:value="127" calcext:value-type="float">
            <text:p>127</text:p>
          </table:table-cell>
          <table:table-cell office:value-type="string" calcext:value-type="string">
            <text:p>Посадь його на коліна, так що б він відхилився назад і уперся руками. Розгорнися до нього спиною і сідай на його член. Ти керуєш процесом.</text:p>
          </table:table-cell>
          <table:table-cell table:number-columns-repeated="9"/>
        </table:table-row>
        <table:table-row table:style-name="ro8">
          <table:table-cell office:value-type="float" office:value="128" calcext:value-type="float">
            <text:p>128</text:p>
          </table:table-cell>
          <table:table-cell office:value-type="string" calcext:value-type="string">
            <text:p>Озвуч партнеру послугу, яку він повинен виконати: Протягом наступного дня він вибирає будь-яке місце в квартирі, де хотів/ла б отримати оргазм. Ти вигадуєш як це зробити і доводиш його/її до оргазму.</text:p>
          </table:table-cell>
          <table:table-cell table:number-columns-repeated="9"/>
        </table:table-row>
        <table:table-row table:style-name="ro8">
          <table:table-cell office:value-type="float" office:value="129" calcext:value-type="float">
            <text:p>129</text:p>
          </table:table-cell>
          <table:table-cell office:value-type="string" calcext:value-type="string">
            <text:p>Лягай на спину і розведи ноги. Після того, як він увійде в тебе, скрести ноги у нього на шиї і сильно стисніть. Максимально напружуй м'язи піхви. Це має принести йому величезне задоволення, поки він любитиме тебе.</text:p>
          </table:table-cell>
          <table:table-cell table:number-columns-repeated="9"/>
        </table:table-row>
        <table:table-row table:style-name="ro8">
          <table:table-cell office:value-type="float" office:value="130" calcext:value-type="float">
            <text:p>130</text:p>
          </table:table-cell>
          <table:table-cell office:value-type="string" calcext:value-type="string">
            <text:p>Змасти попу та його член рясно мастилом. Нехай він плавно увійде до твоєї попи в позі раком і знімає це на відео. Займайтеся анальним сексом 5 хвилин. Потім разом подивіться відео та видаліть його</text:p>
          </table:table-cell>
          <table:table-cell table:number-columns-repeated="9"/>
        </table:table-row>
        <table:table-row table:style-name="ro7">
          <table:table-cell office:value-type="float" office:value="131" calcext:value-type="float">
            <text:p>131</text:p>
          </table:table-cell>
          <table:table-cell office:value-type="string" calcext:value-type="string">
            <text:p>Ляж на спину, а вона ляже тобі на живіт спиною. Тримайте її попку на вазі.</text:p>
          </table:table-cell>
          <table:table-cell table:number-columns-repeated="9"/>
        </table:table-row>
        <table:table-row table:style-name="ro9">
          <table:table-cell office:value-type="float" office:value="132" calcext:value-type="float">
            <text:p>132</text:p>
          </table:table-cell>
          <table:table-cell office:value-type="string" calcext:value-type="string">
            <text:p>Постав її на коліна і увійди в неї на максимальну глибину. Зроби кілька поштовхів ще глибшими. Потім дістань член майже повністю і повтори 10 разів.</text:p>
          </table:table-cell>
          <table:table-cell table:number-columns-repeated="9"/>
        </table:table-row>
        <table:table-row table:style-name="ro8">
          <table:table-cell office:value-type="float" office:value="133" calcext:value-type="float">
            <text:p>133</text:p>
          </table:table-cell>
          <table:table-cell office:value-type="string" calcext:value-type="string">
            <text:p>Нехай вона ляже на спину і витягне ноги. Ти повинен трохи розсунувши її ноги вставити свій член, і забратися на неї, не дістаючи його. Нехай вона зімкне ноги якнайсильніше, а ти рухайся.</text:p>
          </table:table-cell>
          <table:table-cell table:number-columns-repeated="9"/>
        </table:table-row>
        <table:table-row table:style-name="ro10">
          <table:table-cell office:value-type="float" office:value="134" calcext:value-type="float">
            <text:p>134</text:p>
          </table:table-cell>
          <table:table-cell office:value-type="string" calcext:value-type="string">
            <text:p>Вийдіть на балкон або відкрийте вікно. Допоможи їй підпалити сигарету, і розгорни її до себе спиною, спочатку полижи їй кицьку, а потім починай трахати поки вона курить. Якщо вона не курить, нехай їсть щось смачне.</text:p>
          </table:table-cell>
          <table:table-cell table:number-columns-repeated="9"/>
        </table:table-row>
        <table:table-row table:style-name="ro9">
          <table:table-cell office:value-type="float" office:value="135" calcext:value-type="float">
            <text:p>135</text:p>
          </table:table-cell>
          <table:table-cell office:value-type="string" calcext:value-type="string">
            <text:p>Уклади її на бочок, і укладайся сам за нею. Одну руку просунь під її голову, а іншою візьми її за горло. Починай жорстко кохати її.</text:p>
          </table:table-cell>
          <table:table-cell table:number-columns-repeated="9"/>
        </table:table-row>
        <table:table-row table:style-name="ro7">
          <table:table-cell office:value-type="float" office:value="136" calcext:value-type="float">
            <text:p>136</text:p>
          </table:table-cell>
          <table:table-cell office:value-type="string" calcext:value-type="string">
            <text:p>Уклади її на спину і одну ногу закинь до себе на шию. Ніжно кохайте її в такій позі.</text:p>
          </table:table-cell>
          <table:table-cell table:number-columns-repeated="9"/>
        </table:table-row>
        <table:table-row table:style-name="ro7">
          <table:table-cell office:value-type="float" office:value="137" calcext:value-type="float">
            <text:p>137</text:p>
          </table:table-cell>
          <table:table-cell office:value-type="string" calcext:value-type="string">
            <text:p>Сідай верхи на його член і переміщайся по колу, не випускаючи його із себе.</text:p>
          </table:table-cell>
          <table:table-cell table:number-columns-repeated="9"/>
        </table:table-row>
        <table:table-row table:style-name="ro8">
          <table:table-cell office:value-type="float" office:value="138" calcext:value-type="float">
            <text:p>138</text:p>
          </table:table-cell>
          <table:table-cell office:value-type="string" calcext:value-type="string">
            <text:p>Вимкни світло і починайте ніжно та повільно займатися сексом у будь-якій зручній позі. Одна умова ніхто з вас не повинен видавати звуків. Уявіть, що поряд з вами хтось спить і ви не хочете його розбудити.</text:p>
          </table:table-cell>
          <table:table-cell table:number-columns-repeated="9"/>
        </table:table-row>
        <table:table-row table:style-name="ro6">
          <table:table-cell office:value-type="float" office:value="139" calcext:value-type="float">
            <text:p>139</text:p>
          </table:table-cell>
          <table:table-cell office:value-type="string" calcext:value-type="string">
            <text:p>Зніми один елемент одягу</text:p>
          </table:table-cell>
          <table:table-cell table:number-columns-repeated="9"/>
        </table:table-row>
        <table:table-row table:style-name="ro7">
          <table:table-cell office:value-type="float" office:value="140" calcext:value-type="float">
            <text:p>140</text:p>
          </table:table-cell>
          <table:table-cell office:value-type="string" calcext:value-type="string">
            <text:p>Тримайте за ерогенну частину тіла партнера, протягом 5 хвилин. Оберіть самі де.</text:p>
          </table:table-cell>
          <table:table-cell table:number-columns-repeated="9"/>
        </table:table-row>
        <table:table-row table:style-name="ro6">
          <table:table-cell office:value-type="float" office:value="141" calcext:value-type="float">
            <text:p>141</text:p>
          </table:table-cell>
          <table:table-cell office:value-type="string" calcext:value-type="string">
            <text:p>Масажуйте ноги партера</text:p>
          </table:table-cell>
          <table:table-cell table:number-columns-repeated="9"/>
        </table:table-row>
        <table:table-row table:style-name="ro6">
          <table:table-cell office:value-type="float" office:value="142" calcext:value-type="float">
            <text:p>142</text:p>
          </table:table-cell>
          <table:table-cell office:value-type="string" calcext:value-type="string">
            <text:p>Зробіть танець живота протягом 1 хвилини.</text:p>
          </table:table-cell>
          <table:table-cell table:number-columns-repeated="9"/>
        </table:table-row>
        <table:table-row table:style-name="ro6">
          <table:table-cell office:value-type="float" office:value="143" calcext:value-type="float">
            <text:p>143</text:p>
          </table:table-cell>
          <table:table-cell office:value-type="string" calcext:value-type="string">
            <text:p>Оближіть груди партнера</text:p>
          </table:table-cell>
          <table:table-cell table:number-columns-repeated="9"/>
        </table:table-row>
        <table:table-row table:style-name="ro6">
          <table:table-cell office:value-type="float" office:value="144" calcext:value-type="float">
            <text:p>144</text:p>
          </table:table-cell>
          <table:table-cell office:value-type="string" calcext:value-type="string">
            <text:p>Зроби 2-хвилинний масаж голови партнеру.</text:p>
          </table:table-cell>
          <table:table-cell table:number-columns-repeated="9"/>
        </table:table-row>
        <table:table-row table:style-name="ro6">
          <table:table-cell office:value-type="float" office:value="145" calcext:value-type="float">
            <text:p>145</text:p>
          </table:table-cell>
          <table:table-cell office:value-type="string" calcext:value-type="string">
            <text:p>Зніми один елемент одягу</text:p>
          </table:table-cell>
          <table:table-cell table:number-columns-repeated="9"/>
        </table:table-row>
        <table:table-row table:style-name="ro6">
          <table:table-cell office:value-type="float" office:value="146" calcext:value-type="float">
            <text:p>146</text:p>
          </table:table-cell>
          <table:table-cell office:value-type="string" calcext:value-type="string">
            <text:p>Покажи як ти робиш мінет з чимось їстівним.</text:p>
          </table:table-cell>
          <table:table-cell table:number-columns-repeated="9"/>
        </table:table-row>
        <table:table-row table:style-name="ro6">
          <table:table-cell office:value-type="float" office:value="147" calcext:value-type="float">
            <text:p>147</text:p>
          </table:table-cell>
          <table:table-cell office:value-type="string" calcext:value-type="string">
            <text:p>Язиком поцілуй свого партнера там, де він / вона хоче.</text:p>
          </table:table-cell>
          <table:table-cell table:number-columns-repeated="9"/>
        </table:table-row>
        <table:table-row table:style-name="ro7">
          <table:table-cell office:value-type="float" office:value="148" calcext:value-type="float">
            <text:p>148</text:p>
          </table:table-cell>
          <table:table-cell office:value-type="string" calcext:value-type="string">
            <text:p>Роздирайте свого партнера лише мовою, розкажи що і як ти хочеш зробити.</text:p>
          </table:table-cell>
          <table:table-cell table:number-columns-repeated="9"/>
        </table:table-row>
        <table:table-row table:style-name="ro6">
          <table:table-cell office:value-type="float" office:value="149" calcext:value-type="float">
            <text:p>149</text:p>
          </table:table-cell>
          <table:table-cell office:value-type="string" calcext:value-type="string">
            <text:p>Зніміть нижню білизну партнера без рук.</text:p>
          </table:table-cell>
          <table:table-cell table:number-columns-repeated="9"/>
        </table:table-row>
        <table:table-row table:style-name="ro6">
          <table:table-cell office:value-type="float" office:value="150" calcext:value-type="float">
            <text:p>150</text:p>
          </table:table-cell>
          <table:table-cell office:value-type="string" calcext:value-type="string">
            <text:p>Завдання на потім, зателефонуйте мені і ввімкніть мене.</text:p>
          </table:table-cell>
          <table:table-cell table:number-columns-repeated="9"/>
        </table:table-row>
        <table:table-row table:style-name="ro9">
          <table:table-cell office:value-type="float" office:value="151" calcext:value-type="float">
            <text:p>151</text:p>
          </table:table-cell>
          <table:table-cell office:value-type="string" calcext:value-type="string">
            <text:p>Починай цілувати свого партнера починаючи з шиї, і спускайся вниз, чим ближче ти будеш, тим довше має бути час між поцілунками</text:p>
          </table:table-cell>
          <table:table-cell table:number-columns-repeated="9"/>
        </table:table-row>
        <table:table-row table:style-name="ro8">
          <table:table-cell office:value-type="float" office:value="152" calcext:value-type="float">
            <text:p>152</text:p>
          </table:table-cell>
          <table:table-cell office:value-type="string" calcext:value-type="string">
            <text:p>Подаруй їй поцілунок «Сарі». Це один із видів поцілунків, коли хлопець цілує долоні дівчини, потім переходить у район ліктів та піднімається вище з внутрішньої сторони.</text:p>
          </table:table-cell>
          <table:table-cell table:number-columns-repeated="9"/>
        </table:table-row>
        <table:table-row table:style-name="ro6">
          <table:table-cell office:value-type="float" office:value="153" calcext:value-type="float">
            <text:p>153</text:p>
          </table:table-cell>
          <table:table-cell office:value-type="string" calcext:value-type="string">
            <text:p>Зніми один елемент одягу</text:p>
          </table:table-cell>
          <table:table-cell table:number-columns-repeated="9"/>
        </table:table-row>
        <table:table-row table:style-name="ro6">
          <table:table-cell office:value-type="float" office:value="154" calcext:value-type="float">
            <text:p>154</text:p>
          </table:table-cell>
          <table:table-cell office:value-type="string" calcext:value-type="string">
            <text:p>Покрий поцілунками все тіло партнера.</text:p>
          </table:table-cell>
          <table:table-cell table:number-columns-repeated="9"/>
        </table:table-row>
        <table:table-row table:style-name="ro7">
          <table:table-cell office:value-type="float" office:value="155" calcext:value-type="float">
            <text:p>155</text:p>
          </table:table-cell>
          <table:table-cell office:value-type="string" calcext:value-type="string">
            <text:p>Хлопець вилизує груди, ніжки та інтимну зону партнерки.</text:p>
          </table:table-cell>
          <table:table-cell table:number-columns-repeated="9"/>
        </table:table-row>
        <table:table-row table:style-name="ro7">
          <table:table-cell office:value-type="float" office:value="156" calcext:value-type="float">
            <text:p>156</text:p>
          </table:table-cell>
          <table:table-cell office:value-type="string" calcext:value-type="string">
            <text:p>Партнер трішки висовує язика, а ті його посмоктуєш та облизуеш.</text:p>
          </table:table-cell>
          <table:table-cell table:number-columns-repeated="9"/>
        </table:table-row>
        <table:table-row table:style-name="ro7">
          <table:table-cell office:value-type="float" office:value="157" calcext:value-type="float">
            <text:p>157</text:p>
          </table:table-cell>
          <table:table-cell office:value-type="string" calcext:value-type="string">
            <text:p>Ніжно поцілуй ї/йогої животик, приділи увагу бокам, трохи покусуй їх.</text:p>
          </table:table-cell>
          <table:table-cell table:number-columns-repeated="9"/>
        </table:table-row>
        <table:table-row table:style-name="ro8">
          <table:table-cell office:value-type="float" office:value="158" calcext:value-type="float">
            <text:p>158</text:p>
          </table:table-cell>
          <table:table-cell office:value-type="string" calcext:value-type="string">
            <text:p>Озвуч партнеру послугу, яку він повинен виконати: <text:s/>Ця послуга на майбутнє! Час виконання-тиждень. Суть у тому, що ти маєш розбудити свою кохану в одну з ночей оральними ласками.</text:p>
          </table:table-cell>
          <table:table-cell table:number-columns-repeated="9"/>
        </table:table-row>
        <table:table-row table:style-name="ro7">
          <table:table-cell office:value-type="float" office:value="159" calcext:value-type="float">
            <text:p>159</text:p>
          </table:table-cell>
          <table:table-cell office:value-type="string" calcext:value-type="string">
            <text:p>У позі 69 пести їй кицьку протягом 3 хвилин, а вона нехай вивчає твій член і командує, як тобі лизати її кицьку</text:p>
          </table:table-cell>
          <table:table-cell table:number-columns-repeated="9"/>
        </table:table-row>
        <table:table-row table:style-name="ro9">
          <table:table-cell office:value-type="float" office:value="160" calcext:value-type="float">
            <text:p>160</text:p>
          </table:table-cell>
          <table:table-cell office:value-type="string" calcext:value-type="string">
            <text:p>Якщо ти у трусах, зніми їх. Нехай вона ляже на ліжко. Присядь акуратно їй на живіт, щоб вона могла розглянути твій член та яєчка, дай їй погратися з ними</text:p>
          </table:table-cell>
          <table:table-cell table:number-columns-repeated="9"/>
        </table:table-row>
        <table:table-row table:style-name="ro6" table:number-rows-repeated="3">
          <table:table-cell table:number-columns-repeated="11"/>
        </table:table-row>
        <table:table-row table:style-name="ro11">
          <table:table-cell office:value-type="float" office:value="1" calcext:value-type="float">
            <text:p>1</text:p>
          </table:table-cell>
          <table:table-cell office:value-type="string" calcext:value-type="string">
            <text:p>Тримаючи з рук долоню дівчини і ніжно дивлячись у вічі, чоловік розповідає, що йому здається найбільш привабливим у ній, що тягне і манить. Що особливе та незвичайне він відчуває, дивлячись на неї, в чому виражається її індивідуальність та сексуальна привабливість, що змушує мріяти про неї та викликає бажання. Після цього він ніжно цілує дівчину в губи.</text:p>
          </table:table-cell>
          <table:table-cell table:style-name="Default"/>
          <table:table-cell table:number-columns-repeated="8"/>
        </table:table-row>
        <table:table-row table:style-name="ro12">
          <table:table-cell office:value-type="float" office:value="2" calcext:value-type="float">
            <text:p>2</text:p>
          </table:table-cell>
          <table:table-cell office:value-type="string" calcext:value-type="string">
            <text:p>Чоловік розповідає, який жіночий одяг, і особливо спідня білизна, здаються йому найбільш привабливими та спокусливими. Докладно зупиняючись на деталях та особливостях, він описує, у чому він хотів би побачити дівчину, в якій вишуканій білизні. Відверта, джентльмен фантазує, наскільки сексуально виглядатиме в ньому дівчина, як еротично підкреслить її фігуру така білизна. Продовжуючи цю вкрай захоплюючу тему, дівчина розповідає, яка нижня білизна їй найбільше подобається, деталізуючи всі нюанси, тонкощі та фасон. При цьому намагається красиво описати, як вона почувається в ньому, наскільки спокусливо виглядає. «Проковтнувши слинки», чоловік ніжно цілує панночку у вушко.</text:p>
          </table:table-cell>
          <table:table-cell table:style-name="Default"/>
          <table:table-cell table:number-columns-repeated="8"/>
        </table:table-row>
        <table:table-row table:style-name="ro13">
          <table:table-cell office:value-type="float" office:value="3" calcext:value-type="float">
            <text:p>3</text:p>
          </table:table-cell>
          <table:table-cell office:value-type="string" calcext:value-type="string">
            <text:p>Вибравши саму соковиту полуничку, той, хто фантує, бере її в губи і пригощає другого гравця. Той ласує неквапливо, розтягуючи насолоду від процесу і повільними шматочками відкушуючи від дивовижного частування. Наступну ягоду бере в губи другий гравець і тепер він пригощає фантуючого. Якщо не дай боже, всю полуницю підло з'їла покоївка, вам доведеться перейти на банан. У цьому випадку, очистивши його, ви починаєте одночасно, з двох боків поїдати фрукт назустріч один одному. Коли губи стикнуться, ви закушує свій десерт ніжним французьким поцілунком.</text:p>
          </table:table-cell>
          <table:table-cell table:style-name="Default"/>
          <table:table-cell table:number-columns-repeated="8"/>
        </table:table-row>
        <table:table-row table:style-name="ro14">
          <table:table-cell office:value-type="float" office:value="4" calcext:value-type="float">
            <text:p>4</text:p>
          </table:table-cell>
          <table:table-cell office:value-type="string" calcext:value-type="string">
            <text:p>Дівчина відверто розповідає, чи було її життя таке, коли хтось сторонній бачив, як вона займається сексом. Вона описує ту пікантну історію в деталях та подробицях, згадуючи, що випробувала при цьому, злякалася чи навпаки, ще більше збудилася. «Вдячний слухач» може випитувати панночку про всі тонкощі і нюанси того, що відбувалося, щиро співпереживаючи бідолашній, що потрапила в таку непристойну історію. Одкровення дівчини винагороджується ніжним поцілунком у губки.</text:p>
          </table:table-cell>
          <table:table-cell table:style-name="Default"/>
          <table:table-cell table:number-columns-repeated="8"/>
        </table:table-row>
        <table:table-row table:style-name="ro15">
          <table:table-cell office:value-type="float" office:value="5" calcext:value-type="float">
            <text:p>5</text:p>
          </table:table-cell>
          <table:table-cell office:value-type="string" calcext:value-type="string">
            <text:p>Взявши долоню дівчини, чоловік присувається до неї ближче. Заплющивши очі і розслабившись, панночка розповідає, які відчуття вона відчуває під час наростання сексуального збудження, що відчуває і переживає, чого їй при цьому хочеться найбільше, яких ласок, дотиків, дій.</text:p>
          </table:table-cell>
          <table:table-cell table:style-name="Default"/>
          <table:table-cell table:number-columns-repeated="8"/>
        </table:table-row>
        <table:table-row table:style-name="ro16">
          <table:table-cell office:value-type="float" office:value="6" calcext:value-type="float">
            <text:p>6</text:p>
          </table:table-cell>
          <table:table-cell office:value-type="string" calcext:value-type="string">
            <text:p>Фантуючий розповідає про еротичний фільм, що запам'ятався йому, можливо трохи прикрашаючи і доповнюючи його. Він докладно описує найромантичніші сцени і яскраво ілюструє найсексуальніші епізоди. При цьому особливу увагу намагається приділити почуттям та переживанням героїв, їх емоціям та відчуттям. Вислухавши цей захоплюючий спогад, другий гравець фантазує, що він доповнив або змінив у сюжеті, якби був на місці режисера фільму або писав його сценарій. Немає бажання на наступному побаченні подивитися вдвох цей цікавий фільм, затишно влаштувавши диванчик?</text:p>
          </table:table-cell>
          <table:table-cell table:style-name="Default"/>
          <table:table-cell table:number-columns-repeated="8"/>
        </table:table-row>
        <table:table-row table:style-name="ro13">
          <table:table-cell office:value-type="float" office:value="7" calcext:value-type="float">
            <text:p>7</text:p>
          </table:table-cell>
          <table:table-cell office:value-type="string" calcext:value-type="string">
            <text:p>Взявши долоню дівчини, чоловік присувається до неї ближче, готуючись уважно слухати. Заплющивши очі і настроївшись на романтичний стан, дівчина згадує про незвичайну еротичну історію, яка трапилася якось з її подругою, барвисто описуючи почуття та переживання, випробувані тією. При цьому особливу увагу вона намагається приділити емоціям та відчуттям тієї панночки, детально зупиняючись на найдрібніших нюансах та особливостях «сексуальної пригоди» подруги. Коли розповідь завершиться, ви по черзі випиваєте один одного з рота по ковтку вина.</text:p>
          </table:table-cell>
          <table:table-cell table:style-name="Default"/>
          <table:table-cell table:number-columns-repeated="8"/>
        </table:table-row>
        <table:table-row table:style-name="ro8">
          <table:table-cell office:value-type="float" office:value="8" calcext:value-type="float">
            <text:p>8</text:p>
          </table:table-cell>
          <table:table-cell office:value-type="string" calcext:value-type="string">
            <text:p>Чоловік цілує руку дівчині. Спочатку він робить це як партнера з бізнесу, потім - з ввічливості, потім - як шанувальник співачки і, нарешті, - як коханець своєї обраниці.</text:p>
          </table:table-cell>
          <table:table-cell table:style-name="Default"/>
          <table:table-cell table:number-columns-repeated="8"/>
        </table:table-row>
        <table:table-row table:style-name="ro17">
          <table:table-cell office:value-type="float" office:value="9" calcext:value-type="float">
            <text:p>9</text:p>
          </table:table-cell>
          <table:table-cell office:value-type="string" calcext:value-type="string">
            <text:p>Чоловік докладно розповідає, як він уперше займався сексом. Описує, як усе це відбувалося, де і з ким, що він відчував, які відчуття та емоції відчував, чого соромився і як поводився при цьому, що робила його партнерка. Дівчина може розпитувати чоловіка про деталі та нюанси того, що відбувалося, а він зобов'язаний відверто розповідати їй про все. Вислухавши історію чоловіка, тепер уже панна розповідає свою. Але, може, описуючи не як вона втратила цноту, а той випадок, коли вперше із задоволенням займалася сексом. Детально згадуючи, як усе це було тоді, вона, не соромлячись, відверто розповідає про свої переживання і «смакує деталі» колишнього. Тепер уже чоловік може «покривлятися», випитуючи панночку про нюанси того, що відбувалося. Завершивши свої історії, ви дякуєте один одному за відвертість поцілунком у губи.</text:p>
          </table:table-cell>
          <table:table-cell table:style-name="Default"/>
          <table:table-cell table:number-columns-repeated="8"/>
        </table:table-row>
        <table:table-row table:style-name="ro8">
          <table:table-cell office:value-type="float" office:value="10" calcext:value-type="float">
            <text:p>10</text:p>
          </table:table-cell>
          <table:table-cell office:value-type="string" calcext:value-type="string">
            <text:p>Чоловік притискає вухо до грудей дівчини та уважно слухає, як б'ється її серце. У цьому, засікаючи час, він розраховує її пульс. Закінчивши "обстеження", він цілує їй.</text:p>
          </table:table-cell>
          <table:table-cell table:style-name="Default"/>
          <table:table-cell table:number-columns-repeated="8"/>
        </table:table-row>
        <table:table-row table:style-name="ro11">
          <table:table-cell office:value-type="float" office:value="11" calcext:value-type="float">
            <text:p>11</text:p>
          </table:table-cell>
          <table:table-cell office:value-type="string" calcext:value-type="string">
            <text:p>Гравці, тримаючись за руки і ніжно дивлячись у вічі, почергово говорять один одному компліменти романтичного характеру. Починає чоловік. У цьому компліменти нічого не винні повторюватися, але в роздуми дається трохи більше десяти секунд. Той, хто скаже їх більше, не поспішаючи і чуттєво знімає з іншого одну частину одягу, а потім ніжно цілує його в губи.</text:p>
          </table:table-cell>
          <table:table-cell table:style-name="Default"/>
          <table:table-cell table:number-columns-repeated="8"/>
        </table:table-row>
        <table:table-row table:style-name="ro15">
          <table:table-cell office:value-type="float" office:value="12" calcext:value-type="float">
            <text:p>12</text:p>
          </table:table-cell>
          <table:table-cell office:value-type="string" calcext:value-type="string">
            <text:p>Фантуючому зав'язують очі, а другий гравець дбайливо і грайливо годує його зі своїх рук ягодами, фруктами та солодощами, поки той не насититься. Після цього він дає йому запити ці ласощі ковтком вина зі свого рота. На подяку фантуючий говорить партнеру вишуканий романтичний комплімент.</text:p>
          </table:table-cell>
          <table:table-cell table:style-name="Default"/>
          <table:table-cell table:number-columns-repeated="8"/>
        </table:table-row>
        <table:table-row table:style-name="ro16">
          <table:table-cell office:value-type="float" office:value="13" calcext:value-type="float">
            <text:p>13</text:p>
          </table:table-cell>
          <table:table-cell office:value-type="string" calcext:value-type="string">
            <text:p>Фантуючий відверто розповідає, чи займався він колись груповим сексом. Він описує історію в деталях і подробицях, згадуючи, як усе відбувалося, що він відчував у своїй, чи збуджувало щось його особливо. Другий гравець може просити його докладніше зупинитися на конкретних деталях тієї історії, а він, не соромлячись, зобов'язаний відповідати на такі запитання. Після цього ви міняєтеся ролями, і тепер фантующий перетворюється на уважного слухача, а другий гравець - на гранично відвертого оповідача. Завершивши свої історії, ви дякуєте один одному за відвертість поцілунком у губи.</text:p>
          </table:table-cell>
          <table:table-cell table:style-name="Default"/>
          <table:table-cell table:number-columns-repeated="8"/>
        </table:table-row>
        <table:table-row table:style-name="ro13">
          <table:table-cell office:value-type="float" office:value="14" calcext:value-type="float">
            <text:p>14</text:p>
          </table:table-cell>
          <table:table-cell office:value-type="string" calcext:value-type="string">
            <text:p>Дівчина розповідає, який чоловічий одяг, і особливо нижню білизну, вона вважає найбільш привабливою та спокусливою. Яким чином одягнений (або роздягнений) чоловік здається їй більш сексуальним. Докладно зупиняючись на деталях та особливостях, вона описує, у чому хотіла б побачити сьогоднішнього свого партнера, включаючи нижню білизну. Розмірковуючи вголос, немов режисер жіночого клубу, вона фантазує, наскільки спокусливо він виглядатиме, як еротично підкреслить його фігуру така білизна. Завершивши своє захоплююче оповідання, дівчина ніжно цілує чоловіка в щоку.</text:p>
          </table:table-cell>
          <table:table-cell table:style-name="Default"/>
          <table:table-cell table:number-columns-repeated="8"/>
        </table:table-row>
        <table:table-row table:style-name="ro15">
          <table:table-cell office:value-type="float" office:value="15" calcext:value-type="float">
            <text:p>15</text:p>
          </table:table-cell>
          <table:table-cell office:value-type="string" calcext:value-type="string">
            <text:p>Тримаючи в руках долоню дівчини і дивлячись їй в обличчя, чоловік зізнається, яка частина її тіла окрім очей здається йому найбільш привабливою, як він хотів би ніжно та пристрасно цілувати та пестити її. На подяку за сміливість і одкровення дівчина нагороджує його поцілунком у губи.</text:p>
          </table:table-cell>
          <table:table-cell table:style-name="Default"/>
          <table:table-cell table:number-columns-repeated="8"/>
        </table:table-row>
        <table:table-row table:style-name="ro18">
          <table:table-cell office:value-type="float" office:value="16" calcext:value-type="float">
            <text:p>16</text:p>
          </table:table-cell>
          <table:table-cell office:value-type="string" calcext:value-type="string">
            <text:p>"Ніжний танець двох змійок", - так можна назвати це завдання. Тримаючи руки один у одного на талії і не торкаючись губами, ви граєте мовами, наче роблячи незвичайний французький поцілунок. При цьому можна змінюватися активною роллю, так вийде цікавіше. Наприклад, спочатку провідну роль грає дівчина, обвиваючись своєю мовою навколо чоловічої, а потім це робить джентльмен.</text:p>
          </table:table-cell>
          <table:table-cell table:style-name="Default"/>
          <table:table-cell table:number-columns-repeated="8"/>
        </table:table-row>
        <table:table-row table:style-name="ro18">
          <table:table-cell office:value-type="float" office:value="17" calcext:value-type="float">
            <text:p>17</text:p>
          </table:table-cell>
          <table:table-cell office:value-type="string" calcext:value-type="string">
            <text:p>Танцюючи повільний танець під романтичну музику, ви тісно притискаєтесь і пестите один одного. Чоловік чуттєво цілує дівчину в шию, гладить їй спину, стегна, попочку, а вона ніжно обіймає його, потираючи грудьми та животом. Все це робиться так, щоб ласки були дуже чуттєвими та приємними для обох із вас, збуджуючи та викликаючи бажання. Закінчивши танець, дівчина цілує чоловіка в губи, давши трохи посмоктати свій язичок.</text:p>
          </table:table-cell>
          <table:table-cell table:style-name="Default"/>
          <table:table-cell table:number-columns-repeated="8"/>
        </table:table-row>
        <table:table-row table:style-name="ro11">
          <table:table-cell office:value-type="float" office:value="18" calcext:value-type="float">
            <text:p>18</text:p>
          </table:table-cell>
          <table:table-cell office:value-type="string" calcext:value-type="string">
            <text:p>Намагаючись робити все максимально еротично, той, хто фантує, з'їдає фрукт або насолоду, яку йому підбирає партнер. Що він уявить при цьому - його особиста справа, але виглядати все має гранично зухвало і відверто. Якщо другому гравцю сподобається така міні-вистава, він нагороджує «актора» ніжним поцілунком у губи.</text:p>
          </table:table-cell>
          <table:table-cell table:style-name="Default"/>
          <table:table-cell table:number-columns-repeated="8"/>
        </table:table-row>
        <table:table-row table:style-name="ro19">
          <table:table-cell office:value-type="float" office:value="19" calcext:value-type="float">
            <text:p>19</text:p>
          </table:table-cell>
          <table:table-cell office:value-type="string" calcext:value-type="string">
            <text:p>Дівчина відверто розповідає, чи подобається їй бути оголеною перед сторонніми, збуджує це чи навпаки, більше бентежить та сковує. Що вона відчуває, ловлячи відверті погляди на своєму неприкритому тілі. Чи доводилося їй бувати на нудистському пляжі чи хоча б засмагати топ-лес. Адже, наприклад, в австрійських лазнях усі мають бути повністю роздягнені, такий порядок і всі спокійно дотримуються його. А вона, почала б бентежитися чи з цікавістю подивилася на інших і показала себе? Може, їй самій подобається підглядати за іншими, тоді більше за ким, чоловіками чи жінками? На подяку за одкровення чоловік ніжно цілує панночку в шию.</text:p>
          </table:table-cell>
          <table:table-cell table:style-name="Default"/>
          <table:table-cell table:number-columns-repeated="8"/>
        </table:table-row>
        <table:table-row table:style-name="ro15">
          <table:table-cell office:value-type="float" office:value="20" calcext:value-type="float">
            <text:p>20</text:p>
          </table:table-cell>
          <table:table-cell office:value-type="string" calcext:value-type="string">
            <text:p>Взявши невеликий кубик льоду до рота, чоловік передає його до рота дівчині. За мить вона так само повертає його назад. І так таз щоразу, поки кубик не розтане остаточно. Той, у кого він зник у роті, стає програвшим і знімає одну частину одягу. Але тільки ви обидва повинні чинити чесно!</text:p>
          </table:table-cell>
          <table:table-cell table:style-name="Default"/>
          <table:table-cell table:number-columns-repeated="8"/>
        </table:table-row>
        <table:table-row table:style-name="ro18">
          <table:table-cell office:value-type="float" office:value="21" calcext:value-type="float">
            <text:p>21</text:p>
          </table:table-cell>
          <table:table-cell office:value-type="string" calcext:value-type="string">
            <text:p>Розглядаючи пози Каталогу, панночка вибирає сцену, що їй найбільш сподобалася, і вигадує романтичну історію, фіналом якої вона з'явилася. При цьому відчуття, переживання та почуття учасників такої історії під час зображеного дійства дівчина намагається описати максимально докладно та чуттєво. Чоловік під час оповідання може доповнювати її, коментувати чи розпитувати подробиці вигаданої любовної пригоди.</text:p>
          </table:table-cell>
          <table:table-cell table:style-name="Default"/>
          <table:table-cell table:number-columns-repeated="8"/>
        </table:table-row>
        <table:table-row table:style-name="ro20">
          <table:table-cell office:value-type="float" office:value="22" calcext:value-type="float">
            <text:p>22</text:p>
          </table:table-cell>
          <table:table-cell office:value-type="string" calcext:value-type="string">
            <text:p>Тримаючи чоловіка за руку, дівчина заплющує очі і, розслабившись, докладно розповідає, як їй хотілося б, щоб її роздягали та в якій обстановці. Крок за кроком вона описує процедуру повільного оголення свого тіла, відчуття своєї шкіри від дотиків до неї чоловічих пальців, ніг від ковзання по них долонь, що знімають панчохи. Згадує почуття солодкого ознобу, що пробігає вздовж спини від тепла пальців, що розстібають застібку бюстгальтера... Після цього чоловік ніжно цілує її в губи, і вони знімають один з одного по одній частині одягу.</text:p>
          </table:table-cell>
          <table:table-cell table:style-name="Default"/>
          <table:table-cell table:number-columns-repeated="8"/>
        </table:table-row>
        <table:table-row table:style-name="ro13">
          <table:table-cell office:value-type="float" office:value="23" calcext:value-type="float">
            <text:p>23</text:p>
          </table:table-cell>
          <table:table-cell office:value-type="string" calcext:value-type="string">
            <text:p>Любите добрий та чуттєвий стриптиз? Забувши про пристойність, чоловік уявляє, що дівчина – стриптизерка. Відверта, він фантазує, в якому одязі мріяв би побачити партнерку, що танцює для нього. Барвисто і образно описує, як сексуально виглядає при цьому її напівоголене тіло, що звивається в танці. Потім розповідає як граючи і дражнячи, вона знімає одну частину одягу, потім другу і, нарешті, залишається в останній, явно спокушаючи глядачів своїм дійством. Якщо ця історія варта нагороди, дівчина ніжно цілує свого кавалера.</text:p>
          </table:table-cell>
          <table:table-cell table:style-name="Default"/>
          <table:table-cell table:number-columns-repeated="8"/>
        </table:table-row>
        <table:table-row table:style-name="ro13">
          <table:table-cell office:value-type="float" office:value="24" calcext:value-type="float">
            <text:p>24</text:p>
          </table:table-cell>
          <table:table-cell office:value-type="string" calcext:value-type="string">
            <text:p>Заплющивши очі і розслабившись, фантуючий розповідає, як би він хотів зайнятися любов'ю на природі з другим гравцем, докладно зупиняючись на описі місця, дійства, емоціях та відчуттях. Слухаючи це захоплююче оповідання, партнер може запитувати, доповнювати його, коментувати та висловлювати побажання. Після того, як розповідь завершиться, ви міняєтеся ролями, і тепер фант перетворюється на уважного слухача, а другий гравець занурюється у свої відверті фантазії. "Повернувшись на землю", ви ніжно цілуєтеся в губи і знімаєте один з одного по одній частині одягу.</text:p>
          </table:table-cell>
          <table:table-cell table:style-name="Default"/>
          <table:table-cell table:number-columns-repeated="8"/>
        </table:table-row>
        <table:table-row table:style-name="ro18">
          <table:table-cell office:value-type="float" office:value="25" calcext:value-type="float">
            <text:p>25</text:p>
          </table:table-cell>
          <table:table-cell office:value-type="string" calcext:value-type="string">
            <text:p>Той, хто фанує цілу хвилину ніжно грає з нижньою губою партнера. Спочатку, подразнюючи і трохи торкаючись, кілька разів проводить по ній самим кінчиком своєї мови, а потім лагідним вампірчиком посмоктує, смикає і покусує її своїми губами. Потім та ж гра повторюється з верхньою губою, а на завершення ще раз з тією, якою все це найбільше сподобалося. Якщо «вампірчик» приніс задоволення, його гладять по голівці.</text:p>
          </table:table-cell>
          <table:table-cell table:style-name="Default"/>
          <table:table-cell table:number-columns-repeated="8"/>
        </table:table-row>
        <table:table-row table:style-name="ro16">
          <table:table-cell office:value-type="float" office:value="26" calcext:value-type="float">
            <text:p>26</text:p>
          </table:table-cell>
          <table:table-cell office:value-type="string" calcext:value-type="string">
            <text:p>Чоловік докладно і відверто розповідає про незвичайну сексуальну пригоду у своєму житті, коли він отримав найбільше задоволення. Відкинувши непотрібне сором'язливість, він у тонкостях зупиняється на пікантних моментах того, що сталося. Згадуючи свої емоції, почуття та відчуття, докладно та барвисто описуючи найдрібніші деталі та нюанси того, що відбувалося, він ніби знову переживає ту дивовижну історію. Дівчина може як завгодно детально вивідувати в нього про все, а він повинен бути остаточно відвертим. Панночка нагороджує його за розповідь ніжним і довгим поцілунком у губи.</text:p>
          </table:table-cell>
          <table:table-cell table:style-name="Default"/>
          <table:table-cell table:number-columns-repeated="8"/>
        </table:table-row>
        <table:table-row table:style-name="ro8">
          <table:table-cell office:value-type="float" office:value="27" calcext:value-type="float">
            <text:p>27</text:p>
          </table:table-cell>
          <table:table-cell office:value-type="string" calcext:value-type="string">
            <text:p>Дівчина, дивлячись у вічі чоловікові, з'їдає банан. Вона робить все не поспішаючи і дуже еротично, щиро насолоджуючись своєю грою. Після цього чоловік дає їй запити ці ласощі ковтком вина зі свого рота.</text:p>
          </table:table-cell>
          <table:table-cell table:style-name="Default"/>
          <table:table-cell table:number-columns-repeated="8"/>
        </table:table-row>
        <table:table-row table:style-name="ro18">
          <table:table-cell office:value-type="float" office:value="28" calcext:value-type="float">
            <text:p>28</text:p>
          </table:table-cell>
          <table:table-cell office:value-type="string" calcext:value-type="string">
            <text:p>Відкинувши нікому не потрібну скромність дівчина відверто зізнається чи пробувала вона інтимні стосунки з особливою своєю статтю, чи хоча б просто ласки. Якщо так, то розповідає, як це відбувалося того дня, коли вона отримала найбільше задоволення. Якщо такого ще не було, то чи припускає вона думка про це і чи має вона нереалізовані лесбійські фантазії. Ну а якщо не пробувала і не хоче, то господь їй суддя!</text:p>
          </table:table-cell>
          <table:table-cell table:style-name="Default"/>
          <table:table-cell table:number-columns-repeated="8"/>
        </table:table-row>
        <table:table-row table:style-name="ro9">
          <table:table-cell office:value-type="float" office:value="29" calcext:value-type="float">
            <text:p>29</text:p>
          </table:table-cell>
          <table:table-cell office:value-type="string" calcext:value-type="string">
            <text:p>Замість того, щоб включати кондиціонер, ви знімаєте один з одного по одній частині одягу і продовжуєте далі цю захоплюючу гру.</text:p>
          </table:table-cell>
          <table:table-cell table:style-name="Default"/>
          <table:table-cell table:number-columns-repeated="8"/>
        </table:table-row>
        <table:table-row table:style-name="ro10">
          <table:table-cell office:value-type="float" office:value="30" calcext:value-type="float">
            <text:p>30</text:p>
          </table:table-cell>
          <table:table-cell office:value-type="string" calcext:value-type="string">
            <text:p>Дивлячись у вічі дівчині, чоловік злизує з тильного боку її долоні крапельку шоколаду, джему чи меду. Він робить все повільно та дуже еротично, щиро насолоджуючись власною грою. Після цього дівчина дає йому запити ці ласощі ковтком вина зі свого рота.</text:p>
          </table:table-cell>
          <table:table-cell table:style-name="Default"/>
          <table:table-cell table:number-columns-repeated="8"/>
        </table:table-row>
        <table:table-row table:style-name="ro14">
          <table:table-cell office:value-type="float" office:value="31" calcext:value-type="float">
            <text:p>31</text:p>
          </table:table-cell>
          <table:table-cell office:value-type="string" calcext:value-type="string">
            <text:p>Тримаючи дівчину за руку і ніжно дивлячись їй у вічі, чоловік описує, яка зачіска на жіночому лобку йому найбільше подобається і яку б хотілося зробити інтимну зачіску їй. Трикутничок, серце, смужка, або що йому найбільше подобається? Поголив би він цей ніжний горбок або пофарбував волосики в якийсь особливий колір? Фантазує, як він усе зробив і в якій обстановці. Потім крізь одяг чіпає її лобок і ніжно цілує дівчину в вушка: спочатку одне, а потім друге.</text:p>
          </table:table-cell>
          <table:table-cell table:style-name="Default"/>
          <table:table-cell table:number-columns-repeated="8"/>
        </table:table-row>
        <table:table-row table:style-name="ro8">
          <table:table-cell office:value-type="float" office:value="32" calcext:value-type="float">
            <text:p>32</text:p>
          </table:table-cell>
          <table:table-cell office:value-type="string" calcext:value-type="string">
            <text:p>Секс і свобода, розкутість та комплекси, умовності та вседозволеність. Не особливо захоплюючись, але й не стримуючись, п'ять хвилин, що фантує, філософствує на цю актуальну зараз тему.</text:p>
          </table:table-cell>
          <table:table-cell table:style-name="Default"/>
          <table:table-cell table:number-columns-repeated="8"/>
        </table:table-row>
        <table:table-row table:style-name="ro7">
          <table:table-cell office:value-type="float" office:value="33" calcext:value-type="float">
            <text:p>33</text:p>
          </table:table-cell>
          <table:table-cell office:value-type="string" calcext:value-type="string">
            <text:p>Дівчина пристрасно і чуттєво цілує чоловіка в губи, дозволяючи йому ніжно посмоктати свій язичок.</text:p>
          </table:table-cell>
          <table:table-cell table:style-name="Default"/>
          <table:table-cell table:number-columns-repeated="8"/>
        </table:table-row>
        <table:table-row table:style-name="ro18">
          <table:table-cell office:value-type="float" office:value="34" calcext:value-type="float">
            <text:p>34</text:p>
          </table:table-cell>
          <table:table-cell office:value-type="string" calcext:value-type="string">
            <text:p>Дівчина розповідає, яка на її погляд сексуальна фантазія є найпоширенішою у чоловіків, і що вона з цього приводу думає. На подяку за одкровення джентльмен ніжно цілує її в губки. Після цього настає його черга, і тепер уже він яскраво описує найсміливішу жіночу сексуальну фантазію. Якщо дівчина не засуджує джентльмена за такі вільні думки, підтверджує свою згоду ніжним поцілунком.</text:p>
          </table:table-cell>
          <table:table-cell table:style-name="Default"/>
          <table:table-cell table:number-columns-repeated="8"/>
        </table:table-row>
        <table:table-row table:style-name="ro14">
          <table:table-cell office:value-type="float" office:value="35" calcext:value-type="float">
            <text:p>35</text:p>
          </table:table-cell>
          <table:table-cell office:value-type="string" calcext:value-type="string">
            <text:p>Фантуючий докладно розповідає, яка обстановка йому здається найромантичнішою і схильною до інтимних відносин, детально описуючи меблі, елементи інтер'єру, колір, запахи, звуки... Після цього другий гравець продовжує його розповідь, все більше наповнюючи відчуттям еротики цей віртуальний «куточок кохання». Удвох ви ніби готуєте місце для свого наступного романтичного побачення. Поцілувавши один одного в носик, ви продовжуєте гру.</text:p>
          </table:table-cell>
          <table:table-cell table:style-name="Default"/>
          <table:table-cell table:number-columns-repeated="8"/>
        </table:table-row>
        <table:table-row table:style-name="ro14">
          <table:table-cell office:value-type="float" office:value="36" calcext:value-type="float">
            <text:p>36</text:p>
          </table:table-cell>
          <table:table-cell office:value-type="string" calcext:value-type="string">
            <text:p>Фантуючий відверто розповідає, який би він хотів бачити своє сексуальне життя, наскільки часто і з ким хотів би займатися сексом, якою різноманітною та насиченою була б вона. Він просто мріє і не більше того, мріє наяву, як опинився в раю, де дозволено все. Після цього, тримаючи в руках долоню фантуючого, про свої таємні бажання відверто другий гравець. Сприйнявши розповіді як тост, ви випиваєте з рота один одного по ковтку вина за виконання бажань.</text:p>
          </table:table-cell>
          <table:table-cell table:style-name="Default"/>
          <table:table-cell table:number-columns-repeated="8"/>
        </table:table-row>
        <table:table-row table:style-name="ro11">
          <table:table-cell office:value-type="float" office:value="37" calcext:value-type="float">
            <text:p>37</text:p>
          </table:table-cell>
          <table:table-cell office:value-type="string" calcext:value-type="string">
            <text:p>Насолоджуючись чуттєвістю, ви зливаєтеся у одкровенні тантричного поцілунку. Сидячи на колінах свого партнера і ніжно дивлячись йому в очі, дівчина розчиняється в його подиху, вдихаючи на його видиху та видихаючи на вдиху. Не припиняючи дихати на цій хвилі, вона дарує йому довгий поцілунок, насолоджуючись таким чуттєвим єднанням.</text:p>
          </table:table-cell>
          <table:table-cell table:style-name="Default"/>
          <table:table-cell table:number-columns-repeated="8"/>
        </table:table-row>
        <table:table-row table:style-name="ro14">
          <table:table-cell office:value-type="float" office:value="38" calcext:value-type="float">
            <text:p>38</text:p>
          </table:table-cell>
          <table:table-cell office:value-type="string" calcext:value-type="string">
            <text:p>Відкинувшись у кріслі з келихом вина, той, хто фантує, розповідає про історію свого життя, коли йому дуже хотілося сексу з тією людиною, якій ніяк не можна було цього запропонувати. Хотілося шалено, мріялося теж, навіть снилося іноді, але не можна було і все! Можливо, це була вчителька (вчитель) чи дружина найближчого друга (чоловік подруги), сестра чи брат, нарешті. При цьому всі муки та сумніви описуються дуже докладно та відверто, а на запитання даються вичерпні відповіді.</text:p>
          </table:table-cell>
          <table:table-cell table:style-name="Default"/>
          <table:table-cell table:number-columns-repeated="8"/>
        </table:table-row>
        <table:table-row table:style-name="ro15">
          <table:table-cell office:value-type="float" office:value="39" calcext:value-type="float">
            <text:p>39</text:p>
          </table:table-cell>
          <table:table-cell office:value-type="string" calcext:value-type="string">
            <text:p>Гравці по черзі розповідають, від чого вони відчувають найбільше задоволення, чим найбільше хотілося б займатися за можливості, радіючи та насолоджуючись життям. Починає дівчина. Розцінивши розповіді як тост, ви випиваєте з рота один одного по ковтку вина за виконання бажань і продовжуєте гру далі.</text:p>
          </table:table-cell>
          <table:table-cell table:style-name="Default"/>
          <table:table-cell table:number-columns-repeated="8"/>
        </table:table-row>
        <table:table-row table:style-name="ro18">
          <table:table-cell office:value-type="float" office:value="40" calcext:value-type="float">
            <text:p>40</text:p>
          </table:table-cell>
          <table:table-cell office:value-type="string" calcext:value-type="string">
            <text:p>Занурившись у спогади, той, хто фантазує, розповідає про найнезвичайніший і яскравіший еротичний сон свого життя. Розповідає про деталі, барвисто описує почуття та переживання, подаровані іншим виміром. Ким він був, жінкою чи чоловіком, що дозволяв собі, і що витворювали з ним, як було страшно, солодко чи боляче. Зізнається, чи хотілося йому потім, може таємно або в іншому житті випробувати наяву все, що мріє.</text:p>
          </table:table-cell>
          <table:table-cell table:style-name="Default"/>
          <table:table-cell table:number-columns-repeated="8"/>
        </table:table-row>
        <table:table-row table:style-name="ro11">
          <table:table-cell office:value-type="float" office:value="41" calcext:value-type="float">
            <text:p>41</text:p>
          </table:table-cell>
          <table:table-cell office:value-type="string" calcext:value-type="string">
            <text:p>Фантуючий вголос мріє про те, як, насолоджуючись життям і коханою людиною, він провів би медовий місяць, не маючи жодних турбот і розпоряджаючись світом з власної забаганки. Його віртуальний бюджет не лімітований, а кордонів або відстаней не існує. Випивши з рота один одного по ковтку вина за втілення фантазій, ви продовжуєте гру далі.</text:p>
          </table:table-cell>
          <table:table-cell table:style-name="Default"/>
          <table:table-cell table:number-columns-repeated="8"/>
        </table:table-row>
        <table:table-row table:style-name="ro14">
          <table:table-cell office:value-type="float" office:value="42" calcext:value-type="float">
            <text:p>42</text:p>
          </table:table-cell>
          <table:table-cell office:value-type="string" calcext:value-type="string">
            <text:p>Взявши долоню дівчини, чоловік присувається до неї ближче, готуючись уважно слухати. Заплющивши очі і настроївшись на романтичний стан, панночка розповідає, як люди закохуються один в одного, як поступово виникає це почуття, як з'являються мрії та бажання, як, хвилюючись і передчуваючи, вони чекають чергового побачення, як хочуть близькості і як усе це, нарешті відбувається. Закінчивши своє оповідання, вона цілує чоловіка в губи.</text:p>
          </table:table-cell>
          <table:table-cell table:style-name="Default"/>
          <table:table-cell table:number-columns-repeated="8"/>
        </table:table-row>
        <table:table-row table:style-name="ro10">
          <table:table-cell office:value-type="float" office:value="43" calcext:value-type="float">
            <text:p>43</text:p>
          </table:table-cell>
          <table:table-cell office:value-type="string" calcext:value-type="string">
            <text:p>Фантуючий акуратно намазує губи другого гравця чимось солодким (шоколадом, медом, джемом...), а сам раптом стає жадібною «бджілкою», яка ніяк не може спокійно пролетіти повз такий привабливий здобич. Якщо бджілка була гарненькою, то її гладять по голівці.</text:p>
          </table:table-cell>
          <table:table-cell table:style-name="Default"/>
          <table:table-cell table:number-columns-repeated="8"/>
        </table:table-row>
        <table:table-row table:style-name="ro10">
          <table:table-cell office:value-type="float" office:value="44" calcext:value-type="float">
            <text:p>44</text:p>
          </table:table-cell>
          <table:table-cell office:value-type="string" calcext:value-type="string">
            <text:p>Чуттєво цілуючи дівчині шию, чоловік дарує їй настільки незвичайний, але шалено приємний «ланцюжок». Доповнивши її віртуальним колечком, він ніжно цілує панянку пальчик і, з любов'ю дивлячись їй у вічі, каже вишуканий комплімент.</text:p>
          </table:table-cell>
          <table:table-cell table:style-name="Default"/>
          <table:table-cell table:number-columns-repeated="8"/>
        </table:table-row>
        <table:table-row table:style-name="ro15">
          <table:table-cell office:value-type="float" office:value="45" calcext:value-type="float">
            <text:p>45</text:p>
          </table:table-cell>
          <table:table-cell office:value-type="string" calcext:value-type="string">
            <text:p>Дівчина відверто згадує, коли у неї буквально перехопило подих і затремтіли коліна від сексуального бажання побачивши чоловіка. Хто це був, коли таке сталося і в якійсь зупинці. Чи вдалося потім завести з ним роман, а може, просто інтрижку чи пристрасний порив так і розтанув з часом?</text:p>
          </table:table-cell>
          <table:table-cell table:style-name="Default"/>
          <table:table-cell table:number-columns-repeated="8"/>
        </table:table-row>
        <table:table-row table:style-name="ro8">
          <table:table-cell office:value-type="float" office:value="46" calcext:value-type="float">
            <text:p>46</text:p>
          </table:table-cell>
          <table:table-cell office:value-type="string" calcext:value-type="string">
            <text:p>Фантуючий розповідає коли, коли доби він зазвичай відчуває найбільше сексуальне бажання і коли б вважав за краще займатися сексом якби це залежало тільки від нього.</text:p>
          </table:table-cell>
          <table:table-cell table:style-name="Default"/>
          <table:table-cell table:number-columns-repeated="8"/>
        </table:table-row>
        <table:table-row table:style-name="ro19">
          <table:table-cell office:value-type="float" office:value="47" calcext:value-type="float">
            <text:p>47</text:p>
          </table:table-cell>
          <table:table-cell office:value-type="string" calcext:value-type="string">
            <text:p>Стаючи модельєром закритого еротичного клубу, чоловік віртуально одягає (роздягає) жінок, що прийшли на неї, в момент, коли вечірка вже в розпалі. Захоплюючись подробицями, він детально описує тонкощі та нюанси їхнього гардеробу, підбираючи його з урахуванням особливостей фігур. Типажі і комплекція жінок можуть бути різними, а специфіка клубу нічим не обмежує перекрученість відвідувачів. Багато хто з них у масках і, будучи інкогніто, насолоджуються абсолютною вседозволеністю. Оцінивши розповідь джентльмена, дівчина доповнює його фантазії, представивши себе в ролі однієї з таких відвідувачок і докладно описавши власний гардероб.</text:p>
          </table:table-cell>
          <table:table-cell table:style-name="Default"/>
          <table:table-cell table:number-columns-repeated="8"/>
        </table:table-row>
        <table:table-row table:style-name="ro18">
          <table:table-cell office:value-type="float" office:value="48" calcext:value-type="float">
            <text:p>48</text:p>
          </table:table-cell>
          <table:table-cell office:value-type="string" calcext:value-type="string">
            <text:p>Цілу хвилину чоловік ніжно покусує і цілує дівчині спочатку одне, а потім інше вушко, розповідаючи, якими дивно смачними вони виявилися. Поцілувавши потім мочки вух, чоловік дарує їй настільки незвичайні, але дуже приємні «сережки». Доповнивши їх віртуальним кулончиком, він ніжно цілує панянку посередині грудей і, з любов'ю дивлячись у вічі, каже їй вишуканий комплімент.</text:p>
          </table:table-cell>
          <table:table-cell table:style-name="Default"/>
          <table:table-cell table:number-columns-repeated="8"/>
        </table:table-row>
        <table:table-row table:style-name="ro18">
          <table:table-cell office:value-type="float" office:value="49" calcext:value-type="float">
            <text:p>49</text:p>
          </table:table-cell>
          <table:table-cell office:value-type="string" calcext:value-type="string">
            <text:p>Той, хто фанує гранично відверто розповідає, чи подобається йому порно і якщо так, то - яке. Він докладно описує, у чому йому межа між еротикою і порнографією і який витвір мистецтва цього жанру він запам'ятав найбільше (живопис, графіка, постановка, фільм, розповідь...). Послухавши все це, другий гравець теж стає відвертим і чесно зізнається, що відчуває, підглядаючи, як інші займаються сексом.</text:p>
          </table:table-cell>
          <table:table-cell table:style-name="Default"/>
          <table:table-cell table:number-columns-repeated="8"/>
        </table:table-row>
        <table:table-row table:style-name="ro18">
          <table:table-cell office:value-type="float" office:value="50" calcext:value-type="float">
            <text:p>50</text:p>
          </table:table-cell>
          <table:table-cell office:value-type="string" calcext:value-type="string">
            <text:p>Ліва рука в дівчини ближче до серця, ніж права, але чи знає вона, який з пальчиків цієї руки чутливіший? З таким надзвичайно важливим питанням слід негайно розібратись! Насолоджуючись процесом, розтягуючи задоволення і не поспішаючи, чоловік один за одним досліджує ці пальчики. Цілує їх, кладе в рот, обвивається навколо язиком, ніжно смоктає і лиже. Тому пальчику, який найбільш чутливий, приділяється особлива увага.</text:p>
          </table:table-cell>
          <table:table-cell table:style-name="Default"/>
          <table:table-cell table:number-columns-repeated="8"/>
        </table:table-row>
        <table:table-row table:style-name="ro6" table:number-rows-repeated="1048193">
          <table:table-cell table:number-columns-repeated="11"/>
        </table:table-row>
        <table:table-row table:style-name="ro21">
          <table:table-cell table:number-columns-repeated="11"/>
        </table:table-row>
      </table:table>
      <table:table table:name="Sheet3" table:style-name="ta4">
        <office:forms form:automatic-focus="false" form:apply-design-mode="false"/>
        <table:table-column table:style-name="co2" table:number-columns-repeated="1024" table:default-cell-style-name="Default"/>
        <table:table-row table:style-name="ro22">
          <table:table-cell table:style-name="ce3" office:value-type="string" calcext:value-type="string">
            <text:p>﻿Яке найнезвичніше місце, де ви кохалися?</text:p>
          </table:table-cell>
          <table:table-cell table:style-name="ce3" office:value-type="string" calcext:value-type="string">
            <text:p>Ви б не хотіли бути з покірним або домінуючим партнером?</text:p>
          </table:table-cell>
          <table:table-cell table:style-name="ce3" office:value-type="string" calcext:value-type="string">
            <text:p>Чи збуджує тебе як партнер задовільняє себе?</text:p>
          </table:table-cell>
          <table:table-cell table:number-columns-repeated="1021"/>
        </table:table-row>
        <table:table-row table:style-name="ro23">
          <table:table-cell table:style-name="ce3" office:value-type="string" calcext:value-type="string">
            <text:p>Який сексуальний акт у вас був, та більше ніколи не зробите?</text:p>
          </table:table-cell>
          <table:table-cell table:style-name="ce3" office:value-type="string" calcext:value-type="string">
            <text:p>Хто подарував вам перший оргазм?</text:p>
          </table:table-cell>
          <table:table-cell table:style-name="ce3" office:value-type="string" calcext:value-type="string">
            <text:p>Чи збуджує вас спостерігати за партнером під час самозадоволення?</text:p>
          </table:table-cell>
          <table:table-cell table:number-columns-repeated="1021"/>
        </table:table-row>
        <table:table-row table:style-name="ro22">
          <table:table-cell table:style-name="ce3" office:value-type="string" calcext:value-type="string">
            <text:p>Що вам подобається під час прелюдії?</text:p>
          </table:table-cell>
          <table:table-cell table:style-name="ce3" office:value-type="string" calcext:value-type="string">
            <text:p>Ви коли-небудь були подругами? Якщо так, ким?</text:p>
          </table:table-cell>
          <table:table-cell table:style-name="ce3" office:value-type="string" calcext:value-type="string">
            <text:p>Як ви уявляєте найкращий секс? Опишіть.</text:p>
          </table:table-cell>
          <table:table-cell table:number-columns-repeated="1021"/>
        </table:table-row>
        <table:table-row table:style-name="ro24">
          <table:table-cell table:style-name="ce3" office:value-type="string" calcext:value-type="string">
            <text:p>Який найкращий оргазм у вас коли-небудь був?</text:p>
          </table:table-cell>
          <table:table-cell table:style-name="ce3" office:value-type="string" calcext:value-type="string">
            <text:p>Що викликає оргазм під час сексу?</text:p>
          </table:table-cell>
          <table:table-cell table:style-name="ce3" office:value-type="string" calcext:value-type="string">
            <text:p>Що найгірше, що ви коли-небудь переживали?</text:p>
          </table:table-cell>
          <table:table-cell table:number-columns-repeated="1021"/>
        </table:table-row>
        <table:table-row table:style-name="ro24">
          <table:table-cell table:style-name="ce3" office:value-type="string" calcext:value-type="string">
            <text:p>Коли ви востаннє мастурбували?</text:p>
          </table:table-cell>
          <table:table-cell table:style-name="ce3" office:value-type="string" calcext:value-type="string">
            <text:p>Ви коли-небудь проводили оргію?</text:p>
          </table:table-cell>
          <table:table-cell table:style-name="ce3" office:value-type="string" calcext:value-type="string">
            <text:p>Який тобі був найгірший сексуальний досвід?</text:p>
          </table:table-cell>
          <table:table-cell table:number-columns-repeated="1021"/>
        </table:table-row>
        <table:table-row table:style-name="ro24">
          <table:table-cell table:style-name="ce3" office:value-type="string" calcext:value-type="string">
            <text:p>Яка улюблена позиція?</text:p>
          </table:table-cell>
          <table:table-cell table:style-name="ce3" office:value-type="string" calcext:value-type="string">
            <text:p>Коли вперше у вас виник оргазм?</text:p>
          </table:table-cell>
          <table:table-cell table:style-name="ce3" office:value-type="string" calcext:value-type="string">
            <text:p>Ви коли-небудь пускали штани на публіці?</text:p>
          </table:table-cell>
          <table:table-cell table:number-columns-repeated="1021"/>
        </table:table-row>
        <table:table-row table:style-name="ro25">
          <table:table-cell table:style-name="ce3" office:value-type="string" calcext:value-type="string">
            <text:p>Як ви себе почуваєте, торкаючись себе?</text:p>
          </table:table-cell>
          <table:table-cell table:style-name="ce3" office:value-type="string" calcext:value-type="string">
            <text:p>Ви коли-небудь брали чиєсь дівоцтво?</text:p>
          </table:table-cell>
          <table:table-cell table:style-name="ce3" office:value-type="string" calcext:value-type="string">
            <text:p>Яка ваша найтемніша фантазія?</text:p>
          </table:table-cell>
          <table:table-cell table:number-columns-repeated="1021"/>
        </table:table-row>
        <table:table-row table:style-name="ro26">
          <table:table-cell table:style-name="ce3" office:value-type="string" calcext:value-type="string">
            <text:p>Що найперше інтимного ви зробили б, якби прокинулися як протилежної статі?</text:p>
          </table:table-cell>
          <table:table-cell table:style-name="ce3" office:value-type="string" calcext:value-type="string">
            <text:p>У вас колись був трійка?</text:p>
          </table:table-cell>
          <table:table-cell table:style-name="ce3" office:value-type="string" calcext:value-type="string">
            <text:p>Що найприємніше, що ви коли-небудь переживали з іншою людиною?</text:p>
          </table:table-cell>
          <table:table-cell table:number-columns-repeated="1021"/>
        </table:table-row>
        <table:table-row table:style-name="ro27">
          <table:table-cell table:style-name="ce3" office:value-type="string" calcext:value-type="string">
            <text:p>Ви віддаєте перевагу мати домінуючого, покірного або нейтрального, партнера? Поясніть, чому?</text:p>
          </table:table-cell>
          <table:table-cell table:style-name="ce3" office:value-type="string" calcext:value-type="string">
            <text:p>Ви коли-небудь були зв'язані? Якщо ні, ви хочете спробувати?</text:p>
          </table:table-cell>
          <table:table-cell table:style-name="ce3" office:value-type="string" calcext:value-type="string">
            <text:p>Що у сексі для вас табу? Чому?</text:p>
          </table:table-cell>
          <table:table-cell table:number-columns-repeated="1021"/>
        </table:table-row>
        <table:table-row table:style-name="ro22">
          <table:table-cell table:style-name="ce3" office:value-type="string" calcext:value-type="string">
            <text:p>Ви любите слухати музику, займаючись сексом?</text:p>
          </table:table-cell>
          <table:table-cell table:style-name="ce3" office:value-type="string" calcext:value-type="string">
            <text:p>Що вас найбільше збуджує?</text:p>
          </table:table-cell>
          <table:table-cell table:style-name="ce3" office:value-type="string" calcext:value-type="string">
            <text:p>Що вам найбільше подобається у вашому тілі і що ні?</text:p>
          </table:table-cell>
          <table:table-cell table:number-columns-repeated="1021"/>
        </table:table-row>
        <table:table-row table:style-name="ro26">
          <table:table-cell table:style-name="ce3" office:value-type="string" calcext:value-type="string">
            <text:p>Ви коли-небудь спостерігали, як інша пара займається сексом?</text:p>
          </table:table-cell>
          <table:table-cell table:style-name="ce3" office:value-type="string" calcext:value-type="string">
            <text:p>Що найнеприємніше, що ви коли-небудь робили сексуально?</text:p>
          </table:table-cell>
          <table:table-cell table:style-name="ce3" office:value-type="string" calcext:value-type="string">
            <text:p>Вам коли-небудь приснився еротичний сон, в якому траплявся хтось конректний?</text:p>
          </table:table-cell>
          <table:table-cell table:number-columns-repeated="1021"/>
        </table:table-row>
        <table:table-row table:style-name="ro28">
          <table:table-cell table:style-name="ce3" office:value-type="string" calcext:value-type="string">
            <text:p>Яка найсміливіша фантазія у вас коли-небудь була, що насправді здійснилася?</text:p>
          </table:table-cell>
          <table:table-cell table:style-name="ce3" office:value-type="string" calcext:value-type="string">
            <text:p>Ваш улюблений тип порно?</text:p>
          </table:table-cell>
          <table:table-cell table:style-name="ce3" office:value-type="string" calcext:value-type="string">
            <text:p>Якби ви татуювали себе в області геніталій - що б там було?</text:p>
          </table:table-cell>
          <table:table-cell table:number-columns-repeated="1021"/>
        </table:table-row>
        <table:table-row table:style-name="ro22">
          <table:table-cell table:style-name="ce3" office:value-type="string" calcext:value-type="string">
            <text:p>Яким був ваш перший досвід сексу?</text:p>
          </table:table-cell>
          <table:table-cell table:style-name="ce3" office:value-type="string" calcext:value-type="string">
            <text:p>Ви коли-небудь мастурбували в громадських місцях?</text:p>
          </table:table-cell>
          <table:table-cell table:style-name="ce3" office:value-type="string" calcext:value-type="string">
            <text:p>Що важливіше у стосунках - секс чи любов?</text:p>
          </table:table-cell>
          <table:table-cell table:number-columns-repeated="1021"/>
        </table:table-row>
        <table:table-row table:style-name="ro27">
          <table:table-cell table:style-name="ce3" office:value-type="string" calcext:value-type="string">
            <text:p>Який найдовший проміжок часу ви були без сексу?</text:p>
          </table:table-cell>
          <table:table-cell table:style-name="ce3" office:value-type="string" calcext:value-type="string">
            <text:p>Яке найулюбленіше місце у вас на тілі для поцілунків?</text:p>
          </table:table-cell>
          <table:table-cell table:style-name="ce3" office:value-type="string" calcext:value-type="string">
            <text:p>Ви вважаєте, що секс крутий, хороший, добре, іноді приємний - чи це не так важливо для вас?</text:p>
          </table:table-cell>
          <table:table-cell table:number-columns-repeated="1021"/>
        </table:table-row>
        <table:table-row table:style-name="ro22">
          <table:table-cell table:style-name="ce3" office:value-type="string" calcext:value-type="string">
            <text:p>Ви коли-небудь експериментували з особою тієї ж статі?</text:p>
          </table:table-cell>
          <table:table-cell table:style-name="ce3" office:value-type="string" calcext:value-type="string">
            <text:p>Яка найулюбленіша секс іграшка, та опишіть процес?</text:p>
          </table:table-cell>
          <table:table-cell table:style-name="ce3" office:value-type="string" calcext:value-type="string">
            <text:p>Що робить вас справді хорошим партнером у сексі?</text:p>
          </table:table-cell>
          <table:table-cell table:number-columns-repeated="1021"/>
        </table:table-row>
        <table:table-row table:style-name="ro29">
          <table:table-cell table:style-name="ce3" office:value-type="string" calcext:value-type="string">
            <text:p>Які найсексуальніші речі вам казали?</text:p>
          </table:table-cell>
          <table:table-cell table:style-name="ce3" office:value-type="string" calcext:value-type="string">
            <text:p>Яка ваша найвиразніша сексуальна фантазія?</text:p>
          </table:table-cell>
          <table:table-cell table:style-name="ce3" office:value-type="string" calcext:value-type="string">
            <text:p>Скільки разів на тиждень / місяць ви займаєтесь сексом - і як часто ви хотіли б займатися сексом?</text:p>
          </table:table-cell>
          <table:table-cell table:number-columns-repeated="1021"/>
        </table:table-row>
        <table:table-row table:style-name="ro24">
          <table:table-cell table:style-name="ce3" office:value-type="string" calcext:value-type="string">
            <text:p>У вас коли-небудь була історія одноденного сексу?</text:p>
          </table:table-cell>
          <table:table-cell table:style-name="ce3" office:value-type="string" calcext:value-type="string">
            <text:p>Які ваші найбрудніші секрети?</text:p>
          </table:table-cell>
          <table:table-cell table:style-name="ce3" office:value-type="string" calcext:value-type="string">
            <text:p>Яка частина тіла вас найбільше збуджує?</text:p>
          </table:table-cell>
          <table:table-cell table:number-columns-repeated="1021"/>
        </table:table-row>
        <table:table-row table:style-name="ro24">
          <table:table-cell table:style-name="ce3" office:value-type="string" calcext:value-type="string">
            <text:p>Яка ваша таємна фантазія?</text:p>
          </table:table-cell>
          <table:table-cell table:style-name="ce3" office:value-type="string" calcext:value-type="string">
            <text:p>Ви коли-небудь пробували анальний секс?</text:p>
          </table:table-cell>
          <table:table-cell table:style-name="ce3" office:value-type="string" calcext:value-type="string">
            <text:p>Наскільки важлива для вас довга прелюдія?</text:p>
          </table:table-cell>
          <table:table-cell table:number-columns-repeated="1021"/>
        </table:table-row>
        <table:table-row table:style-name="ro30">
          <table:table-cell table:style-name="ce3" office:value-type="string" calcext:value-type="string">
            <text:p>Спробуйте довести до оргазму партнера за 5 хвилин.</text:p>
          </table:table-cell>
          <table:table-cell table:style-name="ce3" office:value-type="string" calcext:value-type="string">
            <text:p>Яку секс-іграшку ви хочете спробувати?</text:p>
          </table:table-cell>
          <table:table-cell table:style-name="ce3" office:value-type="string" calcext:value-type="string">
            <text:p>Що повинен зробити чоловік / жінка, щоб спокусити вас?</text:p>
          </table:table-cell>
          <table:table-cell table:number-columns-repeated="1021"/>
        </table:table-row>
        <table:table-row table:style-name="ro31">
          <table:table-cell table:style-name="ce3" office:value-type="string" calcext:value-type="string">
            <text:p>Надішліть голого селфі своєму партнеру.</text:p>
          </table:table-cell>
          <table:table-cell table:style-name="ce3" office:value-type="string" calcext:value-type="string">
            <text:p>Ви коли-небудь робили сексуальні речі з їжею?</text:p>
          </table:table-cell>
          <table:table-cell table:style-name="ce3" office:value-type="string" calcext:value-type="string">
            <text:p>Який найприємніший момент у сексі ви коли-небудь мали?</text:p>
          </table:table-cell>
          <table:table-cell table:number-columns-repeated="1021"/>
        </table:table-row>
        <table:table-row table:style-name="ro32">
          <table:table-cell table:style-name="ce3" office:value-type="string" calcext:value-type="string">
            <text:p>Отримайте задоволення протягом 5 хвилин, партнер не торгається вас нічим крім голови.</text:p>
          </table:table-cell>
          <table:table-cell table:style-name="ce3" office:value-type="string" calcext:value-type="string">
            <text:p>Завдання на потім, зробіть відео де ви користуєтеся секс-іграшкою та відправте партнеру</text:p>
          </table:table-cell>
          <table:table-cell table:style-name="ce3" office:value-type="string" calcext:value-type="string">
            <text:p>Ви цілком закохані, але потім він / вона йде. Що має статися, щоб ти зупинив?</text:p>
          </table:table-cell>
          <table:table-cell table:number-columns-repeated="1021"/>
        </table:table-row>
        <table:table-row table:style-name="ro28">
          <table:table-cell table:style-name="ce3" office:value-type="string" calcext:value-type="string">
            <text:p>Зробіть секс-стрічку.</text:p>
          </table:table-cell>
          <table:table-cell table:style-name="ce3" office:value-type="string" calcext:value-type="string">
            <text:p>Скажи мені, що ти хочеш, щоб я зробив тобі наступного разу, коли ми побачимось.</text:p>
          </table:table-cell>
          <table:table-cell table:style-name="ce3" office:value-type="string" calcext:value-type="string">
            <text:p>Що ти вважаєшь найпривабливішим у жінці - груди, попка чи обличчя?</text:p>
          </table:table-cell>
          <table:table-cell table:number-columns-repeated="1021"/>
        </table:table-row>
        <table:table-row table:style-name="ro33">
          <table:table-cell table:style-name="ce3" office:value-type="string" calcext:value-type="string">
            <text:p>Перегляньте порно відео і дійте як вони.</text:p>
          </table:table-cell>
          <table:table-cell table:style-name="ce3" office:value-type="string" calcext:value-type="string">
            <text:p>Завдання на потім. Надішліть мені відео про те, як ви робите стриптиз.</text:p>
          </table:table-cell>
          <table:table-cell table:style-name="ce3" office:value-type="string" calcext:value-type="string">
            <text:p>Що спочатку шукаєш у партнера і що він повинен мати, щоб ти подумав: awwwww, cool!</text:p>
          </table:table-cell>
          <table:table-cell table:number-columns-repeated="1021"/>
        </table:table-row>
        <table:table-row table:style-name="ro30">
          <table:table-cell table:style-name="ce3" office:value-type="string" calcext:value-type="string">
            <text:p>Виконай стриптиз.</text:p>
          </table:table-cell>
          <table:table-cell table:style-name="ce3" office:value-type="string" calcext:value-type="string">
            <text:p>Замовляйте нову сексуальну нижню білизну на наступний раз.</text:p>
          </table:table-cell>
          <table:table-cell table:style-name="ce3" office:value-type="string" calcext:value-type="string">
            <text:p>Ви коли-небудь задовольняли себе думкою про один із цього раунду?</text:p>
          </table:table-cell>
          <table:table-cell table:number-columns-repeated="1021"/>
        </table:table-row>
        <table:table-row table:style-name="ro31">
          <table:table-cell table:style-name="ce3" office:value-type="string" calcext:value-type="string">
            <text:p>Поцілуй кохання в шию.</text:p>
          </table:table-cell>
          <table:table-cell table:style-name="ce3" office:value-type="string" calcext:value-type="string">
            <text:p>Надішліть мені відео, як ви мастурбуєте.</text:p>
          </table:table-cell>
          <table:table-cell table:style-name="ce3" office:value-type="string" calcext:value-type="string">
            <text:p>Яке улюблене становище під час сексу? (своє становище)</text:p>
          </table:table-cell>
          <table:table-cell table:number-columns-repeated="1021"/>
        </table:table-row>
        <table:table-row table:style-name="ro34">
          <table:table-cell table:style-name="ce3" office:value-type="string" calcext:value-type="string">
            <text:p>Оближи соски свого партнера.</text:p>
          </table:table-cell>
          <table:table-cell table:style-name="ce3" office:value-type="string" calcext:value-type="string">
            <text:p>Скажи мені щось, що збудить мене.</text:p>
          </table:table-cell>
          <table:table-cell table:style-name="ce3" office:value-type="string" calcext:value-type="string">
            <text:p>Що є абсолютним табу під час сексу?</text:p>
          </table:table-cell>
          <table:table-cell table:number-columns-repeated="1021"/>
        </table:table-row>
        <table:table-row table:style-name="ro29">
          <table:table-cell table:style-name="ce3" office:value-type="string" calcext:value-type="string">
            <text:p>Замовте секс-іграшку онлайн.</text:p>
          </table:table-cell>
          <table:table-cell table:style-name="ce3" office:value-type="string" calcext:value-type="string">
            <text:p>Завдання на потім. Надішліть мені голосове повідомлення про те, що ви уявляєте як робите з партнером.</text:p>
          </table:table-cell>
          <table:table-cell table:style-name="ce3" office:value-type="string" calcext:value-type="string">
            <text:p>Що найгарячіше, що ти коли-небудь робив?</text:p>
          </table:table-cell>
          <table:table-cell table:number-columns-repeated="1021"/>
        </table:table-row>
        <table:table-row table:style-name="ro30">
          <table:table-cell table:style-name="ce3" office:value-type="string" calcext:value-type="string">
            <text:p>Роздягніть партнера однією рукою.</text:p>
          </table:table-cell>
          <table:table-cell table:style-name="ce3" office:value-type="string" calcext:value-type="string">
            <text:p>Завдання на потім/зараз. Надішліть мені своє сексуальне фото.</text:p>
          </table:table-cell>
          <table:table-cell table:style-name="ce3" office:value-type="string" calcext:value-type="string">
            <text:p>Ви коли-небудь мали кіберсекс або телефонний секс - і з ким?</text:p>
          </table:table-cell>
          <table:table-cell table:number-columns-repeated="1021"/>
        </table:table-row>
        <table:table-row table:style-name="ro25">
          <table:table-cell table:style-name="ce3" office:value-type="string" calcext:value-type="string">
            <text:p>Масажуйте свого партнера.</text:p>
          </table:table-cell>
          <table:table-cell table:style-name="ce3" office:value-type="string" calcext:value-type="string">
            <text:p>Надішліть мені оголене селфі.</text:p>
          </table:table-cell>
          <table:table-cell table:style-name="ce3" office:value-type="string" calcext:value-type="string">
            <text:p>Яке ваше найсоромніше таємне бажання?</text:p>
          </table:table-cell>
          <table:table-cell table:number-columns-repeated="1021"/>
        </table:table-row>
        <table:table-row table:style-name="ro28">
          <table:table-cell table:style-name="ce3" office:value-type="string" calcext:value-type="string">
            <text:p>Надішліть неслухняне текстове повідомлення коханню.</text:p>
          </table:table-cell>
          <table:table-cell table:style-name="ce3" office:value-type="string" calcext:value-type="string">
            <text:p>Прочитайте мені еротичну історію за допомогою голосового повідомлення.</text:p>
          </table:table-cell>
          <table:table-cell table:style-name="ce3" office:value-type="string" calcext:value-type="string">
            <text:p>Якби ви скористувались сексом за гроші, кого ви б обрали?</text:p>
          </table:table-cell>
          <table:table-cell table:number-columns-repeated="1021"/>
        </table:table-row>
        <table:table-row table:style-name="ro34">
          <table:table-cell table:style-name="ce3" office:value-type="string" calcext:value-type="string">
            <text:p>Облизать груди партнера.</text:p>
          </table:table-cell>
          <table:table-cell table:style-name="ce3" office:value-type="string" calcext:value-type="string">
            <text:p>Зателефонуйте мені і ввімкніть мене.</text:p>
          </table:table-cell>
          <table:table-cell table:style-name="ce3" office:value-type="string" calcext:value-type="string">
            <text:p>Який був ваш наймудріший досвід сексу?</text:p>
          </table:table-cell>
          <table:table-cell table:number-columns-repeated="1021"/>
        </table:table-row>
        <table:table-row table:style-name="ro33">
          <table:table-cell table:style-name="ce3" office:value-type="string" calcext:value-type="string">
            <text:p>Покладіть збиті вершки, або що вам до вподоби, на тіло свого партнера і оближте його.</text:p>
          </table:table-cell>
          <table:table-cell table:style-name="ce3" office:value-type="string" calcext:value-type="string">
            <text:p>Надішліть мені відео, як ви робите мінет з бананом.</text:p>
          </table:table-cell>
          <table:table-cell table:style-name="ce3" office:value-type="string" calcext:value-type="string">
            <text:p>Ви коли-небудь мали небезпечний секс - і як саме це було?</text:p>
          </table:table-cell>
          <table:table-cell table:number-columns-repeated="1021"/>
        </table:table-row>
        <table:table-row table:style-name="ro31">
          <table:table-cell table:style-name="ce3" office:value-type="string" calcext:value-type="string">
            <text:p>Язиком поцілуй свого партнера там, де він / вона хоче.</text:p>
          </table:table-cell>
          <table:table-cell table:style-name="ce3" office:value-type="string" calcext:value-type="string">
            <text:p>Стогнуть так, ніби ви були в екстазі 15 секунд.</text:p>
          </table:table-cell>
          <table:table-cell table:style-name="ce3" office:value-type="string" calcext:value-type="string">
            <text:p>Про що ти найбільше любиш думати, коли задовольняєш себе?</text:p>
          </table:table-cell>
          <table:table-cell table:number-columns-repeated="1021"/>
        </table:table-row>
        <table:table-row table:style-name="ro28">
          <table:table-cell table:style-name="ce3" office:value-type="string" calcext:value-type="string">
            <text:p>Роздирайте свого партнера лише мовою, розкажи що і як ти хочеш зробити.</text:p>
          </table:table-cell>
          <table:table-cell table:style-name="ce3" office:value-type="string" calcext:value-type="string">
            <text:p>Що перше, що ти зробив би, якби ти прокинувся як протилежна стать?</text:p>
          </table:table-cell>
          <table:table-cell table:style-name="ce3" office:value-type="string" calcext:value-type="string">
            <text:p>Ти займався сексом зі мною. Що б ти сказав мені згодом?</text:p>
          </table:table-cell>
          <table:table-cell table:number-columns-repeated="1021"/>
        </table:table-row>
        <table:table-row table:style-name="ro32">
          <table:table-cell table:style-name="ce3" office:value-type="string" calcext:value-type="string">
            <text:p>Зніміть нижню білизну партнера без рук.</text:p>
          </table:table-cell>
          <table:table-cell table:style-name="ce3" office:value-type="string" calcext:value-type="string">
            <text:p>Ви коли-небудь дозволяли комусь іншому потрапляти в халепу за щось, що ви зробили?</text:p>
          </table:table-cell>
          <table:table-cell table:style-name="ce3" office:value-type="string" calcext:value-type="string">
            <text:p>Який найкраща позиція для сексу для вас у всій квартирі?</text:p>
          </table:table-cell>
          <table:table-cell table:number-columns-repeated="1021"/>
        </table:table-row>
        <table:table-row table:style-name="ro30">
          <table:table-cell table:style-name="ce3" office:value-type="string" calcext:value-type="string">
            <text:p>Надягніть очі і нехай ваш партнер робить те, що він хоче. 10 хвилин.</text:p>
          </table:table-cell>
          <table:table-cell table:style-name="ce3" office:value-type="string" calcext:value-type="string">
            <text:p>Що найприємніше, що ви коли-небудь робили?</text:p>
          </table:table-cell>
          <table:table-cell table:style-name="ce3" office:value-type="string" calcext:value-type="string">
            <text:p>З ким у вас був найкращий секс у житті?</text:p>
          </table:table-cell>
          <table:table-cell table:number-columns-repeated="1021"/>
        </table:table-row>
        <table:table-row table:style-name="ro30">
          <table:table-cell table:style-name="ce3" office:value-type="string" calcext:value-type="string">
            <text:p>Подаруй мастурбацію.</text:p>
          </table:table-cell>
          <table:table-cell table:style-name="ce3" office:value-type="string" calcext:value-type="string">
            <text:p>Яка найсмішніша причина, вашого сексуального знущання над кимось?</text:p>
          </table:table-cell>
          <table:table-cell table:style-name="ce3" office:value-type="string" calcext:value-type="string">
            <text:p>Ви коли-небудь платили за секс?</text:p>
          </table:table-cell>
          <table:table-cell table:number-columns-repeated="1021"/>
        </table:table-row>
        <table:table-row table:style-name="ro24">
          <table:table-cell table:style-name="ce3" office:value-type="string" calcext:value-type="string">
            <text:p>Відшльопай свого партнера.</text:p>
          </table:table-cell>
          <table:table-cell table:style-name="ce3" office:value-type="string" calcext:value-type="string">
            <text:p>Яка у вас найгірша звичка?</text:p>
          </table:table-cell>
          <table:table-cell table:style-name="ce3" office:value-type="string" calcext:value-type="string">
            <text:p>Що найвиразніше запамяталось у сні про секс?</text:p>
          </table:table-cell>
          <table:table-cell table:number-columns-repeated="1021"/>
        </table:table-row>
        <table:table-row table:style-name="ro31">
          <table:table-cell table:style-name="ce3" office:value-type="string" calcext:value-type="string">
            <text:p>Пристрасно поцілуй свого партнера.</text:p>
          </table:table-cell>
          <table:table-cell table:style-name="ce3" office:value-type="string" calcext:value-type="string">
            <text:p>Як ви думаєте, яка ваша найкраща риса? А що найгірше?</text:p>
          </table:table-cell>
          <table:table-cell table:style-name="ce3" office:value-type="string" calcext:value-type="string">
            <text:p>Ви коли-небудь дивувалися під час сексу - і ким?</text:p>
          </table:table-cell>
          <table:table-cell table:number-columns-repeated="1021"/>
        </table:table-row>
        <table:table-row table:style-name="ro24">
          <table:table-cell table:style-name="ce3" office:value-type="string" calcext:value-type="string">
            <text:p>Що найцікавіше, що ти робив під час сексу?</text:p>
          </table:table-cell>
          <table:table-cell table:style-name="ce3" office:value-type="string" calcext:value-type="string">
            <text:p>Що найсміливіше, що ви коли-небудь робили?</text:p>
          </table:table-cell>
          <table:table-cell table:style-name="ce3" office:value-type="string" calcext:value-type="string">
            <text:p>Яка улюблена позиція?</text:p>
          </table:table-cell>
          <table:table-cell table:number-columns-repeated="1021"/>
        </table:table-row>
        <table:table-row table:style-name="ro30">
          <table:table-cell table:style-name="ce3" office:value-type="string" calcext:value-type="string">
            <text:p>Ви коли-небудь були свідками того, що люди займаються сексом?</text:p>
          </table:table-cell>
          <table:table-cell table:style-name="ce3" office:value-type="string" calcext:value-type="string">
            <text:p>Про секс в якому місці ти мрієш найбільше?</text:p>
          </table:table-cell>
          <table:table-cell table:style-name="ce3" office:value-type="string" calcext:value-type="string">
            <text:p>Де ваша ерогенна зона?</text:p>
          </table:table-cell>
          <table:table-cell table:number-columns-repeated="1021"/>
        </table:table-row>
        <table:table-row table:style-name="ro23">
          <table:table-cell table:style-name="ce3" office:value-type="string" calcext:value-type="string">
            <text:p>Ви залишаєте світло увімкненим чи вимкненим під час сексу?</text:p>
          </table:table-cell>
          <table:table-cell table:style-name="ce3" office:value-type="string" calcext:value-type="string">
            <text:p>Якби ви збиралися заробляти гроші незаконно, як би ви це зробили?</text:p>
          </table:table-cell>
          <table:table-cell table:style-name="ce3" office:value-type="string" calcext:value-type="string">
            <text:p>З ким у вас було найгарячіше побачення?</text:p>
          </table:table-cell>
          <table:table-cell table:number-columns-repeated="1021"/>
        </table:table-row>
        <table:table-row table:style-name="ro34">
          <table:table-cell table:style-name="ce3" office:value-type="string" calcext:value-type="string">
            <text:p>Яке улюблене місце для сексу?</text:p>
          </table:table-cell>
          <table:table-cell table:style-name="ce3" office:value-type="string" calcext:value-type="string">
            <text:p>Що таке дитяче, що ти все ще робиш?</text:p>
          </table:table-cell>
          <table:table-cell table:style-name="ce3" office:value-type="string" calcext:value-type="string">
            <text:p>Ти ще діва?</text:p>
          </table:table-cell>
          <table:table-cell table:number-columns-repeated="1021"/>
        </table:table-row>
        <table:table-row table:style-name="ro31">
          <table:table-cell table:style-name="ce3" office:value-type="string" calcext:value-type="string">
            <text:p>Неслухняні розмови викликають у вас збудження?</text:p>
          </table:table-cell>
          <table:table-cell table:style-name="ce3" office:value-type="string" calcext:value-type="string">
            <text:p>Які дії можуть вас найбільше вразити в інтимі?</text:p>
          </table:table-cell>
          <table:table-cell table:style-name="ce3" office:value-type="string" calcext:value-type="string">
            <text:p>На туалеті: складання чи згортання туалетного паперу?</text:p>
          </table:table-cell>
          <table:table-cell table:number-columns-repeated="1021"/>
        </table:table-row>
        <table:table-row table:style-name="ro32">
          <table:table-cell table:style-name="ce3" office:value-type="string" calcext:value-type="string">
            <text:p>Ви коли-небудь підробляли оргазм?</text:p>
          </table:table-cell>
          <table:table-cell table:style-name="ce3" office:value-type="string" calcext:value-type="string">
            <text:p>Якби тобі дозволено вживати лише 3 слова до кінця вечора відтепер - що це було б?</text:p>
          </table:table-cell>
          <table:table-cell table:style-name="ce3" office:value-type="string" calcext:value-type="string">
            <text:p>Ви коли-небудь чули стогін сестри / брата?</text:p>
          </table:table-cell>
          <table:table-cell table:number-columns-repeated="1021"/>
        </table:table-row>
        <table:table-row table:style-name="ro31">
          <table:table-cell table:style-name="ce3" office:value-type="string" calcext:value-type="string">
            <text:p>Ви б краще подарували чи отримали задоволення?</text:p>
          </table:table-cell>
          <table:table-cell table:style-name="ce3" office:value-type="string" calcext:value-type="string">
            <text:p>Якби ви були диктатором, який би закон ви вперше прийняли?</text:p>
          </table:table-cell>
          <table:table-cell table:style-name="ce3" office:value-type="string" calcext:value-type="string">
            <text:p>Ви коли-небудь ловили когось під час маструбації?</text:p>
          </table:table-cell>
          <table:table-cell table:number-columns-repeated="1021"/>
        </table:table-row>
        <table:table-row table:style-name="ro33">
          <table:table-cell table:style-name="ce3" office:value-type="string" calcext:value-type="string">
            <text:p>Ви коли-небудь фантазували про вчителя?</text:p>
          </table:table-cell>
          <table:table-cell table:style-name="ce3" office:value-type="string" calcext:value-type="string">
            <text:p>Що було найбільше бентежно у ваш шкільний час / час навчання / освіта / минулого року?</text:p>
          </table:table-cell>
          <table:table-cell table:style-name="ce3" office:value-type="string" calcext:value-type="string">
            <text:p>У яких місцях ви займалися сексом?</text:p>
          </table:table-cell>
          <table:table-cell table:number-columns-repeated="1021"/>
        </table:table-row>
        <table:table-row table:style-name="ro22">
          <table:table-cell table:style-name="ce3" office:value-type="string" calcext:value-type="string">
            <text:p>Що найшвидше хтось завів вас у ліжко, і як?</text:p>
          </table:table-cell>
          <table:table-cell table:style-name="ce3" office:value-type="string" calcext:value-type="string">
            <text:p>Яка була найбільша помилка у вашому житті?</text:p>
          </table:table-cell>
          <table:table-cell table:style-name="ce3" office:value-type="string" calcext:value-type="string">
            <text:p>Ви коли-небудь обманювали когось?</text:p>
          </table:table-cell>
          <table:table-cell table:number-columns-repeated="1021"/>
        </table:table-row>
        <table:table-row table:style-name="ro32">
          <table:table-cell table:style-name="ce3" office:value-type="string" calcext:value-type="string">
            <text:p>Яке улюблене становище під час сексу? Поясніть, чому?</text:p>
          </table:table-cell>
          <table:table-cell table:style-name="ce3" office:value-type="string" calcext:value-type="string">
            <text:p>Що б ти ніколи не робив - навіть якщо ти знаєш, що у тебе є лише ще 12 годин жити?</text:p>
          </table:table-cell>
          <table:table-cell table:style-name="ce3" office:value-type="string" calcext:value-type="string">
            <text:p>Візьміть банан або огірок і імітуйте ідеальний BlowJob.</text:p>
          </table:table-cell>
          <table:table-cell table:number-columns-repeated="1021"/>
        </table:table-row>
        <table:table-row table:style-name="ro26">
          <table:table-cell table:style-name="ce3" office:value-type="string" calcext:value-type="string">
            <text:p>Який сексуальний акт ти ніколи не робиш?</text:p>
          </table:table-cell>
          <table:table-cell table:style-name="ce3" office:value-type="string" calcext:value-type="string">
            <text:p>Яке правопорушення ви вчинили?</text:p>
          </table:table-cell>
          <table:table-cell table:style-name="ce3" office:value-type="string" calcext:value-type="string">
            <text:p>Тримайте за ерогенну частину тіла партнера, протягом 5 хвилин. Оберіть самі де.</text:p>
          </table:table-cell>
          <table:table-cell table:number-columns-repeated="1021"/>
        </table:table-row>
        <table:table-row table:style-name="ro24">
          <table:table-cell table:style-name="ce3" office:value-type="string" calcext:value-type="string">
            <text:p>На чому інтимно-брудному вас хтось спіймав?</text:p>
          </table:table-cell>
          <table:table-cell table:style-name="ce3" office:value-type="string" calcext:value-type="string">
            <text:p>Розкажи мені секрет з дитинства.</text:p>
          </table:table-cell>
          <table:table-cell table:style-name="ce3" office:value-type="string" calcext:value-type="string">
            <text:p>Масажуйте ноги партера</text:p>
          </table:table-cell>
          <table:table-cell table:number-columns-repeated="1021"/>
        </table:table-row>
        <table:table-row table:style-name="ro22">
          <table:table-cell table:style-name="ce3" office:value-type="string" calcext:value-type="string">
            <text:p>Скільки сексуальних партнерів у вас було в житті?</text:p>
          </table:table-cell>
          <table:table-cell table:style-name="ce3" office:value-type="string" calcext:value-type="string">
            <text:p>Який ваш найбільший (секретний) порок?</text:p>
          </table:table-cell>
          <table:table-cell table:style-name="ce3" office:value-type="string" calcext:value-type="string">
            <text:p>Зробіть танець живота протягом 1 хвилини.</text:p>
          </table:table-cell>
          <table:table-cell table:number-columns-repeated="1021"/>
        </table:table-row>
        <table:table-row table:style-name="ro27">
          <table:table-cell table:style-name="ce3" office:value-type="string" calcext:value-type="string">
            <text:p>Яка ваша ситуація найбільше бентежила, перебуваючи в ліжку?</text:p>
          </table:table-cell>
          <table:table-cell table:style-name="ce3" office:value-type="string" calcext:value-type="string">
            <text:p>Що б ви хотіли зробити зі мною … (або особою), якби ви могли потім стерти мою (її, його …) пам’ять?</text:p>
          </table:table-cell>
          <table:table-cell table:style-name="ce3" office:value-type="string" calcext:value-type="string">
            <text:p>Обміняйте одяг з іншим гравцем прямо протилежно.</text:p>
          </table:table-cell>
          <table:table-cell table:number-columns-repeated="1021"/>
        </table:table-row>
        <table:table-row table:style-name="ro24">
          <table:table-cell table:style-name="ce3" office:value-type="string" calcext:value-type="string">
            <text:p>Ви любите секс бути грубим або чуттєвим?</text:p>
          </table:table-cell>
          <table:table-cell table:style-name="ce3" office:value-type="string" calcext:value-type="string">
            <text:p>Що найгірше, що ти коли-небудь робив комусь?</text:p>
          </table:table-cell>
          <table:table-cell table:style-name="ce3" office:value-type="string" calcext:value-type="string">
            <text:p>Зроби 2-хвилинний масаж голови партнеру.</text:p>
          </table:table-cell>
          <table:table-cell table:number-columns-repeated="1021"/>
        </table:table-row>
        <table:table-row table:style-name="ro22">
          <table:table-cell table:style-name="ce4"/>
          <table:table-cell table:style-name="ce3" office:value-type="string" calcext:value-type="string">
            <text:p>Скажіть партнеру, у яких секс мріях уявляєш.</text:p>
          </table:table-cell>
          <table:table-cell table:style-name="ce3" office:value-type="string" calcext:value-type="string">
            <text:p>Нагодуй партнера чимось, але сексуально.</text:p>
          </table:table-cell>
          <table:table-cell table:number-columns-repeated="1021"/>
        </table:table-row>
        <table:table-row table:style-name="ro4" table:number-rows-repeated="1048520">
          <table:table-cell table:number-columns-repeated="1024"/>
        </table:table-row>
        <table:table-row table:style-name="ro4">
          <table:table-cell table:number-columns-repeated="1024"/>
        </table:table-row>
      </table:table>
      <table:table table:name="Sheet5" table:style-name="ta3">
        <office:forms form:automatic-focus="false" form:apply-design-mode="false"/>
        <table:table-column table:style-name="co6" table:default-cell-style-name="Default"/>
        <table:table-column table:style-name="co7" table:default-cell-style-name="ce12"/>
        <table:table-row table:style-name="ro4" table:number-rows-repeated="2">
          <table:table-cell/>
          <table:table-cell table:style-name="Default"/>
        </table:table-row>
        <table:table-row table:style-name="ro35">
          <table:table-cell/>
          <table:table-cell office:value-type="string" calcext:value-type="string">
            <text:p>Держа с руках ладонь девушки и нежно глядя в глаза, мужчина рассказывает, что ему кажется наиболее привлекательным в ней, что влечет и манит. Что особенное и необычное он чувствует, глядя на нее, в чем выражается ее индивидуальность и сексуальная привлекательность, что заставляет мечтать о ней и вызывает желание. После этого он нежно целует девушку в губы.</text:p>
          </table:table-cell>
        </table:table-row>
        <table:table-row table:style-name="ro36">
          <table:table-cell/>
          <table:table-cell office:value-type="string" calcext:value-type="string">
            <text:p>Мужчина рассказывает, какая женская одежда, и особенно нижнее белье, кажутся ему наиболее привлекательными и соблазнительными. Подробно останавливаясь на деталях и особенностях, он описывает, в чем бы он хотел увидеть девушку, в каком изысканном белье. Откровенничая, джентльмен фантазирует, насколько сексуально будет выглядеть в нем девушка, как эротично подчеркнет ее фигуру такое белье. Продолжая эту крайне увлекательную тему, девушка рассказывает, какое нижнее белье ей самой больше всего нравится, детализируя все нюансы, тонкости и фасон. При этом старается красиво описать, как она чувствует себя в нем, насколько соблазнительно выглядит. «Проглотив слюнки», мужчина нежно целует барышню в ушко.</text:p>
          </table:table-cell>
        </table:table-row>
        <table:table-row table:style-name="ro37">
          <table:table-cell/>
          <table:table-cell office:value-type="string" calcext:value-type="string">
            <text:p>Выбрав самую сочную клубничку, фантующий берет ее в губы и угощает второго игрока. Тот лакомится не спеша, растягивая удовольствие от процесса и медленными кусочками откусывая от изумительного угощения. Следующую ягоду берет в губы второй игрок и теперь уже он угощает фантующего. Если не дай бог, всю клубнику подло съела горничная, вам придется перейти на банан. В этом случае, очистив его, вы начинаете одновременно, с двух сторон поедать фрукт навстречу друг другу. Когда губы соприкоснутся, вы закусываете свой десерт нежным французским поцелуем.</text:p>
          </table:table-cell>
        </table:table-row>
        <table:table-row table:style-name="ro38">
          <table:table-cell/>
          <table:table-cell office:value-type="string" calcext:value-type="string">
            <text:p>Девушка откровенно рассказывает, было ли в ее жизни такое, когда кто-либо посторонний видел, как она занимается сексом. Она описывает ту пикантную историю в деталях и подробностях, вспоминая, что испытала при этом, испугалась или наоборот, еще больше возбудилась. «Благодарный слушатель» может выспрашивать барышню обо всех тонкостях и нюансах происходившего, искренне сопереживая бедняжке, попавшей в столь неприличную историю. Откровение девушки вознаграждается нежным поцелуем в губки.</text:p>
          </table:table-cell>
        </table:table-row>
        <table:table-row table:style-name="ro39">
          <table:table-cell/>
          <table:table-cell office:value-type="string" calcext:value-type="string">
            <text:p>Взяв в руку ладонь девушки, мужчина придвигается к ней ближе. Закрыв глаза и расслабившись, барышня рассказывает, какие ощущения она испытывает во время нарастания сексуального возбуж-дения, что чувствует и переживает, чего ей при этом хочется больше всего, каких ласк, прикосновений, действий.</text:p>
          </table:table-cell>
        </table:table-row>
        <table:table-row table:style-name="ro40">
          <table:table-cell/>
          <table:table-cell office:value-type="string" calcext:value-type="string">
            <text:p>Фантующий рассказывает о самом запомнившемся ему эротическом фильме, возможно чуть приукрашивая и дополняя его. Он подробно описывает наиболее романтические сцены и красочно иллюстрирует самые сексуальные эпизоды. При этом особое внимание старается уделить чувствам и переживаниям героев, их эмоциям и ощущениям. Выслушав это увлекательное воспоминание, второй игрок фантазирует, что бы он дополнил или изменил в сюжете, если бы был на месте режиссера филь-ма или писал его сценарий. Нет желания на следующем свидании посмотреть вдвоем этот любопытный фильм, уютно устроившись на диванчике?</text:p>
          </table:table-cell>
        </table:table-row>
        <table:table-row table:style-name="ro37">
          <table:table-cell/>
          <table:table-cell office:value-type="string" calcext:value-type="string">
            <text:p>Взяв в руку ладонь девушки, мужчина придвигается к ней поближе, готовясь внимательно слушать. Закрыв глаза и настроившись на романтическое состояние, девушка вспоминает о необычной эротической истории, приключившейся как-то с ее подругой, красочно описывая чувства и переживания, испытанные той. При этом особое внимание она старается уделить эмоциям и ощущениям той барышни, детально останавливаясь на мельчайших нюансах и особенностях «сексуального приключения» подруги. Когда рассказ завершится, вы по очереди выпиваете изо рта друг друга по глотку вина.</text:p>
          </table:table-cell>
        </table:table-row>
        <table:table-row table:style-name="ro41">
          <table:table-cell/>
          <table:table-cell office:value-type="string" calcext:value-type="string">
            <text:p>Мужчина целует руку девушке. Сначала он делает это как партнеру по бизнесу, затем - из вежливости, потом - как поклонник певице и, наконец, - как любовник своей избраннице.</text:p>
          </table:table-cell>
        </table:table-row>
        <table:table-row table:style-name="ro42">
          <table:table-cell/>
          <table:table-cell office:value-type="string" calcext:value-type="string">
            <text:p>Мужчина подробно рассказывает, как он в первый раз занимался сексом. Описывает, как все это происходило, где и с кем, что он чувствовал, какие ощущения и эмоции испытывал, чего стеснялся и как вел себя при этом, что делала его партнерша. Девушка может расспрашивать мужчину о деталях и нюансах происходившего, а он обязан откровенно рассказывать ей обо всем. Выслушав историю мужчины, теперь уже барышня рассказывает свою. Но, может, описывая не как она потеряла девственность, а тот случай, когда впервые с удовольствием занималась сексом. Подробно вспоминая, как все это было тогда, она, не стесняясь, откровенничает о своих переживаниях и «смакует детали» былого. Теперь уже мужчина может «поизвращаться», выспрашивая барышню о нюансах происходившего. Завершив свои истории, вы благодарите друг друга за откровенность поцелуем в губы.</text:p>
          </table:table-cell>
        </table:table-row>
        <table:table-row table:style-name="ro41">
          <table:table-cell/>
          <table:table-cell office:value-type="string" calcext:value-type="string">
            <text:p>Мужчина прижимает ухо к груди девушки и внимательно слушает, как бьется ее сердце. При этом, засекая время, он рассчитывает ее пульс. Закончив «обследование», он целует ей. </text:p>
          </table:table-cell>
        </table:table-row>
        <table:table-row table:style-name="ro35">
          <table:table-cell/>
          <table:table-cell office:value-type="string" calcext:value-type="string">
            <text:p>Игроки, держась за руки и нежно глядя в глаза, поочередно говорят друг другу комплименты романтического характера. Начинает мужчина. При этом комплименты не должны повторяться, а на раздумья дается не более десяти секунд. Тот, кто скажет их больше, не спеша и чувственно снимает с другого одну часть одежды, а затем нежно целует его в губы.</text:p>
          </table:table-cell>
        </table:table-row>
        <table:table-row table:style-name="ro39">
          <table:table-cell/>
          <table:table-cell office:value-type="string" calcext:value-type="string">
            <text:p>Фантующему завязывают глаза, а второй игрок заботливо и игриво кормит его из своих рук ягодами, фруктами и сладостями пока тот не насытится. После этого он дает ему запить это лакомство глотком вина из своего рта. В благодарность фантующий говорит партнеру изысканный романтический комплимент.</text:p>
          </table:table-cell>
        </table:table-row>
        <table:table-row table:style-name="ro40">
          <table:table-cell/>
          <table:table-cell office:value-type="string" calcext:value-type="string">
            <text:p>Фантующий откровенно рассказывает, занимался ли он когда-либо групповым сексом. Он описывает ту историю в деталях и подробностях, вспоминая, как все происходило, что он испытывал при этом, возбуждало ли что-то его особенно. Второй игрок может просить его подробней остановиться на конкретных деталях той истории, а он, не стесняясь, обязан отвечать на все такие вопросы. После этого вы меняетесь ролями, и теперь фантующий превращается во внимательного слушателя, а второй игрок - в предельно откровенного рассказчика. Завершив свои истории, вы благодарите друг друга за откровенность поцелуем в губы.</text:p>
          </table:table-cell>
        </table:table-row>
        <table:table-row table:style-name="ro40">
          <table:table-cell/>
          <table:table-cell office:value-type="string" calcext:value-type="string">
            <text:p>Девушка рассказывает, какую мужскую одежду, и особенно нижнее белье, она считает наиболее привлекательной и соблазнительной. Каким образом одетый (или раздетый) мужчина кажется ей выглядящим наиболее сексуально. Подробно останавливаясь на деталях и особенностях, она описывает, в чем бы хотела увидеть сегодняшнего своего партнера, включая нижнее белье. Размышляя вслух, словно режиссер женского клуба, она фантазирует, насколько соблазнительно он будет выглядеть, как эротично подчеркнет его фигуру такое белье. Завершив свой увлекательный рассказ, девушка нежно целует мужчину в щеку.</text:p>
          </table:table-cell>
        </table:table-row>
        <table:table-row table:style-name="ro39">
          <table:table-cell/>
          <table:table-cell office:value-type="string" calcext:value-type="string">
            <text:p>Держа в руках ладонь девушки и глядя ей в лицо, мужчина признается, какая часть ее тела кроме глазок кажется ему наиболее привлекательной, как он хотел бы нежно и страстно целовать и ласкать ее. В благодарность за смелость и откровение девушка награждает его поцелуем в губы.</text:p>
          </table:table-cell>
        </table:table-row>
        <table:table-row table:style-name="ro35">
          <table:table-cell/>
          <table:table-cell office:value-type="string" calcext:value-type="string">
            <text:p>«Нежный танец двух змеек», - так можно назвать это задание. Держа руки друг у друга на талии и не касаясь губами, вы играете языками, словно делая необычный французский поцелуй. При этом можно меняться активной ролью, так получится интересней. Например, сначала ведущую роль играет девушка, обвиваясь своим языком вокруг мужского, а затем это делает джентльмен. </text:p>
          </table:table-cell>
        </table:table-row>
        <table:table-row table:style-name="ro43">
          <table:table-cell/>
          <table:table-cell office:value-type="string" calcext:value-type="string">
            <text:p>Танцуя медленный танец под романтическую музыку, вы тесно прижимаетесь и ласкаете друг друга. Мужчина чувственно целует девушку в шею, гладит ей спину, бедра, попочку, а она нежно обнимает его, потираясь грудью и животиком. Все это делается так, чтобы ласки были очень чувственными и приятными для обоих из вас, возбуждая и вызывая желание. Закончив танец, девушка целует мужчину в губы, дав немножко пососать свой язычок.</text:p>
          </table:table-cell>
        </table:table-row>
        <table:table-row table:style-name="ro35">
          <table:table-cell/>
          <table:table-cell office:value-type="string" calcext:value-type="string">
            <text:p>Стараясь делать все максимально эротично, фантующий съедает фрукт или сладость, которую ему подбирает партнер. Что он при этом представит - его личное дело, но выглядеть все должно предельно вызывающе и откровенно. Если второму игроку понравится такой мини-спектакль, он награждает «ак-тера» нежным поцелуем в губы.</text:p>
          </table:table-cell>
        </table:table-row>
        <table:table-row table:style-name="ro44">
          <table:table-cell/>
          <table:table-cell office:value-type="string" calcext:value-type="string">
            <text:p>Девушка откровенно рассказывает, нравится ли ей быть обнаженной перед посторонними, возбуждает это или наоборот, больше смущает и сковывает. Что она чувствует, ловя откровенные взгляды на своем неприкрытом теле. Приходилось ли ей бывать на нудистстском пляже или хотя бы загорать топ-лесс. Ведь, например, в австрийских банях все должны быть полностью раздеты, таков порядок и все спокойно следуют ему. А она, стала бы смущаться или с интересом посмотрела на других и показала себя? Быть может, ей самой нравится подсматривать за другими, тогда больше за кем, мужчинами или женщинами? В благодарность за откровение мужчина нежно целует барышню в шейку.</text:p>
          </table:table-cell>
        </table:table-row>
        <table:table-row table:style-name="ro39">
          <table:table-cell/>
          <table:table-cell office:value-type="string" calcext:value-type="string">
            <text:p>Взяв небольшой кубик льда в рот, мужчина передает его в рот девушке. Через мгновение она так же возвращает его назад. И так таз за разом, пока кубик не растает окончательно. Тот, у кого он исчез во рту, становится проигравшим и снимает с себя одну часть одежды. Но только вы оба обязаны поступать честно!</text:p>
          </table:table-cell>
        </table:table-row>
        <table:table-row table:style-name="ro45">
          <table:table-cell/>
          <table:table-cell office:value-type="string" calcext:value-type="string">
            <text:p>Рассматривая позы Каталога, барышня выбирает наиболее понравившуюся ей сценку и придумывает романтическую историю, финалом которой она явилась. При этом ощущения, переживания и чувства участников такой истории во время изображенного действа девушка пытается описать максимально подробно и чувственно. Мужчина во время рассказа может дополнять ее, комментировать или расспрашивать подробности вымышленного любовного приключения.</text:p>
          </table:table-cell>
        </table:table-row>
        <table:table-row table:style-name="ro37">
          <table:table-cell/>
          <table:table-cell office:value-type="string" calcext:value-type="string">
            <text:p>Держа мужчину за руку, девушка закрывает глаза и, расслабившись, подробно рассказывает, как ей хотелось бы, чтобы ее раздевали и в какой обстановке. Шаг за шагом она описывает процедуру медленного обнажения своего тела, ощущения своей кожи от прикосновений к ней мужских пальцев, ног от скольжения по ним ладоней, снимающих чулочки. Вспоминает чувство сладкого озноба, пробегающего вдоль спины от тепла пальцев, расстегивающих застежечку бюстгальтера... После этого мужчина нежно целует ее в губы, и они снимают друг с друга по одной части одежды. </text:p>
          </table:table-cell>
        </table:table-row>
        <table:table-row table:style-name="ro37">
          <table:table-cell/>
          <table:table-cell office:value-type="string" calcext:value-type="string">
            <text:p>Любите хороший и чувственный стриптиз? Забыв о приличиях, мужчина представляет, что девушка - стриптизерша. Откровенничая, он фантазирует, в какой одежде мечтал бы увидеть танцующую для него партнершу. Красочно и образно описывает, как сексуально выглядит при этом ее извивающееся в танце полуобнаженное тело. Затем рассказывает как играя и дразня, она снимает одну часть одежды, потом вторую и, наконец, остается в последней, явно совращая зрителей своим действом. Если эта история достойна награды, девушка нежно целует своего кавалера.</text:p>
          </table:table-cell>
        </table:table-row>
        <table:table-row table:style-name="ro37">
          <table:table-cell/>
          <table:table-cell office:value-type="string" calcext:value-type="string">
            <text:p>Закрыв глаза и расслабившись, фантующий рассказывает, как бы он хотел заняться любовью на природе со вторым игроком, подробно останавливаясь на описании места, действа, эмоциях и ощущениях. Слушая этот увлекательный рассказ, партнер может спрашивать, дополнять его, комментировать и высказывать пожелания. После того как рассказ завершится, вы меняетесь ролями, и теперь фантующий превращается во внимательного слушателя, а второй игрок погружается в свои откровенные фантазии. «Вернувшись на землю», вы нежно целуетесь в губы и снимаете друг с друга по одной части одежды.</text:p>
          </table:table-cell>
        </table:table-row>
        <table:table-row table:style-name="ro43">
          <table:table-cell/>
          <table:table-cell office:value-type="string" calcext:value-type="string">
            <text:p>Фантующий целую минуту нежно играет с нижней губой партнера. Сначала, подразнивая и чуть касаясь, несколько раз проводит по ней самым кончиком своего языка, а затем ласковым вампирчиком посасывает, теребит и покусывает ее своими губами. Затем та же игра повторяется с верхней губой, а в завершение еще раз с той, которой все это больше всего понравилось. Если «вампирчик» доставил удовольствие, его гладят по головке.</text:p>
          </table:table-cell>
        </table:table-row>
        <table:table-row table:style-name="ro40">
          <table:table-cell/>
          <table:table-cell office:value-type="string" calcext:value-type="string">
            <text:p>Мужчина подробно и откровенно рассказывает о самом необычном сексуальном приключении в своей жизни, когда он получил наибольшее удовлетворение. Отбросив ненужное стеснение, он в тон-костях останавливается на самых пикантных моментах случившегося. Вспоминая свои эмоции, чувства и ощущения, подробно и красочно описывая мельчайшие детали и нюансы происходившего, он как будто вновь переживает ту удивительную историю. Девушка может как угодно детально выведывать у него обо всем, а он обязан быть до конца откровенным. Барышня награждает его за рассказ нежным и долгим поцелуем в губы.</text:p>
          </table:table-cell>
        </table:table-row>
        <table:table-row table:style-name="ro41">
          <table:table-cell/>
          <table:table-cell office:value-type="string" calcext:value-type="string">
            <text:p>Девушка, глядя в глаза мужчине, съедает банан. Она делает все не спеша и очень эротично, искренне наслаждаясь собственной игрой. После этого мужчина дает ей запить это лакомство глотком вина из своего рта.</text:p>
          </table:table-cell>
        </table:table-row>
        <table:table-row table:style-name="ro43">
          <table:table-cell/>
          <table:table-cell office:value-type="string" calcext:value-type="string">
            <text:p>Отбросив никому не нужную скромность девушка откровенно признается пробовала ли она интимные отношения с особой своего пола, или хотя бы просто ласки. Если да, то рассказывает, как это происходило в тот день, когда она получила наибольшее удовольствие. Если такого еще не было, то допускает ли она мысль об этом и есть ли у нее нереализованные лесбийские фантазии. Ну, а если не пробовала и не хочет, то господь ей судья!</text:p>
          </table:table-cell>
        </table:table-row>
        <table:table-row table:style-name="ro46">
          <table:table-cell/>
          <table:table-cell office:value-type="string" calcext:value-type="string">
            <text:p>Вместо того чтобы включать кондиционер вы снимаете друг с друга по одной части одежды и продолжаете дальше эту увлекательную игру.</text:p>
          </table:table-cell>
        </table:table-row>
        <table:table-row table:style-name="ro47">
          <table:table-cell/>
          <table:table-cell office:value-type="string" calcext:value-type="string">
            <text:p>Глядя в глаза девушке, мужчина слизывает с тыльной стороны ее ладони капельку шоколада, джема или меда. Он делает все медленно и очень эротично, искренне наслаждаясь собственной игрой. После этого девушка дает ему запить это лакомство глотком вина из своего рта.</text:p>
          </table:table-cell>
        </table:table-row>
        <table:table-row table:style-name="ro45">
          <table:table-cell/>
          <table:table-cell office:value-type="string" calcext:value-type="string">
            <text:p>Держа девушку за руку и нежно глядя ей в глаза, мужчина описывает, какая причесочка на женском лобке ему больше всего нравится и какую бы хотелось сделать интимную причесочку ей. Треугольничек, сердечко, полоска, или что ему больше всего нравится? Побрил бы он целиком этот нежный холмик или покрасил волосики в какой-то особый цвет? Фантазирует, как бы он все сделал и в какой обстановке. Затем сквозь одежду трогает ее лобок и нежно целует девушку в ушки: сначала в одно, а потом во второе.</text:p>
          </table:table-cell>
        </table:table-row>
        <table:table-row table:style-name="ro41">
          <table:table-cell/>
          <table:table-cell office:value-type="string" calcext:value-type="string">
            <text:p>Секс и свобода, раскрепощенность и комплексы, условности и вседозволенность. Не особо увлекаясь, но и не сдерживаясь, фантующий пять минут философствует на эту актуальную сейчас тему.</text:p>
          </table:table-cell>
        </table:table-row>
        <table:table-row table:style-name="ro48">
          <table:table-cell/>
          <table:table-cell office:value-type="string" calcext:value-type="string">
            <text:p>Девушка страстно и чувственно целует мужчину в губы, разрешая ему нежно пососать свой язычок.</text:p>
          </table:table-cell>
        </table:table-row>
        <table:table-row table:style-name="ro45">
          <table:table-cell/>
          <table:table-cell office:value-type="string" calcext:value-type="string">
            <text:p>Девушка рассказывает, какая на ее взгляд сексуальная фантазия является самой распространенной у мужчин и что она по этому поводу думает. В благодарность за откровение джентльмен нежно целует ее в губки. После этого наступает его очередь, и теперь уже он красочно описывает наиболее смелую женскую сексуальную фантазию. Если девушка не осуждает джентльмена за такие вольные мысли, то подтверждает свое согласие нежным поцелуем.</text:p>
          </table:table-cell>
        </table:table-row>
        <table:table-row table:style-name="ro45">
          <table:table-cell/>
          <table:table-cell office:value-type="string" calcext:value-type="string">
            <text:p>Фантующий подробно рассказывает, какая обстановка ему кажется наиболее романтичной и располагающей к интимным отношениям, детально описывая мебель, элементы интерьера, цвет, запа-хи, звуки... После этого второй игрок продолжает его рассказ, все больше наполняя ощущением эротики этот виртуальный «уголок любви». Вдвоем вы словно готовите место для своего следующего романтического свидания. Поцеловав друг друга в носик, вы продолжаете игру.</text:p>
          </table:table-cell>
        </table:table-row>
        <table:table-row table:style-name="ro45">
          <table:table-cell/>
          <table:table-cell office:value-type="string" calcext:value-type="string">
            <text:p>Фантующий откровенно рассказывает, какой бы он хотел видеть свою сексуальную жизнь, насколько часто и с кем хотел бы заниматься сексом, какой разнообразной и насыщенной была бы она. Он просто мечтает и не более того, грезит наяву, как будто оказался в раю, где дозволено все. После этого, держа в руках ладонь фантующего, о своих тайных желаниях откровенничает второй игрок. Восприняв рассказы в качестве тоста, вы выпиваете изо рта друг друга по глотку вина за исполнение желаний.</text:p>
          </table:table-cell>
        </table:table-row>
        <table:table-row table:style-name="ro35">
          <table:table-cell/>
          <table:table-cell office:value-type="string" calcext:value-type="string">
            <text:p>Наслаждаясь чувственностью, вы сливаетесь в откровении тантрического поцелуя. Сидя на коленях своего партнера и нежно глядя ему в глаза, девушка растворяется в его дыхании, вдыхая на его выдохе и выдыхая на вдохе. Не прекращая дышать на этой волне, она дарит ему свой долгий поцелуй, наслаждаясь таким чувственным единением.</text:p>
          </table:table-cell>
        </table:table-row>
        <table:table-row table:style-name="ro38">
          <table:table-cell/>
          <table:table-cell office:value-type="string" calcext:value-type="string">
            <text:p>Откинувшись в кресле с бокалом вина, фантующий рассказывает об истории своей жизни, когда ему очень хотелось секса с тем человеком, которому никак нельзя было этого предложить. Хотелось безумно, мечталось тоже, даже снилось иногда, но вот нельзя было и все! Быть может, это была учи-тельница (учитель) или жена ближайшего друга (муж подруги), сестра или брат, наконец. При этом все терзания и сомнения описываются очень подробно и откровенно, а на вопросы даются исчерпывающие ответы.</text:p>
          </table:table-cell>
        </table:table-row>
        <table:table-row table:style-name="ro39">
          <table:table-cell/>
          <table:table-cell office:value-type="string" calcext:value-type="string">
            <text:p>Игроки по очереди рассказывают, от чего они испытывают наибольшее удовольствие, чем больше всего хотелось бы заниматься при возможности, радуясь и наслаждаясь жизнью. Начинает девушка. Расценив рассказы в качестве тоста, вы выпиваете изо рта друг друга по глотку вина за исполнение желаний и продолжаете игру дальше.</text:p>
          </table:table-cell>
        </table:table-row>
        <table:table-row table:style-name="ro43">
          <table:table-cell/>
          <table:table-cell office:value-type="string" calcext:value-type="string">
            <text:p>Погрузившись в воспоминания, фантующий рассказывает о самом необычном и ярком эротическом сне своей жизни. Повествует о деталях, красочно описывает чувства и переживания, подаренные дру-гим измерением. Кем он был, женщиной или мужчиной, что позволял себе, и что вытворяли с ним, как было страшно, сладко или больно. Признается, хотелось ли ему потом, может тайно или в другой жизни испытать наяву все пригрезившееся.</text:p>
          </table:table-cell>
        </table:table-row>
        <table:table-row table:style-name="ro35">
          <table:table-cell/>
          <table:table-cell office:value-type="string" calcext:value-type="string">
            <text:p>Фантующий вслух мечтает о том, как, наслаждаясь жизнью и любимым человеком, он провел бы медовый месяц, не имея никаких забот и распоряжаясь миром по собственной прихоти. Его вир-туальный бюджет не лимитирован, а границ или расстояний не существует. Выпив изо рта друг друга по глотку вина за воплощение фантазий, вы продолжаете игру дальше.</text:p>
          </table:table-cell>
        </table:table-row>
        <table:table-row table:style-name="ro45">
          <table:table-cell/>
          <table:table-cell office:value-type="string" calcext:value-type="string">
            <text:p>Взяв в руку ладонь девушки, мужчина придвигается к ней поближе, готовясь внимательно слушать. Закрыв глаза и настроившись на романтическое состояние, барышня рассказывает, как люди влюбляются друг в друга, как постепенно возникает это чувство, как появляются мечты и желания, как, волнуясь и предвкушая, они ждут очередного свидания, как хотят близости и как все это, наконец, происходит. Закончив свой рассказ, она целует мужчину в губы.</text:p>
          </table:table-cell>
        </table:table-row>
        <table:table-row table:style-name="ro39">
          <table:table-cell/>
          <table:table-cell office:value-type="string" calcext:value-type="string">
            <text:p>Фантующий аккуратно намазывает губы второго игрока чем-то сладким (шоколадом, медом, джемом...), а сам вдруг становится жадной «пчелкой», которая никак не может спокойно пролететь мимо такой привлекательной добычи. Если «пчелка» была хорошенькой, то ее гладят по головке.</text:p>
          </table:table-cell>
        </table:table-row>
        <table:table-row table:style-name="ro47">
          <table:table-cell/>
          <table:table-cell office:value-type="string" calcext:value-type="string">
            <text:p>Чувственно целуя девушке шею, мужчина дарит ей столь необычную, но безумно приятную «цепочку». Дополнив ее виртуальным колечком, он нежно целует барышне пальчик и, с любовью глядя ей в глаза, говорит изысканный комплимент.</text:p>
          </table:table-cell>
        </table:table-row>
        <table:table-row table:style-name="ro39">
          <table:table-cell/>
          <table:table-cell office:value-type="string" calcext:value-type="string">
            <text:p>Девушка откровенно вспоминает, когда у нее буквально перехватило дыхание и задрожали коленки от сексуального желания при виде мужчины. Кто это был, когда такое случилось и в какой остановке. Удалось ли потом завести с ним роман, а может просто интрижку или страстный порыв так и растаял со временем?</text:p>
          </table:table-cell>
        </table:table-row>
        <table:table-row table:style-name="ro43">
          <table:table-cell/>
          <table:table-cell office:value-type="string" calcext:value-type="string">
            <text:p>Фантующий предельно откровенно рассказывает, нравится ли ему порно и если да, то - какое. Он подробно описывает, в чем для него грань между эротикой и порнографией и какое произведение искусства этого жанра он запомнил больше всего (живопись, графика, постановка, фильм, рассказ...). Послушав все это, второй игрок тоже становится откровенным и честно признается, что он испытывает, подглядывая, как другие занимаются сексом.</text:p>
          </table:table-cell>
        </table:table-row>
        <table:table-row table:style-name="ro45">
          <table:table-cell/>
          <table:table-cell office:value-type="string" calcext:value-type="string">
            <text:p>Левая рука у девушки ближе к сердцу, чем правая, но вот знает ли она, какой из пальчиков этой руки более чувствителен? С таким чрезвычайно важным вопросом следует немедленно разобраться! На-слаждаясь процессом, растягивая удовольствие и не торопясь, мужчина один за другим исследует эти пальчики. Целует их, кладет в рот, обвивается вокруг языком, нежно посасывает и лижет. Тому пальчику, который наиболее чувствителен, уделяется особое внимание.</text:p>
          </table:table-cell>
        </table:table-row>
        <table:table-row table:style-name="ro43">
          <table:table-cell/>
          <table:table-cell office:value-type="string" calcext:value-type="string">
            <text:p>Целую минуту мужчина нежно покусывает и целует девушке сначала одно, а потом - другое ушко, рассказывая, какими изумительно вкусными они оказались. Поцеловав затем мочки ушей, мужчина дарит ей столь необычные, но безумно приятные «сережки». Дополнив их виртуальным кулончиком, он нежно целует барышню посередине груди и, с любовью глядя в глаза, говорит ей изысканный комплимент.</text:p>
          </table:table-cell>
        </table:table-row>
        <table:table-row table:style-name="ro43">
          <table:table-cell/>
          <table:table-cell office:value-type="string" calcext:value-type="string">
            <text:p>Фантующий предельно откровенно рассказывает, нравится ли ему порно и если да, то - какое. Он подробно описывает, в чем для него грань между эротикой и порнографией и какое произведение искусства этого жанра он запомнил больше всего (живопись, графика, постановка, фильм, рассказ...). Послушав все это, второй игрок тоже становится откровенным и честно признается, что он испытывает, подглядывая, как другие занимаются сексом.</text:p>
          </table:table-cell>
        </table:table-row>
        <table:table-row table:style-name="ro45">
          <table:table-cell/>
          <table:table-cell office:value-type="string" calcext:value-type="string">
            <text:p>Левая рука у девушки ближе к сердцу, чем правая, но вот знает ли она, какой из пальчиков этой руки более чувствителен? С таким чрезвычайно важным вопросом следует немедленно разобраться! На-слаждаясь процессом, растягивая удовольствие и не торопясь, мужчина один за другим исследует эти пальчики. Целует их, кладет в рот, обвивается вокруг языком, нежно посасывает и лижет. Тому пальчику, который наиболее чувствителен, уделяется особое внимание.</text:p>
          </table:table-cell>
        </table:table-row>
      </table:table>
      <table:table table:name="whiteUKR" table:style-name="ta3">
        <office:forms form:automatic-focus="false" form:apply-design-mode="false"/>
        <table:table-column table:style-name="co8" table:default-cell-style-name="ce12"/>
        <table:table-row table:style-name="ro50">
          <table:table-cell office:value-type="string" calcext:value-type="string">
            <text:p>Тримаючи з рук долоню дівчини і ніжно дивлячись у вічі, чоловік розповідає, що йому здається найбільш привабливим у ній, що тягне і манить. Що особливе та незвичайне він відчуває, дивлячись на неї, в чому виражається її індивідуальність та сексуальна привабливість, що змушує мріяти про неї та викликає бажання. Після цього він ніжно цілує дівчину в губи.</text:p>
          </table:table-cell>
        </table:table-row>
        <table:table-row table:style-name="ro51">
          <table:table-cell office:value-type="string" calcext:value-type="string">
            <text:p>Чоловік розповідає, який жіночий одяг, і особливо спідня білизна, здаються йому найбільш привабливими та спокусливими. Докладно зупиняючись на деталях та особливостях, він описує, у чому він хотів би побачити дівчину, в якій вишуканій білизні. Відверта, джентльмен фантазує, наскільки сексуально виглядатиме в ньому дівчина, як еротично підкреслить її фігуру така білизна. Продовжуючи цю вкрай захоплюючу тему, дівчина розповідає, яка нижня білизна їй найбільше подобається, деталізуючи всі нюанси, тонкощі та фасон. При цьому намагається красиво описати, як вона почувається в ньому, наскільки спокусливо виглядає. «Проковтнувши слинки», чоловік ніжно цілує панночку у вушко.</text:p>
          </table:table-cell>
        </table:table-row>
        <table:table-row table:style-name="ro52">
          <table:table-cell office:value-type="string" calcext:value-type="string">
            <text:p>Вибравши саму соковиту полуничку, той, хто фантує, бере її в губи і пригощає другого гравця. Той ласує неквапливо, розтягуючи насолоду від процесу і повільними шматочками відкушуючи від дивовижного частування. Наступну ягоду бере в губи другий гравець і тепер він пригощає фантуючого. Якщо не дай боже, всю полуницю підло з'їла покоївка, вам доведеться перейти на банан. У цьому випадку, очистивши його, ви починаєте одночасно, з двох боків поїдати фрукт назустріч один одному. Коли губи стикнуться, ви закушує свій десерт ніжним французьким поцілунком.</text:p>
          </table:table-cell>
        </table:table-row>
        <table:table-row table:style-name="ro53">
          <table:table-cell office:value-type="string" calcext:value-type="string">
            <text:p>Дівчина відверто розповідає, чи було її життя таке, коли хтось сторонній бачив, як вона займається сексом. Вона описує ту пікантну історію в деталях та подробицях, згадуючи, що випробувала при цьому, злякалася чи навпаки, ще більше збудилася. «Вдячний слухач» може випитувати панночку про всі тонкощі і нюанси того, що відбувалося, щиро співпереживаючи бідолашній, що потрапила в таку непристойну історію. Одкровення дівчини винагороджується ніжним поцілунком у губки.</text:p>
          </table:table-cell>
        </table:table-row>
        <table:table-row table:style-name="ro54">
          <table:table-cell office:value-type="string" calcext:value-type="string">
            <text:p>Взявши долоню дівчини, чоловік присувається до неї ближче. Заплющивши очі і розслабившись, панночка розповідає, які відчуття вона відчуває під час наростання сексуального збудження, що відчуває і переживає, чого їй при цьому хочеться найбільше, яких ласок, дотиків, дій.</text:p>
          </table:table-cell>
        </table:table-row>
        <table:table-row table:style-name="ro52">
          <table:table-cell office:value-type="string" calcext:value-type="string">
            <text:p>Фантуючий розповідає про еротичний фільм, що запам'ятався йому, можливо трохи прикрашаючи і доповнюючи його. Він докладно описує найромантичніші сцени і яскраво ілюструє найсексуальніші епізоди. При цьому особливу увагу намагається приділити почуттям та переживанням героїв, їх емоціям та відчуттям. Вислухавши цей захоплюючий спогад, другий гравець фантазує, що він доповнив або змінив у сюжеті, якби був на місці режисера фільму або писав його сценарій. Немає бажання на наступному побаченні подивитися вдвох цей цікавий фільм, затишно влаштувавши диванчик?</text:p>
          </table:table-cell>
        </table:table-row>
        <table:table-row table:style-name="ro55">
          <table:table-cell office:value-type="string" calcext:value-type="string">
            <text:p>Взявши долоню дівчини, чоловік присувається до неї ближче, готуючись уважно слухати. Заплющивши очі і настроївшись на романтичний стан, дівчина згадує про незвичайну еротичну історію, яка трапилася якось з її подругою, барвисто описуючи почуття та переживання, випробувані тією. При цьому особливу увагу вона намагається приділити емоціям та відчуттям тієї панночки, детально зупиняючись на найдрібніших нюансах та особливостях «сексуальної пригоди» подруги. Коли розповідь завершиться, ви по черзі випиваєте один одного з рота по ковтку вина.</text:p>
          </table:table-cell>
        </table:table-row>
        <table:table-row table:style-name="ro56">
          <table:table-cell office:value-type="string" calcext:value-type="string">
            <text:p>Чоловік цілує руку дівчині. Спочатку він робить це як партнера з бізнесу, потім - з ввічливості, потім - як шанувальник співачки і, нарешті, - як коханець своєї обраниці.</text:p>
          </table:table-cell>
        </table:table-row>
        <table:table-row table:style-name="ro57">
          <table:table-cell office:value-type="string" calcext:value-type="string">
            <text:p>Чоловік докладно розповідає, як він уперше займався сексом. Описує, як усе це відбувалося, де і з ким, що він відчував, які відчуття та емоції відчував, чого соромився і як поводився при цьому, що робила його партнерка. Дівчина може розпитувати чоловіка про деталі та нюанси того, що відбувалося, а він зобов'язаний відверто розповідати їй про все. Вислухавши історію чоловіка, тепер уже панна розповідає свою. Але, може, описуючи не як вона втратила цноту, а той випадок, коли вперше із задоволенням займалася сексом. Детально згадуючи, як усе це було тоді, вона, не соромлячись, відверто розповідає про свої переживання і «смакує деталі» колишнього. Тепер уже чоловік може «покривлятися», випитуючи панночку про нюанси того, що відбувалося. Завершивши свої історії, ви дякуєте один одному за відвертість поцілунком у губи.</text:p>
          </table:table-cell>
        </table:table-row>
        <table:table-row table:style-name="ro56">
          <table:table-cell office:value-type="string" calcext:value-type="string">
            <text:p>Чоловік притискає вухо до грудей дівчини та уважно слухає, як б'ється її серце. У цьому, засікаючи час, він розраховує її пульс. Закінчивши "обстеження", він цілує їй.</text:p>
          </table:table-cell>
        </table:table-row>
        <table:table-row table:style-name="ro50">
          <table:table-cell office:value-type="string" calcext:value-type="string">
            <text:p>Гравці, тримаючись за руки і ніжно дивлячись у вічі, почергово говорять один одному компліменти романтичного характеру. Починає чоловік. У цьому компліменти нічого не винні повторюватися, але в роздуми дається трохи більше десяти секунд. Той, хто скаже їх більше, не поспішаючи і чуттєво знімає з іншого одну частину одягу, а потім ніжно цілує його в губи.</text:p>
          </table:table-cell>
        </table:table-row>
        <table:table-row table:style-name="ro54">
          <table:table-cell office:value-type="string" calcext:value-type="string">
            <text:p>Фантуючому зав'язують очі, а другий гравець дбайливо і грайливо годує його зі своїх рук ягодами, фруктами та солодощами, поки той не насититься. Після цього він дає йому запити ці ласощі ковтком вина зі свого рота. На подяку фантуючий говорить партнеру вишуканий романтичний комплімент.</text:p>
          </table:table-cell>
        </table:table-row>
        <table:table-row table:style-name="ro52">
          <table:table-cell office:value-type="string" calcext:value-type="string">
            <text:p>Фантуючий відверто розповідає, чи займався він колись груповим сексом. Він описує історію в деталях і подробицях, згадуючи, як усе відбувалося, що він відчував у своїй, чи збуджувало щось його особливо. Другий гравець може просити його докладніше зупинитися на конкретних деталях тієї історії, а він, не соромлячись, зобов'язаний відповідати на такі запитання. Після цього ви міняєтеся ролями, і тепер фантующий перетворюється на уважного слухача, а другий гравець - на гранично відвертого оповідача. Завершивши свої історії, ви дякуєте один одному за відвертість поцілунком у губи.</text:p>
          </table:table-cell>
        </table:table-row>
        <table:table-row table:style-name="ro52">
          <table:table-cell office:value-type="string" calcext:value-type="string">
            <text:p>Дівчина розповідає, який чоловічий одяг, і особливо нижню білизну, вона вважає найбільш привабливою та спокусливою. Яким чином одягнений (або роздягнений) чоловік здається їй більш сексуальним. Докладно зупиняючись на деталях та особливостях, вона описує, у чому хотіла б побачити сьогоднішнього свого партнера, включаючи нижню білизну. Розмірковуючи вголос, немов режисер жіночого клубу, вона фантазує, наскільки спокусливо він виглядатиме, як еротично підкреслить його фігуру така білизна. Завершивши своє захоплююче оповідання, дівчина ніжно цілує чоловіка в щоку.</text:p>
          </table:table-cell>
        </table:table-row>
        <table:table-row table:style-name="ro54">
          <table:table-cell office:value-type="string" calcext:value-type="string">
            <text:p>Тримаючи в руках долоню дівчини і дивлячись їй в обличчя, чоловік зізнається, яка частина її тіла окрім очей здається йому найбільш привабливою, як він хотів би ніжно та пристрасно цілувати та пестити її. На подяку за сміливість і одкровення дівчина нагороджує його поцілунком у губи.</text:p>
          </table:table-cell>
        </table:table-row>
        <table:table-row table:style-name="ro50">
          <table:table-cell office:value-type="string" calcext:value-type="string">
            <text:p>"Ніжний танець двох змійок", - так можна назвати це завдання. Тримаючи руки один у одного на талії і не торкаючись губами, ви граєте мовами, наче роблячи незвичайний французький поцілунок. При цьому можна змінюватися активною роллю, так вийде цікавіше. Наприклад, спочатку провідну роль грає дівчина, обвиваючись своєю мовою навколо чоловічої, а потім це робить джентльмен.</text:p>
          </table:table-cell>
        </table:table-row>
        <table:table-row table:style-name="ro53">
          <table:table-cell office:value-type="string" calcext:value-type="string">
            <text:p>Танцюючи повільний танець під романтичну музику, ви тісно притискаєтесь і пестите один одного. Чоловік чуттєво цілує дівчину в шию, гладить їй спину, стегна, попочку, а вона ніжно обіймає його, потираючи грудьми та животом. Все це робиться так, щоб ласки були дуже чуттєвими та приємними для обох із вас, збуджуючи та викликаючи бажання. Закінчивши танець, дівчина цілує чоловіка в губи, давши трохи посмоктати свій язичок.</text:p>
          </table:table-cell>
        </table:table-row>
        <table:table-row table:style-name="ro58">
          <table:table-cell office:value-type="string" calcext:value-type="string">
            <text:p>Намагаючись робити все максимально еротично, той, хто фантує, з'їдає фрукт або насолоду, яку йому підбирає партнер. Що він уявить при цьому - його особиста справа, але виглядати все має гранично зухвало і відверто. Якщо другому гравцю сподобається така міні-вистава, він нагороджує «актора» ніжним поцілунком у губи.</text:p>
          </table:table-cell>
        </table:table-row>
        <table:table-row table:style-name="ro59">
          <table:table-cell office:value-type="string" calcext:value-type="string">
            <text:p>Дівчина відверто розповідає, чи подобається їй бути оголеною перед сторонніми, збуджує це чи навпаки, більше бентежить та сковує. Що вона відчуває, ловлячи відверті погляди на своєму неприкритому тілі. Чи доводилося їй бувати на нудистському пляжі чи хоча б засмагати топ-лес. Адже, наприклад, в австрійських лазнях усі мають бути повністю роздягнені, такий порядок і всі спокійно дотримуються його. А вона, почала б бентежитися чи з цікавістю подивилася на інших і показала себе? Може, їй самій подобається підглядати за іншими, тоді більше за ким, чоловіками чи жінками? На подяку за одкровення чоловік ніжно цілує панночку в шию.</text:p>
          </table:table-cell>
        </table:table-row>
        <table:table-row table:style-name="ro54">
          <table:table-cell office:value-type="string" calcext:value-type="string">
            <text:p>Взявши невеликий кубик льоду до рота, чоловік передає його до рота дівчині. За мить вона так само повертає його назад. І так таз щоразу, поки кубик не розтане остаточно. Той, у кого він зник у роті, стає програвшим і знімає одну частину одягу. Але тільки ви обидва повинні чинити чесно!</text:p>
          </table:table-cell>
        </table:table-row>
        <table:table-row table:style-name="ro60">
          <table:table-cell office:value-type="string" calcext:value-type="string">
            <text:p>Розглядаючи пози Каталогу, панночка вибирає сцену, що їй найбільш сподобалася, і вигадує романтичну історію, фіналом якої вона з'явилася. При цьому відчуття, переживання та почуття учасників такої історії під час зображеного дійства дівчина намагається описати максимально докладно та чуттєво. Чоловік під час оповідання може доповнювати її, коментувати чи розпитувати подробиці вигаданої любовної пригоди.</text:p>
          </table:table-cell>
        </table:table-row>
        <table:table-row table:style-name="ro55">
          <table:table-cell office:value-type="string" calcext:value-type="string">
            <text:p>Тримаючи чоловіка за руку, дівчина заплющує очі і, розслабившись, докладно розповідає, як їй хотілося б, щоб її роздягали та в якій обстановці. Крок за кроком вона описує процедуру повільного оголення свого тіла, відчуття своєї шкіри від дотиків до неї чоловічих пальців, ніг від ковзання по них долонь, що знімають панчохи. Згадує почуття солодкого ознобу, що пробігає вздовж спини від тепла пальців, що розстібають застібку бюстгальтера... Після цього чоловік ніжно цілує її в губи, і вони знімають один з одного по одній частині одягу.</text:p>
          </table:table-cell>
        </table:table-row>
        <table:table-row table:style-name="ro61">
          <table:table-cell office:value-type="string" calcext:value-type="string">
            <text:p>Любите добрий та чуттєвий стриптиз? Забувши про пристойність, чоловік уявляє, що дівчина – стриптизерка. Відверта, він фантазує, в якому одязі мріяв би побачити партнерку, що танцює для нього. Барвисто і образно описує, як сексуально виглядає при цьому її напівоголене тіло, що звивається в танці. Потім розповідає як граючи і дражнячи, вона знімає одну частину одягу, потім другу і, нарешті, залишається в останній, явно спокушаючи глядачів своїм дійством. Якщо ця історія варта нагороди, дівчина ніжно цілує свого кавалера.</text:p>
          </table:table-cell>
        </table:table-row>
        <table:table-row table:style-name="ro55">
          <table:table-cell office:value-type="string" calcext:value-type="string">
            <text:p>Заплющивши очі і розслабившись, фантуючий розповідає, як би він хотів зайнятися любов'ю на природі з другим гравцем, докладно зупиняючись на описі місця, дійства, емоціях та відчуттях. Слухаючи це захоплююче оповідання, партнер може запитувати, доповнювати його, коментувати та висловлювати побажання. Після того, як розповідь завершиться, ви міняєтеся ролями, і тепер фант перетворюється на уважного слухача, а другий гравець занурюється у свої відверті фантазії. "Повернувшись на землю", ви ніжно цілуєтеся в губи і знімаєте один з одного по одній частині одягу.</text:p>
          </table:table-cell>
        </table:table-row>
        <table:table-row table:style-name="ro60">
          <table:table-cell office:value-type="string" calcext:value-type="string">
            <text:p>Той, хто фанує цілу хвилину ніжно грає з нижньою губою партнера. Спочатку, подразнюючи і трохи торкаючись, кілька разів проводить по ній самим кінчиком своєї мови, а потім лагідним вампірчиком посмоктує, смикає і покусує її своїми губами. Потім та ж гра повторюється з верхньою губою, а на завершення ще раз з тією, якою все це найбільше сподобалося. Якщо «вампірчик» приніс задоволення, його гладять по голівці.</text:p>
          </table:table-cell>
        </table:table-row>
        <table:table-row table:style-name="ro52">
          <table:table-cell office:value-type="string" calcext:value-type="string">
            <text:p>Чоловік докладно і відверто розповідає про незвичайну сексуальну пригоду у своєму житті, коли він отримав найбільше задоволення. Відкинувши непотрібне сором'язливість, він у тонкостях зупиняється на пікантних моментах того, що сталося. Згадуючи свої емоції, почуття та відчуття, докладно та барвисто описуючи найдрібніші деталі та нюанси того, що відбувалося, він ніби знову переживає ту дивовижну історію. Дівчина може як завгодно детально вивідувати в нього про все, а він повинен бути остаточно відвертим. Панночка нагороджує його за розповідь ніжним і довгим поцілунком у губи.</text:p>
          </table:table-cell>
        </table:table-row>
        <table:table-row table:style-name="ro62">
          <table:table-cell office:value-type="string" calcext:value-type="string">
            <text:p>Дівчина, дивлячись у вічі чоловікові, з'їдає банан. Вона робить все не поспішаючи і дуже еротично, щиро насолоджуючись своєю грою. Після цього чоловік дає їй запити ці ласощі ковтком вина зі свого рота.</text:p>
          </table:table-cell>
        </table:table-row>
        <table:table-row table:style-name="ro60">
          <table:table-cell office:value-type="string" calcext:value-type="string">
            <text:p>Відкинувши нікому не потрібну скромність дівчина відверто зізнається чи пробувала вона інтимні стосунки з особливою своєю статтю, чи хоча б просто ласки. Якщо так, то розповідає, як це відбувалося того дня, коли вона отримала найбільше задоволення. Якщо такого ще не було, то чи припускає вона думка про це і чи має вона нереалізовані лесбійські фантазії. Ну а якщо не пробувала і не хоче, то господь їй суддя!</text:p>
          </table:table-cell>
        </table:table-row>
        <table:table-row table:style-name="ro63">
          <table:table-cell office:value-type="string" calcext:value-type="string">
            <text:p>Замість того, щоб включати кондиціонер, ви знімаєте один з одного по одній частині одягу і продовжуєте далі цю захоплюючу гру.</text:p>
          </table:table-cell>
        </table:table-row>
        <table:table-row table:style-name="ro54">
          <table:table-cell office:value-type="string" calcext:value-type="string">
            <text:p>Дивлячись у вічі дівчині, чоловік злизує з тильного боку її долоні крапельку шоколаду, джему чи меду. Він робить все повільно та дуже еротично, щиро насолоджуючись власною грою. Після цього дівчина дає йому запити ці ласощі ковтком вина зі свого рота.</text:p>
          </table:table-cell>
        </table:table-row>
        <table:table-row table:style-name="ro53">
          <table:table-cell office:value-type="string" calcext:value-type="string">
            <text:p>Тримаючи дівчину за руку і ніжно дивлячись їй у вічі, чоловік описує, яка зачіска на жіночому лобку йому найбільше подобається і яку б хотілося зробити інтимну зачіску їй. Трикутничок, серце, смужка, або що йому найбільше подобається? Поголив би він цей ніжний горбок або пофарбував волосики в якийсь особливий колір? Фантазує, як він усе зробив і в якій обстановці. Потім крізь одяг чіпає її лобок і ніжно цілує дівчину в вушка: спочатку одне, а потім друге.</text:p>
          </table:table-cell>
        </table:table-row>
        <table:table-row table:style-name="ro56">
          <table:table-cell office:value-type="string" calcext:value-type="string">
            <text:p>Секс і свобода, розкутість та комплекси, умовності та вседозволеність. Не особливо захоплюючись, але й не стримуючись, п'ять хвилин, що фантує, філософствує на цю актуальну зараз тему.</text:p>
          </table:table-cell>
        </table:table-row>
        <table:table-row table:style-name="ro64">
          <table:table-cell office:value-type="string" calcext:value-type="string">
            <text:p>Дівчина пристрасно і чуттєво цілує чоловіка в губи, дозволяючи йому ніжно посмоктати свій язичок.</text:p>
          </table:table-cell>
        </table:table-row>
        <table:table-row table:style-name="ro50">
          <table:table-cell office:value-type="string" calcext:value-type="string">
            <text:p>Дівчина розповідає, яка на її погляд сексуальна фантазія є найпоширенішою у чоловіків, і що вона з цього приводу думає. На подяку за одкровення джентльмен ніжно цілує її в губки. Після цього настає його черга, і тепер уже він яскраво описує найсміливішу жіночу сексуальну фантазію. Якщо дівчина не засуджує джентльмена за такі вільні думки, підтверджує свою згоду ніжним поцілунком.</text:p>
          </table:table-cell>
        </table:table-row>
        <table:table-row table:style-name="ro53">
          <table:table-cell office:value-type="string" calcext:value-type="string">
            <text:p>Фантуючий докладно розповідає, яка обстановка йому здається найромантичнішою і схильною до інтимних відносин, детально описуючи меблі, елементи інтер'єру, колір, запахи, звуки... Після цього другий гравець продовжує його розповідь, все більше наповнюючи відчуттям еротики цей віртуальний «куточок кохання». Удвох ви ніби готуєте місце для свого наступного романтичного побачення. Поцілувавши один одного в носик, ви продовжуєте гру.</text:p>
          </table:table-cell>
        </table:table-row>
        <table:table-row table:style-name="ro53">
          <table:table-cell office:value-type="string" calcext:value-type="string">
            <text:p>Фантуючий відверто розповідає, який би він хотів бачити своє сексуальне життя, наскільки часто і з ким хотів би займатися сексом, якою різноманітною та насиченою була б вона. Він просто мріє і не більше того, мріє наяву, як опинився в раю, де дозволено все. Після цього, тримаючи в руках долоню фантуючого, про свої таємні бажання відверто другий гравець. Сприйнявши розповіді як тост, ви випиваєте з рота один одного по ковтку вина за виконання бажань.</text:p>
          </table:table-cell>
        </table:table-row>
        <table:table-row table:style-name="ro50">
          <table:table-cell office:value-type="string" calcext:value-type="string">
            <text:p>Насолоджуючись чуттєвістю, ви зливаєтеся у одкровенні тантричного поцілунку. Сидячи на колінах свого партнера і ніжно дивлячись йому в очі, дівчина розчиняється в його подиху, вдихаючи на його видиху та видихаючи на вдиху. Не припиняючи дихати на цій хвилі, вона дарує йому довгий поцілунок, насолоджуючись таким чуттєвим єднанням.</text:p>
          </table:table-cell>
        </table:table-row>
        <table:table-row table:style-name="ro53">
          <table:table-cell office:value-type="string" calcext:value-type="string">
            <text:p>Відкинувшись у кріслі з келихом вина, той, хто фантує, розповідає про історію свого життя, коли йому дуже хотілося сексу з тією людиною, якій ніяк не можна було цього запропонувати. Хотілося шалено, мріялося теж, навіть снилося іноді, але не можна було і все! Можливо, це була вчителька (вчитель) чи дружина найближчого друга (чоловік подруги), сестра чи брат, нарешті. При цьому всі муки та сумніви описуються дуже докладно та відверто, а на запитання даються вичерпні відповіді.</text:p>
          </table:table-cell>
        </table:table-row>
        <table:table-row table:style-name="ro58">
          <table:table-cell office:value-type="string" calcext:value-type="string">
            <text:p>Гравці по черзі розповідають, від чого вони відчувають найбільше задоволення, чим найбільше хотілося б займатися за можливості, радіючи та насолоджуючись життям. Починає дівчина. Розцінивши розповіді як тост, ви випиваєте з рота один одного по ковтку вина за виконання бажань і продовжуєте гру далі.</text:p>
          </table:table-cell>
        </table:table-row>
        <table:table-row table:style-name="ro60">
          <table:table-cell office:value-type="string" calcext:value-type="string">
            <text:p>Занурившись у спогади, той, хто фантазує, розповідає про найнезвичайніший і яскравіший еротичний сон свого життя. Розповідає про деталі, барвисто описує почуття та переживання, подаровані іншим виміром. Ким він був, жінкою чи чоловіком, що дозволяв собі, і що витворювали з ним, як було страшно, солодко чи боляче. Зізнається, чи хотілося йому потім, може таємно або в іншому житті випробувати наяву все, що мріє.</text:p>
          </table:table-cell>
        </table:table-row>
        <table:table-row table:style-name="ro58">
          <table:table-cell office:value-type="string" calcext:value-type="string">
            <text:p>Фантуючий вголос мріє про те, як, насолоджуючись життям і коханою людиною, він провів би медовий місяць, не маючи жодних турбот і розпоряджаючись світом з власної забаганки. Його віртуальний бюджет не лімітований, а кордонів або відстаней не існує. Випивши з рота один одного по ковтку вина за втілення фантазій, ви продовжуєте гру далі.</text:p>
          </table:table-cell>
        </table:table-row>
        <table:table-row table:style-name="ro53">
          <table:table-cell office:value-type="string" calcext:value-type="string">
            <text:p>Взявши долоню дівчини, чоловік присувається до неї ближче, готуючись уважно слухати. Заплющивши очі і настроївшись на романтичний стан, панночка розповідає, як люди закохуються один в одного, як поступово виникає це почуття, як з'являються мрії та бажання, як, хвилюючись і передчуваючи, вони чекають чергового побачення, як хочуть близькості і як усе це, нарешті відбувається. Закінчивши своє оповідання, вона цілує чоловіка в губи.</text:p>
          </table:table-cell>
        </table:table-row>
        <table:table-row table:style-name="ro54">
          <table:table-cell office:value-type="string" calcext:value-type="string">
            <text:p>Фантуючий акуратно намазує губи другого гравця чимось солодким (шоколадом, медом, джемом...), а сам раптом стає жадібною «бджілкою», яка ніяк не може спокійно пролетіти повз такий привабливий здобич. Якщо бджілка була гарненькою, то її гладять по голівці.</text:p>
          </table:table-cell>
        </table:table-row>
        <table:table-row table:style-name="ro54">
          <table:table-cell office:value-type="string" calcext:value-type="string">
            <text:p>Чуттєво цілуючи дівчині шию, чоловік дарує їй настільки незвичайний, але шалено приємний «ланцюжок». Доповнивши її віртуальним колечком, він ніжно цілує панянку пальчик і, з любов'ю дивлячись їй у вічі, каже вишуканий комплімент.</text:p>
          </table:table-cell>
        </table:table-row>
        <table:table-row table:style-name="ro54">
          <table:table-cell office:value-type="string" calcext:value-type="string">
            <text:p>Дівчина відверто згадує, коли у неї буквально перехопило подих і затремтіли коліна від сексуального бажання побачивши чоловіка. Хто це був, коли таке сталося і в якійсь зупинці. Чи вдалося потім завести з ним роман, а може, просто інтрижку чи пристрасний порив так і розтанув з часом?</text:p>
          </table:table-cell>
        </table:table-row>
        <table:table-row table:style-name="ro56">
          <table:table-cell office:value-type="string" calcext:value-type="string">
            <text:p>Фантуючий розповідає коли, коли доби він зазвичай відчуває найбільше сексуальне бажання і коли б вважав за краще займатися сексом якби це залежало тільки від нього.</text:p>
          </table:table-cell>
        </table:table-row>
        <table:table-row table:style-name="ro59">
          <table:table-cell office:value-type="string" calcext:value-type="string">
            <text:p>Стаючи модельєром закритого еротичного клубу, чоловік віртуально одягає (роздягає) жінок, що прийшли на неї, в момент, коли вечірка вже в розпалі. Захоплюючись подробицями, він детально описує тонкощі та нюанси їхнього гардеробу, підбираючи його з урахуванням особливостей фігур. Типажі і комплекція жінок можуть бути різними, а специфіка клубу нічим не обмежує перекрученість відвідувачів. Багато хто з них у масках і, будучи інкогніто, насолоджуються абсолютною вседозволеністю. Оцінивши розповідь джентльмена, дівчина доповнює його фантазії, представивши себе в ролі однієї з таких відвідувачок і докладно описавши власний гардероб.</text:p>
          </table:table-cell>
        </table:table-row>
        <table:table-row table:style-name="ro50">
          <table:table-cell office:value-type="string" calcext:value-type="string">
            <text:p>Цілу хвилину чоловік ніжно покусує і цілує дівчині спочатку одне, а потім інше вушко, розповідаючи, якими дивно смачними вони виявилися. Поцілувавши потім мочки вух, чоловік дарує їй настільки незвичайні, але дуже приємні «сережки». Доповнивши їх віртуальним кулончиком, він ніжно цілує панянку посередині грудей і, з любов'ю дивлячись у вічі, каже їй вишуканий комплімент.</text:p>
          </table:table-cell>
        </table:table-row>
        <table:table-row table:style-name="ro60">
          <table:table-cell office:value-type="string" calcext:value-type="string">
            <text:p>Той, хто фанує гранично відверто розповідає, чи подобається йому порно і якщо так, то - яке. Він докладно описує, у чому йому межа між еротикою і порнографією і який витвір мистецтва цього жанру він запам'ятав найбільше (живопис, графіка, постановка, фільм, розповідь...). Послухавши все це, другий гравець теж стає відвертим і чесно зізнається, що відчуває, підглядаючи, як інші займаються сексом.</text:p>
          </table:table-cell>
        </table:table-row>
        <table:table-row table:style-name="ro60">
          <table:table-cell office:value-type="string" calcext:value-type="string">
            <text:p>Ліва рука в дівчини ближче до серця, ніж права, але чи знає вона, який з пальчиків цієї руки чутливіший? З таким надзвичайно важливим питанням слід негайно розібратись! Насолоджуючись процесом, розтягуючи задоволення і не поспішаючи, чоловік один за одним досліджує ці пальчики. Цілує їх, кладе в рот, обвивається навколо язиком, ніжно смоктає і лиже. Тому пальчику, який найбільш чутливий, приділяється особлива увага.</text:p>
          </table:table-cell>
        </table:table-row>
      </table:table>
      <table:table table:name="yellowUkr" table:style-name="ta3">
        <office:forms form:automatic-focus="false" form:apply-design-mode="false"/>
        <table:table-column table:style-name="co9" table:default-cell-style-name="ce13"/>
        <table:table-column table:style-name="co9" table:number-columns-repeated="1023" table:default-cell-style-name="ce14"/>
        <table:table-row table:style-name="ro65">
          <table:table-cell office:value-type="string" calcext:value-type="string">
            <text:p>Заплющивши очі і розслабившись, дівчина дуже докладно описує яким у неї буває оргазм. При цьому вона із задоволенням згадує, що відчуває під час його наближення, з чого він поступово починається, як розвивається, які відчуття виникають у неї внизу живота, в промежині, яким бурхливим він буває в неї, яким різним. Після цього ви не поспішаючи і чуттєво по черзі знімаєте один з одного по одній частині одягу. Першою з чоловіка знімає одяг дівчина.</text:p>
          </table:table-cell>
          <table:table-cell office:value-type="string" calcext:value-type="string">
            <text:p>Закрыв глаза и расслабившись, девушка очень подробно описывает каким у нее бывает оргазм. При этом она с удовольствием вспоминает, что чувствует во время его приближения, с чего он постепенно начинается, как развивается, какие ощущения возникают у нее внизу живота, в промежности, каким бурным он бывает у нее, каким разным. После этого вы не спеша и чувственно по очереди снимаете друг с друга по одной части одежды. Первой с мужчины снимает одежду девушка.</text:p>
          </table:table-cell>
          <table:table-cell table:number-columns-repeated="1022"/>
        </table:table-row>
        <table:table-row table:style-name="ro65">
          <table:table-cell office:value-type="string" calcext:value-type="string">
            <text:p>Тримаючи долоню дівчини, чоловік відверто розповідає, як йому подобається пестити жіночі груди. Що він при цьому робить руками, губами, язиком, які відчуває і що відчуває. Продовжуючи розмову, панночка описує свої відчуття, коли їй пестять оголені груди, відверто розповідаючи, що при цьому подобається найбільше, від чого найсильніше напружуються її сосочки. Після цього вона сідає в крісло із зав'язаними очима, а чоловік, поцілувавши дівчину в губки і нашіптуючи лагідні компліменти, неквапливо роздягає її до пояса. Потім він ніжно і чуттєво пестить груди дівчини, намагаючись слідувати всім почутим побажанням. На завершення джентльмен ніжно цілує її сосочки. Дівчина вибирає, який фант розігруватиметься наступним.</text:p>
          </table:table-cell>
          <table:table-cell office:value-type="string" calcext:value-type="string">
            <text:p>Держа ладонь девушки, мужчина откровенно рассказывает, как ему нравится ласкать женскую грудь. Что он при этом делает руками, губами, языком, какие ощущения испытывает и что чувствует. Продолжая разговор, барышня описывает свои ощущения, когда ей ласкают обнаженную грудь, откровенно рассказывая, что при этом нравится больше всего, от чего сильнее всего напрягаются ее сосочки. После этого она садится в кресло с завязанными глазами, а мужчина, поцеловав девушку в губки и нашептывая ласковые комплименты, неторопливо раздевает ее по пояс. Затем он нежно и чувственно ласкает грудь девушки, стараясь следовать всем услышанным пожеланиям. В завершение джентльмен нежно целует ее сосочки. Девушка выбирает, какой фант будет разыгрываться следующим.</text:p>
          </table:table-cell>
          <table:table-cell table:number-columns-repeated="1022"/>
        </table:table-row>
        <table:table-row table:style-name="ro65">
          <table:table-cell office:value-type="string" calcext:value-type="string">
            <text:p>Тримаючи в руках долоню партнера і дивлячись у вічі, фантующий докладно описує, які оральні ласки йому найбільше подобається отримувати, що він любить витворювати мовою і губами сам. При цьому він максимально відверто описує відчуття і емоції, що випробовуються, відповідаючи на всі додаткові питання другого гравця, навіть якщо вони гранично нескромні. Після цього партнер дві хвилини ніжно смокче будь-який палець руки або ноги, що фантує на свій вибір. Потім ви міняєтеся ролями, і тепер відверто вже другий гравець, а фантующий з цікавістю вивідує у нього пікантні подробиці. Закінчивши розмову на таку цікаву тему, ви ніжно цілуєтеся в губи і знімаєте один з одного по одній частині одягу. Як перший роздягає виступає фантующий.</text:p>
          </table:table-cell>
          <table:table-cell office:value-type="string" calcext:value-type="string">
            <text:p>Держа в руках ладонь партнера и глядя в глаза, фантующий подробно описывает, какие оральные ласки ему больше всего нравится получать, а что он любит вытворять языком и губами сам. При этом он максимально откровенно описывает испытываемые ощущения и эмоции, отвечая на все дополнительные вопросы второго игрока, даже если они предельно нескромные. После этого партнер две минуты нежно сосет любой палец руки или ноги фантующего на свой выбор. Затем вы меняетесь ролями, и теперь откровенничает уже второй игрок, а фантующий с интересом выведывает у него пикантные подробности. Закончив беседу на такую увлекательную тему, вы нежно целуетесь в губы и снимаете друг с друга по одной части одежды. В качестве первого раздевающего выступает фантующий.</text:p>
          </table:table-cell>
          <table:table-cell table:number-columns-repeated="1022"/>
        </table:table-row>
        <table:table-row table:style-name="ro65">
          <table:table-cell office:value-type="string" calcext:value-type="string">
            <text:p>Тримаючи долоню чоловіка і дивлячись йому у вічі, дівчина відверто розповідає, які частини тіла в неї є найчутливішими і як вона любить, щоб їх пестили. Уважно слухаючи, чоловік може ставити будь-які додаткові питання на цю надзвичайно значиму тему. Закінчивши захоплюючу розповідь, панночка «проводить захоплюючу екскурсію» долонею чоловіка. Не поспішаючи і чуттєво ковзаючи вздовж свого тіла ніжною «пензликом» його пальців, вона, пояснюючи, показує, які ласки їй найбільше подобаються, що сильніше збуджує і які вона віддає перевагу дотику. Після цього, намагаючись слідувати всьому почутому, чоловік намагається сам пестити ерогенні зони дівчини. Якщо вони ще прикриті одягом (за винятком геніталії), то чоловік знімає його для цього. Панночка вибирає будь-який наступний фант або переходить до «рожевої» гри.</text:p>
          </table:table-cell>
          <table:table-cell office:value-type="string" calcext:value-type="string">
            <text:p>Держа ладонь мужчины и глядя ему в глаза, девушка откровенно рассказывает, какие части тела у нее являются самыми чувствительными и как она любит, чтобы их ласкали. Внимательно слушая, мужчина может задавать любые дополнительные вопросы на эту чрезвычайно значимую тему. Закончив увлекательный рассказ, барышня «проводит увлекательную экскурсию» ладонью мужчины. Не торопясь и чувственно скользя вдоль своего тела нежной «кисточкой» его пальцев, она, поясняя, показывает, какие ласки ей больше всего нравятся, что сильнее возбуждает и какие она предпочитает прикосновения. После этого, стараясь следовать всему услышанному, мужчина пробует сам ласкать эрогенные зоны девушки. Если они еще прикрыты одеждой (исключая гениталии), то мужчина снимает ее для этого. Барышня выбирает любой следующий фант или переходит к «розовой» игре.</text:p>
          </table:table-cell>
          <table:table-cell table:number-columns-repeated="1022"/>
        </table:table-row>
        <table:table-row table:style-name="ro65">
          <table:table-cell office:value-type="string" calcext:value-type="string">
            <text:p>Тримаючи долоню другого гравця і дивлячись у вічі, фантующий відверто розповідає, що йому найбільше подобається в сексі, які пози, рухи, ласки, що він особливо любить робити сам і що любить отримувати від партнера. Потім він відвертає, якій ролі воліє при цьому пасивну чи активну, чи любить домінувати чи жорстко підкоряти, а, можливо, ще не практикував такого, але в таємниці мріє спробувати. Другий гравець без сорому може ставити йому будь-які питання, що уточнюють. Потім ви міняєтеся ролями, і тепер відверто вже другий гравець, афантуючий вивідує у нього пікантні подробиці. Закінчивши розмову на таку цікаву тему, ви ніжно цілуєтеся в губи і знімаєте один з одного по одній частині одягу. Як перший роздягає виступає фантующий.</text:p>
          </table:table-cell>
          <table:table-cell office:value-type="string" calcext:value-type="string">
            <text:p>Держа ладонь второго игрока и глядя в глаза, фантующий откровенно рассказывает, что ему больше всего нравится в сексе, какие позы, движения, ласки, что он особенно любит делать сам и что обожает получать от партнера. Затем он откровенничает, какую роль предпочитает при этом, пассивную или активную, любит ли доминировать или жестко подчинять, а, может быть, еще не практиковал такого, но в тайне мечтает попробовать. Второй игрок без стеснения может задавать ему любые уточняющие вопросы. Затем вы меняетесь ролями, и теперь откровенничает уже второй игрок, афантующий выведывает у него пикантные подробности. Закончив беседу на такую увлекательную тему, вы нежно целуетесь в губы и снимаете друг с друга по одной части одежды. В качестве первого раздевающего выступает фантующий.</text:p>
          </table:table-cell>
          <table:table-cell table:number-columns-repeated="1022"/>
        </table:table-row>
        <table:table-row table:style-name="ro65">
          <table:table-cell office:value-type="string" calcext:value-type="string">
            <text:p>Говорячи один одному вишукані компліменти сексуальної спрямованості, ви по черзі знімаєте один з одного одяг, роблячи це ніжно, не поспішаючи і чуттєво, щоразу цілуючись у губи. При цьому один комплімент відповідає одній знятій частині одягу. Компліменти не повинні повторюватись, а на роздуми дається не більше п'яти секунд. Якщо хтось із вас «завис» у роздумах, другий гравець може перехопити ініціативу, зробивши ще один комплімент і знявши з вас одяг. Першим комплімент каже фануючий. Програє той, хто виявиться повністю роздягнений першим, або на кому закінчиться низка компліментів. Він влаштовує шоу за склом, еротично миючись під душем, а потім одягає обраний другим гравцем еротичний костюм.</text:p>
          </table:table-cell>
          <table:table-cell office:value-type="string" calcext:value-type="string">
            <text:p>Говоря друг другу изысканные комплименты сексуальной направленности, вы по очереди снимаете друг с друга одежду, делая это нежно, не спеша и чувственно, каждый раз целуясь в губы. При этом один комплимент соответствует одной снятой части одежды. Комплименты не должны повторяться, а на раздумья дается не более пяти секунд. Если кто-то из вас «завис» в раздумьях, второй игрок может перехватить инициативу, сделав еще один комплимент и сняв с вас еще одежду. Первым комплимент говорит фантующий. Проигрывает тот, кто окажется полностью раздет первым, или на ком закончится череда комплиментов. Он устраивает шоу за стеклом, эротично моясь под душем, а затем надевает выбранный вторым игроком эротический костюм.</text:p>
          </table:table-cell>
          <table:table-cell table:number-columns-repeated="1022"/>
        </table:table-row>
        <table:table-row table:style-name="ro65">
          <table:table-cell office:value-type="string" calcext:value-type="string">
            <text:p>Танцюючи удвох повільний танець, ви не поспішаючи і чуттєво роздягаєте один одного до трусиків, по черзі знімаючи з партнера по одній частині одягу і щоразу цілуючись у губи. Першим починає роздягати партнерку джентльмен. Той, хто виявиться роздягнений до трусиків першим, на свій вибір одягає еротичний костюм (якщо такі є).</text:p>
          </table:table-cell>
          <table:table-cell office:value-type="string" calcext:value-type="string">
            <text:p>Танцуя вдвоем медленный танец, вы не спеша и чувственно раздеваете друг друга до трусиков, поочередно снимая с партнера по одной части одежды и каждый раз целуясь в губы. Первым начинает раздевать партнершу джентльмен. Тот, кто окажется раздет до трусиков первым, на свой выбор одевает эротический костюм (если такие имеются).</text:p>
          </table:table-cell>
          <table:table-cell table:number-columns-repeated="1022"/>
        </table:table-row>
        <table:table-row table:style-name="ro65">
          <table:table-cell office:value-type="string" calcext:value-type="string">
            <text:p>Випивши з рота один одного по ковтку вина, ви починаєте роздягатися, по черзі знімаючи з себе по одній частині одягу. Тон задає дівчина, щоразу знімаючи з себе перший одяг, а потім цілуючи чоловіка. Вона ж вирішує коли зупинити дійство. Якщо на будь-кому з гравців в результаті залишиться лише одна частина одягу, він одягає зверху халат і вибирає будь-який наступний фант.</text:p>
          </table:table-cell>
          <table:table-cell office:value-type="string" calcext:value-type="string">
            <text:p>Выпив изо рта друг друга по глотку вина, вы начинаете раздеваться, по очереди снимая с себя по одной части одежды. Тон задает девушка, каждый раз снимая с себя одежду первой, а затем целуя мужчину. Она же решает, когда остановить действо. Если на ком-либо из игроков в результате останется лишь одна часть одежды, то он одевает сверху халат и выбирает любой следующий фант.</text:p>
          </table:table-cell>
          <table:table-cell table:number-columns-repeated="1022"/>
        </table:table-row>
        <table:table-row table:style-name="ro65">
          <table:table-cell office:value-type="string" calcext:value-type="string">
            <text:p>Танцюючи повільний танець під романтичну музику, ви повільно і чуттєво роздягаєте один одного. Спочатку одну частину одягу з чоловіка знімає дівчина, а потім одну з дівчини - чоловік, потім ви цілуєтесь, і так щоразу, поки дівчина не вирішить зупинитися або один з вас не виявиться повністю оголеним. Після цього дівчина цілує чоловіка в губи, давши трохи посмоктати язичок, і вибирає наступний фант.</text:p>
          </table:table-cell>
          <table:table-cell office:value-type="string" calcext:value-type="string">
            <text:p>Танцуя медленный танец под романтическую музыку, вы медленно и чувственно раздеваете друг друга. Сначала одну часть одежды с мужчины снимает девушка, а затем одну с девушки - мужчина, потом вы целуетесь, и так раз за разом, пока девушка не решит остановиться или один из вас не окажется полностью обнаженным. После этого девушка целует мужчину в губы, дав немножко пососать язычок, и выбирает следующий фант.</text:p>
          </table:table-cell>
          <table:table-cell table:number-columns-repeated="1022"/>
        </table:table-row>
        <table:table-row table:style-name="ro65">
          <table:table-cell office:value-type="string" calcext:value-type="string">
            <text:p>Граючи і не поспішаючи, ви роздягаєте один одного до трусиків, по черзі знімаючи з партнера по одній частині одягу і щоразу цілуючись у губи. Першим починає роздягати партнерку джентльмен. Потім фантуючому зав'язуються очі і він, розслабившись, лягає на живіт у передчутті насолоди. Другий гравець, нашіптуючи лагідні компліменти, ніжно і чуттєво пестить його тіло, використовуючи виключно хутро (рукавичку, пензлик) або пір'їнку. Через п'ять хвилин він перевертається на спину і знову розчиняється в незвичайній гостроті відчуттів. Завдання завершується ніжним поцілунком у губи.</text:p>
          </table:table-cell>
          <table:table-cell office:value-type="string" calcext:value-type="string">
            <text:p>Играя и не спеша вы раздеваете друг друга до трусиков, поочередно снимая с партнера по одной части одежды и каждый раз целуясь в губы. Первым начинает раздевать партнершу джентльмен. Затем фантующему завязываются глаза и он, расслабившись, ложится на живот в предвкушении наслаждения. Второй игрок, нашептывая ласковые комплименты, нежно и чувственно ласкает его тело, используя исключительно мех (рукавичку, кисточку) или перышко. Через пять минут фантующий переворачивается на спину и вновь растворяется в необычной остроте ощущений. Задание завершается нежным поцелуем в губы.</text:p>
          </table:table-cell>
          <table:table-cell table:number-columns-repeated="1022"/>
        </table:table-row>
        <table:table-row table:style-name="ro65">
          <table:table-cell office:value-type="string" calcext:value-type="string">
            <text:p>Вибравши удвох еротичний костюм для дівчини (якщо такого немає, то це буде просто халат чи чоловіча сорочка), ви починаєте, граючи, роздягатися. Спочатку чоловік стає спиною до дівчини і вона, не поспішаючи, роздягає його до трусиків. Тепер настає його черга і, поцілувавши її в губи, він також зі спини роздягає панянку, але вже до гола. Не повертаючись обличчям до чоловіка, дівчина одягає обраний еротичний костюм, а потім красуючись демонструє його. Дівчина вирішує, яке наступне завдання розігруватиметься далі.</text:p>
          </table:table-cell>
          <table:table-cell office:value-type="string" calcext:value-type="string">
            <text:p>Выбрав вдвоем эротический костюм для девушки (если такого нет, то это будет просто халат или мужская рубашка), вы начинаете, играя, раздеваться. Сначала мужчина становится спиной к девушке и она, не спеша, раздевает его до трусиков. Теперь наступает его очередь и, поцеловав ее в губы, он также со спины раздевает барышню, но уже до гола. Не поворачиваясь лицом к мужчине, девушка одевает выбранный эротический костюм, а затем, красуясь, демонстрирует его. Девушка решает, какое следующее задание будет разыгрываться дальше.</text:p>
          </table:table-cell>
          <table:table-cell table:number-columns-repeated="1022"/>
        </table:table-row>
        <table:table-row table:style-name="ro65">
          <table:table-cell office:value-type="string" calcext:value-type="string">
            <text:p>Граючи і не поспішаючи, ви роздягаєтеся до трусиків, по черзі знімаючи один з одного по одній частині одягу і щоразу цілуючись у губи. Першим починає роздягати партнера дівчина. Потім фантуючому зав'язуються очі і він, розслабившись, лягає на живіт у передчутті насолоди. Другий гравець, ніжно і чуттєво пестить його тіло виключно язиком та губами. Через п'ять хвилин він перевертається на спину, знову розчиняючись у солодких відчуттях.</text:p>
          </table:table-cell>
          <table:table-cell office:value-type="string" calcext:value-type="string">
            <text:p>Играя и не спеша вы раздеваетесь до трусиков, поочередно снимая друг с друга по одной части одежды и каждый раз целуясь в губы. Первым начинает раздевать партнера девушка. Затем фантующему завязываются глаза и он, расслабившись, ложится на живот в предвкушении наслаждения. Второй игрок, нежно и чувственно ласкает его тело исключительно языком и губами. Через пять минут фантующий переворачивается на спину, вновь растворяясь в сладких ощущениях.</text:p>
          </table:table-cell>
          <table:table-cell table:number-columns-repeated="1022"/>
        </table:table-row>
        <table:table-row table:style-name="ro65">
          <table:table-cell office:value-type="string" calcext:value-type="string">
            <text:p>Згідно зі статистикою, близько однієї п'ятої сучасних жінок у принципі згодні на груповий секс. Якщо дівчина хоч частково відносить себе до цієї просунутої категорії, вона відверто розповідає, що вже практикувала з кількома партнерами одночасно, а що ще ні, але в таємниці хотіла б спробувати. Якщо під рукою є гра версії «Коктейль», то, взявши Каталог «Новий погляд на Кама-сутру», дівчина може проілюструвати свої фантазії, а потім замінити три жовті фанта в рожевій колоді. Якщо такі експерименти їй явно не до душі, і навіть не було снів на цю тему, вона просто вибирає будь-який наступний фант.</text:p>
          </table:table-cell>
          <table:table-cell office:value-type="string" calcext:value-type="string">
            <text:p>Согласно статистике около одной пятой современных женщин в принципе согласны на групповой секс. Если девушка хоть отчасти относит себя к этой по-своему продвинутой категории, она откровенно рассказывает, что уже практиковала с несколькими партнерами одновременно, а что еще нет, но в тайне хотела бы попробовать. Если под рукой есть игра версии «Коктейль», то, взяв Каталог «Новый взгляд на Кама-сутру», девушка может проиллюстрировать свои фантазии, а затем заменить три желтых фанта в колоде розовыми. Если такие эксперименты ей явно не по душе, и даже не было снов на эту тему, то она просто выбирает любой следующий фант.</text:p>
          </table:table-cell>
          <table:table-cell table:number-columns-repeated="1022"/>
        </table:table-row>
        <table:table-row table:style-name="ro65">
          <table:table-cell office:value-type="string" calcext:value-type="string">
            <text:p>Думка є матеріальною, і цей фант дозволяє дівчині переконатися в істинності такого твердження. Дивлячись їй у вічі і тримаючи долоню, чоловік уявляє, як би він зайнявся зараз із нею сексом, барвисто, в деталях і подробицях малюючи в умі такі приємні сцени. Якщо панночка попросить, він може і вголос помріяти про це. Як тільки його член почне підніматися, він дає дівчині можливість доторкнутися до нього крізь одяг, підтверджуючи основний закон енергії. Після завершення відповідального експерименту дівчина цілує чоловіка в губи та знімає з нього одну частину одягу.</text:p>
          </table:table-cell>
          <table:table-cell office:value-type="string" calcext:value-type="string">
            <text:p>Мысль материальна, и этот фант позволяет девушке убедиться в истинности такого утверждения. Глядя ей в глаза и держа ладонь, мужчина представляет, как бы он занялся сейчас с ней сексом, красочно, в деталях и подробностях рисуя в уме такие приятные сцены. Если барышня попросит, он может и вслух помечтать об этом. Как только его член начнет подниматься, он дает девушке возможность потрогать его сквозь одежду, подтверждая основной закон энергии. После завершения ответственного эксперимента девушка целует мужчину в губы и снимает с него одну часть одежды.</text:p>
          </table:table-cell>
          <table:table-cell table:number-columns-repeated="1022"/>
        </table:table-row>
        <table:table-row table:style-name="ro65">
          <table:table-cell office:value-type="string" calcext:value-type="string">
            <text:p>Той, хто фанує відверто розповідає, чи пробував він у своєму житті анальний секс або хоча б анальні ласки. Подобається йому таке чи ні. Якщо ще не пробував, то не хотів би спробувати чи поекспериментувати, ну хоча б трохи. У якій ролі він при цьому бачить, активної чи пасивної, а якщо категорично не приймає цього, то чому. Після цього ви міняєтеся ролями і тепер фантуючій перетворюється на уважного слухача, а другий гравець - у відвертого оповідача.</text:p>
          </table:table-cell>
          <table:table-cell office:value-type="string" calcext:value-type="string">
            <text:p>Фантующий откровенно рассказывает, пробовал ли он в своей жизни анальный секс или хотя бы анальные ласки. Нравится ему такое или нет. Если еще не пробовал, то не хотел бы попробовать или поэкспериментировать, ну хотя бы чуть-чуть. В какой роли он себя при этом видит, активной или пассивной, а если категорически не приемлет этого, то почему. После этого вы меняетесь ролями и теперь фантующий превращается во внимательного слушателя, а второй игрок - в откровенного рассказчика.</text:p>
          </table:table-cell>
          <table:table-cell table:number-columns-repeated="1022"/>
        </table:table-row>
        <table:table-row table:style-name="ro65">
          <table:table-cell office:value-type="string" calcext:value-type="string">
            <text:p>Чоловік дуже переконливо розповідає дівчині, чому їм неодмінно слід зайнятися сексом саме сьогодні. Якщо вони спробують відкласти його до наступного побачення, те, що поганого він бачить у цьому.</text:p>
          </table:table-cell>
          <table:table-cell office:value-type="string" calcext:value-type="string">
            <text:p>Мужчина очень убедительно рассказывает девушке, почему им непременно нужно заняться сексом именно сегодня. Если все-таки они попытаются отложить его до следующего свидания, то, что плохого он видит в этом.</text:p>
          </table:table-cell>
          <table:table-cell table:number-columns-repeated="1022"/>
        </table:table-row>
        <table:table-row table:style-name="ro65">
          <table:table-cell office:value-type="string" calcext:value-type="string">
            <text:p>Говорять, що в деяких дівчат чутливість сосочків різна. Раптом і у присутньої панночки теж. Дуже важливо негайно це перевірити, максимально впевнившись. Роздягнувши дівчину до пояса, чоловік усаджує її на край ліжка або в крісло, готуючи до термінового огляду. Сам же встає навпочіпки або колінах у неї між ніг навпроти і під чуйним керівництвом проводить своє важливе дослідження. Пальцями, губами і язиком він посмоктує, смикає, лиже, прикушує і пощипує сосочки, що поступово твердіють. Намагаючись не втрачати контролю, дівчина намагається тонко відчувати різницю у відчуттях, підказуючи чоловікові та коментуючи його дії. Спільними зусиллями вони знаходять більш чутливий сосочок і, відзначивши його фломастером, продовжують гру.</text:p>
          </table:table-cell>
          <table:table-cell office:value-type="string" calcext:value-type="string">
            <text:p>Говорят, что у некоторых девушек чувствительность сосочков разная. Вдруг и у присутствующей барышни тоже. Очень важно немедленно это проверить, максимально точно удостоверившись. Раздев девушку по пояс, мужчина усаживает ее на край кровати или в кресло, готовя к срочному освидетельствованию. Сам же встает на корточках или коленях у нее между ног напротив и под чутким руководством проводит свое важное исследование. Пальцами, губами и языком он посасывает, теребит, лижет, прикусывает и пощипывает постепенно твердеющие сосочки. Стараясь не терять контроля, девушка пытается тонко чувствовать различие в ощущениях, подсказывая мужчине и комментируя его действия. Совместными усилиями они находят более чувствительный сосочек и, «отметив его фломастером», продолжают игру.</text:p>
          </table:table-cell>
          <table:table-cell table:number-columns-repeated="1022"/>
        </table:table-row>
        <table:table-row table:style-name="ro65">
          <table:table-cell office:value-type="string" calcext:value-type="string">
            <text:p>Граючи, ви не поспішаючи роздягаєте один одного до трусиків, по черзі знімаючи з партнера по одній частині одягу та роблячи приємні компліменти. Першим починає роздягати партнерку джентльмен. Потім дівчині зав'язуються очі і вона, розслабившись, лягає на живіт у передчутті райської насолоди. Чоловік, використовуючи спеціальну олію, робить їй чуттєвий еротичний масаж, ніжно пестячи руками її тіло. Через десять хвилин він перевертає панночку на спину, продовжуючи свій вишуканий масаж. Подякувавши чоловіку ніжним поцілунком у губи, дівчина обирає наступне завдання.</text:p>
          </table:table-cell>
          <table:table-cell office:value-type="string" calcext:value-type="string">
            <text:p>Играя, вы не спеша раздеваете друг друга до трусиков, поочередно снимая с партнера по одной части одежды и делая приятные комплименты. Первым начинает раздевать партнершу джентльмен. Затем девушке завязываются глаза и она, расслабившись, ложится на живот в предвкушении райского наслаждения. Мужчина, используя специальное масло, делает ей чувственный эротический массаж, нежно лаская руками ее тело. Через десять минут он переворачивает барышню на спину, продолжая свой изысканный массаж. Поблагодарив мужчину нежным поцелуем в губы, девушка выбирает следующее задание.</text:p>
          </table:table-cell>
          <table:table-cell table:number-columns-repeated="1022"/>
        </table:table-row>
        <table:table-row table:style-name="ro65">
          <table:table-cell office:value-type="string" calcext:value-type="string">
            <text:p>Існує безліч видів поцілунку, але метод, званий «переплетення мов» по ​​праву вважається одним з кращих і найбільш чуттєвих. Як слід освоїти його – значить отримати шанс суттєво збільшити свою популярність у протилежної статі. Цей вкрай приємний тренінг вам і належить виконати. Ніжно обнявшись, і сівши один навпроти одного, так, щоб кожному було зручно і ніщо не відволікало від майбутнього дійства, ви починаєте натхненно «відточувати свою майстерність». Під час цього поцілунку слід круговими рухами облизувати мову партнера, тоді як він намагається робити те саме, обертаючи мовою в протилежний бік. Не слід при цьому надмірно напружувати губи або язик, вони повинні бути ніжними та розслабленими, а рухи неквапливими та лагідними. Ідеально засвоївши урок, дівчина обирає наступний фант.</text:p>
          </table:table-cell>
          <table:table-cell office:value-type="string" calcext:value-type="string">
            <text:p>Существует огромное количество видов поцелуя, но метод, называемый «переплетение языков» по праву считается одним из лучших и наиболее чувственных. Как следует освоить его - значит получить шанс существенно увеличить свою популярность у противоположного пола. Этот крайне приятный тренинг вам и предстоит выполнить. Нежно обнявшись, и сев друг напротив друга, так, что бы каждому было удобно и ничто не отвлекало от предстоящего действа, вы начинаете вдохновенно «оттачивать свое мастерство». Во время этого поцелуя следует круговыми движениями облизывать язык партнера, в то время как он пытается делать то же самое, вращая языком в противоположную сторону. Не следует при этом излишне напрягать губы или язык, они должны быть нежными и расслабленными, а движения неторопливыми и ласковыми. Идеально усвоив урок, девушка выбирает следующий фант.</text:p>
          </table:table-cell>
          <table:table-cell table:number-columns-repeated="1022"/>
        </table:table-row>
        <table:table-row table:style-name="ro65">
          <table:table-cell office:value-type="string" calcext:value-type="string">
            <text:p>Граючи, ви роздягаєтеся до трусиків, по черзі знімаючи один з одного по одній частині одягу та роблячи приємні компліменти. Першою починає роздягати партнера дівчина. Потім чоловікові зав'язуються очі і він, розслабившись, лягає на живіт у передчутті неземної насолоди. Дівчина, використовуючи спеціальне масло, робить йому чуттєвий еротичний масаж, пестячи руками, розминаючи та погладжуючи. Потім, нахилившись, вона, трохи торкаючись шкіри, ніжно водить його тілом своїми сосочками і волоссям (якщо волосся довге). Через десять хвилин вона перевертає джентльмена на спину, продовжуючи свій чудовий масаж.</text:p>
          </table:table-cell>
          <table:table-cell office:value-type="string" calcext:value-type="string">
            <text:p>Играя, вы раздеваетесь до трусиков, поочередно снимая друг с друга по одной части одежды и делая приятные комплименты. Первой начинает раздевать партнера девушка. Затем мужчине завязываются глаза и он, расслабившись, ложится на живот в предвкушении неземного наслаждения. Девушка, используя специальное масло, делает ему чувственный эротический массаж, лаская руками, разминая и поглаживая. Затем, наклонившись, она, чуть касаясь кожи, нежно водит по его телу своими сосочками и волосами (если волосы длинные). Через десять минут она переворачивает джентльмена на спину, продолжая свой изумительный массаж.</text:p>
          </table:table-cell>
          <table:table-cell table:number-columns-repeated="1022"/>
        </table:table-row>
        <table:table-row table:style-name="ro65">
          <table:table-cell office:value-type="string" calcext:value-type="string">
            <text:p>Обійнявши дівчину ззаду і ніжно притискаючись, чоловік п'ять хвилин пестить і цілує її, нашіптуючи лагідні слівця та компліменти. Цілуючи панночки шийку, покусуючи мочки вух, він легкими торканнями губ і язика вивчає лінію її шиї, ямочки над ключицями. У цей час його руки, торкаючись, пробігають по тілу дівчини, насолоджуючись його вигинами та формами, відчуваючи тепло та м'яку пружність. Поцілувавши чоловіка у губи, дівчина знімає з вас обох по одній частині одягу.</text:p>
          </table:table-cell>
          <table:table-cell office:value-type="string" calcext:value-type="string">
            <text:p>Обняв девушку сзади и нежно прижимаясь, мужчина пять минут ласкает и целует ее, нашептывая ласковые словечки и комплименты. Целуя барышне шейку, покусывая мочки ушей, он легкими ка-саниями губ и языка изучает линию ее шеи, ямочки над ключицами. В это время его руки, чуть касаясь, пробегают по телу девушки, наслаждаясь его изгибами и формами, ощущая тепло и мягкую упругость. Поцеловав мужчину в губы, девушка снимает с вас обоих по одной части одежды.</text:p>
          </table:table-cell>
          <table:table-cell table:number-columns-repeated="1022"/>
        </table:table-row>
        <table:table-row table:style-name="ro65">
          <table:table-cell office:value-type="string" calcext:value-type="string">
            <text:p>Роздягнена чоловіком до пояса дівчина сидить у кріслі із зав'язаними очима, а він, взявши шматочок льоду, повільно й чуттєво ковзає холодом, що обпалює, по її оголеному тілу. Почавши з підборіддя та шиї, поступово опускається вниз, проводить навколо однієї та іншої грудей, дражнить льодом сосочки. Потім, трохи зігрівши їх своїми губами, знову торкається льоду, граючи на контрасті відчуттів і змушуючи дівчину здригатися від несподіванки. Знову язик, спекотне дихання і знову лід, поки дівчина не ухвалить рішення вибрати наступний фант.</text:p>
          </table:table-cell>
          <table:table-cell office:value-type="string" calcext:value-type="string">
            <text:p>Раздетая мужчиной по пояс девушка сидит в кресле с завязанными глазами, а он, взяв кусочек льда, медленно и чувственно скользит обжигающим холодом по ее обнаженному телу. Начав с подбородка и шеи, постепенно опускается вниз, проводит вокруг одной и другой груди, дразнит льдом сосочки. Затем, чуть согрев их своими губами, опять касается льдом, играя на контрасте ощущений и заставляя девушку вздрагивать от неожиданности. Опять язык, жаркое дыхание и снова лед, пока девушка не примет решение выбрать следующий фант.</text:p>
          </table:table-cell>
          <table:table-cell table:number-columns-repeated="1022"/>
        </table:table-row>
        <table:table-row table:style-name="ro65">
          <table:table-cell office:value-type="string" calcext:value-type="string">
            <text:p>У Тантрі існує багато вправ, призначених для перемішування сексуальних енергій чоловіка та жінки. Так, наприклад, вважається, що коли партери дихають одним повітрям, то при цьому народжується одне спільне тіло. Сівши навпроти один одного і, взявшись за руки, ви стикаєтеся губами, але не для поцілунку, а щоб разом дихати. Один видихає, а другий у цей час вдихає. Так одночасно, дихаючи вдвох, ви постійно змінюєтеся ролями. В результаті, одна порція повітря ніби кочує між двома легенями. Варто спробувати такий енергетичний обмін до появи запаморочення, це буде вкрай незвичайно та приємно.</text:p>
          </table:table-cell>
          <table:table-cell office:value-type="string" calcext:value-type="string">
            <text:p>В Тантре существует много упражнений, предназначенных для перемешивания сексуальных энергий мужчины и женщины. Так, например, считается, что если партеры дышат одним воздухом, то при этом рождается одно общее тело. Сев напротив друг друга и, взявшись за руки, вы соприкасаетесь губами, но не для поцелуя, а только чтобы вместе дышать. Один выдыхает, а второй в это же время вдыхает. Так синхронно, дыша вдвоем, вы постоянно меняетесь ролями. В результате, одна порция воздуха как бы кочует между двумя легкими. Стоит попробовать такой энергетический обмен до появления головокружения, это будет крайне необычно и приятно.</text:p>
          </table:table-cell>
          <table:table-cell table:number-columns-repeated="1022"/>
        </table:table-row>
        <table:table-row table:style-name="ro65">
          <table:table-cell office:value-type="string" calcext:value-type="string">
            <text:p>Роздягнена чоловіком до трусиків дівчина лягає спиною на розстелене махрове простирадло і стає ласим десертом. Спочатку чоловік готує собі цю дивовижну страву, розписує шоколадом або вершками візерунки в тих місцях, якими сам хотів би поласувати, розкладає шматочки фруктів, наливає в пупок лікер... Потім починає своє бенкет, ретельно вилизуючи апетитне тіло, з'їдаючи фрукти. пупки. Жоден навіть найвишуканіший десерт і близько не зможе зрівнятися з такою стравою. Чи не погано б після цього помитися під душем, а може настав час перейти до «рожевої» гри? Дівчина ухвалює таке рішення. Як би там не було, вибір наступного фанта або будь-яка фантазія - за нею.</text:p>
          </table:table-cell>
          <table:table-cell office:value-type="string" calcext:value-type="string">
            <text:p>Раздетая мужчиной до трусиков девушка ложится спиной на расстеленную махровую простыню и становится лакомым десертом. Сначала мужчина готовит себе это изумительное блюдо, расписывает шоколадом или сливками узоры в тех местах, которыми сам хотел бы полакомиться, раскладывает кусочки фруктов, наливает в пупок ликер... Затем начинает свое пиршество, тщательно вылизывая аппетитное тело, съедая фрукты, высасывая ликер из пупка. Ни один даже самый изысканный десерт и близко не сможет сравниться с таким блюдом. Не плохо бы после этого помыться под душем, а может пора перейти к «розовой» игре? Девушка принимает такое решение. Как бы то ни было, выбор сле-дующего фанта или любая фантазия - за ней.</text:p>
          </table:table-cell>
          <table:table-cell table:number-columns-repeated="1022"/>
        </table:table-row>
        <table:table-row table:style-name="ro65">
          <table:table-cell office:value-type="string" calcext:value-type="string">
            <text:p>Тримаючи в руках долоню чоловіка і дивлячись йому у вічі, дівчина відверто розповідає, що нового вона хотіла б спробувати в сексі на цьому побаченні або чому хотіла б навчитися зараз і потім. Відкинувши сором і забувши про забобони, вона розкриває всі свої таємні сексуальні фантазії, які хотілося б реалізувати наяву, навіть якщо це здається їй повною нерозсудливістю чи збоченням. Розслабившись і настроївшись на одкровення, вона описує свої незадоволені бажання та хтиві мрії, розповідає, кого ще їй хотілося б запросити до компанії та навіщо, які оргії влаштувати разом, яким сексом зайнятися. Після цього вона ніжно цілує чоловіка у губи, а потім знімає з нього одну частину одягу. Дівчина обирає будь-який наступний фант або ухвалює рішення про перехід до «рожевої» гри.</text:p>
          </table:table-cell>
          <table:table-cell office:value-type="string" calcext:value-type="string">
            <text:p>Держа в руках ладонь мужчины и глядя ему в глаза, девушка откровенно рассказывает, что нового она хотела бы попробовать в сексе на этом свидании или чему хотела бы научиться сейчас и потом. Отбросив стеснение и забыв про предрассудки, она раскрывает все свои тайные сексуальные фантазии, которые хотелось бы реализовать наяву, даже если это кажется ей полным безрассудством или извращением. Расслабившись и настроившись на откровение, она описывает свои неудовлетворенные желания и похотливые мечты, рассказывает, кого еще ей хотелось бы пригласить в компанию и зачем, какие оргии устроить вместе, каким сексом заняться. После этого она нежно целует мужчину в губы, а затем снимает с него одну часть одежды. Девушка выбирает любой следующий фант или принимает решение о переходе к «розовой» игре.</text:p>
          </table:table-cell>
          <table:table-cell table:number-columns-repeated="1022"/>
        </table:table-row>
        <table:table-row table:style-name="ro65">
          <table:table-cell table:style-name="ce14" office:value-type="string" calcext:value-type="string">
            <text:p>Чоловік п'ять хвилин пестить руками дівчину через тканину одягу, що залишився, налаштовуючись на її емоції і підігруючи їм. Намагаючись робити все максимально чуттєво і ніжно, він гладить їй груди, спину, сідниці, стегна, животик. Відчуваючи кінчиками пальців опуклість сосочків, горбок лобка, округлість сідниць, вінрозтягує дійство і дражнить бажання дівчини. Трохи торкаючись, ковзає вздовж промежини, розшукуючи ніжний горбок клітора. Пальці насолоджуються відчуттями, і він пошепки розповідає дівчині про них. Завершивши свої ласки, чоловік ніжно цілує панночку в губи, і ви знімаєте один з одного по одній частині одягу. Першим дівчину роздягає чоловік.</text:p>
          </table:table-cell>
          <table:table-cell office:value-type="string" calcext:value-type="string">
            <text:p>Мужчина пять минут ласкает руками девушку через ткань оставшейся одежды, настраиваясь на ее эмоции и подыгрывая им. Старясь делать все максимально чувственно и нежно, он гладит ей грудь, спину, ягодицы, бедра, животик. Ощущая кончиками пальцев выпуклость сосочков, холмик лобка, округлость ягодиц, он растягивает действо и дразнит желание девушки. Чуть касаясь, скользит вдоль промежности, разыскивая нежный бугорок клитора. Пальцы наслаждаются ощущениями, и он шепотом рассказывает девушке о них. Завершив свои ласки, мужчина нежно целует барышню в губы, и вы снимаете друг с друга по одной части одежды. Первым девушку раздевает мужчина.</text:p>
          </table:table-cell>
          <table:table-cell table:style-name="Default"/>
          <table:table-cell table:number-columns-repeated="1021"/>
        </table:table-row>
        <table:table-row table:style-name="ro65">
          <table:table-cell table:style-name="ce14" office:value-type="string" calcext:value-type="string">
            <text:p>Чесно дивлячись в очі чоловікові, дівчина розповідає, на якій інтимній частині тіла вона має пірсинг або татуювання і чому вони там з'явилися. Якщо нічого такого в дівчини немає, вона вголос розмірковує, не хотілося б зробити на тілі (хоча б у фантазіях) якесь витончене прикраса, а якщо так, то яке і де. Згоряючи від цікавості, чоловік дістається цього затишного місця і ніжно цілує його. Потім вони вирішують, де залишити пам'ять про сьогоднішнє побачення. Ніжно полізавши це місце, чоловік приклеює на нього (якщо є) тимчасове татуювання.</text:p>
          </table:table-cell>
          <table:table-cell office:value-type="string" calcext:value-type="string">
            <text:p>Честно глядя в глаза мужчине, девушка рассказывает, на какой интимной части тела у нее есть пирсинг или татуировочка и почему они там появились. Если ничего такого у девушки нет, она вслух размышляет, не хотелось бы сделать на теле (хотя бы в фантазиях) какое-либо изящное украшение, а если да, то какое и где. Сгорая от любопытства, мужчина добирается до этого укромного места и нежно целует его. Затем они решают, где оставить память о сегодняшнем свидании. Нежно полизав это место, мужчина приклеивает на него (если имеется) временную татуировочку.</text:p>
          </table:table-cell>
          <table:table-cell table:style-name="Default"/>
          <table:table-cell table:number-columns-repeated="1021"/>
        </table:table-row>
        <table:table-row table:style-name="ro65">
          <table:table-cell table:style-name="ce14" office:value-type="string" calcext:value-type="string">
            <text:p>У цьому змаганні немає переможців, але все ж таки цікаво з'ясувати, хто з вас знає більше видів поцілунку в губи. Все має бути дуже неформальним, просто опис поцілунку або його непереконливе виконання не зачитуються. Сподобатися обов'язково вам обом, а поспішати вкрай не рекомендується. Ніжно цілуючи партнера, починає фантируючий, а наступний поцілунок - за другим гравцем. І так, змінюючись, ви чесно і захоплено продовжуєте таке незвичайне змагання. Той, хто програв, отримує ляпас по попі, і переможець знімає з нього одну частину одягу.</text:p>
          </table:table-cell>
          <table:table-cell office:value-type="string" calcext:value-type="string">
            <text:p>В этом соревновании нет победителей, но все же интересно выяснить, кто из вас знает больше видов поцелуя в губы. Все должно быть очень неформально, просто описание поцелуя или его не-убедительное исполнение не зачитываются. Понравиться должно обязательно вам обоим, а спешить крайне не рекомендуется. Нежно целуя партнера, начинает фантующий, а уже следующий поцелуй - за вторым игроком. И так, меняясь, вы честно и увлеченно продолжаете столь необычное состязание. Проигравший получает шлепок по попе, и победитель снимает с него одну часть одежды.</text:p>
          </table:table-cell>
          <table:table-cell table:style-name="Default"/>
          <table:table-cell table:number-columns-repeated="1021"/>
        </table:table-row>
        <table:table-row table:style-name="ro65">
          <table:table-cell table:style-name="ce14" office:value-type="string" calcext:value-type="string">
            <text:p>Взявши в свою руку долоню другого гравця і присунувшись до нього, той, хто фантує спокійно і відверто розповідає, чого б він бажав сьогодні на цьому побаченні, якої близькості. Дивлячись у вічі, чесно зізнається, чи хотів би він зараз зайнятися сексом і яким. А ще ні, то чому вважає за краще відкласти близькість і на який час. Після цього він бере полуничку і годує нею партнера з губ у губи, будуючи «місток кохання та близькості» прямо зараз. Ніжно поцілувавшись у губи, ви знімаєте один з одного по одній частині одягу, причому той, хто фантує, робить це першим.</text:p>
          </table:table-cell>
          <table:table-cell office:value-type="string" calcext:value-type="string">
            <text:p>Взяв в свою руку ладонь второго игрока и придвинувшись к нему, фантующий спокойно и откровенно рассказывает, чего бы он желал сегодня на этом свидании, какой близости. Глядя в глаза, честно признается, хотел ли бы он сейчас заняться сексом и каким. А еще нет, то почему предпочитает отложить близость и на какое время. После этого он берет клубничку и кормит ею партнера из губ в губы, строя «мостик любви и близости» прямо сейчас. Нежно поцеловавшись в губы, вы снимаете друг с друга по одной части одежды, причем фантующий делает это первым.</text:p>
          </table:table-cell>
          <table:table-cell table:style-name="Default"/>
          <table:table-cell table:number-columns-repeated="1021"/>
        </table:table-row>
        <table:table-row table:style-name="ro65">
          <table:table-cell table:style-name="ce14" office:value-type="string" calcext:value-type="string">
            <text:p>Раптом чомусь вийшло, що на одному з партнерів залишилося більше одягу!? З метою більшої справедливості роздягнений знімає одну частину одягу з другого гравця і замінює один жовтий фант у рожевому колоді.</text:p>
          </table:table-cell>
          <table:table-cell office:value-type="string" calcext:value-type="string">
            <text:p>Вдруг почему-то получилось, что на одном из партнеров осталось больше одежды!!? В целях большей справедливости более раздетый снимает одну часть одежды со второго игрока и заменяет один желтый фант в колоде розовым.</text:p>
          </table:table-cell>
          <table:table-cell table:style-name="Default"/>
          <table:table-cell table:number-columns-repeated="1021"/>
        </table:table-row>
        <table:table-row table:style-name="ro65">
          <table:table-cell table:style-name="ce14" office:value-type="string" calcext:value-type="string">
            <text:p>Голий за допомогою партнера груди і дивлячись йому в очі, дівчина уявляє собі еротичні сцени для того, щоб в результаті її соски затверділи. Якщо це не виходить досить швидко, вона допомагає собі власними ласками. Захоплений настільки відверто привабливим видовищем чоловік ніжно цілує кожен її сосочок (і не більше!).</text:p>
          </table:table-cell>
          <table:table-cell office:value-type="string" calcext:value-type="string">
            <text:p>Обнажив с помощью партнера грудь и глядя ему в глаза, девушка представляет себе эротические сцены для того, чтобы в результате ее соски затвердели. Если это не получается достаточно быстро, она помогает себе собственными ласками. Восхищенный столь откровенно привлекательным зрелищем мужчина нежно целует каждый ее сосочек (и не более!!!).</text:p>
          </table:table-cell>
          <table:table-cell table:style-name="Default"/>
          <table:table-cell table:number-columns-repeated="1021"/>
        </table:table-row>
        <table:table-row table:style-name="ro65">
          <table:table-cell table:style-name="ce14" office:value-type="string" calcext:value-type="string">
            <text:p>Роздягнена чоловіком до пояса дівчина відкидається в кріслі і, стаючи десертом, насолоджується своїми незвичайними відчуттями. У виїмку між її стислих грудей наливається лікер, сосочки обмазуються шоколадом або вершками, а в губки вона бере шматочок яблука, стаючи апетитною та бажаною стравою. Чоловік не поспішаючи ласує шоколадом, ретельно вилизуючи сосочки, потім до крапельки випиває лікер із чарівної чаші, насолоджуючись його дивовижним смаком, і, нарешті, закушує все яблуком, що забирається з губок дівчини. Чи не погано б після цього помитися під душем, а може настав час перейти до «рожевої» гри? Дівчина ухвалює таке рішення. Як би там не було, вибір наступного фанта чи будь-яка фантазія - за нею.</text:p>
          </table:table-cell>
          <table:table-cell office:value-type="string" calcext:value-type="string">
            <text:p>Раздетая мужчиной по пояс девушка откидывается в кресле и, становясь десертом, наслаждается своими необычными ощущениями. В выемку между ее сжатых грудей наливается ликер, сосочки обмазываются шоколадом или сливками, а в губки она берет кусочек яблока, становясь аппетитным и желанным блюдом. Мужчина не спеша лакомится шоколадом, тщательно вылизывая сосочки, затем до капельки выпивает ликер из очаровательной чаши, наслаждаясь его изумительным вкусом, и, наконец, закусывает все яблоком, забираемым из губок девушки. Не плохо бы после этого помыться под душем, а может пора перейти к «розовой» игре? Девушка принимает такое решение. Как бы то ни было, выбор следующего фанта или любая фантазия - за ней.</text:p>
          </table:table-cell>
          <table:table-cell table:style-name="Default"/>
          <table:table-cell table:number-columns-repeated="1021"/>
        </table:table-row>
        <table:table-row table:style-name="ro65">
          <table:table-cell table:style-name="ce14" office:value-type="string" calcext:value-type="string">
            <text:p>Тримаючи в руках долоню дівчини і дивлячись їй у вічі, чоловік дуже пристрасно та ніжно розповідає, як він хоче її. Він може обмежитися просто словами «Знала б ти, як я шалено хочу тебе», вимовленими максимально сексуально і щиро, а може спробувати знайти ще більш чуттєві слова. Якщо дівчина відчула легке запаморочення від цих зізнань, вона знімає з джентльмена одну частину одягу і цілує їх у губи.</text:p>
          </table:table-cell>
          <table:table-cell office:value-type="string" calcext:value-type="string">
            <text:p>Держа в руках ладонь девушки и глядя ей в глаза, мужчина очень страстно и нежно рассказывает, как он хочет ее. Он может ограничиться просто словами «Знала бы ты, как я безумно хочу тебя», произнесенными максимально сексуально и искренне, а может попробовать найти еще более чувственные слова. Если девушка ощутила легкое головокружение от этих признаний, она снимает с джентльмена одну часть одежды и целует его в губы.</text:p>
          </table:table-cell>
          <table:table-cell table:style-name="Default"/>
          <table:table-cell table:number-columns-repeated="1021"/>
        </table:table-row>
        <table:table-row table:style-name="ro65">
          <table:table-cell table:style-name="ce14" office:value-type="string" calcext:value-type="string">
            <text:p>Той, хто фанує відверто розповідає, що йому з часом стало все більше подобатися в сексі з того, що раніше він вважав неприйнятним або збоченим. Другий гравець може розпитувати його, претендуючи на щирість та пікантні подробиці. Якщо розповідь фантуючого заслуговує на те, партнер нагороджує його ніжним поцілунком в губи і знімає з себе одну частину одягу.</text:p>
          </table:table-cell>
          <table:table-cell office:value-type="string" calcext:value-type="string">
            <text:p>Фантующий откровенно рассказывает, что ему со временем стало все больше нравиться в сексе из того, что раньше он считал неприемлемым или извращенным. Второй игрок может расспрашивать его, претендуя на искренность и пикантные подробности. Если рассказ фантующего заслуживает того, партнер награждает его нежным поцелуем в губы и снимает с себя одну часть одежды.</text:p>
          </table:table-cell>
          <table:table-cell table:style-name="Default"/>
          <table:table-cell table:number-columns-repeated="1021"/>
        </table:table-row>
        <table:table-row table:style-name="ro65">
          <table:table-cell table:style-name="ce14" office:value-type="string" calcext:value-type="string">
            <text:p>Відкривши трусики і, дивлячись собі між ніг, дівчина, не показуючи пальцем, намагається пояснити, де в неї знаходиться клітор. Роз'яснення робиться таким чином, щоб чоловік спробував з першого ж дотику доторкнутися до нього, відчувши кінчиком пальця цю чудову точку. Дівчина має бути по-справжньому чесною!!! Якщо цю нелегку вправу ви вдвох виконаєте з успіхом, то, ніжно поцілувавшись, знімаєте один з одного по одній частині одягу та продовжуєте гру. Першою дівчину роздягає чоловік.</text:p>
          </table:table-cell>
          <table:table-cell office:value-type="string" calcext:value-type="string">
            <text:p>Открыв трусики и, глядя себе между ног, девушка, не показывая пальцем, пробует объяснить, где у нее находится клитор. Разъяснение делается таким образом, чтобы мужчина попытался с первого же касания дотронуться до него, почувствовав кончиком пальца эту восхитительную точку. Девушка должна быть по настоящему честной!!! Если это нелегкое упражнение вы вдвоем выполните с успехом, то, нежно поцеловавшись, снимаете друг с друга по одной части одежды и продолжаете игру. Первой девушку раздевает мужчина.</text:p>
          </table:table-cell>
          <table:table-cell table:style-name="Default"/>
          <table:table-cell table:number-columns-repeated="1021"/>
        </table:table-row>
        <table:table-row table:style-name="ro65">
          <table:table-cell table:style-name="ce14" office:value-type="string" calcext:value-type="string">
            <text:p>Забувши про сором, дівчина відверто зізнається, чи любить вона ковтати сперму свого партнера. Якщо ні, то як робить, якщо чоловік ненароком кінчить їй у рот. Ось таке нескромне питання! А кому, питається, потрібна скромність у нашій захоплюючій грі? На вдячність за чесність і виявлену дівчиною мужність чоловік беззаперечно виконує будь-яке завдання еротичної спрямованості.</text:p>
          </table:table-cell>
          <table:table-cell office:value-type="string" calcext:value-type="string">
            <text:p>Забыв о стеснении, девушка откровенно признается, любит ли она глотать сперму своего партнера. Если нет, то как поступает, если мужчина ненароком кончит ей в ротик. Вот такой нескромный вопрос!!! А кому, спрашивается, нужна скромность в нашей увлекательной игре??? В благодарность за честность и проявленное девушкой мужество мужчина беспрекословно выполняет любое ее задание эротической направленности.</text:p>
          </table:table-cell>
          <table:table-cell table:style-name="Default"/>
          <table:table-cell table:number-columns-repeated="1021"/>
        </table:table-row>
        <table:table-row table:style-name="ro65">
          <table:table-cell office:value-type="string" calcext:value-type="string">
            <text:p>Чоловік відверто розповідає, як він поводиться у разі, коли він закінчив раніше партнерки і відчуває, що вона незадоволена цим. Чекає на нову хвилю наступного збудження і як швидко вона зазвичай приходить, а може бути продовжує секс за допомогою своїх пальців чи мови? Що б у такому разі віддала перевагу сьогоднішній партнерці? Послухавши чоловіка, вона висловлює свої міркування, нагадуючи вірну доріжку до своєї насолоди. Поцілувавши один одного в губи за таке одкровення, ви знімаєте одну частину одягу з партнера. Починає роздягати чоловіка дівчина.</text:p>
          </table:table-cell>
          <table:table-cell office:value-type="string" calcext:value-type="string">
            <text:p>Мужчина откровенно рассказывает, как он ведет себя в случае, если кончил раньше партнерши и чувствует, что она неудовлетворенна этим. Ждет новой волны следующего возбуждения и как быстро она обычно приходит, а может быть продолжает секс с помощью своих пальцев или языка? Что бы в таком случае предпочла сегодняшняя партнерша? Послушав мужчину, она высказывает свои соображения, подсказывая верную дорожку к своему наслаждению. Поцеловав друг друга в губы за такое откровение, вы снимаете по одной части одежды с партнера. Начинает раздевать мужчину девушка.</text:p>
          </table:table-cell>
          <table:table-cell table:number-columns-repeated="1022"/>
        </table:table-row>
        <table:table-row table:style-name="ro65">
          <table:table-cell office:value-type="string" calcext:value-type="string">
            <text:p>Цілуючи другого гравця, фантующий показує, який поцілунок у губи йому здається найчуттєвішим, ніжнішим та еротичнішим. Це робиться дуже неквапливо, розслаблено та ласкаво. Потім вони змінюються ролями, і тепер вже максимально відвертим стає другий гравець, намагаючись доповнити відчуте, або пропонує свій варіант по-справжньому пристрасного і ніжного поцілунку.</text:p>
          </table:table-cell>
          <table:table-cell office:value-type="string" calcext:value-type="string">
            <text:p>Целуя второго игрока, фантующий показывает, какой поцелуй в губы ему кажется самым чувственным, нежным и эротичным. Это делается очень неторопливо, расслабленно и ласково. Затем они меняются ролями, и теперь уже максимально откровенным становится второй игрок, стараясь дополнить почувствованное, или предлагает свой вариант по настоящему страстного и нежного поцелуя.</text:p>
          </table:table-cell>
          <table:table-cell table:number-columns-repeated="1022"/>
        </table:table-row>
        <table:table-row table:style-name="ro65">
          <table:table-cell office:value-type="string" calcext:value-type="string">
            <text:p>Щоб краще впізнати одне одного, правильніше всього зайнятися сексом. Тільки при цьому важливо бути максимально щирим та відкритим. Вчиніть так саме сьогодні, раптом це саме те, до чого ви йшли так довго! Повільно танцюючи і цілуючись, чуттєво роздягніть один одного, помийтеся вдвох під душем і почніть гру в «червоному» форматі, разом обравши фант, що сподобався, за келихом шампанського.</text:p>
          </table:table-cell>
          <table:table-cell office:value-type="string" calcext:value-type="string">
            <text:p>Чтобы лучше узнать друг друга, правильней всего заняться сексом. Только при этом важно быть максимально искренним и открытым. Поступите так именно сегодня, вдруг это именно то, к чему вы шли так долго! Медленно танцуя и целуясь, чувственно разденьте друг друга, помойтесь вдвоем под душем и начните игру в «красном» формате, вместе выбрав понравившийся фант за бокалом шампанского.</text:p>
          </table:table-cell>
          <table:table-cell table:number-columns-repeated="1022"/>
        </table:table-row>
        <table:table-row table:style-name="ro65">
          <table:table-cell office:value-type="string" calcext:value-type="string">
            <text:p>Сидячи на дивані і обійнявшись, ви гортаєте Каталог поз (за відсутністю даного каталогу можна скористатися підходящою літературою), розглядаючи та обговорюючи найбільш незвичайні з них і сподобалися. Кожен показує, що особисто його приваблює найбільше і пояснює чому. Моделюючи ситуацію, разом міркуєте, з якого становища в яке найзручніше було б перейти. Потім спочатку дівчина, а після джентльмен вибирають, які пози для них у каталозі нові, і що дуже хотілося б спробувати. Жаль, що на вас залишилося так багато одягу. Щоб виправити це, чоловік знімає з дівчини одну частину одягу, а потім вона з нього одну. Замінивши три жовті фанта в рожевій колоді, ви продовжуєте гру. А може краще разом у ванну, а потім – «рожева» гра?</text:p>
          </table:table-cell>
          <table:table-cell office:value-type="string" calcext:value-type="string">
            <text:p>Сидя на диване и обнявшись, вы листаете Каталог поз (за неимением данного каталога можно воспользоваться подходящей литературой), рассматривая и обсуждая наиболее необычные из них и понравившиеся. Каждый показывает, что лично его привлекает больше всего, и разъясняет почему. Моделируя ситуацию, вместе рассуждаете, из какого положения в какое удобнее всего было бы перейти. Затем сначала девушка, а после джентльмен выбирают, какие позы для них в Каталоге новые, и что очень хотелось бы попробовать. Жалко, что на вас осталось еще так много одежды. Чтобы исправить это, мужчина снимает с девушки одну часть одежды, а затем и она с него одну. Заменив три желтых фанта в колоде розовыми, вы продолжаете игру. А может лучше вместе в ванну, а потом - «розовая» игра?</text:p>
          </table:table-cell>
          <table:table-cell table:number-columns-repeated="1022"/>
        </table:table-row>
        <table:table-row table:style-name="ro65">
          <table:table-cell office:value-type="string" calcext:value-type="string">
            <text:p>Знявши з другого гравця будь-яку одну частину одягу, він робить йому трихвилинний масаж сідниць.</text:p>
          </table:table-cell>
          <table:table-cell office:value-type="string" calcext:value-type="string">
            <text:p>Сняв со второго игрока любую одну часть одежды, фантующий делает ему трехминутный массаж ягодиц.</text:p>
          </table:table-cell>
          <table:table-cell table:number-columns-repeated="1022"/>
        </table:table-row>
        <table:table-row table:style-name="ro65">
          <table:table-cell office:value-type="string" calcext:value-type="string">
            <text:p>Уявивши собі, що великий палець руки чоловіка зовсім не палець, дівчина бере його в рот і дражнить джентльмена, заводячи його своєю грою. Якщо він правильно поводитиметься і далі, він має шанс випробувати це «по-дорослому». Дівчина чесно зізнається, що треба робити для цього.</text:p>
          </table:table-cell>
          <table:table-cell office:value-type="string" calcext:value-type="string">
            <text:p>Представив себе, что большой палец руки мужчины вовсе не палец, девушка берет его в ротик и дразнит джентльмена, заводя его своей игрой. Если он будет правильно вести себя и дальше, у него есть шанс испытать это «по-взрослому». Девушка честно признается, что нужно делать для этого.</text:p>
          </table:table-cell>
          <table:table-cell table:number-columns-repeated="1022"/>
        </table:table-row>
        <table:table-row table:style-name="ro65">
          <table:table-cell office:value-type="string" calcext:value-type="string">
            <text:p>Фантуючий зізнається, які дві секс-іграшки він попросив узяти з собою другого гравця на наступне побачення, якби гру їм довелося припинити прямо зараз. На прохання партнера він пояснює, навіщо такі іграшки будуть потрібні. Якщо другий гравець поділяє побажання фантуючого, він знімає одну частину одягу. Якщо ні (але чесно), то, знявши одну частину одягу, роздягається фантующий.</text:p>
          </table:table-cell>
          <table:table-cell office:value-type="string" calcext:value-type="string">
            <text:p>Фантующий признается, какие две секс-игрушки он попросил бы взять с собой второго игрока на следующее свидание, если бы игру им пришлось прекратить прямо сейчас. По просьбе партнера он поясняет, для чего такие игрушки будут нужны. Если второй игрок разделяет пожелания фантующего, он снимает с себя одну часть одежды. Если нет (но только честно), то, сняв одну часть одежды, раздевается фантующий.</text:p>
          </table:table-cell>
          <table:table-cell table:number-columns-repeated="1022"/>
        </table:table-row>
        <table:table-row table:style-name="ro65">
          <table:table-cell office:value-type="string" calcext:value-type="string">
            <text:p>Знявши з фантуючого одну частину одягу, другий гравець вибирає, яку оголену частину його тіла хоче ніжно і пристрасно поцілувати. Дивлячись у вічі фантующему, він пояснює, чому саме це місце йому хочеться поцілувати зараз, а потім насолоджується поцілунком.</text:p>
          </table:table-cell>
          <table:table-cell office:value-type="string" calcext:value-type="string">
            <text:p>Сняв с фантующего одну часть одежды, второй игрок выбирает, какую обнаженную часть его тела он хочет нежно и страстно поцеловать. Глядя в глаза фантующему, он поясняет, почему именно это место ему хочется поцеловать сейчас, а затем наслаждается поцелуем.</text:p>
          </table:table-cell>
          <table:table-cell table:number-columns-repeated="1022"/>
        </table:table-row>
        <table:table-row table:style-name="ro65">
          <table:table-cell office:value-type="string" calcext:value-type="string">
            <text:p>Фантуючий розповідає, яка родимка або шрамчик на його тілі здаються йому найбільш еротичними і дозволяє другому гравцю, діставшись цього затишного містечка, ніжно поцілувати його.</text:p>
          </table:table-cell>
          <table:table-cell office:value-type="string" calcext:value-type="string">
            <text:p>Фантующий рассказывает, какая родинка или шрамчик на его теле кажутся ему наиболее эротичными и позволяет второму игроку, добравшись до этого укромного местечка, нежно поцеловать его.</text:p>
          </table:table-cell>
          <table:table-cell table:number-columns-repeated="1022"/>
        </table:table-row>
        <table:table-row table:style-name="ro65">
          <table:table-cell office:value-type="string" calcext:value-type="string">
            <text:p>Той гравець, на якому залишилося більше одягу, знімає одну її частину і, заплющивши очі, вголос згадує про найшвидший, але пристрасний і раптовий свій секс, коли він просто як хтива тварина накинувся на партнера. Опис має бути максимально натуралістичним та відвертим. Як усе це відбувалося, де і з ким, які відчуття та емоції охоплювали його, і як поводився при цьому партнер. Другий гравець може розпитувати про деталі всього, що відбувалося, а фануючий зобов'язаний, нічого не приховуючи, відверто розповідати про все.</text:p>
          </table:table-cell>
          <table:table-cell office:value-type="string" calcext:value-type="string">
            <text:p>Тот игрок, на котором осталось больше одежды, снимает одну ее часть и, закрыв глаза, вслух воспоминает о самом быстром, но страстном и внезапном своем сексе, когда он просто как похотливое животное набросился на партнера. Описание должно быть максимально натуралистичным и откровенным. Как все это происходило, где и с кем, какие ощущения и эмоции охватывали его, и как вел себя при этом партнер. Второй игрок может расспрашивать о деталях всего происходившего, а фантующий обязан, ничего не скрывая, откровенно рассказывать обо всем.</text:p>
          </table:table-cell>
          <table:table-cell table:number-columns-repeated="1022"/>
        </table:table-row>
        <table:table-row table:style-name="ro65">
          <table:table-cell office:value-type="string" calcext:value-type="string">
            <text:p>Молода незаймана кузина приїхала в гості до дівчини, а її старий друг раптом закохався і шалено прагне сексу нею. Він просить дівчину допомогти схилити свою родичку інтимні стосунки з ним. Уявивши собі таку картинку, а кузину в особі партнера по грі, дівчина намагається переконливо роз'яснити йому всю красу сексу і безглуздість подальшої помірності. Увійшовши у роль незайманої дівчини, чоловік може боятися і сумніватися, а дівчина неодмінно повинна «вламати його». Нарешті піддавшись на вмовляння, але, все-таки ще трохи соромлячись, чоловік дозволяє роздягнути себе так, як того забажає дівчина, а потім роздягає її до такого ж стану.</text:p>
          </table:table-cell>
          <table:table-cell office:value-type="string" calcext:value-type="string">
            <text:p>Молодая девственная кузина приехала в гости к девушке, а ее старый друг вдруг внезапно влюбился и безумно жаждет секса ней. Он просит девушку помочь склонить свою родственницу на интимные отношения с ним. Представив себе такую картинку, а кузину в лице партнера по игре, девушка пытается убедительно разъяснить ему все прелести секса и бессмысленность дальнейшего воздержания. Войдя в роль девственницы, мужчина может робеть и сомневаться, а девушка непременно должна «уломать его». Наконец поддавшись на уговоры, но, все же еще немного стесняясь, мужчина позволяет раздеть себя так, как того пожелает девушка, а затем раздевает и ее до такого же состояния.</text:p>
          </table:table-cell>
          <table:table-cell table:number-columns-repeated="1022"/>
        </table:table-row>
        <table:table-row table:style-name="ro65">
          <table:table-cell office:value-type="string" calcext:value-type="string">
            <text:p>Ледве прикрите жіноче тіло нерідко збуджує чоловіків більше наготи, розпалюючи уяву і хвилююча відчуттям передчуття. Ледве розсунувши ніжки, дівчина дозволяє чоловікові крізь трусики ніжно погладити пальцем свою промежину. Легкими дотиками він ковзає вниз, відчуваючи перехід лобка в статеві губи, відчуваючи їх хвилюючі контури ... Дівчина вибирає будь-який наступний фант або приймає рішення про перехід до «рожевої» гри.</text:p>
          </table:table-cell>
          <table:table-cell office:value-type="string" calcext:value-type="string">
            <text:p>Чуть прикрытое женское тело нередко возбуждает мужчин больше наготы, разжигая воображение и будоража ощущением предвкушения. Чуть раздвинув ножки, девушка позволяет мужчине сквозь трусики нежно погладить пальцем свою промежность. Легкими касаниями он скользит вниз, ощущая переход лобка в половые губы, чувствуя их волнующие контуры... Девушка выбирает любой следую-щий фант или принимает решение о переходе к «розовой» игре.</text:p>
          </table:table-cell>
          <table:table-cell table:number-columns-repeated="1022"/>
        </table:table-row>
        <table:table-row table:style-name="ro65">
          <table:table-cell office:value-type="string" calcext:value-type="string">
            <text:p>Фантуючий відверто зізнається, чи подобається йому садо-мазо в сексі. Чи практикував він таке, чи ще не знає себе до кінця, і хотів би спробувати. Ес чи так, те що. Одкровення – вірний шлях до насолоди і не варто згортати з нього. У будь-якому випадку ви проводите невелике попереднє дослідження. Для початку другий гравець намагається затиснути кінчиками пальців соски фантуючого, спочатку зовсім небагато, а потім - сильніше. Після цього він кладе його животом на свої коліна і кілька разів плескає по попі. Нарешті ви міняєтеся ролями, і тепер домінує фантующий, перевіряючи схильність партнера до БДСМ. Якщо у когось із вас виявились такі пристрасті, вони неодмінно враховуються у грі. А якщо це збуджує обох, то наступне побачення ви призначаєте в секс-шопі, де разом купуєте спеціальні іграшки.</text:p>
          </table:table-cell>
          <table:table-cell office:value-type="string" calcext:value-type="string">
            <text:p>Фантующий откровенно признается, нравится ли ему «садо-мазо» в сексе. Практиковал ли он такое, или еще не знает себя до конца, и хотел бы попробовать. Если да, то что. Откровение - верный путь к наслаждению и не стоит сворачивать с него. В любом случае вы проводите небольшое предварительное исследование. Для начала второй игрок пробует зажать кончиками пальцев соски фантующего, сперва совсем немного, а затем - сильнее. После этого он кладет его животом на свои колени и несколько раз шлепает по попе. Наконец вы меняетесь ролями, и теперь доминирует фантующий, проверяя предрасположенность партнера к БДСМ. Если у кого-либо из вас выявились такие пристрастия, они непременно учитываются в игре. Ну а если это возбуждает обоих, то следующее свидание вы назначаете в секс-шопе, где вместе покупаете специальные игрушки.</text:p>
          </table:table-cell>
          <table:table-cell table:style-name="ce13"/>
          <table:table-cell table:number-columns-repeated="1021"/>
        </table:table-row>
        <table:table-row table:style-name="ro65">
          <table:table-cell office:value-type="string" calcext:value-type="string">
            <text:p>Відоме давньокитайське вчення «Дао кохання» стверджує, що під час чуттєвого поцілунку чоловіча та жіноча енергії Ян та Інь дуже гармонійно поєднуються, що позитивно позначається на духовному стані та енергетиці кожного. Щоб переконатися в істинності цього, ви обіймаєтеся, злившись у ніжному, але пристрасному поцілунку. Розслаблені, лагідні губи, ніжна, але активна мова, неквапливе смоктання. Спочатку ініціатива більше належить фантуючому, а потім він поступається активною роллю другому гравцю. Кожен при цьому намагається чуттєво і щиро підігравати іншому, показуючи як йому добре і приємно, кожен насолоджується і самовіддано віддається дійству. Не обов'язково при цьому обмежуватися одним-двома поцілунками або зупинятися тільки на одному його вигляді.</text:p>
          </table:table-cell>
          <table:table-cell office:value-type="string" calcext:value-type="string">
            <text:p>Известное древнекитайское учение «Дао любви» утверждает, что во время чувственного поцелуя мужская и женская энергии Ян и Инь очень гармонично смешиваются, что положительно сказывается на духовном состоянии и энергетике каждого. Чтобы как следует убедиться в истинности этого, вы обнимаетесь, слившись в нежном, но страстном поцелуе. Расслабленные, ласковые губы, нежный, но активный язык, неторопливое посасывание. Сначала инициатива больше принадлежит фантующему, а затем он уступает активную роль второму игроку. Каждый при этом старается чувственно и искренне подыгрывать другому, показывая как ему хорошо и приятно, каждый наслаждается и самозабвенно отдается действу. Вовсе не обязательно при этом ограничиваться одним-двумя поцелуями или останавливаться только на одном его виде.</text:p>
          </table:table-cell>
          <table:table-cell table:number-columns-repeated="1022"/>
        </table:table-row>
        <table:table-row table:style-name="ro65" table:number-rows-repeated="1048525">
          <table:table-cell table:number-columns-repeated="1024"/>
        </table:table-row>
        <table:table-row table:style-name="ro65">
          <table:table-cell table:number-columns-repeated="1024"/>
        </table:table-row>
      </table:table>
      <table:table table:name="pinkUKR" table:style-name="ta3">
        <office:forms form:automatic-focus="false" form:apply-design-mode="false"/>
        <table:table-column table:style-name="co10" table:number-columns-repeated="1024" table:default-cell-style-name="ce13"/>
        <table:table-row table:style-name="ro66">
          <table:table-cell office:value-type="string" calcext:value-type="string">
            <text:p>Дівчина лягає спиною на розстелене махрове простирадло і стає ласим десертом для чоловіка. Спочатку він готує собі цю дивовижну страву, розписує шоколадом чи вершками візерунки у тих місцях, якими сам хотів би поласувати, розкладає шматочки фруктів, наливає в пупок лікер, а в піхву вставляє одягнений у презерватив банан. Потім починає своє бенкет. Ретельно вилизуючи апетитне тіло, з'їдаючи фрукти, він повільно опускається все нижче і нижче, висмоктує лікер із пупка і, нарешті, добирається до найсмачнішого. Банан з найкрасивішої вазочки на світі зведе з розуму будь-якого гурмана! Потім джентльмен миє дівчину під душем, і вона вирішує, чи ласувати їй «ескімо в шоколаді» або вибрати будь-який наступний фант.</text:p>
          </table:table-cell>
          <table:table-cell office:value-type="string" calcext:value-type="string">
            <text:p>Девушка ложится спиной на расстеленную махровую простыню и становится лакомым десертом для мужчины. Сначала он готовит себе это изумительное блюдо, расписывает шоколадом или сливками узоры в тех местах, которыми сам хотел бы полакомиться, раскладывает кусочки фруктов, наливает в пупок ликер, а во влагалище вставляет одетый в презерватив банан. Затем начинает свое пиршество. Тщательно вылизывая аппетитное тело, съедая фрукты, он медленно опускается все ниже и ниже, высасывает ликер из пупка и, наконец, добирается до самого вкусного. Банан из самой красивой вазочки на свете сведет с ума любого гурмана! Затем джентльмен моет девушку под душем, и она решает, лакомиться ли ей «эскимо в шоколаде» или выбрать любой следующий фант.</text:p>
          </table:table-cell>
          <table:table-cell table:number-columns-repeated="1022"/>
        </table:table-row>
        <table:table-row table:style-name="ro66">
          <table:table-cell office:value-type="string" calcext:value-type="string">
            <text:p>Дівчина, заплющивши очі і розслабившись, лягає на живіт, трохи розсунувши ніжки. Чоловік, використовуючи спеціальну олію, робить їй чуттєвий еротичний масаж, десять хвилин ніжно пестячи руками оголене тіло. Використовувати при цьому язик чи губи суворо забороняється! Особливу увагу він приділяє найчутливішим ерогенним зонам, про які вже дізнався у процесі гри. Масаж завершується ніжним поцілунком дівчини у шию, і вона вибирає будь-який наступний фант.</text:p>
          </table:table-cell>
          <table:table-cell office:value-type="string" calcext:value-type="string">
            <text:p>Девушка, закрыв глаза и расслабившись, ложится на живот, чуть раздвинув ножки. Мужчина, используя специальное масло, делает ей чувственный эротический массаж, десять минут нежно лаская руками обнаженное тело. Использовать при этом язык или губы строго запрещается! Особое внимание он уделяет наиболее чувствительным эрогенным зонам, о которых уже узнал в процессе игры. Массаж завершается нежным поцелуем девушки в шейку, и она выбирает любой следующий фант.</text:p>
          </table:table-cell>
          <table:table-cell table:number-columns-repeated="1022"/>
        </table:table-row>
        <table:table-row table:style-name="ro66">
          <table:table-cell office:value-type="string" calcext:value-type="string">
            <text:p>Чоловік відкидається у кріслі із зав'язаними очима, злегка розсунувши ноги та поклавши руки за голову. Дівчина, пірнувши язичком у глибину його рота, пристрасно цілує чоловіка в губи, а потім починає свої ласки. Використовуючи масажне масло, вона п'ять хвилин ніжно і неквапливо пестить руками його мошонку, член, ласкаво перебирає пальцями яєчка, губами дражнить головку, що напружилася. Нарешті вона ніжно цілує його спочатку в одне, а потім інше яєчко і припиняє свою солодку тортуру.</text:p>
          </table:table-cell>
          <table:table-cell office:value-type="string" calcext:value-type="string">
            <text:p>Мужчина откидывается в кресле с завязанными глазами, слегка раздвинув ноги и положив руки за голову. Девушка, нырнув язычком в глубину его рта, страстно целует мужчину в губы, а затем начина-ет свои ласки. Используя массажное масло, она пять минут нежно и неторопливо ласкает руками его мошонку, член, ласково перебирает пальцами яички, губами дразнит напрягшуюся головку. Наконец она нежно целует его сначала в одно, а затем - другое яичко и прекращает свою сладкую пытку.</text:p>
          </table:table-cell>
          <table:table-cell table:number-columns-repeated="1022"/>
        </table:table-row>
        <table:table-row table:style-name="ro66">
          <table:table-cell office:value-type="string" calcext:value-type="string">
            <text:p>Лежачи в положенні «69 на боці», ви ніжно та чуттєво пестите руками один одного. Зручно і розслаблено розташувавшись між ногами партнера, кожен піднімає і розгортає зігнуту в коліні ногу, підставляючи свою промежину. Коли одна рука спирається на лікоть, друга з задоволенням гладить і пестить. Долоні повинні бути теплими і дуже добре змащеними, а губи та язик не беруть участь у дійстві. Все робиться дуже неквапливо, чуттєво та ніжно. Пальці немов грають з чимось дорогим і тендітним, перебираючи, погладжуючи і смикаючи. Внутрішній бік стегон, пахова зона, промежину, геніталії - найніжніші та чуттєві місця насолоджуються ласкою та відчуттями. Через п'ять хвилин ви цілуєте один одного між ніг та переходите до розіграшу наступного фанта.</text:p>
          </table:table-cell>
          <table:table-cell office:value-type="string" calcext:value-type="string">
            <text:p>Лежа в положении «69 на боку», вы нежно и чувственно ласкаете руками друг друга. Удобно и расслабленно расположившись между ног партнера, каждый приподнимает и разворачивает согнутую в колене ногу, подставляя свою промежность. В то время как одна рука опирается на локоть, вторая с наслаждением гладит и ласкает. Ладони должны быть теплыми и очень хорошо смазанными, а губы и язык не принимают участие в действе. Все делается очень неторопливо, чувственно и нежно. Пальцы словно играют с чем-то драгоценным и хрупким, перебирая, поглаживая и теребя. Внутренняя сторона бедер, паховая зона, промежность, гениталии - самые нежные и чувственные места наслаждаются лаской и ощущениями. Через пять минут вы целуете друг друга между ног и переходите к розыгрышу следующего фанта.</text:p>
          </table:table-cell>
          <table:table-cell table:number-columns-repeated="1022"/>
        </table:table-row>
        <table:table-row table:style-name="ro66">
          <table:table-cell office:value-type="string" calcext:value-type="string">
            <text:p>Дівчина лягає на спину із зав'язаними очима, розслабляючись у передчутті насолоди, а чоловік десять хвилин пестить її хутром, губами та язиком. Використовуючи хутро (рукавичку, пензлик) або пір'їнку, чоловік починає свою чуттєву гру. Нашіптуючи ласкаві слова, він, ледве торкаючись, ковзає вздовж ніжної шкіри дівчини, даруючи їй таку незвичайну насолоду. Потім до гри підключаються губи, ніжними поцілунками покривають розпростерте в м'яку тіло дівчини. І ось уже вологий кінчик гарячої язика солодкою змійкою крадеться між розсунутих ніжок. Ніжно ковзнувши, він, нарешті, пірнає в промежину, доводячи до солодкого тремтіння плоть. Дівчина обирає наступний фант або приймає рішення про перехід до "червоної" гри.</text:p>
          </table:table-cell>
          <table:table-cell office:value-type="string" calcext:value-type="string">
            <text:p>Девушка ложится на спину с завязанными глазами, расслабляясь в предвкушении наслаждения, а мужчина десять минут ласкает ее мехом, губами и языком. Используя мех (рукавичку, кисточку) или перышко, мужчина начинает свою чувственную игру. Нашептывая ласковые слова, он, чуть касаясь, скользит вдоль нежной кожи девушки, даря ей столь необычное наслаждение. Затем к игре под-ключаются губы, нежными поцелуями покрывающие распростертое в неге тело девушки. И вот уже влажный кончик горячего языка сладкой змейкой крадется между раздвинутых ножек. Нежно сколь-знув, он, наконец, ныряет в промежность, доводя до сладкой дрожи плоть. Девушка выбирает следующий фант или принимает решение о переходе к "красной" игре.</text:p>
          </table:table-cell>
          <table:table-cell table:number-columns-repeated="1022"/>
        </table:table-row>
        <table:table-row table:style-name="ro66">
          <table:table-cell office:value-type="string" calcext:value-type="string">
            <text:p>Дівчина бере стрічку (краватку, п'ятисотеврову купюру...) і, поцілувавши член чоловіка, зав'язує на ньому витончений бантик. Цей дивовижно привабливий бантик красується там у процесі виконання всього наступного фанта, який вибирає панночка.</text:p>
          </table:table-cell>
          <table:table-cell office:value-type="string" calcext:value-type="string">
            <text:p>Девушка берет ленточку (галстук, пятисотевровую купюру...) и, поцеловав член мужчине, завязывает на нем изящный бантик. Этот изумительно привлекательный бантик красуется там в процессе выполнения всего следующего фанта, выбираемого барышней.</text:p>
          </table:table-cell>
          <table:table-cell table:number-columns-repeated="1022"/>
        </table:table-row>
        <table:table-row table:style-name="ro66">
          <table:table-cell office:value-type="string" calcext:value-type="string">
            <text:p>Італія – країна великої культури! Що тільки не подарувала вона людству, якихось шедеврів. Так, «італійський метод» одягання презервативу поза всякими сумнівами зробив величезний внесок у справу сексуального мистецтва. Хто не знає, «італійський метод» це вдягання презервативу на член ротом. Дуже витончено, не нав'язливо і, як правило, абсолютно в тему. Завдання дівчини прямо зараз, на практиці, досконало відточити знання «італійського». Спочатку вона просто оральними пестощами піднімає член, а потім, притримуючи губками взятий у рот презерватив, накочуючи і не вдаючись до допомоги рук, одягає його на ерегований орган. Вийшло? Чудово! Якщо ні, беремо новий презерватив і так – до успішної спроби. Тепер вам нічого не залишається, крім того, як переходити до "червоної" гри, щоб перевірити, чи якісно одягнений презерватив.</text:p>
          </table:table-cell>
          <table:table-cell office:value-type="string" calcext:value-type="string">
            <text:p>Италия - страна великой культуры! Что только не подарила она человечеству, каких только шедевров. Так, «итальянский метод» одевания презерватива вне всяких сомнений внес огромный вклад с дело сексуального искусства. Кто не знает, «итальянский метод» это одевание презерватива на член ртом. Очень изящно, не навязчиво и, как правило, - абсолютно в тему. Задача девушки прямо сейчас, на практике, до совершенства отточить знание «итальянского». Сначала она просто оральными ласками поднимает член, а затем, придерживая губками взятый в рот презерватив, накатывая и не прибегая к помощи рук, одевает его на эрегированный орган. Получилось? Отлично! Если нет, берем новый презерватив и так - до успешной попытки. Теперь вам ничего не остается, кроме того как переходить к "красной" игре, чтобы проверить, качественно ли одет презерватив.</text:p>
          </table:table-cell>
          <table:table-cell table:number-columns-repeated="1022"/>
        </table:table-row>
        <table:table-row table:style-name="ro66">
          <table:table-cell office:value-type="string" calcext:value-type="string">
            <text:p>Чоловік, повністю розслабившись і заплющивши очі, лягає на живіт, трохи розсунувши ноги, а дівчина, використовуючи масажне масло, робить йому ніжний і чуттєвий еротичний масаж. Почавши робити масаж руками, вона потім схиляється над чоловіком зверху і, ковзаючи вздовж, масажує його своїм оголеним тілом, спочатку ледве торкаючись тільки кінчиками сосків, потім усіма грудьми, животом, лобком, ногами, з кожним разом все тісніше і тісніше притискаючись до нього. ..</text:p>
          </table:table-cell>
          <table:table-cell office:value-type="string" calcext:value-type="string">
            <text:p>Мужчина, полностью расслабившись и закрыв глаза, ложится на живот, чуть раздвинув ноги, а девушка, используя массажное масло, делает ему нежный и чувственный эротический массаж. Начав делать массаж руками, она затем склоняется над мужчиной сверху и, скользя вдоль, массирует его своим обнаженным телом, сначала чуть касаясь только кончиками сосков, затем всей грудью, животом, лобком, ногами, с каждым разом все теснее и теснее прижимаясь к нему...</text:p>
          </table:table-cell>
          <table:table-cell table:number-columns-repeated="1022"/>
        </table:table-row>
        <table:table-row table:style-name="ro66">
          <table:table-cell office:value-type="string" calcext:value-type="string">
            <text:p>Дівчина із зав'язаними очима відкидається у кріслі, розсунувши ніжки та розслабившись. Поцілувавши панночку в губи, чоловік опускається на коліна у неї між ніг і п'ятнадцять хвилин чуттєво пестить. Спочатку він ніжно чіпає її оголене тіло, гладить живіт, ніжки, внутрішню поверхню стегон. Потім цілує і пестить груди, смокче, лиже і пощипує сосочки, кінчиком язика повільно ковзає вздовж живота вниз, огинає лобок, смикає і перебирає губами ніжні складочки статевих губ. Відчувши збудження дівчини, він починає пестити губами та язиком її клітор, а в піхву обережно вводить палець. Насолоджуючись її соками, він водночас ніжно масажує дівчині точку G. Завершивши ласки, чоловік знову цілує дівчину в губи, і вона вибирає наступний фант або приймає рішення про перехід до «червоної» гри.</text:p>
          </table:table-cell>
          <table:table-cell office:value-type="string" calcext:value-type="string">
            <text:p>Девушка с завязанными глазами откидывается в кресле, раздвинув ножки и расслабившись. Поцеловав барышню в губки, мужчина опускается на колени у нее между ног и пятнадцать минут чувственно ласкает. Сначала он нежно трогает ее обнаженное тело, гладит живот, ножки, внутреннюю поверхность бедер. Затем целует и ласкает грудь, сосет, лижет и пощипывает сосочки, кончиком языка медленно скользит вдоль живота вниз, огибает лобок, теребит и перебирает губами нежные складочки половых губ. Почувствовав возбуждение девушки, он начинает ласкать губами и языком ее клитор, а во влагалище осторожно вводит палец. Наслаждаясь ее соками, он в то же время нежно массирует девушке точку G. Завершив ласки, мужчина вновь целует девушку в губы, и она выбирает следующий фант или принимает решение о переходе к «красной» игре.</text:p>
          </table:table-cell>
          <table:table-cell table:number-columns-repeated="1022"/>
        </table:table-row>
        <table:table-row table:style-name="ro66">
          <table:table-cell office:value-type="string" calcext:value-type="string">
            <text:p>Дівчина лежить на спині із зав'язаними очима, а чоловік, взявши шматочок льоду, повільно і чуттєво ковзає холодом, що обпалює, по її оголеному тілу. Почавши з шиї, він поступово опускається вниз, проводить навколо однієї та іншої грудей, дражнить льодом сосочки. Потім, трохи зігрівши їх своїми губами, знову торкається льодом, і раптом різко пробігає холодною змійкою вздовж живота в промежину. Погравши холодом там, розсовує ніжки та ковзає льодом по їх внутрішній стороні. Гарячим язиком ласкаво зігріває складочки статевих губок і раптом новим шматочком льоду раптово знову обпалює тіло, змушуючи її здригатися і стискатися від несподіванки. Знову язик, спекотне дихання та знову лід. Він тане і вже не потрібен, палець занурюється у піхву, а язик і губи ніжно відігрівають тремтячу від насолоди плоть.</text:p>
          </table:table-cell>
          <table:table-cell office:value-type="string" calcext:value-type="string">
            <text:p>Девушка лежит на спине с завязанными глазами, а мужчина, взяв кусочек льда, медленно и чувственно скользит обжигающим холодом по ее обнаженному телу. Начав с шеи, он постепенно опускается вниз, проводит вокруг одной и другой груди, дразнит льдом сосочки. Затем, чуть согрев их своими губами, опять касается льдом, и вдруг резко пробегает холодной змейкой вдоль живота в промежность. Поиграв холодом там, раздвигает ножки и скользит льдом по их внутренней стороне. Горячим языком ласково согревает складочки половых губок и вдруг новым кусочком льда внезапно вновь обжигает плоть, заставляя ее вздрагивать и сжиматься от неожиданности. Опять язык, жаркое дыхание и снова лед. Он тает и уже не нужен, палец погружается во влагалище, а язык и губы нежно отогревают дрожащую от наслаждения плоть.</text:p>
          </table:table-cell>
          <table:table-cell table:number-columns-repeated="1022"/>
        </table:table-row>
        <table:table-row table:style-name="ro66">
          <table:table-cell office:value-type="string" calcext:value-type="string">
            <text:p>Чоловік лягає на спину із зав'язаними очима, повністю розслабившись у передчутті насолоди і трохи розсунувши ноги. Дівчина десять хвилин ніжно пестить його оголене тіло, використовуючи спочатку хутро (рукавичку, пензлик) або пір'їнку, а потім, схилившись, – своє волосся. Трохи допомогти губами або язичком - можна, але робити щось руками суворо заборонено! Особливу увагу панночка приділяє найбільш чутливим ерогенним зонам джентльмена, про які, можливо, вже знає з розіграшу попередніх фантів.</text:p>
          </table:table-cell>
          <table:table-cell office:value-type="string" calcext:value-type="string">
            <text:p>Мужчина ложится на спину с завязанными глазами, полностью расслабившись в предвкушении наслаждения и немного раздвинув ноги. Девушка десять минут нежно ласкает его обнаженное тело, используя сначала мех (рукавичку, кисточку) или перышко, а затем, склонившись, - свои волосы. Чуть помочь губами или язычком - позволительно, но делать что-либо руками строго запрещено! Особое внимание барышня уделяет наиболее чувствительным эрогенным зонам джентльмена, о которых возможно уже знает из розыгрыша предыдущих фантов.</text:p>
          </table:table-cell>
          <table:table-cell table:number-columns-repeated="1022"/>
        </table:table-row>
        <table:table-row table:style-name="ro66">
          <table:table-cell office:value-type="string" calcext:value-type="string">
            <text:p>Чоловік лягає спиною на розстелене махрове простирадло і стає ласим десертом для дівчини. Спочатку вона готує цю дивовижну страву: розписує шоколадом чи вершками візерунки у тих місцях, якими сама хотіла б поласувати, розкладає шматочки фруктів, наливає в пупок лікер, готує собі «ескімо в шоколаді». Потім починається незвичайне бенкет. Ретельно вилизуючи апетитне тіло, з'їдаючи фрукти, вона повільно опускається все нижче і нижче, висмоктує лікер із пупка і, нарешті, добирається до найсмачнішого. Таке дивовижне ескімо зведе з розуму будь-яку ласунку!</text:p>
          </table:table-cell>
          <table:table-cell office:value-type="string" calcext:value-type="string">
            <text:p>Мужчина ложится спиной на расстеленную махровую простыню и становится лакомым десертом для девушки. Сначала она готовит это изумительное блюдо: расписывает шоколадом или сливками узоры в тех местах, которыми сама хотела бы полакомиться, раскладывает кусочки фруктов, наливает в пупок ликер, готовит себе «эскимо в шоколаде». Затем начинается необычное пиршество. Тщательно вылизывая аппетитное тело, съедая фрукты, она медленно опускается все ниже и ниже, высасывает ликер из пупка и, наконец, добирается до самого вкусного. Такое изумительное эскимо сведет с ума любую сладкоежку!</text:p>
          </table:table-cell>
          <table:table-cell table:number-columns-repeated="1022"/>
        </table:table-row>
        <table:table-row table:style-name="ro66">
          <table:table-cell office:value-type="string" calcext:value-type="string">
            <text:p>Уклавши фантуючого на спину, другий гравець проводить дуже важливе та відповідальне дослідження. Ретельно і не поспішаючи вивчаючи кожен сантиметр розпростертого тіла губами, він намагається якнайбільше розкрити секрети його чутливості. Можна трохи допомагати собі мовою і покусувати, але все це тільки заради однієї мети, - знайти ключики до сексуальності партнера. Той, хто фанує, при цьому ніяк не стримується і не намагається приховати своїх емоцій. Навпаки, підказуючи та коментуючи, він допомагає партнеру краще та швидше зрозуміти свою чуттєвість та особливості. Потім ви міняєтеся ролями, але тепер другий гравець лежить на животі, і вже починає починає своє захоплююче дослідження.</text:p>
          </table:table-cell>
          <table:table-cell office:value-type="string" calcext:value-type="string">
            <text:p>Уложив фантующего на спину, второй игрок проводит очень важное и ответственное исследование. Тщательно и не спеша изучая каждый сантиметр распростертого тела губами, он старается как можно больше раскрыть секреты его чувствительности. Можно немного помогать себе языком и покусывать, но все это только ради одной благой цели, - найти ключики к сексуальности партнера. Фантующий при этом никак не сдерживается и не пытается скрыть своих эмоций. Наоборот, подсказывая и комментируя, он помогает партнеру лучше и быстрее понять свою чувственность и особенности. Затем вы меняетесь ролями, но теперь второй игрок лежит на животе, и уже фантующий начинает свое увлекательное исследование.</text:p>
          </table:table-cell>
          <table:table-cell table:number-columns-repeated="1022"/>
        </table:table-row>
        <table:table-row table:style-name="ro66">
          <table:table-cell office:value-type="string" calcext:value-type="string">
            <text:p>Чоловік сідає на ліжко, схрестивши перед собою ноги та поклавши на них подушку. Дівчина лягає на спину головою до нього, поклавши голову на цю подушку і повністю розслабившись із заплющеними очима. Змастивши руки масажним ароматом, чоловік ніжно і не поспішаючи починає масажувати панянки груди. Як можна чуттєвіше і м'якше охоплюючи долонею, гладить, пестить і переминає її. Трохи торкаючись кінчиками пальців, або, навпаки, злегка пощипуючи, він грає з сосочками, дражнячи та збуджуючи їх. Разом ви щиро насолоджуєтесь цим дійством, стаючи дедалі ближче один до одного. Вважаючи, що час завершувати масаж, панночка вибирає будь-який наступний фант.</text:p>
          </table:table-cell>
          <table:table-cell office:value-type="string" calcext:value-type="string">
            <text:p>Мужчина садится на кровать, скрестив перед собой ноги и положив на них подушку. Девушка ложится на спину головой к нему, положив голову на эту подушку и полностью расслабившись с за-крытыми глазами. Смазав руки массажным аромамаслом, мужчина нежно и не спеша начинает массировать барышне грудь. Как можно чувственнее и мягче обхватывая ладонью, гладит, ласкает и переминает ее. Чуть касаясь кончиками пальцев, или, наоборот, слегка пощипывая, он играет с сосочками, дразня и возбуждая их. Вместе вы искренне наслаждаетесь этим действом, становясь все ближе друг другу. Посчитав, что пора завершать массаж, барышня выбирает любой следующий фант.</text:p>
          </table:table-cell>
          <table:table-cell table:number-columns-repeated="1022"/>
        </table:table-row>
        <table:table-row table:style-name="ro66">
          <table:table-cell office:value-type="string" calcext:value-type="string">
            <text:p>Чоловік повинен спробувати навчити дівчину чогось нового для неї в сексі прямо зараз. При цьому немає у вигляді просто пози і все. Потрібно знайти або придумати щось складніше і тонше. Це може бути незвичайний поцілунок, новий вид ласки, особлива напруга будь-яких м'язів, специфічний рух під час сексу,… Все що завгодно, але обов'язково нове, приємне та цікаве.</text:p>
          </table:table-cell>
          <table:table-cell office:value-type="string" calcext:value-type="string">
            <text:p>Мужчина должен попробовать научить девушку чему-либо новому для нее в сексе прямо сейчас. При этом не имеются в виде просто позы и все. Нужно найти или придумать что-либо посложнее и тоньше. Это может быть необычный поцелуй, новый вид ласки, особое напряжение каких-либо мышц, специфическое движение во время секса, ... Все что угодно, но обязательно новое, приятное и интересное.</text:p>
          </table:table-cell>
          <table:table-cell table:number-columns-repeated="1022"/>
        </table:table-row>
        <table:table-row table:style-name="ro66">
          <table:table-cell office:value-type="string" calcext:value-type="string">
            <text:p>Чоловік із зав'язаними очима лягає на спину, трохи розсунувши ноги та розслабившись у передчутті задоволення. Використовуючи спеціальне масло, дівчина робить йому ніжний та чуттєвий еротичний масаж. Почавши робити масаж руками, вона потім схиляється над чоловіком зверху і, ковзаючи вздовж, масажує його своїм оголеним тілом, спочатку ледве торкаючись тільки кінчиками сосків, потім усіма грудьми, животом, лобком, ногами, з кожним разом все тісніше і тісніше притискаючись до нього. ..</text:p>
          </table:table-cell>
          <table:table-cell office:value-type="string" calcext:value-type="string">
            <text:p>Мужчина с завязанными глазами ложится на спину, чуть раздвинув ноги и расслабившись в предвкушении удовольствия. Используя специальное масло, девушка делает ему нежный и чувственный эротический массаж. Начав делать массаж руками, она затем склоняется над мужчиной сверху и, скользя вдоль, массирует его своим обнаженным телом, сначала чуть касаясь только кончиками сосков, затем всей грудью, животом, лобком, ногами, с каждым разом все теснее и теснее прижимаясь к нему...</text:p>
          </table:table-cell>
          <table:table-cell table:number-columns-repeated="1022"/>
        </table:table-row>
        <table:table-row table:style-name="ro66">
          <table:table-cell office:value-type="string" calcext:value-type="string">
            <text:p>Чоловік відкидається у кріслі із зав'язаними очима, а дівчина десять хвилин пестить його губами та язиком. Трохи посмакувавши для початку головку члена, вона проходиться по ній язиком, ніжно облизуючи з різних боків, чергуючи легкі дотики з сильними, уривчастими рухами. Тремтячим торканням кінчика язика дражнить вуздечку, граючи гостротою її відчуттів. Потім проходить лопаткою язика вниз, до самих яєчок. Перебираючи губками вздовж стовбура, знову просувається нагору. Різко заковтує член цілком, знову смокче і облизує. Взявши головку в рот, обвивається і обертає довкола неї язиком. ... У той час як губки та язик «зайняті своєю справою», пальчики руки ніжно перебирають і пестять яєчка. Сося, облизуючи, заковтуючи, цілуючи і покусуючи губами, дівчина сама відверто насолоджується дійством. Завершивши свою гру, вона вибирає будь-який наступний фант.</text:p>
          </table:table-cell>
          <table:table-cell office:value-type="string" calcext:value-type="string">
            <text:p>Мужчина откидывается в кресле с завязанными глазами, а девушка десять минут ласкает его губами и языком. Чуть пососав для начала головку члена, она проходится по ней языком, нежно облизывая с разных сторон, чередуя легкие прикосновения с сильными, отрывистыми движениями. Трепещущими касаниями кончика языка дразнит уздечку, играя остротой ее ощущений. Затем проходит лопаточкой языка вниз, до самых яичек. Перебирая губками вдоль ствола, вновь продвигается вверх. Резко заглатывает член целиком, вновь сосет и облизывает. Взяв головку в рот, обвивается и вращает вокруг нее языком. ... В то время как губки и язык «заняты своим делом», пальчики руки нежно перебирают и ласкают яички. Сося, облизывая, заглатывая, целуя, и покусывая губками, девушка сама откровенно наслаждается действом. Завершив свою игру, она выбирает любой следующий фант.</text:p>
          </table:table-cell>
          <table:table-cell table:number-columns-repeated="1022"/>
        </table:table-row>
        <table:table-row table:style-name="ro66">
          <table:table-cell office:value-type="string" calcext:value-type="string">
            <text:p>Існують різні думки про наявність у чоловіків точки G. Найчастіше згадуються дві: в районі вуздечки члена та в анусі з боку простати. Замість сперечатися, найпростіше розібратися з цим важливим питанням досвідченим шляхом. Чоловік лягає на краю ліжка, а дівчина, розташувавшись на колінах між його розсунутими ногами, починає «дослідження». Крім власних пальчиків, губок і язика їй додатково знадобиться анальне мастило. Ніжно погладжуючи яєчка, вона цілує і перебирає губками стовбур члена, дражнить язичком головку і, нарешті, починає смикати його кінчиком вуздечку, переконуючись в її неймовірній чутливості. Не припиняючи експериментів, вона вводить змащений пальчик до ануса чоловіка і, трохи загнувши його вгору, починає обережно шукати другу чарівну точку. Поставивши панночку оцінку, чоловік обирає наступний фант.</text:p>
          </table:table-cell>
          <table:table-cell office:value-type="string" calcext:value-type="string">
            <text:p>Существуют разные мнения о наличии у мужчин точки G. Наиболее часто упоминаются две: в районе уздечки члена и в анусе со стороны простаты. Вместо того чтобы спорить, проще всего разобраться с этим важным вопросом опытным путем. Мужчина ложится на краю кровати, а девушка, расположившись на коленях между его раздвинутых ног, начинает «исследование». Кроме собственных пальчиков, губок и языка ей дополнительно потребуется анальная смазка. Нежно поглаживая яички, она целует и перебирает губками ствол члена, дразнит язычком головку и, наконец, начинает теребить его кончиком уздечку, убеждаясь в ее неимоверной чувствительности. Не прекращая экспериментов, она вводит смазанный пальчик в анус мужчины и, чуть загнув его вверх, начинает осторожно искать вторую волшебную точку. Поставив барышне оценку, мужчина выбирает следующий фант.</text:p>
          </table:table-cell>
          <table:table-cell table:number-columns-repeated="1022"/>
        </table:table-row>
        <table:table-row table:style-name="ro66">
          <table:table-cell office:value-type="string" calcext:value-type="string">
            <text:p>Чоловік сідає з краю ліжка, опустивши ноги на підлогу. Розташувавшись спиною до нього, дівчина так само сідає на ліжко між ніг чоловіка. Притулившись до спини дівчини грудьми і обхопивши спереду, він обіймає та пестить її двома руками. Чіпає, гладить і переминає груди, ніжно пощипує і смикає сосочки. Плавно опускаючись вниз, чуттєво погладжує животик і стегна, трохи масажує долонями лобок. Полащавши внутрішній бік стегон, повільно просувається до промежини. Ніжно проводячи кінчиками пальців по пахвинних складочках, статевих губках, поступово добирається до клітора, пестячи і смикаючи його. Розсунувши вже набряклі губи, пірнає одним пальцем у вологу глибину, а другим продовжує пестити клітор, доводячи дівчину до тремтіння. Цілуючи її ззаду в шию, нашіптує на вушко лагідні слівця, поки панночка не захоче вибрати наступний фант.</text:p>
          </table:table-cell>
          <table:table-cell office:value-type="string" calcext:value-type="string">
            <text:p>Мужчина садится с краю кровати, опустив на пол ноги. Расположившись спиной к нему, девушка так же садится на кровать между ног мужчины. Прижавшись к спине девушки грудью и обхватив спереди, он обнимает и ласкает ее двумя руками. Трогает, гладит и переминает грудь, нежно пощипывает и теребит сосочки. Плавно опускаясь вниз, чувственно поглаживает животик и бедра, слегка массирует ладонями лобок. Поласкав внутреннюю сторону бедер, медленно продвигается к промежности. Нежно проводя кончиками пальцев по паховым складочкам, половым губкам, постепенно добирается до клитора, лаская и теребя его. Раздвинув уже набухшие губки, ныряет одним пальцем во влажную глубину, а вторым продолжает ласкать клитор, доводя девушку до дрожи. Целуя ее сзади в шейку, нашептывает на ушко ласковые словечки, пока барышня не захочет выбрать следующий фант.</text:p>
          </table:table-cell>
          <table:table-cell table:number-columns-repeated="1022"/>
        </table:table-row>
        <table:table-row table:style-name="ro66">
          <table:table-cell office:value-type="string" calcext:value-type="string">
            <text:p>Сівши на ліжко зі схрещеними ногами один навпроти одного, ви налаштовуєтеся на чуттєві стосунки та близькість. Витягнувши вперед і поклавши праву долоню на серце партнера, лівою рукою кожен накриває притиснуту до його серця долоню. Налаштовуючись на розуміння, любов і близькість, кожен розслабляється і ніжно дивиться у вічі партнеру, намагаючись відчувати його сексуальність та енергетику. Тантра радить дивитися при цьому в ліве око партнера, але це не так важливо по відношенню до бажання бути щирим та відкритим. Ніжно поцілувавши один одного в губи, ви повертаєтеся на землю і переходите до наступного фанта.</text:p>
          </table:table-cell>
          <table:table-cell office:value-type="string" calcext:value-type="string">
            <text:p>Сев на кровать со скрещенными ногами друг напротив друга, вы настраиваетесь на чувственные отношения и близость. Вытянув вперед и положив правую ладонь на сердце партнера, левой рукой каждый накрывает прижатую к его сердцу ладонь. Настраиваясь на понимание, любовь и близость, каждый расслабляется и нежно смотрит в глаза партнеру, стараясь чувствовать его сексуальность и энергетику. Тантра советует смотреть при этом в левый глаз партнера, но это не столь важно по отношению к желанию быть искренним и открытым. Нежно поцеловав друг друга в губы, вы «возвращаетесь на землю» и переходите к следующему фанту.</text:p>
          </table:table-cell>
          <table:table-cell table:number-columns-repeated="1022"/>
        </table:table-row>
        <table:table-row table:style-name="ro66">
          <table:table-cell office:value-type="string" calcext:value-type="string">
            <text:p>Дівчина сідає у крісло, широко розсунувши ніжки і, не соромлячись, розповідає чоловікові, які оральні ласки їй подобаються найбільше. При цьому вона дуже докладно зупиняється на нюансах та найважливіших деталях, при необхідності пальчиком ілюструючи це. Потім вона відкидається, а чоловік встає на коліна і пробує, слідуючи почутим побажанням, доставити їй максимальну насолоду. Якщо у джентльмена щось не зовсім виходить, дівчина допомагає виправити помилки, підказуючи, допомагаючи чи спрямовуючи рукою його пальці чи голову. Чергуючи ніжні рухи язика з м'якими, але наполегливими ласками губ, він сам шукає «вірну доріжку» до її блаженства. Якщо "учень" виявився здатним і урок вдався, він нагороджується правом вибрати наступний фант.</text:p>
          </table:table-cell>
          <table:table-cell office:value-type="string" calcext:value-type="string">
            <text:p>Девушка садится в кресло, широко раздвинув ножки и, не стесняясь, рассказывает мужчине, какие оральные ласки ей нравятся больше всего. При этом она очень подробно останавливается на нюансах и наиболее важных деталях, при необходимости пальчиком иллюстрируя это. Затем она откидывается, а мужчина встает на колени и пробует, следуя услышанным пожеланиям, доставить ей максимальное наслаждение. Если у джентльмена что-либо не совсем получается, девушка помогает исправить ошибки, подсказывая, помогая или направляя рукой его пальцы или голову. Чередуя нежные, порхающие движения языка с мягкими, но настойчивыми ласками губ, он сам ищет «верную дорожку» к ее блаженству. Если «ученик» оказался способным и урок удался, он награждается правом выбрать следующий фант.</text:p>
          </table:table-cell>
          <table:table-cell table:number-columns-repeated="1022"/>
        </table:table-row>
        <table:table-row table:style-name="ro66">
          <table:table-cell office:value-type="string" calcext:value-type="string">
            <text:p>Фантуючий відверто розповідає, чи може він уявити, що до їхньої компанії приєднується хтось третій. Хто це міг би бути – жінка чи чоловік і чи все тоді можна було б дозволити йому. Хто знає, що буде з часом, але сьогодні це не більше ніж фантазія і другий гравець підхоплює її. Якщо така ідея здається вам обом цікавою, ви запрошуєте когось знайомого на наступну гру.</text:p>
          </table:table-cell>
          <table:table-cell office:value-type="string" calcext:value-type="string">
            <text:p>Фантующий откровенно рассказывает, может ли он представить себе, что к их компании присоединяется кто-либо третий. Кто это мог бы быть - женщина или мужчина и все ли тогда можно было позволить ему. Кто знает, что будет со временем, но сегодня это не более чем фантазия и второй игрок подхватывает ее. Если такая идея кажется вам обоим интересной, вы приглашаете кого-либо знакомого на следующую игру.</text:p>
          </table:table-cell>
          <table:table-cell table:number-columns-repeated="1022"/>
        </table:table-row>
        <table:table-row table:style-name="ro66">
          <table:table-cell office:value-type="string" calcext:value-type="string">
            <text:p>Чоловік сідає у крісло, розсунувши ноги, і докладно розповідає дівчині, які оральні ласки йому подобаються найбільше. При цьому він дуже відверто зупиняється на всіх найважливіших деталях і дає пояснення. Закінчивши розповідь, він відкидається в кріслі, а дівчина встає на коліна і намагається довести його до стану блаженства, дотримуючись почутих побажань. Діючи губками і язичком, вона одночасно з цим пестить пальцями яєчка і ніжно гладить промежину, трохи подразнюючи вхід в анус. Якщо у пані щось не зовсім виходить, джентльмен допомагає виправити помилки, підказуючи, допомагаючи або направляючи рукою її голову. Якщо "учениця" виявилася здатною, вона нагороджується правом вибрати наступний фант.</text:p>
          </table:table-cell>
          <table:table-cell office:value-type="string" calcext:value-type="string">
            <text:p>Мужчина садится в кресло, раздвинув ноги, и подробно рассказывает девушке, какие оральные ласки ему нравятся больше всего. При этом он очень откровенно останавливается всех наиболее важных деталях и дает пояснения. Закончив рассказ, он откидывается в кресле, а девушка встает на колени и пробует довести его до состояния блаженства, следуя услышанным пожеланиям. Действуя губками и язычком, она одновременно с этим ласкает пальцами яички и нежно гладит промежность, чуть подразнивая вход в анус. Если у барышни что-либо не совсем получается, джентльмен помогает испра-вить ошибки, подсказывая, помогая или направляя рукой ее голову. Если «ученица» оказалась способной, она награждается правом выбрать следующий фант.</text:p>
          </table:table-cell>
          <table:table-cell table:number-columns-repeated="1022"/>
        </table:table-row>
        <table:table-row table:style-name="ro66">
          <table:table-cell office:value-type="string" calcext:value-type="string">
            <text:p>Дівчина сідає на край ліжка або у крісло, широко розсунувши ніжки. Чоловік встає на колінах у неї між ногами, а дівчина пристрасно, ніжно і гаряче цілує його. Після цього вона відкидається, а чоловік повинен максимально схоже повторити цей поцілунок, але тепер у неї між ніжок. Якщо це зовсім не вийшло, урок повторюється і так - до повного збігу. Після цього дівчина на його долоні демонструє губками та язичком, щоб вона ще хотіла відчути у себе в промежині, і чоловік старанно виконує таке завдання.</text:p>
          </table:table-cell>
          <table:table-cell office:value-type="string" calcext:value-type="string">
            <text:p>Девушка садится на край кровати или в кресло, широко раздвинув ножки. Мужчина встает на коленях у нее между ног, а девушка страстно, нежно и горячо целует его. После этого она откидывается, а муж-чина должен максимально схоже повторить этот поцелуй, но теперь у нее между ножек. Если это не совсем получилось, урок повторяется и так - до полного совпадения. После этого девушка на его ла-дони демонстрирует губками и язычком, что бы она еще хотела почувствовать у себя в промежности, и мужчина старательно выполняет следующее задание.</text:p>
          </table:table-cell>
          <table:table-cell table:style-name="Default"/>
          <table:table-cell table:number-columns-repeated="1021"/>
        </table:table-row>
        <table:table-row table:style-name="ro66">
          <table:table-cell office:value-type="string" calcext:value-type="string">
            <text:p>М'ятний чай дуже смачна та корисна річ, особливо у грі «Фанти», та ще зі шматочками льоду на додачу! Чоловік лягає на край ліжка з розсунутими ногами, а дівчина заварює свіжий м'ятний чай і, зачекавши, коли він трохи охолоне, починає своє чаювання. Але натомість солодкого у неї не менш приємне та цікаве частування. Зробивши ковток дуже теплого чаю і не до кінця проковтуючи його, панночка бере в рот член і смокче його замість цукерки. Як тільки він почне твердіти, вона перериває свої ласки і відразу проводить по стовбуру і мошонці шматочком льоду. Головне при цьому відсунути убік чашку, адже ризик, що її відфутболять до стелі надзвичайно великий! Дівчина повторює таке кілька разів, захоплено експериментуючи з льодом, чаєм та «цукеркою». Джентльмен ухвалює рішення про перехід до наступного фанта.</text:p>
          </table:table-cell>
          <table:table-cell office:value-type="string" calcext:value-type="string">
            <text:p>Мятный чай очень вкусная и полезная вещь, особенно в игре «Фанты», да еще с кусочками льда в придачу! Мужчина ложится на край кровати с раздвинутыми ногами, а девушка заваривает свежий мятный чай и, подождав когда он немного остынет, начинает свое чаепитие. Но взамен сладкого у нее не менее приятное и интересное угощение. Сделав глоток очень теплого чая и не до конца проглатывая его, барышня берет в рот член и сосет его вместо конфетки. Как только он начнет твердеть, она пре-рывает свои ласки и тут же проводит по стволу и мошонке кусочком льда. Главное при этом отодвинуть в сторону чашку, ведь риск, что ее отфутболят к потолку чрезвычайно велик! Девушка повторяет такое несколько раз, увлеченно экспериментируя со льдом, чаем и «конфеткой». Джентльмен принимает решение о переходе к следующему фанту.</text:p>
          </table:table-cell>
          <table:table-cell table:style-name="Default"/>
          <table:table-cell table:number-columns-repeated="1021"/>
        </table:table-row>
        <table:table-row table:style-name="ro66">
          <table:table-cell office:value-type="string" calcext:value-type="string">
            <text:p>Деякі ділянки тіла варті особливої ​​уваги, заслуговуючи на те, щоб їх уважно вивчили. Джентльмен лягає з краю ліжка, а дівчина, розташувавшись на колінах між його розсунутими ногами, починає своє дуже цікаве дослідження. Невелика ділянка промежини між мошонкою та анусом чоловіка - надзвичайно чуттєва зона, що надає допитливим дівчатам можливість для досить захоплюючих експериментів. Різним чином цілуючи і пестячи це місце губками, ніжно пурхаючи солодким шкода язика, облизуючи, смикаючи і лоскочучи, панночка може доставити чоловікові неймовірний мікс відчуттів. Багато хто вважає саме це місце у чоловіків найбільш чутливим, і у панночки є чудова можливість перевірити це.</text:p>
          </table:table-cell>
          <table:table-cell office:value-type="string" calcext:value-type="string">
            <text:p>Некоторые участки тела достойны особого внимания, заслуживая того, что бы их внимательнейшим образом изучили. Джентльмен ложится с краю кровати, а девушка, расположившись на коленях между его раздвинутых ног, начинает свое очень интересное исследование. Небольшой участок промежности между мошонкой и анусом мужчины - чрезвычайно чувственная зона, предоставляющая любознательным девушкам возможность для весьма увлекательных экспериментов. Самым разным образом целуя и лаская это место губками, нежно порхая сладким жальцем языка, облизывая, теребя и щекоча, барышня может доставить мужчине неимоверный микс ощущений. Многие считают именно это место у мужчин наиболее чувствительным, и у барышни есть прекрасная возможность проверить это.</text:p>
          </table:table-cell>
          <table:table-cell table:style-name="Default"/>
          <table:table-cell table:number-columns-repeated="1021"/>
        </table:table-row>
        <table:table-row table:style-name="ro66">
          <table:table-cell office:value-type="string" calcext:value-type="string">
            <text:p>Заплющивши очі, чоловік розслаблено лежить на животі, а дівчина робить йому дуже незвичайний масаж... чи не масаж,... вам вирішувати, як це називається. Лежачи на животі, чоловік блаженствує, насолоджуючись незвичайними та чуттєвими відчуттями, тоді як дівчина масажує його спину своєю промежиною. Сидячи нагорі з широко розставленими ногами, вона тісно притискається до його тіла, повільно переміщаючись уздовж нього. Розгойдуючись, обертаючи тазом і стегнами, трохи ерзая і потираючи, вона не менше за нього насолоджується дійством, все більше збуджуючись при цьому. Потім вони міняються місцями і тепер уже чоловік, ледве торкаючись тіла панночки головкою свого члена, чуттєво та ніжно пестить її. Наче незвичайним пензлем, він «малює насолоду на оголеному полотні».</text:p>
          </table:table-cell>
          <table:table-cell office:value-type="string" calcext:value-type="string">
            <text:p>Закрыв глаза, мужчина расслабленно лежит на животе, а девушка делает ему очень необычный массаж... или не массаж, ... вам решать, как это называется. Лежа на животе, мужчина блаженствует, наслаждаясь необычными и чувственными ощущениями, в то время как девушка массирует его спину своей промежностью. Сидя наверху с широко расставленными ногами, она тесно прижимается к его телу, медленно перемещаясь вдоль него. Раскачиваясь, вращая тазом и бедрами, чуть ерзая и потираясь, она не меньше него наслаждается действом, все больше возбуждаясь при этом. Затем они меняются местами и теперь уже мужчина, чуть касаясь тела барышни головкой своего члена, чувственно и нежно ласкает ее. Словно необычной кистью, он «рисует наслаждение на обнаженном холсте».</text:p>
          </table:table-cell>
          <table:table-cell table:style-name="Default"/>
          <table:table-cell table:number-columns-repeated="1021"/>
        </table:table-row>
        <table:table-row table:style-name="ro66">
          <table:table-cell office:value-type="string" calcext:value-type="string">
            <text:p>Говорять у деяких дівчат у піхву дійсно є точка G. Раптом і у присутньої панночки теж. Дуже важливо негайно перевірити це, по можливості максимально точно визначившись з її місцезнаходженням. Дівчина сідає на край ліжка або у крісло, широко розсунувши ніжки. Чоловік стає на колінах у неї між ніг і під чуйним керівництвом проводить свій захоплюючий пошук. Розігрівши для початку вхід у піхву язиком, він обережно вводить туди свій змащений палець і починає шукати «чарівну кнопку». Намагаючись не втрачати контролю, дівчина намагається «керувати процесом», підказуючи напрямок руху, силу тиску і частоту вібрацій пальця дослідника. Спільними зусиллями ви знаходите місце, що шукається і, «відзначивши його фломастером», продовжуєте гру.</text:p>
          </table:table-cell>
          <table:table-cell office:value-type="string" calcext:value-type="string">
            <text:p>Говорят у некоторых девушек во влагалище действительно есть точка G. Вдруг и у присутствующей барышни тоже. Очень важно немедленно это проверить, по возможности максимально точно определившись с ее местоположением. Девушка садится на край кровати или в кресло, широко раздвинув ножки. Мужчина встает на коленях у нее между ног и под чутким руководством проводит свой увлекательный поиск. Разогрев для начала вход во влагалище языком, он осторожно вводит туда свой смазанный палец и начинает искать «волшебную кнопочку». Стараясь не терять контроля, девушка пытается «руководить процессом», подсказывая направление движения, силу давления и частоту вибраций пальца исследователя. Совместными усилиями вы находите искомое место и, «отметив его фломастером», продолжаете игру.</text:p>
          </table:table-cell>
          <table:table-cell table:style-name="Default"/>
          <table:table-cell table:number-columns-repeated="1021"/>
        </table:table-row>
        <table:table-row table:style-name="ro66">
          <table:table-cell office:value-type="string" calcext:value-type="string">
            <text:p>Найчастіше найважливіші частини тіла залишаються без належної уваги. Часом їх навіть ніхто не масажує! Чоловічі яєчка саме ставляться до таких органів. Ось їх і слід негайно помасажувати. Джентльмен сидить або лежить з краю ліжка, а дівчина, розташувавшись на колінах між його розсунутими ногами, починає захоплюючу профілактичну процедуру. Використовуючи крем або спеціальну олію, вона двома руками робить свій ніжний масаж. Ледве стискає, обмацує, чіпає і гладить яєчка. Дуже обережно перекочуючи їх у своїх пальцях, намагається робити це чуттєво та ніжно. Відчуваючи їхню округлу пружність, злегка масажує і переминає. Насолоджуючись таким дивовижним масажем, джентльмен допомагає дівчині робити все правильно і приємно, нашіптуючи їй ласкаві слівця, даючи поради і коментуючи.</text:p>
          </table:table-cell>
          <table:table-cell office:value-type="string" calcext:value-type="string">
            <text:p>Часто самые важные части тела остаются без должного внимания. Порой их даже никто не массирует! Мужские яички как раз относятся к таким органам. Вот их то и следует немедленно помассировать. Джентльмен сидит или лежит с краю кровати, а девушка, расположившись на коленях между его раздвинутых ног, начинает увлекательную профилактическую процедуру. Используя крем или специальное масло, она двумя руками делает свой нежный массаж. Чуть сжимает, ощупывает, трогает и гладит яички. Очень осторожно перекатывая их в своих пальцах, старается делать это чувственно и нежно. Ощущая их округлую упругость, слегка массирует и переминает. Наслаждаясь таким изумительным массажем, джентльмен помогает барышне делать все правильно и приятно, нашептывая ей ласковые словечки, давая советы и комментируя.</text:p>
          </table:table-cell>
          <table:table-cell table:style-name="Default"/>
          <table:table-cell table:number-columns-repeated="1021"/>
        </table:table-row>
        <table:table-row table:style-name="ro66">
          <table:table-cell office:value-type="string" calcext:value-type="string">
            <text:p>Дівчина розслаблено лежить на животі, трохи розсунувши ніжки та десять хвилин насолоджуючись ніжними ласками. Використовуючи хутро (рукавичку, пензлик) або пір'їнку, чоловік починає свою чуттєву гру. Нашіптуючи лагідні слова, він, ледве торкаючись, ковзає вздовж ніжної шкіри дівчини, даруючи їй солодку насолоду. Потім до гри підключається головка члена, якою чоловік ніжно проводить по всьому розпростертому тілу дівчини. І ось уже вологий кінчик гарячої язика солодкою змійкою починає повзти вздовж спини донизу. Сковзнувши між сідниць, він раптово пірнає в промежину і, граючи гостротою відчуттів, поступово доводить до солодкого тремтіння плоть. Дівчина ухвалює рішення про перехід до «червоної» гри або вибирає наступний фант.</text:p>
          </table:table-cell>
          <table:table-cell office:value-type="string" calcext:value-type="string">
            <text:p>Девушка расслабленно лежит на животе, чуть раздвинув ножки и десять минут наслаждаясь нежными ласками. Используя мех (рукавичку, кисточку) или перышко, мужчина начинает свою чувственную игру. Нашептывая ласковые слова, он, чуть касаясь, скользит вдоль нежной кожи девушки, даря ей сладкое наслаждение. Затем к игре подключается головка члена, которой мужчина нежно проводит по всему распростертому телу девушки. И вот уже влажный кончик горячего языка сладкой змейкой начинает ползти вдоль спины вниз. Скользнув между ягодиц, он внезапно ныряет в промежность и, играя остротой ощущений, постепенно доводит до сладкой дрожи плоть. Девушка принимает решение о переходе к «красной» игре или выбирает следующий фант.</text:p>
          </table:table-cell>
          <table:table-cell table:style-name="Default"/>
          <table:table-cell table:number-columns-repeated="1021"/>
        </table:table-row>
        <table:table-row table:style-name="ro66">
          <table:table-cell office:value-type="string" calcext:value-type="string">
            <text:p>Ходять чутки, що поєднання бульбашок шампанського з оральним сексом викликає неймовірно гострі відчуття у чоловіка. Це твердження необхідно негайно перевірити досвідченим шляхом. Домогшись оральними пестощами максимальної ерекції у чоловіка, дівчина набирає в рот шампанського і, не ковтаючи його до кінця, знову бере член н в рот. Контакт бульбашок, що лапаються, з вкрай чутливою головкою члена може реально «підірвати» чоловіка. Якщо виникне явна загроза для зупинки, виконання фанта екстрено припиняється.</text:p>
          </table:table-cell>
          <table:table-cell office:value-type="string" calcext:value-type="string">
            <text:p>Ходят слухи, что сочетание пузырьков шампанского с оральным сексом вызывает неимоверно острые ощущения у мужчины. Это утверждение вам необходимо немедленно проверить опытным путем. Добившись оральными ласками максимальной эрекции у мужчины, девушка набирает в рот шампанского и, не проглатывая его до конца, вновь берет член в ротик. Контакт лапающихся пузырьков с крайне чувствительной головкой члена может реально «взорвать» мужчину. Если возникнет явная угроза для окружающей остановки, выполнение фанта экстренно прекращается.</text:p>
          </table:table-cell>
          <table:table-cell table:style-name="Default"/>
          <table:table-cell table:number-columns-repeated="1021"/>
        </table:table-row>
        <table:table-row table:style-name="ro66">
          <table:table-cell office:value-type="string" calcext:value-type="string">
            <text:p>Фантуючий повинен зацілувати другого гравця у буквальному значенні слова. Не до смерті звичайно, але до напівнепритомності можна. Другий гравець спокійно лягає на спину і потопає в дощі поцілунків, що спадає на нього. Фантуючий, схилившись згори, починає обсипати партнера поцілунками. Роблячи це дуже щиро, захоплено та ніжно, він повільно просувається вздовж тіла. Почавши з шиї, губ, поступово просувається до грудей, соків, живота, стегон, ... доходить до пальців ніг, а потім повільно піднімається вгору, наближаючись до промежини. Жодна ділянка тіла не повинна бути обділена увагою, а поцілунки можуть бути різними: від легкого торкання губами, і ніжного прикушування до пристрасних і жадібних «засосів». Другий гравець може побажати «добавки», просячи повторити особливо приємний поцілунок, і той, хто фанує, зобов'язаний щедро виконати таке побажання.</text:p>
          </table:table-cell>
          <table:table-cell office:value-type="string" calcext:value-type="string">
            <text:p>Фантующий должен зацеловать второго игрока в прямом смысле слова. Не до смерти конечно, но до полуобморочного состояния можно. Второй игрок расслабленно ложится на спину и утопает в дожде поцелуев, ниспадающем на него. Фантующий, склонившись сверху, начинает осыпать партнера поцелуями. Делая это очень искренне, увлеченно и нежно, он медленно продвигается вдоль тела. Начав с шеи, губ, постепенно продвигается к груди, сокам, животу, бедрам, ... доходит до пальцев ног, а затем медленно поднимается вверх, приближаясь к промежности. Ни один участочек тела не должен быть обделен вниманием, а поцелуи могут быть самыми разными: от легкого касания губами, и нежного прикусывания до страстных и жадных «засосов». Второй игрок может пожелать «добавки», прося повторить особо приятный поцелуй, и фантующий обязан щедро выполнить такое пожелание.</text:p>
          </table:table-cell>
          <table:table-cell table:style-name="Default"/>
          <table:table-cell table:number-columns-repeated="1021"/>
        </table:table-row>
        <table:table-row table:style-name="ro66">
          <table:table-cell office:value-type="string" calcext:value-type="string">
            <text:p>Контраст гарячого з холодним – надзвичайно гостра річ, а якщо таке відчуття зазнають найбільш чутливих частин тіла – це просто вибух емоцій. Шматок льоду, чашка гарячого чаю та лагідна мова – ось і все, що «потрібно для щастя». Дівчині зав'язуються очі, і вона лягає на край ліжка, розсунувши ніжки, а чоловік із чашкою чаю та шматочком льоду на блюдечку сідає поруч. Зробивши пару ковтків дуже теплого чаю, він відразу лиже статеві губки панночки, а потім, раптово відсторонившись, проводить по них шматочком льоду. Головне при цьому встигнути вчасно ухилитися від жіночих ніжок, які можуть «лягнути» у відповідь. Знову гаряча мова, і знову холод. Так - кілька разів, але завжди трохи інакше, немає як до цього. Граючи та експериментуючи з відчуттями дівчини, чоловік дарує їй неймовірні емоції.</text:p>
          </table:table-cell>
          <table:table-cell office:value-type="string" calcext:value-type="string">
            <text:p>Контраст горячего с холодным - чрезвычайно острая вещь, а если такое ощущение испытывают наиболее чувствительные части тела - это просто взрыв эмоций. Кусочек льда, чашка горячего чая и ласковый язык - вот и все что «нужно для счастья». Девушке завязываются глаза, и она ложится на край кровати, раздвинув ножки, а мужчина с чашечкой чая и кусочком льда на блюдечке присаживается рядом. Сделав пару глотков очень теплого чая, он сразу лижет половые губки барышни, а потом, внезапно отстранившись, проводит по ним кусочком льда. Главное при этом успеть вовремя увернуться от женских ножек, которые вполне могут «лягнуть» в ответ. Опять горячий язык, и снова холод. Так - несколько раз, но всегда чуть по-другому, нет как до этого. Играя и экспериментируя с ощущениями девушки, мужчина дарит ей непередаваемые эмоции.</text:p>
          </table:table-cell>
          <table:table-cell table:style-name="Default"/>
          <table:table-cell table:number-columns-repeated="1021"/>
        </table:table-row>
        <table:table-row table:style-name="ro66">
          <table:table-cell office:value-type="string" calcext:value-type="string">
            <text:p>Дівчина відверто розповідає, чи може вона випробувати оргазм лише шляхом власних ласок або за допомогою партнера, але без безпосереднього генітального сексу. Якщо так, то за рахунок чого і як це відбувається, що їй подобається при цьому найбільше. Чоловік нагороджує її за відвертість довгим ніжним поцілунком, а якщо це так і панночка згодна, ви намагаєтеся втілити її розповідь у реальність. Дівчина обирає будь-який наступний фант або приймає рішення про перехід до «червоної» гри.</text:p>
          </table:table-cell>
          <table:table-cell office:value-type="string" calcext:value-type="string">
            <text:p>Девушка откровенно рассказывает, может ли она испытать оргазм лишь путем собственных ласк или с помощью партнера (партнерши), но без непосредственного генитального секса. Если да, то за счет чего и как это происходит, что ей нравится при этом больше всего. Мужчина награждает ее за откровенность долгим нежным поцелуем, а если это так и барышня согласна, вы пробуете воплотить ее рассказ в реальность. Девушка выбирает любой следующий фант или принимает решение о переходе к «красной» игре.</text:p>
          </table:table-cell>
          <table:table-cell table:style-name="Default"/>
          <table:table-cell table:number-columns-repeated="1021"/>
        </table:table-row>
        <table:table-row table:style-name="ro66">
          <table:table-cell office:value-type="string" calcext:value-type="string">
            <text:p>У передчутті насолоди дівчина із зав'язаними очима розслаблено лежить на спині, трохи розсунувши ніжки. Використовуючи масажну олію, чоловік десять хвилин робить їй вишуканий еротичний масаж. Відчувши збудження дівчини, він, трохи торкаючись, починає пестити подушечкою пальця її клітор, відчуваючи, як той тремтить і напружується у відповідь. Як тільки соки дівчини зволожать другий його палець, чоловік обережно і повільно вводить його в піхву, продовжуючи там свій ніжний масаж. Наступний фант розігрується на вибір дівчини.</text:p>
          </table:table-cell>
          <table:table-cell office:value-type="string" calcext:value-type="string">
            <text:p>В предвкушении наслаждения девушка с завязанными глазами расслабленно лежит на спине, чуть раздвинув ножки. Используя массажное масло, мужчина десять минут делает ей изысканный эротический массаж. Почувствовав возбуждение девушки, он, чуть касаясь, начинает ласкать подушечкой пальца ее клитор, ощущая, как тот подрагивает и напрягается в ответ. Как только соки девушки увлажнят второй его палец, мужчина осторожно и медленно вводит его во влагалище, продолжая там свой безумно нежный массаж. Следующий фант разыгрывается на выбор девушки.</text:p>
          </table:table-cell>
          <table:table-cell table:style-name="Default"/>
          <table:table-cell table:number-columns-repeated="1021"/>
        </table:table-row>
        <table:table-row table:style-name="ro66">
          <table:table-cell office:value-type="string" calcext:value-type="string">
            <text:p>Кінчик язика фантуючого на кілька хвилин перетворюється на незвичайну змійку. Другий гравець розслаблено лежить на животі, трохи розсунувши ноги та насолоджуючись ніжними відчуттями. Маленька солодка змійка, звиваючись, повзе вздовж його тіла. Трохи погравши за вушком, вона не поспішаючи ковзає вздовж спини вниз, спіралькою кружляє вздовж талії, проповзає пагорбами сідниць, а потім зісковзує в улоговинку між ними, пірнувши між ніг. Там вона знаходить свою затишну темну нірку, і починає зручно облаштовувати своє нове гніздечко, доки не замре в глибині, згорнувшись теплим калачиком.</text:p>
          </table:table-cell>
          <table:table-cell office:value-type="string" calcext:value-type="string">
            <text:p>Кончик языка фантующего на несколько минут превращается в необычную змейку. Второй игрок расслабленно лежит на животе, чуть раздвинув ноги и наслаждаясь нежными ощущениями. Маленькая сладкая змейка, извиваясь, ползет вдоль его тела. Чуть поиграв за ушком, она не спеша скользит вдоль спины вниз, спиралькой кружит вдоль талии, проползает по холмикам ягодиц, а затем соскальзывает в ложбинку между ними, нырнув между ног. Там она находит свою уютную темную норку, и начинает удобно обустраивать свое новое гнездышко, пока не замрет в глубине, свернувшись теплым калачиком.</text:p>
          </table:table-cell>
          <table:table-cell table:style-name="Default"/>
          <table:table-cell table:number-columns-repeated="1021"/>
        </table:table-row>
        <table:table-row table:style-name="ro66">
          <table:table-cell office:value-type="string" calcext:value-type="string">
            <text:p>Схід надає величезного значення позиції 69. Це не просто секс, а дуже тонкий і чуттєвий обмін сексуальною енергією. Принципово важливим є ставлення до самого дійства. Налаштуйтеся на почуття взаємного злиття, повністю розчинившись у насолоді процесом та один одним. Не ставтеся до цієї позі як до прелюдії, адже вона абсолютно самодостатня. Насолоджуйтесь партнером, «пийте» його тремтіння, відчувайте пульсації плоті, і гострота оргазму, що прийшов, захопить вас обох. Почніть з положення на боці, зручно та розслаблено розташувавшись між ніг один одного. Трохи підібгавши верхню ногу, покладіть її на плече партнера, а, пропустивши верхню руку під стегно, що лежить на плечі, дотримуйтесь за його сідницю. Втім, все має бути просто зручно і тоді захоплення насолодою вам гарантовано. За бажання переходьте до «червоної» гри.</text:p>
          </table:table-cell>
          <table:table-cell office:value-type="string" calcext:value-type="string">
            <text:p>Восток придает огромное значение позиции 69. Это не просто секс, а очень тонкий и чувственный обмен сексуальной энергией. Принципиально важно отношение к самому действу. Настройтесь на чувство взаимного слияния, полностью растворившись в наслаждении процессом и друг другом. Не относитесь к этой позе как лишь к прелюдии, ведь она абсолютно самодостаточна. Наслаждайтесь партнером, «пейте» его дрожь, ощущайте пульсации плоти, и острота пришедшего оргазма восхитит вас обоих. Начните с положения на боку, удобно и расслабленно расположившись между ног друг друга. Чуть поджав верхнюю ногу, положите ее на плечо партнера, а, пропустив верхнюю руку под лежащее на плече бедро, придерживайтесь за его ягодицу. Впрочем, все должно быть просто удобно и тогда упоение наслаждением вам гарантировано. При желании переходите к «красной» игре.</text:p>
          </table:table-cell>
          <table:table-cell table:style-name="Default"/>
          <table:table-cell table:number-columns-repeated="1021"/>
        </table:table-row>
        <table:table-row table:style-name="ro66">
          <table:table-cell office:value-type="string" calcext:value-type="string">
            <text:p>Молодший брат приїхав у гості до дівчини, і зізнався, що у нього не ладнають сексуальних стосунків із подружкою. Будучи чути про досвід сестри, він просить у неї поради, як йому стати ідеальним коханцем у ліжку. Уявивши собі таку картинку, а брата в особі партнера з гри, дівчина намагається роз'яснити йому, що і як треба робити в сексі, щоб дівчата просто бігали за ним. Увійшовши у роль недосвідченого брата, чоловік може докладно у неї все розпитувати, а панночка повинна старанно роз'ясняти все «молодому неучу». Інцест заборонений, тому, щоб засвоїти урок, ви починаєте проводити «практичні заняття», проте лише за допомогою оральних маніпуляцій та сексуальних іграшок.</text:p>
          </table:table-cell>
          <table:table-cell office:value-type="string" calcext:value-type="string">
            <text:p>Младший брат приехал в гости к девушке, и признался, что у него не ладятся сексуальные отношения с подружкой. Будучи наслышан об опыте сестры, он просит у нее совета, как ему стать идеальным любовником в постели. Представив себе такую картинку, а брата в лице партнера по игре, девушка пытается разъяснить ему, что и как надо делать в сексе, что бы девушки просто бегали за ним. Войдя в роль неопытного брата, мужчина может подробно у нее все расспрашивать, а барышня должна старательно разъяснять все «молодому неучу». Инцест запрещен, поэтому, чтобы усвоить урок, вы начинаете проводить «практические занятия», однако лишь с помощью оральных манипуляций и сексуальных игрушек.</text:p>
          </table:table-cell>
          <table:table-cell table:style-name="Default"/>
          <table:table-cell table:number-columns-repeated="1021"/>
        </table:table-row>
        <table:table-row table:style-name="ro66">
          <table:table-cell office:value-type="string" calcext:value-type="string">
            <text:p>Поєднання орального сексу в позі 69 з перевернутим становищем подарує дівчині неймовірні враження. Чоловік сідає у крісло, відкинувшись і поклавши голову на спинку. Розвівши ноги і нависаючи зверху промежиною над його обличчям, дівчина стає в крісло спиною до джентльмена. Нахилившись, вона спирається руками об підлокітники крісла і підставляє себе для кунілінгуса. Притримуючи дівчину руками за талію і сідниці, чоловік захоплено пестить її язиком. Вставши колінами на спинку крісла і нахилившись ще нижче, дівчина теж приступає до орального сексу, починаючи брати в рот у чоловіка. Приплив крові до голови за рахунок незвичайного положення загострює її відчуття в такому варіанті позиції 69. Дівчина вибирає наступний фант або приймає рішення про перехід до «червоної» гри.</text:p>
          </table:table-cell>
          <table:table-cell office:value-type="string" calcext:value-type="string">
            <text:p>Сочетание орального секса в позе 69 с перевернутым положением подарит девушке неимоверные впечатления. Мужчина садится в кресло, откинувшись и положив голову на спинку. Разведя ноги и нависая сверху промежностью над его лицом, девушка становится в кресло спиной к джентльмену. Наклонившись, она опирается руками о подлокотники кресла и подставляет себя для куннилингуса. Придерживая барышню руками за талию и ягодицы, мужчина увлеченно ласкает ее языком. Встав коленками на спинку кресла и наклонившись еще ниже, девушка тоже приступает к оральному сексу, начиная брать в ротик у мужчины. Прилив крови к голове за счет необычного положения обостряет ее ощущения в таком варианте позиции 69. Девушка выбирает следующий фант или принимает решение о переходе к «красной» игре.</text:p>
          </table:table-cell>
          <table:table-cell table:number-columns-repeated="1022"/>
        </table:table-row>
        <table:table-row table:style-name="ro66">
          <table:table-cell office:value-type="string" calcext:value-type="string">
            <text:p>Вибравши собі секс-іграшки, ви починаєте пестити один одного мовами в позиції «69 ​​чоловік знизу». Для зручності можна підкласти під голову джентльмену валик або подушку. Спочатку ласкаво і ніжно пестите геніталії один одного губами та язиками, намагаючись доставити якнайбільше задоволення партнеру. Потім чоловік обережно вводить у піхву дівчини її змащену іграшку, не перестаючи при цьому пестити клітор. У свою чергу дівчина обережно і ніжно дражнить його анус другою іграшкою. Поєднуючи іграшки з оральними ласками, ви десять хвилин насолоджуєтеся своєю чуттєвою грою. Зі згоди дівчини ви переходите до «червоної» гри.</text:p>
          </table:table-cell>
          <table:table-cell office:value-type="string" calcext:value-type="string">
            <text:p>Выбрав себе секс-игрушки, вы начинаете ласкать друг друга языками в позиции «69 мужчина снизу». При этом для удобства можно подложить под голову джентльмену валик или подушку. Сначала ласково и нежно ласкаете гениталии друг друга губами и языками, стараясь доставить как можно больше удовольствия партнеру. Затем мужчина осторожно вводит во влагалище девушки ее смазанную игрушку, не переставая при этом ласкать клитор. В свою очередь девушка осторожно и нежно дразнит его анус второй игрушкой. Совмещая игрушки с оральными ласками, вы десять минут наслаждаетесь своей чувственной игрой. С согласия девушки вы переходите к «красной» игре.</text:p>
          </table:table-cell>
          <table:table-cell table:number-columns-repeated="1022"/>
        </table:table-row>
        <table:table-row table:style-name="ro66">
          <table:table-cell office:value-type="string" calcext:value-type="string">
            <text:p>Дівчина стоїть у отворі дверей із зав'язаними очима, злегка розставивши ноги та дотримуючись за одвірок. Чоловік, трохи торкаючись оголеного тіла увімкненим вібратором з різних боків, грає її відчуттями та емоціями. Ковзаючи кінчиком вібратора вздовж спини, живота, стегон, промежини, між ніг, проводячи їм навколо грудей, сідниць, ледве торкаючись сосків, клітора, він доводить панночку до тремтіння в колінах. Дівчина обирає будь-який наступний фант або приймає рішення про перехід до «червоної» гри.</text:p>
          </table:table-cell>
          <table:table-cell office:value-type="string" calcext:value-type="string">
            <text:p>Девушка стоит в проеме двери с завязанными глазами, слегка расставив ноги и придерживаясь за косяк. Мужчина, чуть касаясь обнаженного тела включенным вибратором с разных сторон, играет ее ощущениями и эмоциями. Скользя самым кончиком вибратора вдоль спины, живота, бедер, промежности, между ног, проводя им вокруг грудей, ягодиц, чуть касаясь сосков, клитора, он доводит барышню до дрожи в коленках. Девушка выбирает любой следующий фант или принимает решение о переходе к «красной» игре.</text:p>
          </table:table-cell>
          <table:table-cell table:number-columns-repeated="1022"/>
        </table:table-row>
        <table:table-row table:style-name="ro66">
          <table:table-cell office:value-type="string" calcext:value-type="string">
            <text:p>Приготувавши анальні намисто, ви починаєте розігрівати один одного в позиції "69 чоловік знизу". Для зручності під голову джентльмен підкладається валик або подушка. Для початку займаєтесь оральним сексом, щиро насолоджуючись один одним. Потім переключаєте всю увагу на ануси, пестячи їх язиками та пальцями. Як слід розігрів їх, не поспішаючи і обережно, кульку за кулькою вводите один одному анальні намисто. Виймаючи і знову вставляючи намисто, граєте гостротою своїх відчуттів, ні на хвилину не припиняючи пестити один одного губами та язиками. Чоловік ухвалює рішення про перехід до «червоної» гри, і дівчина обирає наступний фант.</text:p>
          </table:table-cell>
          <table:table-cell office:value-type="string" calcext:value-type="string">
            <text:p>Приготовив анальные бусы, вы начинаете разогревать друг друга в позиции «69 мужчина снизу». Для удобства под голову джентльмену подкладывается валик или подушка. Для начала занимаетесь оральным сексом, искренне наслаждаясь друг другом. Затем переключаете все внимание на анусы, лаская их языками и пальцами. Как следует разогрев их, не спеша и осторожно, шарик за шариком вводите друг другу анальные бусы. Вынимая и вновь вставляя бусы, играете остротой своих ощущений, ни на минуту не прекращая ласкать друг друга губами и языками. Мужчина принимает решение о переходе к «красной» игре, и девушка выбирает следующий фант.</text:p>
          </table:table-cell>
          <table:table-cell table:number-columns-repeated="1022"/>
        </table:table-row>
        <table:table-row table:style-name="ro66">
          <table:table-cell office:value-type="string" calcext:value-type="string">
            <text:p>Оральний секс у поєднанні з анальним вібромасажер подарує кожному з вас неймовірний мікс відчуттів. Чоловік відкидається у кріслі, і, зігнувши ноги, піднімає їх угору, притримуючи під колінами руками. Ставши колінами на підлогу, дівчина захоплено робить йому мінет. Продовжуючи ласки губами та язиком, вона розігріває змащеним пальчиком анус чоловіка та дуже обережно вводить туди анальний вібромасажер. Поєднуючи оральний секс із масажером, дівчина грає гостротою відчуттів джентльмена. Через п'ять хвилин ви міняєтеся місцями і тепер вже чоловік, поєднуючи кунілінгус з анальним вібратором, дарує незвичайну насолоду панночки, що відкинулася в кріслі. Дівчина обирає наступний фант або ухвалює рішення про перехід до «червоної» гри.</text:p>
          </table:table-cell>
          <table:table-cell office:value-type="string" calcext:value-type="string">
            <text:p>Оральный секс в сочетании с анальным вибромассажером подарит каждому из вас невообразимый микс ощущений. Мужчина откидывается в кресле, и, согнув ноги, приподнимает их вверх, придерживая под коленями руками. Встав коленками на пол, девушка увлеченно делает ему минет. Продолжая ласки губами и языком, она разогревает смазанным пальчиком анус мужчины и очень осторожно вводит туда анальный вибромассажер. Сочетая оральный секс с массажером, девушка играет остротой ощущений джентльмена. Через пять минут вы меняетесь местами и теперь уже мужчина, совмещая куннилингус с анальным вибратором, дарит необычное наслаждение откинувшейся в кресле барышне. Девушка выбирает следующий фант или принимает решение о переходе к «красной» игре.</text:p>
          </table:table-cell>
          <table:table-cell table:number-columns-repeated="1022"/>
        </table:table-row>
        <table:table-row table:style-name="ro66">
          <table:table-cell office:value-type="string" calcext:value-type="string">
            <text:p>Поєднання орального сексу з використанням анальних вібропробок подарує вам дуже приємне поєднання відчуттів. Приготувавши анальні вібропробки, ви починаєте займатися оральним сексом у позиції «69 ​​дівчина знизу». Рясно намочивши приготовані іграшки анальним мастилом, ви спочатку ласкаво і ніжно пестите один одного губами та язиками, намагаючись отримати якомога більше задоволення при цьому. Потім спочатку дівчина, а потім чоловік, розсунувши партнеру сідниці, обережно вводить йому в пробку анус. Одночасно увімкнувши вібрацію, ви продовжуєте оральні ласки, насолоджуючись своєю чуттєвою грою. Не припиняючи дійства, через деякий час перевертаєтеся на бік, а потім і навпаки (тепер зверху опиняється дівчина), тим самим змінюючи свої відчуття. З наступного фанта гра перетворюється на «червоний» формат.</text:p>
          </table:table-cell>
          <table:table-cell office:value-type="string" calcext:value-type="string">
            <text:p>Сочетание орального секса с использованием анальных вибропробок подарит вам обоим очень приятное сочетание ощущений. Приготовив анальные вибропробки, вы начинаете заниматься оральным сексом в позиции «69 девушка снизу». Обильно намочив приготовленные игрушки анальной смазкой, вы сначала ласково и нежно ласкаете друг друга губами и языками, стараясь получить как можно больше удовольствия при этом. Затем сначала девушка, а потом мужчина, раздвинув партнеру ягодицы, осторожно вводит ему в анус пробку. Одновременно включив вибрацию, вы продолжаете оральные ласки, наслаждаясь своей чувственной игрой. Не прекращая действа, через некоторое время переворачиваетесь на бок, а затем и наоборот (теперь сверху оказывается девушка), меняя тем самым свои ощущения. Со следующего фанта игра переходит в «красный» формат.</text:p>
          </table:table-cell>
          <table:table-cell table:number-columns-repeated="1022"/>
        </table:table-row>
        <table:table-row table:style-name="ro66">
          <table:table-cell office:value-type="string" calcext:value-type="string">
            <text:p>Дівчина відкидається в кріслі із зав'язаними очима, підібгавши розсунуті ніжки і розслабляючись у передчутті насолоди. Чоловік десять хвилин займається з нею оральним сексом, доповнюючи його вібратором. Ретельно розігрівши дівчину язиком та пальцями, джентльмен обережно вводить їй у піхву фалоімітатор. Включивши вібрацію, він дарує дівчині подвійне задоволення, поєднуючи іграшку з ласками її клітора. Не відволікаючись і повністю відійшовши у свої відчуття, дівчина насолоджується цим незвичайним дійством. Переводячи гру у «червоний» формат, дівчина вибирає наступний фант.</text:p>
          </table:table-cell>
          <table:table-cell office:value-type="string" calcext:value-type="string">
            <text:p>Девушка откидывается в кресле с завязанными глазами, поджав раздвинутые ножки и расслабляясь в предвкушении наслаждения. Мужчина десять минут занимается с ней оральным сексом, дополняя его вибратором. Тщательно разогрев девушку языком и пальцами, джентльмен осторожно вводит ей во влагалище фаллоимитатор. Включив вибрацию, он дарит барышне двойное удовольствие, сочетая игрушку с ласками ее клитора. Не отвлекаясь и полностью уйдя в свои ощущения, девушка наслаждается этим необычным действом. Переводя игру в «красный» формат, девушка выбирает следующий фант.</text:p>
          </table:table-cell>
          <table:table-cell table:number-columns-repeated="1022"/>
        </table:table-row>
        <table:table-row table:style-name="ro66">
          <table:table-cell office:value-type="string" calcext:value-type="string">
            <text:p>Оральний секс у поєднанні з анальним вібратором, що закріплюється присоскою, подарує дівчині дуже приємні і гострі відчуття. Дівчина встає у ванні «рачком», піднявши вгору попочку, а чоловік, перебуваючи ззаду, ретельно розігріває їй анус і змащує його. На краю ванни присоскою фіксується вібратор і панночка, дотримуючись ззаду руками, за допомогою чоловіка повільно та обережно на сідає на нього анусом. Важливо, не кваплячись, підібрати правильне місце та кут фіксації іграшки, щоб, сидячи на ній, дівчина почувала себе комфортно. Вставши на коліна між розведених ніг дівчини, джентльмен пестить їй язиком клітор (для зручності можна підкласти під коліна гумовий або інший килимок). Розгойдуючи тазом, панночка насолоджується гостротою незвичайних відчуттів. Вибравши будь-який червоний фант, дівчина переводить гру у «червоний» формат.</text:p>
          </table:table-cell>
          <table:table-cell office:value-type="string" calcext:value-type="string">
            <text:p>Оральный секс в сочетании с закрепляемым присоской анальным вибратором подарит девушке очень приятные и острые ощущения. Девушка встает в ванне «рачком», приподняв вверх попочку, а мужчина, располагаясь сзади, тщательно разогревает ей анус и смазывает его. На краю ванны присоской фиксируется вибратор и барышня, придерживаясь сзади руками, при помощи мужчины медленно и осторожно насаживается на него анусом. Важно, не торопясь, подобрать правильное место и угол фиксации игрушки, чтобы, сидя на ней, девушка чувствовала себя комфортно. Встав на колени между разведенных ног девушки, джентльмен ласкает ей языком клитор (для удобства можно подложить под колени резиновый или другой коврик). Раскачивая тазом, барышня наслаждается остротой необычных ощущений. Выбрав любой красный фант, девушка переводит игру в «красный» формат.</text:p>
          </table:table-cell>
          <table:table-cell table:style-name="Default"/>
          <table:table-cell table:number-columns-repeated="1021"/>
        </table:table-row>
        <table:table-row table:style-name="ro66">
          <table:table-cell office:value-type="string" calcext:value-type="string">
            <text:p>Додатково граючи подвійним вібратором, ви займаєтеся оральним сексом у позиції «69 ​​дівчина знизу». Чуттєво і ніжно ви пестите губами та мовами геніталії один одного, намагаючись доставити якнайбільше задоволення партнеру. Не перериваючи кунілінгуса, чоловік змащує фаломітатор і попочку дівчини спеціальним мастилом. Повільно та обережно він вводить їй у піхву та анус подвійну іграшку, створюючи відчуття сексу одночасно прагнучи чоловіками. Змінюючи глибину занурення, частоту і напрями поштовхів джентльмен дарує панноці насолоду цією незвичайною, але дуже захоплюючою грою. Не припиняючи оральних пестощів, ви обидва отримуєте задоволення від незвичайності свого дійства. Переводячи гру у «червоний» формат, дівчина вибирає наступний фант.</text:p>
          </table:table-cell>
          <table:table-cell office:value-type="string" calcext:value-type="string">
            <text:p>Дополнительно играя двойным вибратором, вы занимаетесь оральным сексом в позиции «69 девушка снизу». Чувственно и нежно вы ласкаете губами и языками гениталии друг друга, стараясь доставить как можно больше удовольствия партнеру. Не прерывая куннилингуса, мужчина смазывает фалломитатор и попочку девушки специальной смазкой. Медленно и осторожно он вводит ей во влагалище и анус двойную игрушку, создавая ощущение секса одновременно стремя мужчинами. Меняя глубину погружения, частоту и направления толчков джентльмен дарит барышне наслаждение этой необычной, но очень увлекательной игрой. Не прекращая оральных ласк, вы оба получаете удовольствие от необычности своего действа. Переводя игру в «красный» формат, девушка выбирает следующий фант.</text:p>
          </table:table-cell>
          <table:table-cell table:style-name="Default"/>
          <table:table-cell table:number-columns-repeated="1021"/>
        </table:table-row>
        <table:table-row table:style-name="ro66">
          <table:table-cell office:value-type="string" calcext:value-type="string">
            <text:p>Дівчина сідає на край ліжка з широко розсунутими ніжками і, взявши в руку фалоімітатор, не соромлячись показує чоловікові, як їй найбільше подобається ним користуватися. При цьому вона дуже докладно зупиняється на нюансах та найважливіших деталях, наочно ілюструючи це. Потім вона відкидається назад, а чоловік встає на коліна і пробує, слідуючи почутим побажанням, доставляти їй максимальну насолоду фалоімітатором. Якщо у джентльмена щось не зовсім виходить, дівчина допомагає виправити помилки, підказуючи, допомагаючи чи спрямовуючи своєю рукою.</text:p>
          </table:table-cell>
          <table:table-cell office:value-type="string" calcext:value-type="string">
            <text:p>Девушка садится на край кровати с широко раздвинутыми ножками и, взяв в руку фаллоимитатор, не стесняясь, показывает мужчине, как ей больше всего нравится им пользоваться. При этом она очень подробно останавливается на нюансах и наиболее важных деталях, наглядно иллюстрируя это. Затем она откидывается назад, а мужчина встает на колени и пробует, следуя услышанным пожеланиям, доставлять ей максимальное наслаждение фаллоимитатором. Если у джентльмена что-либо не совсем получается, девушка помогает исправить ошибки, подсказывая, помогая или направляя своей рукой.</text:p>
          </table:table-cell>
          <table:table-cell table:style-name="Default"/>
          <table:table-cell table:number-columns-repeated="1021"/>
        </table:table-row>
        <table:table-row table:style-name="ro66">
          <table:table-cell office:value-type="string" calcext:value-type="string">
            <text:p>Дівчина вибирає собі фалоімітатор або вібратор, а чоловік - анальну вібропробочку, після чого ви починаєте пестити один одного мовами в позиції "69 чоловік зверху". Для початку займаєтеся оральним сексом, щиро насолоджуючись і намагаючись зробити якомога більше задоволення один одному. Потім чоловік плавними поштовхами занурює у піхву дівчини змащений фалоімітатор, а вона обережно і повільно вводить йому в анус добре змащену проби. Увімкнувши вібрацію, і продовжуючи пестити один одного мовами, ви десять хвилин насолоджуєтеся незвичайною гостротою своїх відчуттів. Вибравши будь-який червоний фант, дівчина переводить гру у «червоний» формат.</text:p>
          </table:table-cell>
          <table:table-cell office:value-type="string" calcext:value-type="string">
            <text:p>Девушка выбирает себе фаллоимитатор или вибратор, а мужчина - анальную вибропробочку, после чего вы начинаете ласкать друг друга языками в позиции «69 мужчина сверху». Для начала занимаетесь оральным сексом, искренне наслаждаясь и стараясь доставить как можно больше удовольствия друг другу. Затем мужчина плавными толчками погружает во влагалище девушки смазанный фаллоимитатор, а она осторожно и медленно вводит ему в анус хорошо смазанную пробочку. Включив вибрацию, и продолжая ласкать друг друга языками, вы десять минут наслаждаетесь необычной остротой своих ощущений. Выбрав любой красный фант, девушка переводит игру в «красный» формат.</text:p>
          </table:table-cell>
          <table:table-cell table:style-name="Default"/>
          <table:table-cell table:number-columns-repeated="1021"/>
        </table:table-row>
        <table:table-row table:style-name="ro66">
          <table:table-cell office:value-type="string" calcext:value-type="string">
            <text:p>Комбінація вібратора, що закріплюється присоскою на ванні, з оральним сексом подарує дівчині неймовірні відчуття. Це шикарна нагода для дуже приємних експериментів. Вібратор фіксується присоскою на краю ванни і панночка, стоячи на колінах або навпочіпки, за допомогою чоловіка насаджується на нього піхвою. Важливо, не кваплячись, підібрати правильне місце та кут фіксації іграшки, щоб, сидячи на ній, дівчина почувала себе комфортно. Після цього джентльмен, сівши на край ванни або вставши навпроти дівчини, дає їй у рот. Розгойдуючи тазом і роблячи поступальні рухи, панночка насолоджується незвичайним відчуттям, ніби займаючись сексом одночасно з двома чоловіками. Лащачи пальцями свій клітор, дівчина може ще більше загострити відчуття, що випробовуються. З наступного фанта ви переводите гру у «червоний» формат.</text:p>
          </table:table-cell>
          <table:table-cell office:value-type="string" calcext:value-type="string">
            <text:p>Комбинация закрепляемого присоской на ванне вибратора с оральным сексом подарит девушке невообразимые ощущения. Это шикарная возможность для весьма приятных экспериментов. Вибратор фиксируется присоской на краю ванны и барышня, стоя на коленках или корточках, при помощи мужчины насаживается на него влагалищем. Важно, не торопясь, подобрать правильное место и угол фиксации игрушки, чтобы, сидя на ней, девушка чувствовала себя комфортно. После этого джентльмен, сев на край ванны или встав напротив девушки, дает ей в ротик. Раскачивая тазом и делая поступательные движения, барышня наслаждается необычным ощущением, словно занимаясь сексом одновременно с двумя мужчинами. Лаская пальцами свой клитор, девушка может еще больше обострить испытываемые ощущения. Со следующего фанта вы переводите игру в «красный» формат.</text:p>
          </table:table-cell>
          <table:table-cell table:style-name="Default"/>
          <table:table-cell table:number-columns-repeated="1021"/>
        </table:table-row>
        <table:table-row table:style-name="ro66" table:number-rows-repeated="1048525">
          <table:table-cell table:number-columns-repeated="1024"/>
        </table:table-row>
        <table:table-row table:style-name="ro21">
          <table:table-cell table:number-columns-repeated="1024"/>
        </table:table-row>
      </table:table>
      <table:table table:name="redUKR" table:style-name="ta3">
        <office:forms form:automatic-focus="false" form:apply-design-mode="false"/>
        <table:table-column table:style-name="co11" table:number-columns-repeated="1024" table:default-cell-style-name="ce13"/>
        <table:table-row table:style-name="ro67">
          <table:table-cell office:value-type="string" calcext:value-type="string">
            <text:p>Поза 01. Якщо у вас є крісло-гойдалка, то не варто використовувати його тільки для обідньої дрімоти. Хто сказав, що це його головне призначення? Але тільки захопившись експериментами, постарайтеся не наїхати собі на пальці ніг, ерекція пропадає миттєво! Дотримуючись один за одного і розгойдуючись, ви можете влаштувати собі чудовий атракціон, головне сміливіше експериментувати. Якщо у показаній позиції чоловік підтримуватиме дівчину, накинувши їй на шию шовковий шарф (або свою краватку), вона зможе повністю розслабити спину, віддавшись дивовижним відчуттям «дівчата на дорослих гойдалках».</text:p>
          </table:table-cell>
          <table:table-cell office:value-type="string" calcext:value-type="string">
            <text:p>Поза 01. Если у вас есть кресло-качалка, то не стоит использовать его только для послеобеденной дремоты. Кто сказал, что это его основное предназначение? Но только увлекшись экспериментами, постарайтесь не наехать себе на пальцы ног, эрекция при этом пропадает мгновенно! Придерживаясь друг за друга и раскачиваясь, вы можете устроить себе восхитительный аттракцион, главное экспериментировать смелее. Если в показанной позиции мужчина будет поддерживать девушку, накинув ей на шею шелковый шарф (или свой галстук), она сможет полностью расслабить спину, отдавшись изумительным ощущениям «девочки на взрослых качелях».</text:p>
          </table:table-cell>
          <table:table-cell table:number-columns-repeated="1022"/>
        </table:table-row>
        <table:table-row table:style-name="ro67">
          <table:table-cell office:value-type="string" calcext:value-type="string">
            <text:p>Пози 02, 03 і 04. Незважаючи на екзотичність, що здається, позиція № 2 цілком зручна до виконання, якщо дівчина не дуже щільно поїла перед побаченням. Унікальність перевернутих поз полягає в тому, що додаткове почуття «ульоту» викликається припливом крові до голови, а оргазм у жінок в такому положенні яскравіший. Головне при цьому повністю розслабитися і поринути в насолоду незвичністю. Усвідомлювати те, що відбувається, має виключно чоловік, місце панянки - на небесах. Почавши з позиції № 2, чоловік повільно опускає дівчину на спину (поза № 3), а через деякий час може перейти в більш комфортне положення № 4.</text:p>
          </table:table-cell>
          <table:table-cell office:value-type="string" calcext:value-type="string">
            <text:p>Позы 02, 03 и 04. Несмотря на кажущуюся экзотичность, позиция № 2 вполне удобна к исполнению, если девушка не очень плотно поела перед свиданием. Уникальность перевернутых поз заключается в том, что дополнительное чувство «улета» вызывается приливом крови к голове, а оргазм у дам в таком положении более яркий. Главное при этом полностью расслабиться и погрузиться в наслаждение необычностью. Осознавать происходящее должен исключительно мужчина, место барышни - на небесах. Начав с позиции № 2, мужчина медленно опускает девушку на спину (поза № 3), а еще через некоторое время может перейти в более комфортное положение № 4.</text:p>
          </table:table-cell>
          <table:table-cell table:number-columns-repeated="1022"/>
        </table:table-row>
        <table:table-row table:style-name="ro67">
          <table:table-cell office:value-type="string" calcext:value-type="string">
            <text:p>Дівчині дозволяється робити абсолютно все, що вона забажає у сексі. Давати завдання чоловікові, вибирати та змінювати ролі, пози та техніку, використовувати секс-іграшки та пристосування, намагаючись при цьому не завдати шкоди нічиєму здоров'ю. У її розпорядженні надаються всі можливості та резерви студії, включаючи меблі та аксесуари. Дівчина повноцінно творить у ній, намагаючись реалізувати всі свої таємні, хай навіть збочені фантазії. При цьому вона може вигадувати пози сама, так і користуватися Каталогом. Чоловік беззаперечно дотримується всіх вказівок і побажань панночки, в жодному разі не закінчуючи без її дозволу. Якщо це все ж таки відбудеться раніше часу, то він зобов'язаний, відновивши свої сили, знову повністю віддатися у владу дівчини.</text:p>
          </table:table-cell>
          <table:table-cell office:value-type="string" calcext:value-type="string">
            <text:p>Девушке разрешается делать абсолютно все, что она пожелает в сексе. Давать задания мужчине, выбирать и менять роли, позы и технику, использовать секс-игрушки и приспособления, стараясь при этом не нанести вред ничьему здоровью. В ее распоряжении оказываются все возможности и резервы студии, включая мебель и аксессуары. Девушка полноценно творит в ней, стараясь реализовать все свои тайные, пусть даже извращенные фантазии. При этом она может как придумывать позы сама, так и пользоваться Каталогом. Мужчина беспрекословно следует всем указаниям и пожеланиям барышни, ни в коем случае не кончая без ее позволения. Если это все же произойдет раньше времени, то он обязан, восстановив свои силы, вновь полностью отдаться во власть девушки.</text:p>
          </table:table-cell>
          <table:table-cell table:number-columns-repeated="1022"/>
        </table:table-row>
        <table:table-row table:style-name="ro67">
          <table:table-cell office:value-type="string" calcext:value-type="string">
            <text:p>Пози 03 і 04. Вкрай незвичайні відчуття в позі № 3 відчувають обидва партнери, оскільки їх промежини при цьому дуже тісно притискаються, а кут введення члена в піхву - явно не стандартний. Тертя яєчок про промежину дівчини, а також почуття розтягнення в паху збуджують настільки, що чоловікові нелегко стримувати себе. Перейшовши в позицію № 4, він зможе трохи охолонути і продовжити любовне спілкування з дамою. Поклавши йому рота свій пальчик, вона допоможе джентльмену змістити центр відчуттів з головки члена на кінчик язика.</text:p>
          </table:table-cell>
          <table:table-cell office:value-type="string" calcext:value-type="string">
            <text:p>Позы 03 и 04. Крайне необычные ощущения в позе № 3 испытывают оба партнера, поскольку их промежности при этом очень тесно прижимаются, а угол введения члена во влагалище - явно «не стандартен». Трение яичек о промежность девушки, а также чувство растяжения в паху возбуждают настолько, что мужчине нелегко сдерживать себя. Перейдя в позицию № 4, он сможет немного «остыть» и продолжить любовное общение с дамой. Положив ему рот свой пальчик, она поможет джентльмену сместить центр ощущений с головки члена на кончик языка.</text:p>
          </table:table-cell>
          <table:table-cell table:number-columns-repeated="1022"/>
        </table:table-row>
        <table:table-row table:style-name="ro67">
          <table:table-cell office:value-type="string" calcext:value-type="string">
            <text:p>Пози 04 і 05. Четверта позиція дуже чутлива для чоловіків, оскільки додаткове тертя яєчок про нижню ніжку панянки вкрай збуджує багатьох. У ній просто неможливо довго стримуватися, якщо поводитися активно. Панночка може допомогти джентльмену відволіктися від надмірної гостроти відчуттів, поклавши йому в рот свій пальчик. Потім вона лягає на спину, а чоловік піднімається на колінах зверху і вони продовжують насолоджуватися один одним у не менш чуттєвій позиції №5. Милуючись зверху панночкою, чоловік нашіптує їй ласкаві слівця.</text:p>
          </table:table-cell>
          <table:table-cell office:value-type="string" calcext:value-type="string">
            <text:p>Позы 04 и 05. Четвертая позиция очень чувствительна для мужчин, поскольку дополнительное трение яичек о нижнюю ножку барышни крайне возбуждает многих. В ней просто невозможно долго сдерживаться, если вести себя активно. Барышня может помочь джентльмену отвлечься от чрезмерной остроты ощущений, положив ему в рот свой пальчик. Затем она ложится на спину, а мужчина приподнимается на коленях сверху и они продолжают наслаждаться друг другом в не менее чувствен-ной позиции №5. Любуясь сверху барышней, мужчина нашептывает ей ласковые словечки.</text:p>
          </table:table-cell>
          <table:table-cell table:number-columns-repeated="1022"/>
        </table:table-row>
        <table:table-row table:style-name="ro67">
          <table:table-cell office:value-type="string" calcext:value-type="string">
            <text:p>Пози 05 і 06. Незвичайний кут введення члена, сильне розтягнення в паху і тісний дотик промежин у позі № 5 викликають дуже приємні відчуття обох партнерів. Змінюючи кут нахилу над дамою, що відкинулася, напрям, силу і інтенсивність поштовхів, джентльмен має прекрасні можливості для справжньої творчості. Свобода рук надає додаткові можливості для ласок, а, взявши в рот пальчик ноги панночки, чоловік може доводити її до трепету своєю грою. Щодо цього поза №5 унікальна. Перекинувши нижню ніжку панночки нагору і схрестивши її з верхньої, чоловік піднімається навпочіпки і переходить у позицію № 6 («позу, подібну до лотоса»), яка є справжнім шедевром східного мистецтва кохання.</text:p>
          </table:table-cell>
          <table:table-cell office:value-type="string" calcext:value-type="string">
            <text:p>Позы 05 и 06. Необычный угол введения члена, сильное растяжение в паху и тесное соприкосновение промежностей в позе № 5 вызывают очень приятные ощущения у обоих партнеров. Меняя угол наклона над откинувшейся дамой, направление, силу и интенсивность толчков, джентльмен имеет прекрасные возможности для истинного творчества. Свобода рук предоставляет дополнительные возможности для ласк, а, взяв в рот пальчик ноги барышни, мужчина может доводить ее до трепета своей игрой. В этом отношении поза №5 уникальна. Перекинув нижнюю ножку барышни наверх и скрестив ее с верхней, мужчина приподнимается на корточки и переходит в позицию № 6 («позу, подобную лотосу»), которая является настоящим шедевром восточного искусства любви.</text:p>
          </table:table-cell>
          <table:table-cell table:number-columns-repeated="1022"/>
        </table:table-row>
        <table:table-row table:style-name="ro67">
          <table:table-cell office:value-type="string" calcext:value-type="string">
            <text:p>Дівчина беззаперечно виконує всі побажання чоловіка, а він, вигадуючи нові пози, використовуючи всі можливості та резерви студії, включаючи меблі, аксесуари та секс-іграшки, повноцінно творить, намагаючись реалізувати всі свої таємні, хай навіть збочені фантазії. При цьому він може вигадувати пози сам, так і користуватися Каталогом. Гра триває рівно стільки, скільки того забажає джентльмен, але він може дозволити собі закінчити тільки після оргазму жінки.</text:p>
          </table:table-cell>
          <table:table-cell office:value-type="string" calcext:value-type="string">
            <text:p>Девушка беспрекословно выполняет все пожелания мужчины, а он, придумывая новые позы, используя все возможности и резервы студии, включая мебель, аксессуары и секс-игрушки, полноценно творит, стараясь реализовать все свои тайные, пусть даже извращенные фантазии. При этом он может как придумывать позы сам, так и пользоваться Каталогом. Игра продолжается ровно столько, сколько того пожелает джентльмен, но он может позволить себе кончить только после оргазма дамы.</text:p>
          </table:table-cell>
          <table:table-cell table:number-columns-repeated="1022"/>
        </table:table-row>
        <table:table-row table:style-name="ro67">
          <table:table-cell office:value-type="string" calcext:value-type="string">
            <text:p>Пози 06 і 05. Схрестивши гомілки, дівчина приймає «позу, подібну до лотоса» і це не просто гарні слова. Позиція №6 справді чудова і дівчина неймовірно спокусливо виглядає у ній. Це становище має сильну енергетику. Стоячи навпочіпки, чоловік навряд чи зможе довго протриматися, одночасно насолоджуючись таким дивовижним видовищем і вкрай гострими відчуттями. Вона рекомендується, якщо партнери вирішили закінчити свій «бенкет». Якщо ж ні, то, пропустивши одне з стегон панночки у себе між ніг, і перейшовши на коліна, джентльмен продовжує ублажувати свою даму в не менш дивовижній позиції № 5. Розташовуючись зверху над дівчиною, що повністю розчинилася у відчуттях, в позиції № 5 чоловік має унікальні можливості для "сексуальної творчості".</text:p>
          </table:table-cell>
          <table:table-cell office:value-type="string" calcext:value-type="string">
            <text:p>Позы 06 и 05. Скрестив голени, девушка принимает «позу, подобную лотосу» и это не просто красивые слова. Позиция № 6 поистине великолепна и девушка невероятно соблазнительно выглядит в ней. Это положение имеет сильнейшую энергетику. Стоя на корточках, мужчина вряд ли сможет долго продержаться, одновременно наслаждаясь столь изумительным зрелищем и крайне острыми ощущениями. Она рекомендуется, если партнеры решили закончить свой «пир». Если же нет, то, пропустив одно из бедер барышни у себя между ног, и перейдя на колени, джентльмен продолжает ублажать свою даму в не менее изумительной позиции № 5. Располагаясь сверху над полностью растворившейся в ощущениях девушкой, в позиции № 5 мужчина имеет уникальные возможности для «сексуального творчества».</text:p>
          </table:table-cell>
          <table:table-cell table:number-columns-repeated="1022"/>
        </table:table-row>
        <table:table-row table:style-name="ro67">
          <table:table-cell office:value-type="string" calcext:value-type="string">
            <text:p>Пози 07 і 06. Комбінацію цих поз можна сміливо назвати «секс-феєрверком», настільки незвичайні, вибухові відчуття та емоції дарує вона обом партнерам. У перевернутій позі № 7 кров приливає до голови дівчині, швидко відводячи її в іншу реальність, а, на додаток до всього, головка чоловічого члена спрямована точно у бік точки G. Особам, які не практикують йогу, навряд чи варто довго затримуватися в цьому становищі, а чоловік повинен робити все дуже обережно та уважно, адже не всі дівчата мають достатню гнучкість. Повільно присідаючи навпочіпки і опускаючи на спину панночку зі схрещеними ніжками, чоловік переводить її в позицію № 6 («позу, подібну до лотоса») і, вголос захоплюючись її красою, продовжує кохатися. Маючи дуже сильну енергетику, ця позиція вважається унікальною у знавців східного сексу.</text:p>
          </table:table-cell>
          <table:table-cell office:value-type="string" calcext:value-type="string">
            <text:p>Позы 07 и 06. Комбинацию этих поз можно смело назвать «секс-фейерверком», столь необычные, взрывные ощущения и эмоции дарит она обоим партнерам. В перевернутой позе № 7 кровь приливает к голове девушке, быстро уводя ее в другую реальность, а, в дополнение ко всему, головка мужского члена направлена точно в сторону точки G. Лицам, не практикующим йогу, вряд ли стоит долго задерживаться в этом положении, а мужчина должен делать все очень осторожно и внимательно, ведь не все девушки имеют достаточную гибкость. Медленно приседая на корточки и опуская на спину барышню со скрещенными ножками, мужчина переводит ее в позицию № 6 («позу, подобную лотосу») и, вслух восхищаясь ее красотой, продолжает заниматься любовью. Обладая очень сильной энергетикой, эта позиция считается уникальной у знатоков восточного секса.</text:p>
          </table:table-cell>
          <table:table-cell table:number-columns-repeated="1022"/>
        </table:table-row>
        <table:table-row table:style-name="ro67">
          <table:table-cell office:value-type="string" calcext:value-type="string">
            <text:p>Пози 08 та 09. Комбінація цих поз дуже контрастна. У «медитативної» позиції № 8 партнери повністю розчиняються у почуттях, забуваючи про все, крім свого єднання. Трохи підводячись на колінах, дівчина підігрує чоловікові, зосереджуючись при цьому виключно на власних відчуттях. Жодного поспіху або різких рухів, все плавно і неквапливо... Це може тривати дуже довго, тим самим обмежившись. Але варто спробувати різкого контрасту. Несподівано і з силою піднявши дівчину (не роз'єднуючись з нею), чоловік ставить її на коліна. А потім агресивно та затято має у позиції № 9, не приховуючи своїх емоцій. При вдалій грі оргазм в обох буде просто дивовижним!</text:p>
          </table:table-cell>
          <table:table-cell office:value-type="string" calcext:value-type="string">
            <text:p>Позы 08 и 09. Комбинация этих поз очень контрастна. В «медитативной» позиции № 8 партнеры полностью растворяются в чувствах, забывая обо всем, кроме своего единения. Чуть приподнимаясь на коленках, девушка подыгрывает мужчине, сосредотачиваясь при этом исключительно на собственных ощущениях. Никакой спешки или резких движений, все плавно и неторопливо... Это может длиться очень долго, тем и ограничившись. Но стоит попробовать резкий контраст. Внезапно и с силой приподняв девушку (не разъединяясь с ней), мужчина ставит ее на колени. А затем агрессивно и яростно имеет в позиции № 9, не скрывая своих эмоций. При удачной игре оргазм у обоих будет просто умопомрачительным!</text:p>
          </table:table-cell>
          <table:table-cell table:number-columns-repeated="1022"/>
        </table:table-row>
        <table:table-row table:style-name="ro67">
          <table:table-cell office:value-type="string" calcext:value-type="string">
            <text:p>Пози 10 і 09. Позиція № 10 дає обом партнерам дивовижну можливість насолоди «процесом». Кожен зосереджується лише на своїх відчуттях. Все може бути як дуже грубо, так і ніжно, варто спробувати різний емоційний настрій. Найкраще в цій позі насолоджуватися самим дійством, намагаючись захоплено підігравати партнеру. І тут, «прислухаючись» до «бажань плоті», змінюючи кут, глибину, напрям введення, інтенсивність рухів, нахил тіла, можна влаштувати дуже чуттєву гру. Поза цілком самодостатня, проте за бажання можна, змістившись уперед, повністю переповзти на ліжко, або закінчити агресивніше - у позиції № 9, із гарчанням, стогонами та криком.</text:p>
          </table:table-cell>
          <table:table-cell office:value-type="string" calcext:value-type="string">
            <text:p>Позы 10 и 09. Позиция № 10 дает обоим партнерам удивительную возможность наслаждения «процессом». Каждый сосредотачивается исключительно на своих ощущениях. Все может быть как очень грубо, так и нежно, стоит попробовать разный эмоциональный настрой. Лучше всего в этой позе наслаждаться самим действом, стараясь увлеченно подыгрывать партнеру. В этом случае, «прислушиваясь» к «желаниям плоти», меняя угол, глубину, направление введения, интенсивность движений, наклон тела, можно устроить очень чувственную игру. Поза вполне самодостаточна, однако при желании можно, сместившись вперед, полностью переползти на кровать, или закончить более агрессивно - в позиции № 9, с рычанием, стонами и криком.</text:p>
          </table:table-cell>
          <table:table-cell table:number-columns-repeated="1022"/>
        </table:table-row>
        <table:table-row table:style-name="ro67">
          <table:table-cell office:value-type="string" calcext:value-type="string">
            <text:p>Пози 12 і 13. Піднявши губами член чоловіка, дівчина сідає на нього в позицію № 12 і насолоджується своїм володінням. Змінюючи нахил тулуба, розгойдуючись і рухаючи тазом, вона розчиняється в гостроті відчуттів. Щільно стиснувши ноги, вона може отримати ще більше задоволення, а за бажання доповнити дійство, пестячи рукою свій клітор. Чоловік лише допомагає дівчині, намагаючись не відволікати її. Потім вони плавно переходять у позицію № 13, в якій активна роль знову належить дівчині. Чоловік може посилити гостроту її відчуттів, додатково використовуючи анальні намисто. Вводячи і виводячи кульки в такт похитуванням панночки, він повинен різким рухом висмикнути іграшку з попочки під час її оргазму. Вибух неймовірних емоцій дівчини у піковий момент гарантовано.</text:p>
          </table:table-cell>
          <table:table-cell office:value-type="string" calcext:value-type="string">
            <text:p>Позы 12 и 13. Подняв губками член мужчины, девушка садится на него в позицию № 12 и наслаждается своим обладанием. Меняя наклон туловища, раскачиваясь и двигая тазом, она растворяется в остроте ощущений. Плотно сжав ноги, она может получить еще большее удовольствие, а при желании дополнить действо, лаская рукой свой клитор. Мужчина лишь помогает девушке, стараясь не отвлекать ее. Затем они плавно переходят в позицию № 13, в которой активная роль опять принадлежит барышне. Мужчина может усилить остроту ее ощущений, дополнительно используя анальные бусы. Вводя и выводя шарики в такт покачиваниям барышни, он должен резким движением выдернуть игрушку из попочки во время ее оргазма. Взрыв невероятных эмоций девушки в пиковый момент гарантирован.</text:p>
          </table:table-cell>
          <table:table-cell table:number-columns-repeated="1022"/>
        </table:table-row>
        <table:table-row table:style-name="ro67">
          <table:table-cell office:value-type="string" calcext:value-type="string">
            <text:p>Пози 14 та 13. За умови, що дівчина не дуже важка, у позиції № 14 вона може подарувати як собі, так і чоловікові дуже незвичайні та яскраві емоції. Якщо на вечерю не запланована яєчня, то надто активно стрибати в цьому положенні не рекомендується. Нахиляючись уперед і назад, погойдуючись і трохи ерзаючи, вона і без цього отримає масу приємних відчуттів. Особливо довго затримуватися в такій позі не зовсім комфортно, тому, витягнувши ноги чоловіка через сторони перед собою і відхилившись вперед, панночка може продовжити насолоджуватися сексом у позиції № 13. Ніжно пестуючи її попугайку і нашіптуючи компліменти, чоловік має чудову можливість доставити своїй дамі додаткове задоволення .</text:p>
          </table:table-cell>
          <table:table-cell office:value-type="string" calcext:value-type="string">
            <text:p>Позы 14 и 13. При условии, что девушка не очень тяжелая, в позиции № 14 она может подарить как себе, так и мужчине очень необычные и яркие эмоции. Если на ужин не запланирована яичница, то слишком активно барышне прыгать в этом положении не рекомендуется. Наклоняясь вперед и назад, покачиваясь и слегка ерзая, она и без этого получит массу приятных ощущений. Особенно долго задерживаться в такой позе не совсем комфортно, поэтому, вытянув ноги мужчины через стороны перед собой и отклонившись вперед, барышня может продолжить наслаждаться сексом в позиции № 13. Нежно лаская ее попочку и нашептывая комплименты, мужчина имеет прекрасную возможность доставить своей даме дополнительное удовольствие.</text:p>
          </table:table-cell>
          <table:table-cell table:number-columns-repeated="1022"/>
        </table:table-row>
        <table:table-row table:style-name="ro67">
          <table:table-cell office:value-type="string" calcext:value-type="string">
            <text:p>Пози 15 і 16. Почавши з класичної «місіонерської» позиції, чоловік потім встає на коліна, піднімаючи дівчину за стегна і переходячи в положення № 15. Панночка повністю розслаблюється в його руках, а він, розгойдуючи та обертаючи її тазом, доставляє обом незвичайні відчуття рухами члена у піхву. Потім, переходячи в позу № 16, він підкладає під попу дівчині подушку і, підібгавши її зігнуті в колінах ніжки, одночасно впирає ступні в свої груди. Притримуючи один одного руками, вони насолоджуються своїм єднанням у цій дивовижній позі. Згідно зі східними вченнями, у цьому становищі дівчина повністю віддається у владу чоловічої сили, притискаючи ступні до його серцевої чакри.</text:p>
          </table:table-cell>
          <table:table-cell office:value-type="string" calcext:value-type="string">
            <text:p>Позы 15 и 16. Начав с классической «миссионерской» позиции, мужчина затем встает на колени, приподнимая девушку за бедра и переходя в положение № 15. Барышня полностью расслабляется в его руках, а он, раскачивая и вращая ее тазом, доставляет обоим необычные ощущения движениями члена во влагалище. Затем, переходя в позу № 16, он подкладывает под попу девушке подушку и, поджав ее согнутые в коленках ножки, одновременно упирает ступни в свою грудь. Придерживая друг друга руками, они наслаждаются своим единением в этой изумительной позе. Согласно восточным учениям, в этом положении девушка всецело отдается во власть мужской силы, прижимая ступни к его сердечной чакре.</text:p>
          </table:table-cell>
          <table:table-cell table:number-columns-repeated="1022"/>
        </table:table-row>
        <table:table-row table:style-name="ro67">
          <table:table-cell office:value-type="string" calcext:value-type="string">
            <text:p>На вибір дівчини наступну гру вони проведуть утрьох чи вчотирьох, одягнувши за бажання маски. Панночка сама запропонує комусь із членів Клубу «Фанти» приєднатися до них. Гра проводитиметься до «червоного» формату, а якщо при цьому буде потрібний призовий фонд, то фінансування забезпечить чоловік. Наступний фант вибирає дівчина.</text:p>
          </table:table-cell>
          <table:table-cell office:value-type="string" calcext:value-type="string">
            <text:p>На выбор девушки следующую игру они проведут втроем или вчетвером, одев при желании маски. Барышня сама предложит кому-либо из членов Клуба «Фанты» присоединиться к ним. Игра будет проводиться к «красном» формате, а если при этом потребуется призовой фонд, то финансирование обеспечит мужчина. Следующий фант выбирает девушка.</text:p>
          </table:table-cell>
          <table:table-cell table:number-columns-repeated="1022"/>
        </table:table-row>
        <table:table-row table:style-name="ro67">
          <table:table-cell office:value-type="string" calcext:value-type="string">
            <text:p>Пози 16 і 15. Піднявши подушкою таз дівчини і лежачи на ліктях, чоловік ніжно пестить її між ніг язиком. Довівши панночку до граничного збудження оральним сексом, він підтискає до грудей її ніжки і з'єднується в позиції № 16. Змінюючи глибину, інтенсивність і частоту поштовхів він натхненно насолоджується сам і дарує блаженство жінці. Ця поза абсолютно самодостатня, дозволяючи обом партнерам крок за кроком поринати в нірвану, але якщо їм захочеться різноманітності, то найкращим варіантом буде плавний перехід у положення № 15. Повністю віддаючись своїм відчуттям, панночка розслаблюється в руках чоловіка, а він, тримаючи дівчину за стегна, розгойдує і обертає її тазом, насолоджуючись незвичайними рухами члена у піхву.</text:p>
          </table:table-cell>
          <table:table-cell office:value-type="string" calcext:value-type="string">
            <text:p>Позы 16 и 15. Приподняв подушкой таз девушки и лежа на локтях, мужчина нежно ласкает ее между ног языком. Доведя барышню до предельного возбуждения оральным сексом, он поджимает к груди ее ножки и соединяется в позиции № 16. Меняя глубину, интенсивность и частоту толчков он вдохновенно наслаждается сам и дарит блаженство даме. Эта поза абсолютно самодостаточна, позволяя обоим партнерам шаг за шагом погружаться в нирвану, но если им захочется разнообразия, то лучшим вариантом будет плавный переход в положение № 15. Полностью отдаваясь своим ощущениям, барышня расслабляется в руках мужчины, а он, держа девушку за бедра, раскачивает и вращает ее тазом, наслаждаясь необычными движениями члена во влагалище.</text:p>
          </table:table-cell>
          <table:table-cell table:number-columns-repeated="1022"/>
        </table:table-row>
        <table:table-row table:style-name="ro67">
          <table:table-cell office:value-type="string" calcext:value-type="string">
            <text:p>Пози 17 і 18. Зібравшись кохатися на стільці, насамперед слід переконатися у його достатньої міцності, поставившись до цього серйозно. Сівши на чоловіка в позиції №17, дівчина, насолоджуючись, грає активну роль. Ірзаючи, обертаючи тазом, підводячись, відкидаючись і притискаючись до партнера, вона має можливість різним чином змінювати відчуття члена, що рухається всередині піхви. Роль чоловіка зводиться лише до того, щоб не закінчити раніше і підтримувати свою даму. Охоплюючи її за сідниці, він допомагає панночці, посилюючи амплітуду та інтенсивність рухів. Якщо дівчина втомиться, то підтримуючи її знизу за сідниці і не виводячи члена, чоловік може перенести дійство на обідній стіл, продовживши його в позі № 18. Тепер активна роль повністю переходить до джентльмена. Спочатку панночка, а потім чоловік вибирають з Каталогу кожну позицію, яка найбільше сподобалася. Ці положення обов'язково мають бути різними. Почавши займатися сексом в позі, що сподобалася дівчині, пара поступово переходить до другої з них, обраної джентльменом. Закінчують вони, знову повернувшись до первісного становища, улюбленого панночкою, або до іншого, якщо їй дуже захочеться різноманітності. При цьому дівчина може вносити в дію будь-які корективи, обов'язкові до виконання джентльменом, а він має право закінчувати виключно з її дозволу. Рішення про перехід до наступного фанта приймає дівчина.</text:p>
          </table:table-cell>
          <table:table-cell office:value-type="string" calcext:value-type="string">
            <text:p>Позы 17 и 18. Собравшись заниматься любовью на стуле, прежде всего следует убедиться в его достаточной прочности, отнесясь к этому серьезно. Сев на мужчину в позиции № 17, девушка, наслаждаясь, играет активную роль. Ерзая, вращая тазом, привставая, откидываясь и прижимаясь к партнеру, она имеет возможность самым различным образом менять ощущения двигающегося внутри влагалища члена. Роль мужчины сводится лишь к тому, чтобы не кончить раньше времени и поддерживать свою даму. Обхватывая ее за ягодицы, он помогает барышне, усиливая амплитуду и интенсивность движений. Если девушка устанет, то, поддерживая ее снизу за ягодицы и не выводя члена, мужчина может перенести действо на обеденный стол, продолжив его в позе № 18. Теперь активная роль полностью переходит к джентльмену. Сначала барышня, а потом мужчина выбирают из Каталога наиболее понравившуюся каждому позицию. Эти положения обязательно должны быть разными. Начав заниматься сексом в понравившейся девушке позе, пара постепенно переходит ко второй из них, выбранной джентльменом. Заканчивают они, вновь вернувшись к первоначальному положению, облюбованному барышней, или к иному, если ей очень захочется разнообразия. При этом девушка может вносить в действо любые коррективы, обязательные к исполнению джентльменом, а он имеет право кончать исключительно с ее позволения. Решение о переходе к следующему фанту принимает девушка.</text:p>
          </table:table-cell>
          <table:table-cell table:number-columns-repeated="1022"/>
        </table:table-row>
        <table:table-row table:style-name="ro67">
          <table:table-cell office:value-type="string" calcext:value-type="string">
            <text:p>Пози 18 і 17. Постеливши на стіл щось м'яке, ви перетворюєте його на чудове ложе кохання, як це показано на малюнку № 18. При цьому панночка може закинути джентльмену одну ногу на плече, а він має чудову можливість для найрізноманітніших любовних втіх. . Обертаючи всередині піхви членом, змінюючи напрямок і глибину поштовхів, чоловік може дивним чином грати відчуттями обох. Одночасно з поштовхами він може щоразу притягувати до себе панночку, що посилює задоволення. Повна свобода його рук - шикарна нагода для витончених ласок і, насолоджуючись тілом дівчини, джентльмен обсипає її компліментами. Ця поза дозволяє займатися сексом як завгодно довго, але якщо виникне бажання урізноманітнити дійство, то, не виходячи з панночки, чоловік може перенести її на стілець у положення № 17 і поступитися активною роллю.</text:p>
          </table:table-cell>
          <table:table-cell office:value-type="string" calcext:value-type="string">
            <text:p>Позы 18 и 17. Постелив на стол что-нибудь мягкое, вы превращаете его в великолепное ложе любви, как это показано на рисунке № 18. При этом барышня может закинуть джентльмену одну ногу на плечо, а он имеет прекрасную возможность для самых различных любовных утех. Вращая внутри влагалища членом, меняя направление и глубину толчков, мужчина может удивительным образом играть ощущениями обоих. Одновременно с толчками он может каждый раз притягивать к себе барышню, что усиливает удовольствие. Полная свобода его рук - шикарная возможность для изощренных ласк и, наслаждаясь телом девушки, джентльмен осыпает ее комплиментами. Эта поза позволяет заниматься сексом сколь угодно долго, но если возникнет желание разнообразить действо, то, не выходя из барышни, мужчина может перенести ее на стул в положение № 17 и уступить активную роль.</text:p>
          </table:table-cell>
          <table:table-cell table:number-columns-repeated="1022"/>
        </table:table-row>
        <table:table-row table:style-name="ro67">
          <table:table-cell office:value-type="string" calcext:value-type="string">
            <text:p>Пози 19 і 20. Східні таємниці сексуальної енергетики здатні творити дива з емоціями і відчуттями пари, що злилася в екстазі. Позиція №19 дає чудову нагоду спробувати це. Розчинившись у відчутті єднання та взаємного володіння, партнери тримають ступні один одного, роблячи при цьому чуттєві та повільні зустрічні рухи. Дійшовши до вершини екстазу, вони зливаються в обіймах пози № 20, продовжуючи хвилеподібні пульсації кохання, котрі з кожною миттю наближають їх до обопільного оргазму. На мить завмираючи і цілуючись, вони знову продовжують рух, насолоджуючись своїми відчуттями і почуттями.</text:p>
          </table:table-cell>
          <table:table-cell office:value-type="string" calcext:value-type="string">
            <text:p>Позы 19 и 20. Восточные тайны сексуальной энергетики способны творить чудеса с эмоциями и ощущениями слившейся в экстазе пары. Позиция № 19 дает прекрасную возможность попробовать это. Растворившись в ощущении единения и взаимного обладания, партнеры держат ступни друг друга, делая при этом чувственные и неспешные встречные движения. Дойдя до вершины экстаза, они сливаются в объятии позы № 20, продолжая волнообразные пульсации любви, с каждым мгновением приближающие их к обоюдному оргазму. На мгновение замирая и целуясь, они вновь продолжают движение, упиваясь своими ощущениями и чувствами.</text:p>
          </table:table-cell>
          <table:table-cell table:number-columns-repeated="1022"/>
        </table:table-row>
        <table:table-row table:style-name="ro67">
          <table:table-cell office:value-type="string" calcext:value-type="string">
            <text:p>Поза 20. Заняття коханням у позиції № 20 неправильно називати просто сексом. Це щось значно більше, зване в Тантрі позою Яб-Юм. При неквапливості і правильному взаємному настрої в цьому положенні можна справді зануритися в нірвану, повністю відмовившись від усього мирського і відчувши себе єдиним у злитті тіл. Основна роль тут грає жінкою, яка, сидячи на члені, легкими хвилеподібними похитуваннями стегон та тазу поступово доводить себе та чоловіка до стану сексуального екстазу. Притримуючи панночку за талію і сідниці, чоловік лише злегка допомагає їй робити любовні рухи, немов підігруючи в цьому чудовому ритуалі, а його лагідний шепіт солодким гіпнозом розчиняє свідомість дівчини.</text:p>
          </table:table-cell>
          <table:table-cell office:value-type="string" calcext:value-type="string">
            <text:p>Поза 20. Занятие любовью в позиции № 20 не правильно называть просто сексом. Это нечто существенно большее, называемое в Тантре позой «Яб-Юм». При неспешности и правильном взаимном настрое в этом положении можно действительно погрузиться в нирвану, полностью отрешившись от всего мирского и почувствовав себя единым в слиянии тел. Основная роль здесь играется женщиной, которая, сидя на члене, легкими волнообразными покачиваниями бедер и таза постепенно доводит себя и мужчину до состояния сексуального экстаза. Придерживая барышню за талию и ягодицы, мужчина лишь слегка помогает ей делать любовные движения, словно подыгрывая в этом восхитительном ритуале, а его ласковый шепот сладким гипнозом растворяет сознание девушки.</text:p>
          </table:table-cell>
          <table:table-cell table:number-columns-repeated="1022"/>
        </table:table-row>
        <table:table-row table:style-name="ro67">
          <table:table-cell office:value-type="string" calcext:value-type="string">
            <text:p>Пози 20 і 21. Почавши з класичної тантричної пози № 20, званої «Яб-Юм», пара поступово доводить один одного до стану сексуального екстазу. Сидячи в тісних обіймах, чоловік і жінка роблять зустрічні хвилеподібні рухи назустріч один одному, наче творять священний ритуал. Налаштувавшись на партнера, кожен забуває про все інше, крім цих почуттів та відчуттів, блаженствуючи у злитті та щиро віддаючись коханню. Потім чоловік опускається на спину і повністю віддається жінці, яка, почуваючись богинею, насолоджується своїм володінням у позиції № 21. Поклавши руку посередині грудей чоловіка, вона тим самим накриває його серцеву чакру, посилюючи тим самим відчуття чудового єднання.</text:p>
          </table:table-cell>
          <table:table-cell office:value-type="string" calcext:value-type="string">
            <text:p>Позы 20 и 21. Начав с классической тантрической позы № 20, называемой «Яб-Юм», пара постепенно доводит друг друга до состояния сексуально экстаза. Сидя в тесном объятии, мужчина и женщина делают встречные волнообразные движения навстречу друг другу, словно творят священный ритуал. Настроившись на партнера, каждый забывает обо всем ином, кроме этих чувств и ощущений, блаженствуя в слиянии и искренне отдаваясь любви. Затем мужчина опускается на спину и полностью отдается женщине, которая, чувствуя себя богиней, наслаждается своим обладанием в позиции № 21. Положив руку посередине груди мужчины, она тем самым накрывает его сердечную чакру, усиливая тем самым чувство восхитительного единения.</text:p>
          </table:table-cell>
          <table:table-cell table:number-columns-repeated="1022"/>
        </table:table-row>
        <table:table-row table:style-name="ro67">
          <table:table-cell office:value-type="string" calcext:value-type="string">
            <text:p>Пози 21 і 22. Комбінація цих позицій - чудова нагода для дівчини відчути себе абсолютною господинею становища. Лежачи на спині в позі № 21, чоловік повністю підкоряється своїй пані та повелительці, лише допомагаючи та підігруючи, а шепіт його компліментів є найкращою музикою для неї. Вставаючи навколішки, сідаючи навпочіпки, відхиляючись назад і лягаючи вперед, повертаючись убік і крутячись, панночка може як завгодно урізноманітнити кут введення члена в піхву, змінюючи тим самим гостроту відчуттів і глибину занурення. Притримуючи дівчину за сідниці та стегна, чоловік щиро прислуговує їй, допомагаючи рухатися, вставати та розгойдуватися в екстатичному танці жриці кохання. Коли вона відкидається назад, в позу № 22, він ніжно пестить лобок і клітор, все вище і вище піднімаючи дівчину на хвилях дивовижного блаженства.</text:p>
          </table:table-cell>
          <table:table-cell office:value-type="string" calcext:value-type="string">
            <text:p>Позы 21 и 22. Комбинация этих позиций - прекрасная возможность для девушки почувствовать себя абсолютной хозяйкой положения. Лежа на спине в позе № 21, мужчина полностью подчиняется своей госпоже и повелительнице, лишь помогая и подыгрывая, а шепот его комплиментов является лучшей музыкой для нее. Вставая на колени, садясь на корточки, отклоняясь назад и ложась вперед, поворачиваясь в стороны и крутясь, барышня может как угодно разнообразить угол введения члена во влагалище, меняя тем самым остроту ощущений и глубину погружения. Придерживая девушку за ягодицы и бедра, мужчина искренне прислуживает ей, помогая двигаться, привставать и раскачиваться в экстатическом танце жрицы любви. Когда она откидывается назад, в позу № 22, он нежно ласкает лобок и клитор, все выше и выше поднимая девушку на волнах умопомрачительного блаженства.</text:p>
          </table:table-cell>
          <table:table-cell table:number-columns-repeated="1022"/>
        </table:table-row>
        <table:table-row table:style-name="ro67">
          <table:table-cell office:value-type="string" calcext:value-type="string">
            <text:p>Пози 23 і 24. Поєднання цих двох незвичайних поз надає дівчині можливість справжнього сексуального творчості. Довівши губками член чоловіка до граничної ерекції, вона с. насолодою насаджується на нього в позицію № 23. Розташовуючись зверху під кутом і дотримуючись за ноги джентльмена, панночка має чудову нагоду почуватися справжньою амазонкою, що осідлала «гарячого жеребця». Змінюючи інтенсивність рухів та кут нахилу тіла, вона тонко диригує відчуттями обох. Остаточно підпорядкувати собі чоловіка наїзниця може у позиції № 24, коли він повністю перебуває у її безроздільній владі. За допомогою чоловіка вона змінює пози, не роз'єднуючись із ним. Скінчивши або знесилені, дівчина може плавно опуститися на спину, поступившись активною роллю джентльмену.</text:p>
          </table:table-cell>
          <table:table-cell office:value-type="string" calcext:value-type="string">
            <text:p>Позы 23 и 24. Сочетание этих двух необычных поз предоставляет девушке возможность для настоящего сексуального творчества. Доведя губками член мужчины до предельной эрекции, она с. наслаждением насаживается на него в позицию № 23. Располагаясь сверху под углом и придерживаясь за ноги джентльмена, барышня имеет прекрасную возможность чувствовать себя настоящей амазонкой, оседлавшей «горячего жеребца». Меняя интенсивность движений и угол наклона тела, она тонко дирижирует ощущениями обоих. Окончательно подчинить себе мужчину наездница может в позиции № 24, когда он полностью находится в ее безраздельной власти. При помощи мужчины она меняет позы, не разъединяясь с ним. Кончив или обессилив, девушка может плавно опуститься на спину, уступив активную роль джентльмену.</text:p>
          </table:table-cell>
          <table:table-cell table:number-columns-repeated="1022"/>
        </table:table-row>
        <table:table-row table:style-name="ro67">
          <table:table-cell office:value-type="string" calcext:value-type="string">
            <text:p>Пози 25 і 23. Надавши дівчині можливість панувати у цих двох позиціях, чоловік сам буде насолоджуватися, захоплюючись силою її емоцій. Сівши зверху обличчям до нього, вона, не роз'єднуючись, обережно витягує ноги, лягаючи в позицію № 25. Не дивлячись на невелику глибину проникнення, це положення дозволяє відчувати сильний тиск члена в області клітора та входу в піхву, даруючи справжню насолоду обом особливо панянки. Трохи вигинаючись, вона щільно притискає лобки, запобігаючи вислизу члена з піхви. Ще сильніше притягуючи дівчину за сідниці, чоловік допомагає їй тертися клітором об основу члена. Різкі рухи в цій позі не потрібні, надзвичайно приємне саме відчуття злиття. Якщо дівчина забажає більшої активності, то перехід у позицію №23 буде найкращим варіантом подальшого розвитку подій.</text:p>
          </table:table-cell>
          <table:table-cell office:value-type="string" calcext:value-type="string">
            <text:p>Позы 25 и 23. Предоставив девушке возможность властвовать в этих двух позициях, мужчина сам будет упиваться наслаждением, восторгаясь силой ее эмоций. Сев сверху лицом к нему, она, не разъединяясь, осторожно вытягивает ноги, ложась в позицию № 25. Не смотря на небольшую глубину проникновения, это положение позволяет ощущать сильнейшее давление члена в области клитора и входа во влагалище, даря истинное наслаждение обоим партнерам, а особенно барышне. Чуть выгибаясь, она плотно прижимает лобки, предотвращая выскальзывание члена из влагалища. Еще сильнее притягивая девушку за ягодицы, мужчина помогает ей тереться клитором об основание члена. Резкие движения в этой позе не нужны, чрезвычайно приятно само ощущение слияния. Если девушка пожелает большей активности, то переход в позицию № 23 будет наилучшим вариантом дальнейшего развития событий.</text:p>
          </table:table-cell>
          <table:table-cell table:number-columns-repeated="1022"/>
        </table:table-row>
        <table:table-row table:style-name="ro67">
          <table:table-cell office:value-type="string" calcext:value-type="string">
            <text:p>Поза 26. На перший погляд трохи акробатична поза № 26 цілком реалістична. Вона з тих, що вносять нові емоції в «постільну одноманітність життя». Додаткове розтягнення пахових м'язів у чоловіка поряд із сильним прогином спини та підвищеним тиском на верхню частину головки створюють у нього дуже незвичайні та приємні відчуття. У це становище дуже добре переходити з позиції «69 ​​жінка знизу» після того, як обидва партнери вже досить розігріті і просто прагнуть з'єднатися. Для більшої стійкості та комфортності пози дівчині варто упертися головною в спинку ліжка, а під сідниці їй можна додатково підкласти подушку або валик.</text:p>
          </table:table-cell>
          <table:table-cell office:value-type="string" calcext:value-type="string">
            <text:p>Поза 26. На первый взгляд слегка акробатическая поза № 26 вполне реалистична. Она из тех, которые вносят новые эмоции в «постельное однообразие жизни». Дополнительное растяжение паховых мышц у мужчины наряду с сильным прогибом спины и повышенным давлением на верхнюю часть головки создают у него очень необычные и приятные ощущения. В это положение очень хорошо переходить из позиции «69 женщина снизу» после того, как оба партнера уже достаточно сильно разогреты и просто жаждут соединиться. Для большей устойчивости и комфортности позы девушке стоит упереться го-ловой в спинку кровати, а под ягодицы ей можно дополнительно подложить подушку или валик.</text:p>
          </table:table-cell>
          <table:table-cell table:number-columns-repeated="1022"/>
        </table:table-row>
        <table:table-row table:style-name="ro67">
          <table:table-cell office:value-type="string" calcext:value-type="string">
            <text:p>Варто спробувати позицію «69» у поєднанні з позами 26 та 27. Такий «сексуальний марафон» подарує парі надзвичайно яскраві емоції. Не поспішаючи розігрівшись у положенні "69 жінка знизу", пара обережно переходить у позу № 26, підклавши при цьому подушку під сідниці дівчини. Тертя основи члена про клітор у поєднанні тиском яєчок на лобок настільки приємно, що панно складно буде стримувати "стогін задоволення. Чоловік же при цьому насолоджується відчуттям незвичайного розтягнення в паху і підвищеним тертям головки члена про задню стінку піхви. , пара змінює становище на не менш приємну позу № 27, активна роль якої тепер належить до дівчини.При цьому можна перейти до анального сексу, але в будь-якому випадку головна гідність цієї пози в її надзвичайній чуттєвості.</text:p>
          </table:table-cell>
          <table:table-cell office:value-type="string" calcext:value-type="string">
            <text:p>Стоит попробовать позицию «69» в сочетании с позами 26 и 27. Такой «сексуальный марафон» подарит паре крайне яркие эмоции. Не спеша разогревшись в положении «69 женщина снизу», пара осторожно переходит в позу № 26, подложив при этом подушку под ягодицы девушки. Трение основания члена о клитор в сочетании давлением яичек на лобок настолько приятно, что барышне сложно будет сдерживать" стоны удовольствия. Мужчина же при этом наслаждается ощущением не-обычного растяжения в паху и повышенным трением головки члена о заднюю стенку влагалища. Стараясь не кончить раньше времени, пара меняет положение на не менее приятную позу № 27, активная роль в которой теперь принадлежит к девушке. При этом можно перейти к анальному сексу, но в любом случае главное достоинство этой позы в ее чрезвычайной чувственности.</text:p>
          </table:table-cell>
          <table:table-cell table:number-columns-repeated="1022"/>
        </table:table-row>
        <table:table-row table:style-name="ro67">
          <table:table-cell office:value-type="string" calcext:value-type="string">
            <text:p>Чоловік відносить дівчину в крісло або на стілець і кохається з нею таким чином і в таких позах, які йому самому найбільше подобаються. Урізноманітнюючи техніку сексу, змінюючи положення тіл, інтенсивність, силу і глибину любовних поштовхів, він щиро насолоджується дійством. Прислухаючись до прохань і побажань панночки, він намагається зробити їй максимальне задоволення і не кінчає без дозволу. Рішення про перехід до наступного фанта приймає дівчина.</text:p>
          </table:table-cell>
          <table:table-cell office:value-type="string" calcext:value-type="string">
            <text:p>Мужчина относит девушку в кресло или на стул и занимается с ней любовью таким образом и в таких позах, которые ему самому больше всего нравятся. Разнообразя технику секса, меняя положение тел, интенсивность, силу и глубину любовных толчков, он искренне наслаждается действом. Прислушиваясь к просьбам и пожеланиям барышни, он старается доставить ей максимальное удовольствие и не кончает без разрешения. Решение о переходе к следующему фанту принимает девушка.</text:p>
          </table:table-cell>
          <table:table-cell table:number-columns-repeated="1022"/>
        </table:table-row>
        <table:table-row table:style-name="ro67">
          <table:table-cell office:value-type="string" calcext:value-type="string">
            <text:p>Пози 27 та 26. Поєднання таких різних позицій вибрано не випадково. Саме контрастність відчуттів і дає у результаті дивовижний букет емоцій. Краса пози № 27 полягає в її чуттєвості. Кожен із партнерів повністю концентрується на власних емоціях, сприймаючи іншого лише як «помічника своїх насолод». Твердо спираючись руками і стопами, дівчина грає активну роль, повністю розчиняючись у відчуттях піхви. Зі свого боку чоловік допомагає їй, насолоджуючись дивовижним виглядом партнерки та самозабутньо смакуючи власні задоволення. Обом має бути зручно, а як тільки хоч один втомиться, дійство відразу переводиться в позицію № 26. Відчуття при цьому зовсім інші і цей контраст відчувається миттєво. Немов гурмани, партнери продовжують блаженствувати далі, насолоджуючись своєю хтивістю.</text:p>
          </table:table-cell>
          <table:table-cell office:value-type="string" calcext:value-type="string">
            <text:p>Позы 27 и 26. Сочетание таких различных позиций выбрано не случайно. Именно контрастность ощущений и дает в итоге удивительный букет эмоций. Прелесть позы № 27 заключается в ее чувственности. Каждый из партнеров полностью концентрируется на собственных эмоциях, воспринимая другого лишь как «ассистента своих наслаждений». Твердо опираясь руками и стопами, девушка играет активную роль, полностью растворяясь в ощущениях своего влагалища. Со своей стороны мужчина помогает ей, наслаждаясь изумительным видом партнерши и самозабвенно вкушая собственные удовольствия. Обоим должно быть удобно, а как только хоть один устанет, действо тут же переводится в позицию № 26. Ощущения при этом совсем иные и этот контраст чувствуется мгновенно. Словно гурманы, партнеры продолжают блаженствовать дальше, упиваясь своим сладострастием.</text:p>
          </table:table-cell>
          <table:table-cell table:number-columns-repeated="1022"/>
        </table:table-row>
        <table:table-row table:style-name="ro67">
          <table:table-cell office:value-type="string" calcext:value-type="string">
            <text:p>Пози 28 і 29. Міцний стілець може подарувати масу задоволень, настільки зручні та чуттєві пози він дозволяє використовувати для бурхливого кохання. Зробивши дівчині, що сидить на стільці кунілінгус, чоловік підсідає до неї, зайнявши положення № 28, яке надзвичайно добре своєю чуттєвістю. У ньому можна бути як ніжним, так і агресивним, але найцікавіше різко змінювати темп та інтенсивність рухів. Чоловік тут - соліст, а панночка лише смакує насолоду, повністю розчиняючись у відчуттях. Перейшовши в позицію № 29, вони змінюються ролями, і тепер дівчина жадібно має, а джентльмен покірно віддається їй. Змінюючи кут нахилу тулуба, погойдуючись, обертаючи тазом і ерзая, панночка має чудову можливість приносити собі задоволення. При такій заміні поз можна перейти до анального сексу, але у будь-якому випадку ролі залишаються незмінними.</text:p>
          </table:table-cell>
          <table:table-cell office:value-type="string" calcext:value-type="string">
            <text:p>Позы 28 и 29. Прочный стул может подарить массу удовольствий, настолько удобные и чувственные позы он позволяет использовать для бурной любви. Сделав сидящей на стуле девушке куннилингус, мужчина подсаживается к ней, заняв положение № 28, которое чрезвычайно хорошо своей чувственностью. В нем можно быть как нежным, так и агрессивным, но интереснее всего резко менять темп и интенсивность движений. Мужчина здесь - солист, а барышня лишь вкушает наслаждение, пол-ностью растворяясь в ощущениях. Перейдя в позицию № 29, они меняются ролями, и теперь девушка жадно обладает, а джентльмен покорно отдается ей. Меняя угол наклона туловища, покачиваясь, вращая тазом и ерзая, барышня имеет прекрасную возможность доставлять себе удовольствие. При такой замене поз можно перейти к анальному сексу, но в любом случае роли остаются прежними.</text:p>
          </table:table-cell>
          <table:table-cell table:number-columns-repeated="1022"/>
        </table:table-row>
        <table:table-row table:style-name="ro67">
          <table:table-cell office:value-type="string" calcext:value-type="string">
            <text:p>Поза 29. Ця поза дуже чуттєва, а практикувати її можна як на стільці, так і в кріслі. Активна роль належить дівчині, яка, захоплено володіючи чоловіком, насолоджується спочатку вагінальним, а потім - анальним сексом. Чоловік лише асистує: підтримує, піднімає та пестить. Все підпорядковане задоволенням жінки, і джентльмен не має права закінчувати без її дозволу. Домогшись за допомогою губок максимальної ерекції члена, дівчина насаджується на нього піхвою та починає дійство. Змінюючи нахил тулуба, розгойдуючись, підводячись і присідаючи, вона грає своїми відчуттями та емоціями. Потім, підвівшись, дає можливість чоловікові рясно змастити свою попочку і тепер вже анусом насаджується зверху. Обертаючи тазом і ерзая, панночка тепер куштує іншу насолоду, а чоловік, пестячи рукою клітор, доводить її до повного екстазу.</text:p>
          </table:table-cell>
          <table:table-cell office:value-type="string" calcext:value-type="string">
            <text:p>Поза 29. Эта поза очень чувственна, а практиковать ее можно как на стуле, так и в кресле. Активная роль принадлежит девушке, которая, увлеченно обладая мужчиной, наслаждается сначала вагиналь-ным, а затем - анальным сексом. Мужчина лишь ассистирует: поддерживает, приподнимает и ласкает. Все подчинено удовольствиям дамы, и джентльмен не имеет права кончать без ее позволения. Добившись с помощью губок максимальной эрекции члена, девушка насаживается на него влагалищем и начинает действо. Меняя наклон туловища, раскачиваясь, приподнимаясь и приседая, она играет своими ощущениями и эмоциями. Затем, привстав, дает возможность мужчине обильно смазать свою попочку и теперь уже анусом насаживается сверху. Вращая тазом и ерзая, барышня теперь вкушает другое наслаждение, а мужчина, лаская рукой клитор, доводит ее до полнейшего экстаза.</text:p>
          </table:table-cell>
          <table:table-cell table:number-columns-repeated="1022"/>
        </table:table-row>
        <table:table-row table:style-name="ro67">
          <table:table-cell office:value-type="string" calcext:value-type="string">
            <text:p>Пози 30 і 31. Трюмо або письмовий стіл - ідеальні меблі для кохання, особливо якщо поруч правильно поставити пару стільців. Підклавши під сідниці дівчини щось м'яке, можна зайнятися з нею дивовижним своїми відчуттями сексом в позиції № 30. На відміну від ряду інших поз, свобода рук і стоячий стан дозволяють чоловікові дуже багато. Змінюючи напрямок поштовхів, їхню глибину та інтенсивність, відхиляючи та притискаючи дівчину, відводячи та притягуючи її до себе, він має чудову можливість творити справжню «симфонію кохання». Можна дуже довго і чуттєво займатися сексом у цій позі, але якщо жорстка опора стане дівчині некомфортною, то, не роз'єднуючись і піднявши її знизу за сідниці, чоловік переносить панночку на край ліжка в позицію № 31, продовжуючи далі зводити з розуму.</text:p>
          </table:table-cell>
          <table:table-cell office:value-type="string" calcext:value-type="string">
            <text:p>Позы 30 и 31. Трюмо или письменный стол - идеальная мебель для любви, особенно если рядом правильно поставить пару стульев. Подложив под ягодицы девушки что-нибудь мягкое, можно занять-ся с ней изумительным своими ощущениями сексом в позиции № 30. В отличие от ряда других поз, свобода рук и стоячее положение позволяют мужчине очень многое. Меняя направление толчков, их глубину и интенсивность, отклоняя и прижимая девушку, отводя и притягивая ее к себе, он имеет прекрасную возможность творить настоящую «симфонию любви». Можно очень долго и чувственно заниматься сексом в этой позе, но если жесткая опора станет девушке некомфортной, то, не, разъединяясь и подняв ее снизу за ягодицы, мужчина переносит барышню на край кровати в позицию № 31, продолжая дальше сводить с ума.</text:p>
          </table:table-cell>
          <table:table-cell table:number-columns-repeated="1022"/>
        </table:table-row>
        <table:table-row table:style-name="ro67">
          <table:table-cell office:value-type="string" calcext:value-type="string">
            <text:p>Чоловік лягає на спину, а дівчина насолоджується ним так, як сама того захоче, без обмежень займаючись різними формами сексу, використовуючи при цьому секс-іграшки, масажне масло, лід, вершки... ні в чому не обмежуючи і не стримуючи себе. Джентльмен беззаперечно дотримується всіх вказівок і побажань панночки, в жодному разі не закінчуючи без її дозволу. Якщо це все ж таки відбудеться раніше часу, то він зобов'язаний, відновивши свої сили, знову повністю віддатися у владу дівчини. Рішення про перехід до наступного фанта приймає панночка.</text:p>
          </table:table-cell>
          <table:table-cell office:value-type="string" calcext:value-type="string">
            <text:p>Мужчина ложится на спину, а девушка наслаждается им так, как сама того захочет, без ограничений занимаясь различными формами секса, используя при этом секс-игрушки, массажное масло, лед, сливки... ни в чем не ограничивая и не сдерживая себя. Джентльмен беспрекословно следует всем указаниям и пожеланиям барышни, ни в коем случае не кончая без ее позволения. Если это все же произойдет раньше времени, то он обязан, восстановив свои силы, вновь полностью отдаться во власть девушки. Решение о переходе к следующему фанту принимает барышня.</text:p>
          </table:table-cell>
          <table:table-cell table:number-columns-repeated="1022"/>
        </table:table-row>
        <table:table-row table:style-name="ro67">
          <table:table-cell office:value-type="string" calcext:value-type="string">
            <text:p>Пози 31 і 30. Позиція № 31 надзвичайно чуттєва, будучи чудовим варіантом тантричної пози «Яб-Юм». Причому багато в чому вона більш комфортна, оскільки, спираючись ступнями в підлогу, чоловік почувається дуже стійко і може зручно і сильно підтримувати дівчину. У такому положенні партнери по-справжньому відчувають своє єднання, дивлячись один одному в очі, ніжно цілуючись і зливаючись в обіймах. Відхиляючи панночку назад, піднімаючи і опускаючи, обертаючи навколо члена і похитуючи, чоловік може з кожною миттю все вище і вище піднімати її на хвилях блаженства. Якщо ж на додаток до всього дівчина одягне на член чоловіка віброкільце, то екстатичний стан їй буде гарантовано. Ті пари, яким все ж таки захочеться змінити становище, можуть, не роз'єднуючись, переміститися на письмовий стіл у позицію № 30.</text:p>
          </table:table-cell>
          <table:table-cell office:value-type="string" calcext:value-type="string">
            <text:p>Позы 31 и 30. Позиция № 31 необычайно чувственна, являясь прекрасным вариантом тантрической позы «Яб-Юм». Причем во многом она комфортнее, поскольку, опираясь ступнями в пол, мужчина чувствует себя очень устойчиво и может удобно и сильно поддерживать девушку. В таком положении партнеры по настоящему ощущают свое единение, глядя друг другу в глаза, нежно целуясь и сливаясь в объятиях. Отклоняя барышню назад, приподнимая и опуская, вращая вокруг члена и покачивая, мужчина может с каждым мгновением все выше и выше поднимать ее на волнах блаженства. Если же в дополнение ко всему девушка наденет на член мужчине виброкольцо, то экстатическое состояние ей будет гарантировано. Те пары, которым все же захочется сменить положение, могут, не разъединяясь, переместиться на письменный стол в позицию № 30.</text:p>
          </table:table-cell>
          <table:table-cell table:number-columns-repeated="1022"/>
        </table:table-row>
        <table:table-row table:style-name="ro67">
          <table:table-cell office:value-type="string" calcext:value-type="string">
            <text:p>Пози 32 і 33. Чуттєвий, неквапливий і ніжний секс, що відноситься швидше до категорії блаженства, ніж пристрасті, найкраще практикувати в лежачому положенні. Пози № 32 і 33, як кожна окремо, і у поєднанні дуже підходять цього. Намагаючись повністю розчинитися в єднанні, кожен із партнерів концентрується виключно на своїх відчуттях, почуттях та емоціях. Насолода і більше нічого, а свідомість розчиняється у стані розслабленого і все поглинаючого блаженства. У позиції № 32 незвичайний кут входження члена та тертя яєчок об ногу дівчини настільки приємні, що не потрібно ніяких інтенсивних рухів чи активності, щоб посилити шалено приємні відчуття. Відкинувшись на спину і змінивши положення ніг, пара може перейти в позу №33 і продовжити занурення в солодку нірвану.</text:p>
          </table:table-cell>
          <table:table-cell office:value-type="string" calcext:value-type="string">
            <text:p>Позы 32 и 33. Чувственный, неторопливый и нежный секс, относящийся скорее к категории блаженства, чем страсти, лучше всего практиковать в положениях лежа. Позы № 32 и 33, как каждая в отдельности, так и в сочетании очень подходят для этого. Стараясь полностью раствориться в единении, каждый из партнеров концентрируется исключительно на своих ощущениях, чувствах и эмоциях. Наслаждение и больше ничего, а сознание растворяется в состоянии расслабленного и все поглощающего блаженства. В позиции № 32 необычный угол вхождения члена и трение яичек о ногу девушки настолько приятны, что не требуется никаких интенсивных движений или активности, чтобы усилить безумно приятные ощущения. Откинувшись на спину и поменяв положение ног, пара может перейти в позу № 33 и продолжить погружение в сладкую нирвану.</text:p>
          </table:table-cell>
          <table:table-cell table:number-columns-repeated="1022"/>
        </table:table-row>
        <table:table-row table:style-name="ro67">
          <table:table-cell office:value-type="string" calcext:value-type="string">
            <text:p>Пози 33 і 32. Злиття в позі № 33 призводить до стану, близького до медитації, а, взявши партнера за руку і розслабившись, кожен швидко втрачає відчуття реальності. Реальність тут – зайва, головне – блаженство та відчуття незвичайного єднання, все інше абсолютно не значуще. Саме такий настрій занурить пару в нірвану, розчинивши почуття часу та простору. Сексуальні рухи в цій позі дуже плавні і неквапливі, переважно лише скорочення м'язів і похитування. Цього цілком достатньо, щоб солодкими хвилями забирати партнерів у небеса. Якщо у чоловіка виникне бажання змін, може змінити становище, перейшовши у позицію № 32. Це дасть йому прекрасну можливість активніше входити у дівчину під кутом, приємно загостривши відчуття обох.</text:p>
          </table:table-cell>
          <table:table-cell office:value-type="string" calcext:value-type="string">
            <text:p>Позы 33 и 32. Слияние в позе № 33 приводит к состоянию, близкому к медитации, а, взяв партнера за руку и расслабившись, каждый очень быстро теряет ощущение реальности. Реальность здесь - лишняя, главное - блаженство и ощущение необычного единения, все остальное абсолютно не значимо. Именно такой настрой погрузит пару в нирвану, растворив чувство времени и пространства. Сексуальные движения в этой позе очень плавные и неторопливые, преимущественно - лишь сокращения мышц и покачивание. Этого вполне достаточно, чтобы сладкими волнами уносить партнеров в небеса. Если у мужчины возникнет желание перемен, он может изменить положение, перейдя в позицию № 32. Это даст ему прекрасную возможность более активно входить в девушку под углом, приятно обострив ощущения обоих.</text:p>
          </table:table-cell>
          <table:table-cell table:style-name="Default"/>
          <table:table-cell table:number-columns-repeated="1021"/>
        </table:table-row>
        <table:table-row table:style-name="ro67">
          <table:table-cell office:value-type="string" calcext:value-type="string">
            <text:p>Пози 34 і 35. З величезної кількості поз «чоловік ззаду» одними з найчуттєвіших є ці дві. Напівприсівши на стільці, дівчина підставляє себе мовою чоловіка, що сидить ззаду навпочіпки. І тільки коли ніжки у неї зовсім почнуть підгинатися, джентльмен має право ввести додаткову опору у вигляді свого члена, створивши позицію № 34. Роблячи різноманітні поштовхи, чоловік може підтримувати панночку знизу руками за сідниці, але весь інтерес цієї пози якраз і полягає в сидінні на чарівному сучку». Обертаючи членом усередині, похитуючи їм вгору-вниз і з боку в бік, джентльмен насолоджується сам і приносить невимовне задоволення панночці. Якщо дівчина все ж таки втомиться так стояти, вони, не роз'єднуючись, переміщаються на ліжко і продовжують дійство в позі №35.</text:p>
          </table:table-cell>
          <table:table-cell office:value-type="string" calcext:value-type="string">
            <text:p>Позы 34 и 35. Из огромного количества поз «мужчина сзади» одними из самых чувственных являются именно эти две. Полуприсев на стуле, девушка подставляет себя языку сидящего сзади на корточках мужчины. И только когда ножки у нее совсем начнут подгибаться, джентльмен имеет право ввести дополнительную опору в виде своего члена, сотворив позицию № 34. Делая разнообразные толчки, мужчина может поддерживать барышню снизу руками за ягодицы, но весь интерес этой позы как раз и заключается в «сидении на волшебном сучке». Вращая членом внутри, покачивая им вверх-вниз и из стороны в сторону, джентльмен наслаждается сам и доставляет неописуемое удовольствие барышне. Если девушка все же устанет так стоять, они, не разъединяясь, перемещаются на кровать и продолжают действо в позе № 35.</text:p>
          </table:table-cell>
          <table:table-cell table:style-name="Default"/>
          <table:table-cell table:number-columns-repeated="1021"/>
        </table:table-row>
        <table:table-row table:style-name="ro67">
          <table:table-cell office:value-type="string" calcext:value-type="string">
            <text:p>Пози 35 і 34. Сильне тертя головки члена про точку G є дуже важливою особливістю пози № 35. Чоловік може навіть не робити надто інтенсивних рухів або намагатися глибоко входити в свою даму, достатньо похитувати тазом знизу вгору. Підвищений тиск на саму чутливу точку панночки і без того доставить їй надзвичайно гостру насолоду. Язичок другої дівчини був би надзвичайно доречний у цьому положенні, проте чоловік може доповнити дійство, просто пестячи пальцем клітор. Щільно стискаючи ноги, дівчина може отримати ще більше задоволення. Підводячись і знову відкидаючись на спину, дівчина може досить швидко довести себе до оргазму. Потім, відпочивши, пара переміщається на стілець і продовжує дійство, перейшовши до анального сексу в позиції № 34.</text:p>
          </table:table-cell>
          <table:table-cell office:value-type="string" calcext:value-type="string">
            <text:p>Позы 35 и 34. Сильное трение головки члена о точку G является очень важной особенностью позы № 35. Мужчина может даже не делать слишком интенсивных движений или стараться глубоко входить в свою даму, достаточно лишь покачивать тазом снизу вверх. Повышенное давление на самую чувствительную точку барышни и без того доставит ей чрезвычайно острое наслаждение. Язычок второй девушки был бы чрезвычайно уместен в этом положении, однако мужчина может дополнить действо, просто лаская пальцем клитор. Плотно сжимая ноги, девушка может получить еще большее удовольствие. Привставая и вновь откидываясь на спину, девушка может достаточно быстро довести себя до оргазма. Затем, чуть отдохнув, пара перемещается на стул и продолжает действо, перейдя к анальному сексу в позиции № 34.</text:p>
          </table:table-cell>
          <table:table-cell table:style-name="Default"/>
          <table:table-cell table:number-columns-repeated="1021"/>
        </table:table-row>
        <table:table-row table:style-name="ro67">
          <table:table-cell office:value-type="string" calcext:value-type="string">
            <text:p>Пози 36 і 37. У позі № 36 все присвячено насолоді дівчини. Чоловік поза всякими сумнівами отримує анітрохи не менше задоволення, ніж вона, але в основному за рахунок того, що тонко відчуває стан партнерки. Пестивши однією рукою свій клітор, а палець іншою поклавши в рот чоловікові, вона ще більше загострює свої емоції. А гарячі пульсації крові у звисаній донизу голові взагалі забирають дівчину в інший вимір. Змінюючи частоту і глибину поштовхів, чоловік тонко грає її відчуттями, насолоджуючись чудовим дійством. Потім, перемістивши ногу і відкинувшись, він переводить становище свого тіла на позицію № 37, і змінює ритм любовних рухів. Тепер він і сам повністю поринає у власні почуття, зливаючись тремтінням свого члена з пульсаціями її піхви.</text:p>
          </table:table-cell>
          <table:table-cell office:value-type="string" calcext:value-type="string">
            <text:p>Позы 36 и 37. В позе № 36 все посвящено наслаждению девушки. Мужчина вне всяких сомнений получает ничуть не меньшее удовольствие, чем она, но в основном за счет того, что тонко чувствует состояние партнерши. Лаская одной рукой свой клитор, а палец другой положив в рот мужчине, она еще больше обостряет свои эмоции. А горячие пульсации крови в свешенной вниз голове и вовсе уносят девушку в другое измерение. Меняя частоту и глубину толчков, мужчина тонко играет ее ощущениями, наслаждаясь восхитительным действом. Затем, переместив ногу и откинувшись, он переводит положение своего тела в позицию № 37, и изменяет ритм любовных движений. Теперь он и сам полностью погружается в собственные чувства, сливаясь дрожью своего члена с пульсациями ее влагалища.</text:p>
          </table:table-cell>
          <table:table-cell table:style-name="Default"/>
          <table:table-cell table:number-columns-repeated="1021"/>
        </table:table-row>
        <table:table-row table:style-name="ro67">
          <table:table-cell office:value-type="string" calcext:value-type="string">
            <text:p>Пози 37 і 36. Злившись у позі № 37, партнери є єдине енергетичне ціле. Спеціально поклавши дівчину на край ліжка так, щоб голова трохи звисала донизу, чоловік притримує її в такому положенні. Це важливий момент, оскільки за рахунок додаткового припливу крові до голови, стан дівчини поступово стає схожим на медитативний. Сексуальні рухи у цій позі дуже плавні і неспішні, а увага в основному концентрується на почутті єднання. Саме це поступово занурює обох коханців у нірвану. Забувши про навколишній світ, дівчина розчиняється в іншому вимірі, а чоловік може обережно змінити положення на № 36. Це дозволить йому за бажання перейти до активніших рухів, входячи в дівчину під незвичайним кутом і загостривши відчуття обох.</text:p>
          </table:table-cell>
          <table:table-cell office:value-type="string" calcext:value-type="string">
            <text:p>Позы 37 и 36. Слившись в позе № 37, партнеры представляют собой единое энергетическое целое. Специально положив девушку на край кровати так, чтобы голова чуть свешивалась вниз, мужчина придерживает ее в таком положении. Это важный момент, поскольку за счет дополнительного притока крови к голове, состояние девушки постепенно становится сродни медитативному. Сексуальные дви-жения в этой позе очень плавные и неспешные, а внимание в основном концентрируется на чувстве единения. Именно это постепенно погружает обоих любовников в нирвану. Забыв об окружающем мире, девушка растворяется в другом измерении, а мужчина может осторожно изменить положение на № 36. Это позволит ему при желании перейти к более активным движениям, входя в девушку под необычным углом и обострив ощущения обоих.</text:p>
          </table:table-cell>
          <table:table-cell table:style-name="Default"/>
          <table:table-cell table:number-columns-repeated="1021"/>
        </table:table-row>
        <table:table-row table:style-name="ro67">
          <table:table-cell office:value-type="string" calcext:value-type="string">
            <text:p>Пози 39 і 40. Комбінація поз № 39 і 40 вкрай цікава тим, що за їхньої зміни дівчина отримує абсолютно різні відчуття. Це тим, що у першому положенні основний тиск посідає передню стінку піхви, включаючи область точки G, то у другому - переважно на задню стінку і клітор. Член в обох випадках входить у піхву під гострим кутом і чоловік разом з панночкою відчуває дуже гострі відчуття. Дівчина при цьому пасивна і насолоджується тим, що відбувається, повністю розслабившись. Почати краще з більш активної позиції № 39, і лише потім плавно переміститися в «медитативну» позу № 40. Злившись в єдине ціле, тісно притиснувшись лобками, розтягуючи задоволення і насолоджуючись, пара спокійно насолоджується близькістю в цьому становищі.</text:p>
          </table:table-cell>
          <table:table-cell office:value-type="string" calcext:value-type="string">
            <text:p>Позы 39 и 40. Комбинация поз № 39 и 40 крайне интересна тем, что при их смене девушка получает абсолютно разные ощущения. Это объясняется тем, что если в первом положении основное давление приходится на переднюю стенку влагалища, включая область точки G, то во втором - преимущественно на заднюю стенку и клитор. Член в обоих случаях входит во влагалище под острым углом и мужчина вместе с барышней испытывает очень острые ощущения. Девушка при этом пассивна и наслаждается происходящим, полностью расслабившись. Начать лучше с более активной позиции № 39, и лишь потом плавно переместиться в «медитативную» позу № 40. Слившись в единое целое, тесно прижавшись лобками, растягивая удовольствие и блаженствуя, пара расслабленно наслаждается близостью в этом положения.</text:p>
          </table:table-cell>
          <table:table-cell table:style-name="Default"/>
          <table:table-cell table:number-columns-repeated="1021"/>
        </table:table-row>
        <table:table-row table:style-name="ro67">
          <table:table-cell office:value-type="string" calcext:value-type="string">
            <text:p>Пози 40 та 39. У положення № 40 краще переходити з класичної «місіонерської» пози, оскільки інакше з'єднатися з дівчиною буде непросто. Член при цьому входить у піхву під незвичайним кутом, надаючи основою дуже чуттєвий та сильний тиск на ділянку клітора. Партнери разом відчуватимуть величезне задоволення від сексу до такої пози, незважаючи на неглибоке проникнення члена та неможливість різких рухів. Однак це абсолютно зайве, оскільки основна особливість пози полягають у незвичайному терті статевих органів. Якщо ж партнерам захочеться активнішого сексу, вони можуть плавно переміститися в позицію № 39. Ця поза дуже контрастна по відношенню до першої, оскільки не тільки дозволяє чоловікові бути як завгодно активним, а й забезпечує сильний тиск головки члена на передню стінку піхви, включаючи точку G.</text:p>
          </table:table-cell>
          <table:table-cell office:value-type="string" calcext:value-type="string">
            <text:p>Позы 40 и 39. В положение № 40 лучше переходить из классической «миссионерской» позы, поскольку иначе соединиться с девушкой будет не просто. Член при этом входит во влагалище под необычным углом, оказывая основанием очень чувственное и сильное давление на область клитора. Партнеры вместе будут испытывать огромное удовольствие от секса к такой позе, не смотря на неглубокое проникновение члена и невозможность резких движений. Однако это абсолютно излишне, поскольку основная изюминка позы заключатся в необычном трении половых органов. Если же партнерам захочется более активного секса, они могут плавно переместиться в позицию № 39. Эта поза очень контрастна по отношению к первой, поскольку не только позволяет мужчине быть сколь угодно активным, но и обеспечивает сильное давление головки члена на переднюю стенку влагалища, включая точку G.</text:p>
          </table:table-cell>
          <table:table-cell table:style-name="Default"/>
          <table:table-cell table:number-columns-repeated="1021"/>
        </table:table-row>
        <table:table-row table:style-name="ro67">
          <table:table-cell office:value-type="string" calcext:value-type="string">
            <text:p>Пози 09 і 08. У дев'ятій позиції дуже зручно починати анальний секс, навіть якщо дівчина робить таке вперше. Яскравість відчуттів у обох партнерів у цьому становищі просто незвичайна. Роблячи поштовхи і погойдуючись зверху, чоловік насолоджується виглядом панночки, гостро відчуваючи розтягнення в паху і тертя яєчок про її сідниці. Довго затримуватись у цьому положенні не варто. Чоловік ризикує втомитися, або швидко скінчити. Тому, не виходячи з дівчини, він плавно переводить її в позицію № 8, укладаючи животом на свої схрещені ноги. У цьому становищі ініціатива повністю переходить до панночки і тепер вона, спираючись на коліна і лікті, насолоджується рухом чоловічої плоті в собі.</text:p>
          </table:table-cell>
          <table:table-cell office:value-type="string" calcext:value-type="string">
            <text:p>Позы 09 и 08. В девятой позиции очень удобно начинать анальный секс, даже если девушка делает такое впервые. Яркость ощущений у обоих партнеров в этом положении просто необыкновенна. Делая толчки и покачиваясь сверху, мужчина наслаждается видом барышни, остро чувствуя растяжение в паху и трение яичек о ее ягодицы. Долго задерживаться в этом положении не стоит. Мужчина рискует устать, или быстро кончить. Поэтому, не выходя из девушки, он плавно переводит ее в позицию № 8, укладывая животом на свои скрещенные ноги. В этом положении инициатива полностью переходит к барышне и теперь уже она, опираясь на коленки и локти, наслаждается движением мужской плоти внутри себя.</text:p>
          </table:table-cell>
          <table:table-cell table:number-columns-repeated="1022"/>
        </table:table-row>
        <table:table-row table:style-name="ro67">
          <table:table-cell office:value-type="string" calcext:value-type="string">
            <text:p>Пози 11 і 10. Лежачи ззаду на боці позиції № 11 і пестячи дівчину, джентльмен розсовує їй сідниці, та був повільно і обережно входить ретельно змазаним членом в анус. Поклавши підняту ніжку панянки собі на стегно, він плавними рухами погойдується і ковзає всередині. Не перериваючи свого єднання, вони повільно зміщуються на край ліжка, і продовжують насолоджуватися один одним у позиції № 10. У цьому положенні провідна роль належить дамі, а її побажання обов'язкові у всьому без винятку. Шепчучи їй на вушко компліменти, чоловік захоплено висловлює свої емоції.</text:p>
          </table:table-cell>
          <table:table-cell office:value-type="string" calcext:value-type="string">
            <text:p>Позы 11 и 10. Лежа сзади на боку в позиции № 11 и лаская девушку, джентльмен раздвигает ей ягодицы, а затем медленно и осторожно входит тщательно смазанным членом в анус. Положив приподнятую ножку барышни себе на бедро, он плавными движениями покачивается и скользит внутри. Не прерывая своего единения, они медленно смещаются на край кровати, и продолжают наслаждаться друг другом в позиции № 10. В этом положении ведущая роль принадлежит даме, а ее пожелания обязательны во всем без исключения. Шепча ей на ушко комплименты, мужчина восхищенно выражает свои эмоции.</text:p>
          </table:table-cell>
          <table:table-cell table:number-columns-repeated="1022"/>
        </table:table-row>
        <table:table-row table:style-name="ro67">
          <table:table-cell office:value-type="string" calcext:value-type="string">
            <text:p>Поза 14. Якщо вага дівчини не наражає на ризик здоров'я чоловіка, і вона приймає анальний секс, то, використовуючи додаткові віброкульки, можна подарувати їй дуже незвичайні і приємні відчуття в цій позиції. З насолодою «розігрівшись» у положенні «69 чоловік зверху», партнери рясно змащують промежини один одного, особливу увагу приділяючи анусу дівчини. Потім чоловік дуже ніжно та обережно вводить їй у піхву віброкульки, поки не вмикаючи їх, і лягає на спину головою до стіни. Почекавши однією рукою до грудей ноги, другий він притримує член, допомагаючи панночці обережно насаджуватися на нього анусом в позиції № 14. Включивши вібрацію кульок, де-вушка куштує подвійне задоволення, розгойдуючись і акуратно ерзаючи на члені. Притримуючи панночку за сідниці, чоловік допомагає їй насолоджуватися гостротою настільки незвичайних відчуттів.</text:p>
          </table:table-cell>
          <table:table-cell office:value-type="string" calcext:value-type="string">
            <text:p>Поза 14. Если вес девушки не подвергает риску здоровье мужчины, и она приемлет анальный секс, то, используя дополнительные виброшарики, можно подарить ей очень необычные и приятные ощущения в этой позиции. С наслаждением «разогревшись» в положении «69 мужчина сверху», партнеры обильно смазывают промежности друг друга, особое внимание уделяя анусу девушки. Затем мужчина очень нежно и осторожно вводит ей во влагалище виброшарики, пока не включая их, и ложится на спину головой к стене. Пождав одной рукой к груди ноги, второй он придерживает член, помогая барышне осторожно насаживаться на него анусом в позиции № 14. Включив вибрацию шариков, де-вушка вкушает двойное удовольствие, раскачиваясь и аккуратно ерзая на члене. Придерживая барышню за ягодицы, мужчина помогает ей наслаждаться остротой столь необычных ощущений.</text:p>
          </table:table-cell>
          <table:table-cell table:number-columns-repeated="1022"/>
        </table:table-row>
        <table:table-row table:style-name="ro67">
          <table:table-cell office:value-type="string" calcext:value-type="string">
            <text:p>Пози 23 і 24. Дубль цих поз у поєднанні анального сексу з віброкульками може привести дівчину в захват. Лащачи панночку зверху в позиції 69, чоловік для початку ретельно готує її до майбутнього чудового дійства. Розігрівши кінчиком язика і пальцем її анус, він потім вводить дівчині у піхву віброкульки і лягає на спину. Повільно і обережно насадившись попочкою на член чоловіка в положення № 23, панночка включає вібрацію кульок. Самозабутньо насолоджуючись незвичайними відчуттями, вона щиро впивається дійством, тоді як чоловік пестить її руками, обсипаючи захопленими компліментами.</text:p>
          </table:table-cell>
          <table:table-cell office:value-type="string" calcext:value-type="string">
            <text:p>Позы 23 и 24. Дубль этих поз в сочетании анального секса с виброшариками может привести девушку в полных восторг. Лаская барышню сверху в позиции 69, мужчина для начала тщательно готовит ее к предстоящему восхитительному действу. Разогрев кончиком языка и пальцем ее анус, он затем вводит девушке во влагалище виброшарики и ложится на спину. Медленно и осторожно насадившись попочкой на член мужчины в положение № 23, барышня включает вибрацию шариков. Самозабвенно наслаждаясь необычными ощущениями, она искренне упивается действом, в то время как мужчина ласкает ее руками, осыпая восхищенными комплиментами.</text:p>
          </table:table-cell>
          <table:table-cell table:number-columns-repeated="1022"/>
        </table:table-row>
        <table:table-row table:style-name="ro67">
          <table:table-cell office:value-type="string" calcext:value-type="string">
            <text:p>Не роз'єднуючись із чоловіком, вона може перекинути вперед його ногу і, осідлавши в позиції № 24, продовжити свою дивовижну гру.</text:p>
          </table:table-cell>
          <table:table-cell office:value-type="string" calcext:value-type="string">
            <text:p>Не разъединяясь с мужчиной, она может перекинуть вперед его ногу и, оседлав в позиции № 24, продолжить свою изумительную игру.</text:p>
          </table:table-cell>
          <table:table-cell table:number-columns-repeated="1022"/>
        </table:table-row>
        <table:table-row table:style-name="ro67">
          <table:table-cell office:value-type="string" calcext:value-type="string">
            <text:p>Пози 21 та 22. Анальний секс у поєднанні з вібратором може довести дівчину до справжнього екстазу у цих позах. Для початку пара насолоджується оральними ласками у положенні «69 чоловік знизу». Потім джентльмен, змастивши свій член і попочку панянки, розігріває їй пальцем вхід в анус. Добре підготовлена ​​чоловіком дівчина обережно і плавно насаджується на член анусом у положення № 21. Випивши до кінця чудову чашу цієї солодкої тортури, вона відкидається назад у позі № 22, розсунувши ніжки та завмираючи в передчутті ні з чим незрівнянних відчуттів. Трохи підвівшись, чоловік повільно вводить у піхву вібратор, починаючи ніжно і чуттєво грати їм усередині. Тон і ритм рухів задає дівчина, розгойдуючись на члені і сідаючи на нього анусом. Синхронні зустрічні занурення вібратора створюють відчуття сексу з двома чоловіками одночасно.</text:p>
          </table:table-cell>
          <table:table-cell office:value-type="string" calcext:value-type="string">
            <text:p>Позы 21 и 22. Анальный секс в сочетании с вибратором может довести девушку до настоящего экстаза в этих позах. Для начала пара наслаждается оральными ласками в положении «69 мужчина снизу». Затем джентльмен, смазав свой член и попочку барышни, разогревает ей пальцем вход в анус. Хорошо подготовленная мужчиной девушка осторожно и плавно насаживается на член анусом в положение № 21. Испив до конца восхитительную чашу этой сладкой пытки, она откидывается назад в позе № 22, раздвинув ножки и замирая в предвкушении ни с чем несравнимых ощущений. Чуть привстав, мужчина медленно вводит во влагалище вибратор, начиная нежно и чувственно играть им внутри. Тон и ритм движений задает девушка, раскачиваясь на члене и насаживаясь на него анусом. Синхронные встречные погружения вибратора создают у нее ощущение секса с двумя мужчинами одновременно.</text:p>
          </table:table-cell>
          <table:table-cell table:number-columns-repeated="1022"/>
        </table:table-row>
        <table:table-row table:style-name="ro67">
          <table:table-cell office:value-type="string" calcext:value-type="string">
            <text:p>Поза 17. Додаткове віброкільце у цій позі доведе дівчину до справжнього екстазу. Для початку сівши на стілець і розслабившись, чоловік надає себе оральним ласкам дівчини. Присівши навпочіпки або стоячи навколішки, вона захоплено готує губками і язичком знаряддя майбутнього блаженства. Довівши член до граничної ерекції, панночка, милуючись ним і граючи, одягає віброкільце, опустивши його вниз до самого кореня. Увімкнувши вібрацію і насолоджуючись самим процесом, вона повільно сідає на чоловіка зверху в позу наїзниці № 17. Обіймаючи чоловіка, вона щільно притискається клітором до опуклості кільця і ​​починає своє сходження до раю. Відчуваючи знизу вібрації, обертаючи тазом і розгойдуючись, притискаючись до партнера і сильно відкидаючись назад, дівчина насолоджується дійством, доводячи гостроти своїх відчуттів.</text:p>
          </table:table-cell>
          <table:table-cell office:value-type="string" calcext:value-type="string">
            <text:p>Поза 17. Дополнительное виброкольцо в этой позе доведет девушку до настоящего экстаза. Для начала сев на стул и расслабившись, мужчина предоставляет себя оральным ласкам девушки. Присев на корточки или стоя на коленях, она увлеченно готовит губками и язычком орудие предстоящего блаженства. Доведя член до предельной эрекции, барышня, любуясь им и играя, надевает виброкольцо, опустив его вниз до самого корня. Включив вибрацию и наслаждаясь самим процессом, она медленно садится на мужчину сверху в позу наездницы № 17. Обнимая мужчину, она плотно прижимается клитором к выпуклости кольца и начинает свое восхождение в рай. Чувствуя снизу вибрации, вращая тазом и раскачиваясь, прижимаясь к партнеру и сильно откидываясь назад, девушка наслаждается действом, доводя до предела остроту своих ощущений.</text:p>
          </table:table-cell>
          <table:table-cell table:number-columns-repeated="1022"/>
        </table:table-row>
        <table:table-row table:style-name="ro67">
          <table:table-cell office:value-type="string" calcext:value-type="string">
            <text:p>Поза 38. Наступну зустріч пара почне у ванній кімнаті, експериментуючи в позиції № 38. Для цього знадобиться вібратор і гумовий килимок, що закріплюється присоскою. Помивши один одного, вони спочатку займуться сексом у позиції № 38, а потім влаштують захоплюючу гру. Зафіксувавши прісочкою з краю ванни вібратор, дівчина акуратно сяде на нього вже розпареною попочкою. Важливо при цьому підібрати правильне місце та кут фіксації іграшки, щоб було комфортно сидіти на ній анусом. Після цього джентльмен, ставши на коліна у ванні обличчям до дівчини, увійде їй у піхву, приймаючи позицію, схожу з 38-ою (під коліна йому підкладається коврік). Притримуючи дівчину за сідниці, чоловік даруватиме їй дивовижно солодкий дуплет разом з фалоімітатором, що вібрує в анусі, в той час як панночки примріється, що вона з двома чоловіками одночасно.</text:p>
          </table:table-cell>
          <table:table-cell office:value-type="string" calcext:value-type="string">
            <text:p>Поза 38. Следующую встречу пара начнет в ванной комнате, экспериментируя в позиции № 38. Для этого понадобится закрепляемый присоской вибратор и резиновый коврик. Помыв друг друга, они сначала займутся сексом в позиции № 38, а затем устроят увлекательную игру. Зафиксировав при-соской с краю ванны вибратор, девушка аккуратно сядет на него уже распаренной попочкой. Важно при этом подобрать правильное место и угол фиксации игрушки, чтобы было комфортно сидеть на ней анусом. После этого джентльмен, встав на колени в ванне лицом к девушке, войдет ей во влагалище, принимая позицию, схожую с 38-ой (под колени ему подкладывается коврик). Придерживая девушку за ягодицы, мужчина будет дарить ей изумительно сладкий дуплет вместе с вибрирующим в анусе фаллоимитатором, в то время как барышне пригрезится, что она с двумя мужчинами одновременно.</text:p>
          </table:table-cell>
          <table:table-cell table:number-columns-repeated="1022"/>
        </table:table-row>
        <table:table-row table:style-name="ro67">
          <table:table-cell office:value-type="string" calcext:value-type="string">
            <text:p>Поза 21. Віброкільце може вдало доповнити цю позу, подарувавши дівчині справжню бурю емоцій. Для початку, передчуваючи задоволення, партнери насолоджуються оральними ласками в положенні "69 чоловік знизу". Як слід піднявши губками член, панночка, граючи, надягає на нього віброкільце, опустивши до самого основи. Насолодившись дивовижним видовищем потужної готовності, вона включає вібрацію і, розтягуючи задоволення, не поспішаючи насаджується зверху піхвою в позицію № 21. Ставши наїзницею, вона щільно притискається клітором до опуклості кільця і ​​починає свій танець. Розгойдуючись і ерзаючи тазом, трохи підводячись і знову присідаючи, нахиляючись і відкидаючись, дівчина насолоджується дійством, доводячи до гостроти своїх відчуттів.</text:p>
          </table:table-cell>
          <table:table-cell office:value-type="string" calcext:value-type="string">
            <text:p>Поза 21. Виброкольцо может очень удачно дополнить эту позу, подарив девушке настоящую бурю эмоций. Для начала, предвкушая удовольствие, партнеры наслаждаются оральными ласками в положении «69 мужчина снизу». Как следует подняв губками член, барышня, играя, надевает на него виброкольцо, опустив до самого основания. Насладившись изумительным зрелищем мощной готовности, она включает вибрацию и, растягивая удовольствие, не спеша насаживается сверху влагалищем в позицию № 21. Став наездницей, она плотно прижимается клитором к выпуклости кольца и начинает свой танец. Раскачиваясь и ерзая тазом, чуть привставая и вновь приседая, наклоняясь и откидываясь, девушка наслаждается действом, доводя до предела остроту своих ощущений.</text:p>
          </table:table-cell>
          <table:table-cell table:number-columns-repeated="1022"/>
        </table:table-row>
        <table:table-row table:style-name="ro67" table:number-rows-repeated="1048525">
          <table:table-cell table:number-columns-repeated="1024"/>
        </table:table-row>
        <table:table-row table:style-name="ro6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Calibri" svg:font-family="Calibri"/>
    <style:font-face style:name="Calibri Light" svg:font-family="'Calibri Light'"/>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styles>
    <style:default-style style:family="table-cell">
      <style:paragraph-properties style:tab-stop-distance="1.25cm"/>
      <style:text-properties style:font-name="Liberation Sans" fo:font-size="10pt" fo:language="uk" fo:country="UA"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time-style style:name="N145">
      <number:hours/>
      <number:text>:</number:text>
      <number:minutes number:style="long"/>
      <number:text>:</number:text>
      <number:seconds number:style="long"/>
      <number:text> </number:text>
      <number:am-pm/>
    </number:time-style>
    <number:date-style style:name="N139">
      <number:day number:style="long"/>
      <number:text>.</number:text>
      <number:month number:textual="true"/>
    </number:date-style>
    <number:number-style style:name="N134P0" style:volatile="true">
      <number:number number:decimal-places="2" number:min-decimal-places="2" number:min-integer-digits="1" number:grouping="true"/>
      <number:text> грн.</number:text>
    </number:number-style>
    <number:number-style style:name="N134">
      <number:text>-</number:text>
      <number:number number:decimal-places="2" number:min-decimal-places="2" number:min-integer-digits="1" number:grouping="true"/>
      <number:text> грн.</number:text>
      <style:map style:condition="value()&gt;=0" style:apply-style-name="N134P0"/>
    </number:number-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number:text>
      <number:fill-character> </number:fill-character>
      <number:number number:decimal-places="0" number:min-decimal-places="0" number:min-integer-digits="1" number:grouping="true"/>
      <number:text> </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        </number:text>
      <style:map style:condition="value()&gt;=0" style:apply-style-name="N121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18P0" style:volatile="true">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        </number:text>
      <style:map style:condition="value()&gt;=0" style:apply-style-name="N118P0"/>
    </number:number-style>
    <number:number-style style:name="N146">
      <number:scientific-number number:decimal-places="1" number:min-decimal-places="1" number:min-integer-digits="1" number:min-exponent-digits="1" number:exponent-interval="3" number:forced-exponent-sign="true"/>
    </number:number-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        </number:text>
      <style:map style:condition="value()&gt;=0" style:apply-style-name="N117P0"/>
    </number:number-style>
    <number:time-style style:name="N144">
      <number:minutes number:style="long"/>
      <number:text>:</number:text>
      <number:seconds number:style="long" number:decimal-places="1"/>
    </number:time-style>
    <number:date-style style:name="N115">
      <number:day number:style="long"/>
      <number:text>.</number:text>
      <number:month number:style="long"/>
      <number:text>.</number:text>
      <number:year number:style="long"/>
      <number:text> </number:text>
      <number:hours/>
      <number:text>:</number:text>
      <number:minutes number:style="long"/>
    </number:date-style>
    <number:time-style style:name="N143">
      <number:hours/>
      <number:text>:</number:text>
      <number:minutes number:style="long"/>
      <number:text> </number:text>
      <number:am-pm/>
    </number:time-style>
    <number:time-style style:name="N114">
      <number:hours/>
      <number:text>:</number:text>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13">
      <number:hours/>
      <number:text>:</number:text>
      <number:minutes number:style="long"/>
    </number:time-style>
    <number:date-style style:name="N141">
      <number:month number:textual="true"/>
      <number:text>.</number:text>
      <number:year/>
    </number:date-style>
    <number:date-style style:name="N112">
      <number:day number:style="long"/>
      <number:text>.</number:text>
      <number:month number:textual="true"/>
      <number:text>.</number:text>
      <number:year/>
    </number:date-style>
    <number:time-style style:name="N140">
      <number:minutes number:style="long"/>
      <number:text>:</number:text>
      <number:seconds number:style="long"/>
    </number:time-style>
    <number:number-style style:name="N111P0" style:volatile="true">
      <number:number number:decimal-places="2" number:min-decimal-places="2" number:min-integer-digits="1" number:grouping="true"/>
      <number:text> грн.</number:text>
    </number:number-style>
    <number:number-style style:name="N111">
      <style:text-properties fo:color="#ff0000"/>
      <number:text>-</number:text>
      <number:number number:decimal-places="2" number:min-decimal-places="2" number:min-integer-digits="1" number:grouping="true"/>
      <number:text> грн.</number:text>
      <style:map style:condition="value()&gt;=0" style:apply-style-name="N111P0"/>
    </number:number-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09P0" style:volatile="true">
      <number:number number:decimal-places="0" number:min-decimal-places="0" number:min-integer-digits="1" number:grouping="true"/>
      <number:text> грн.</number:text>
    </number:number-style>
    <number:number-style style:name="N109">
      <style:text-properties fo:color="#ff0000"/>
      <number:text>-</number:text>
      <number:number number:decimal-places="0" number:min-decimal-places="0" number:min-integer-digits="1" number:grouping="true"/>
      <number:text> грн.</number:text>
      <style:map style:condition="value()&gt;=0" style:apply-style-name="N109P0"/>
    </number:number-style>
    <number:number-style style:name="N108P0" style:volatile="true">
      <number:number number:decimal-places="0" number:min-decimal-places="0" number:min-integer-digits="1" number:grouping="true"/>
      <number:text> грн.</number:text>
    </number:number-style>
    <number:number-style style:name="N108">
      <number:text>-</number:text>
      <number:number number:decimal-places="0" number:min-decimal-places="0" number:min-integer-digits="1" number:grouping="true"/>
      <number:text> грн.</number:text>
      <style:map style:condition="value()&gt;=0" style:apply-style-name="N108P0"/>
    </number:number-style>
    <style:style style:name="Default" style:family="table-cell">
      <style:table-cell-properties style:rotation-align="none" style:vertical-align="middle"/>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3" style:display-name="PageStyle_Sheet3" style:page-layout-name="Mpm2">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style:master-page style:name="PageStyle_5f_Sheet2" style:display-name="PageStyle_Sheet2"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utmocks</meta:initial-creator>
    <meta:creation-date>2022-08-12T16:39:06</meta:creation-date>
    <dc:date>2022-08-29T16:38:43.140090718</dc:date>
    <meta:generator>LibreOffice/7.3.4.2$Linux_X86_64 LibreOffice_project/728fec16bd5f605073805c3c9e7c4212a0120dc5</meta:generator>
    <meta:editing-duration>PT12H47M54S</meta:editing-duration>
    <meta:editing-cycles>5</meta:editing-cycles>
    <meta:document-statistic meta:table-count="9" meta:cell-count="1630" meta:object-count="0"/>
    <meta:user-defined meta:name="ICV"/>
    <meta:user-defined meta:name="KSOProductBuildVer">1033-11.1.0.11664</meta:user-defined>
  </office:meta>
</office:document-meta>
</file>